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6.687cm"/>
    </style:style>
    <style:style style:name="co16" style:family="table-column">
      <style:table-column-properties fo:break-before="auto" style:column-width="2.136cm"/>
    </style:style>
    <style:style style:name="co17" style:family="table-column">
      <style:table-column-properties fo:break-before="auto" style:column-width="3.773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5.405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2.828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1.793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3.052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1.164cm"/>
    </style:style>
    <style:style style:name="co14" style:family="table-column">
      <style:table-column-properties fo:break-before="auto" style:column-width="1.081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3.801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4.623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6.826cm"/>
    </style:style>
    <style:style style:name="co32" style:family="table-column">
      <style:table-column-properties fo:break-before="auto" style:column-width="3.246cm"/>
    </style:style>
    <style:style style:name="co33" style:family="table-column">
      <style:table-column-properties fo:break-before="auto" style:column-width="8.102cm"/>
    </style:style>
    <style:style style:name="co34" style:family="table-column">
      <style:table-column-properties fo:break-before="auto" style:column-width="4.939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3.302cm"/>
    </style:style>
    <style:style style:name="co37" style:family="table-column">
      <style:table-column-properties fo:break-before="auto" style:column-width="3.023cm"/>
    </style:style>
    <style:style style:name="ro1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3" style:family="table" style:master-page-name="PageStyle_5f_Sheet1">
      <style:table-properties table:display="true" style:writing-mode="lr-tb" tableooo:tab-color="#ff6600"/>
    </style:style>
    <style:style style:name="ta2" style:family="table" style:master-page-name="Default">
      <style:table-properties table:display="true" style:writing-mode="lr-tb" tableooo:tab-color="#66ff00"/>
    </style:style>
    <style:style style:name="ta4" style:family="table" style:master-page-name="Default">
      <style:table-properties table:display="true" style:writing-mode="lr-tb" tableooo:tab-color="#ffff00"/>
    </style:style>
    <style:style style:name="ta5" style:family="table" style:master-page-name="Default">
      <style:table-properties table:display="true" style:writing-mode="lr-tb" tableooo:tab-color="#ff990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racked-changes>
        <table:cell-content-change table:id="ct1">
          <table:cell-address table:column="0" table:row="6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4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6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7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8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8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" table:table="3"/>
          <office:change-info>
            <dc:creator> </dc:creator>
            <dc:date>2020-04-29T22:47:59.48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3" table:table="3"/>
          <office:change-info>
            <dc:creator> </dc:creator>
            <dc:date>2020-04-29T22:48:00.44</dc:date>
          </office:change-info>
          <table:previous>
            <table:change-track-table-cell/>
          </table:previous>
        </table:cell-content-change>
        <table:cell-content-change table:id="ct9">
          <table:cell-address table:column="4" table:row="29" table:table="2"/>
          <office:change-info>
            <dc:creator> </dc:creator>
            <dc:date>2020-04-29T22:48:20.10</dc:date>
          </office:change-info>
          <table:previous>
            <table:change-track-table-cell/>
          </table:previous>
        </table:cell-content-change>
        <table:insertion table:id="ct10" table:type="table" table:position="0">
          <office:change-info>
            <dc:creator> </dc:creator>
            <dc:date>2020-04-29T22:49:25.68</dc:date>
          </office:change-info>
          <table:dependencies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  <table:dependence table:id="ct913"/>
            <table:dependence table:id="ct912"/>
            <table:dependence table:id="ct911"/>
            <table:dependence table:id="ct910"/>
            <table:dependence table:id="ct909"/>
            <table:dependence table:id="ct908"/>
            <table:dependence table:id="ct907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  <table:dependence table:id="ct860"/>
            <table:dependence table:id="ct859"/>
            <table:dependence table:id="ct858"/>
            <table:dependence table:id="ct857"/>
            <table:dependence table:id="ct856"/>
            <table:dependence table:id="ct855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68"/>
            <table:dependence table:id="ct667"/>
            <table:dependence table:id="ct666"/>
            <table:dependence table:id="ct665"/>
            <table:dependence table:id="ct375"/>
            <table:dependence table:id="ct374"/>
            <table:dependence table:id="ct373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66"/>
            <table:dependence table:id="ct365"/>
            <table:dependence table:id="ct364"/>
            <table:dependence table:id="ct363"/>
            <table:dependence table:id="ct356"/>
            <table:dependence table:id="ct355"/>
            <table:dependence table:id="ct354"/>
            <table:dependence table:id="ct353"/>
            <table:dependence table:id="ct352"/>
            <table:dependence table:id="ct351"/>
            <table:dependence table:id="ct350"/>
            <table:dependence table:id="ct326"/>
            <table:dependence table:id="ct325"/>
            <table:dependence table:id="ct324"/>
            <table:dependence table:id="ct323"/>
            <table:dependence table:id="ct322"/>
            <table:dependence table:id="ct321"/>
            <table:dependence table:id="ct320"/>
            <table:dependence table:id="ct319"/>
            <table:dependence table:id="ct318"/>
            <table:dependence table:id="ct317"/>
            <table:dependence table:id="ct316"/>
            <table:dependence table:id="ct315"/>
            <table:dependence table:id="ct314"/>
            <table:dependence table:id="ct313"/>
            <table:dependence table:id="ct312"/>
            <table:dependence table:id="ct311"/>
            <table:dependence table:id="ct310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  <table:dependence table:id="ct303"/>
            <table:dependence table:id="ct302"/>
            <table:dependence table:id="ct283"/>
            <table:dependence table:id="ct282"/>
            <table:dependence table:id="ct281"/>
            <table:dependence table:id="ct280"/>
            <table:dependence table:id="ct279"/>
            <table:dependence table:id="ct278"/>
            <table:dependence table:id="ct277"/>
            <table:dependence table:id="ct276"/>
            <table:dependence table:id="ct275"/>
            <table:dependence table:id="ct274"/>
            <table:dependence table:id="ct273"/>
            <table:dependence table:id="ct272"/>
            <table:dependence table:id="ct271"/>
            <table:dependence table:id="ct270"/>
            <table:dependence table:id="ct269"/>
            <table:dependence table:id="ct268"/>
            <table:dependence table:id="ct267"/>
            <table:dependence table:id="ct266"/>
            <table:dependence table:id="ct265"/>
            <table:dependence table:id="ct264"/>
            <table:dependence table:id="ct263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6"/>
            <table:dependence table:id="ct255"/>
            <table:dependence table:id="ct254"/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  <table:dependence table:id="ct233"/>
            <table:dependence table:id="ct231"/>
            <table:dependence table:id="ct230"/>
            <table:dependence table:id="ct229"/>
            <table:dependence table:id="ct195"/>
            <table:dependence table:id="ct194"/>
            <table:dependence table:id="ct193"/>
            <table:dependence table:id="ct192"/>
            <table:dependence table:id="ct191"/>
            <table:dependence table:id="ct190"/>
            <table:dependence table:id="ct189"/>
            <table:dependence table:id="ct188"/>
            <table:dependence table:id="ct187"/>
            <table:dependence table:id="ct186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74"/>
            <table:dependence table:id="ct173"/>
            <table:dependence table:id="ct172"/>
            <table:dependence table:id="ct171"/>
            <table:dependence table:id="ct170"/>
            <table:dependence table:id="ct169"/>
            <table:dependence table:id="ct168"/>
            <table:dependence table:id="ct167"/>
            <table:dependence table:id="ct166"/>
            <table:dependence table:id="ct165"/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130"/>
            <table:dependence table:id="ct129"/>
            <table:dependence table:id="ct128"/>
            <table:dependence table:id="ct127"/>
            <table:dependence table:id="ct126"/>
            <table:dependence table:id="ct125"/>
            <table:dependence table:id="ct124"/>
            <table:dependence table:id="ct123"/>
            <table:dependence table:id="ct122"/>
            <table:dependence table:id="ct121"/>
            <table:dependence table:id="ct120"/>
            <table:dependence table:id="ct119"/>
            <table:dependence table:id="ct118"/>
            <table:dependence table:id="ct117"/>
            <table:dependence table:id="ct116"/>
            <table:dependence table:id="ct115"/>
            <table:dependence table:id="ct114"/>
            <table:dependence table:id="ct113"/>
            <table:dependence table:id="ct112"/>
            <table:dependence table:id="ct111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3"/>
            <table:dependence table:id="ct102"/>
            <table:dependence table:id="ct101"/>
            <table:dependence table:id="ct100"/>
            <table:dependence table:id="ct99"/>
            <table:dependence table:id="ct98"/>
            <table:dependence table:id="ct97"/>
            <table:dependence table:id="ct96"/>
            <table:dependence table:id="ct95"/>
            <table:dependence table:id="ct94"/>
            <table:dependence table:id="ct93"/>
            <table:dependence table:id="ct92"/>
            <table:dependence table:id="ct91"/>
            <table:dependence table:id="ct90"/>
            <table:dependence table:id="ct89"/>
            <table:dependence table:id="ct88"/>
            <table:dependence table:id="ct87"/>
            <table:dependence table:id="ct86"/>
            <table:dependence table:id="ct85"/>
            <table:dependence table:id="ct84"/>
            <table:dependence table:id="ct83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  <table:dependence table:id="ct70"/>
            <table:dependence table:id="ct69"/>
            <table:dependence table:id="ct68"/>
            <table:dependence table:id="ct67"/>
            <table:dependence table:id="ct66"/>
            <table:dependence table:id="ct65"/>
            <table:dependence table:id="ct64"/>
            <table:dependence table:id="ct63"/>
            <table:dependence table:id="ct62"/>
            <table:dependence table:id="ct61"/>
            <table:dependence table:id="ct60"/>
            <table:dependence table:id="ct55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  <table:dependence table:id="ct48"/>
            <table:dependence table:id="ct47"/>
            <table:dependence table:id="ct46"/>
            <table:dependence table:id="ct41"/>
            <table:dependence table:id="ct40"/>
            <table:dependence table:id="ct39"/>
            <table:dependence table:id="ct38"/>
            <table:dependence table:id="ct37"/>
            <table:dependence table:id="ct36"/>
            <table:dependence table:id="ct35"/>
            <table:dependence table:id="ct34"/>
            <table:dependence table:id="ct33"/>
            <table:dependence table:id="ct32"/>
            <table:dependence table:id="ct31"/>
            <table:dependence table:id="ct30"/>
            <table:dependence table:id="ct29"/>
            <table:dependence table:id="ct28"/>
            <table:dependence table:id="ct27"/>
            <table:dependence table:id="ct26"/>
            <table:dependence table:id="ct25"/>
            <table:dependence table:id="ct24"/>
            <table:dependence table:id="ct23"/>
            <table:dependence table:id="ct22"/>
            <table:dependence table:id="ct21"/>
            <table:dependence table:id="ct20"/>
            <table:dependence table:id="ct19"/>
            <table:dependence table:id="ct18"/>
            <table:dependence table:id="ct17"/>
            <table:dependence table:id="ct16"/>
            <table:dependence table:id="ct15"/>
            <table:dependence table:id="ct14"/>
            <table:dependence table:id="ct13"/>
            <table:dependence table:id="ct12"/>
          </table:dependencies>
        </table:insertion>
        <table:cell-content-change table:id="ct11">
          <table:cell-address table:column="4" table:row="29" table:table="2"/>
          <office:change-info>
            <dc:creator> </dc:creator>
            <dc:date>2020-04-29T22:49:40.90</dc:date>
          </office:change-info>
          <table:previous table:id="ct9">
            <table:change-track-table-cell office:value-type="string">
              <text:p>set service dhcp-server shared-network-name LAN1 authoritative enable</text:p>
            </table:change-track-table-cell>
          </table:previous>
        </table:cell-content-change>
        <table:movement table:id="ct12">
          <table:source-range-address table:start-column="2" table:start-row="20" table:start-table="2" table:end-column="2" table:end-row="34" table:end-table="2"/>
          <table:target-range-address table:start-column="0" table:start-row="0" table:start-table="0" table:end-column="0" table:end-row="10" table:end-table="0"/>
          <office:change-info>
            <dc:creator> </dc:creator>
            <dc:date>2020-04-29T22:49:46.44</dc:date>
          </office:change-info>
          <table:dependencies>
            <table:dependence table:id="ct144"/>
            <table:dependence table:id="ct134"/>
            <table:dependence table:id="ct59"/>
            <table:dependence table:id="ct58"/>
            <table:dependence table:id="ct57"/>
            <table:dependence table:id="ct56"/>
            <table:dependence table:id="ct14"/>
          </table:dependencies>
        </table:movement>
        <table:cell-content-change table:id="ct13">
          <table:cell-address table:column="0" table:row="7" table:table="3"/>
          <office:change-info>
            <dc:creator> </dc:creator>
            <dc:date>2020-04-29T22:50:28.61</dc:date>
          </office:change-info>
          <table:previous table:id="ct1">
            <table:change-track-table-cell office:value-type="string">
              <text:p>set service dhcp-server disabled false</text:p>
            </table:change-track-table-cell>
          </table:previous>
        </table:cell-content-change>
        <table:movement table:id="ct14">
          <table:source-range-address table:start-column="0" table:start-row="7" table:start-table="0" table:end-column="0" table:end-row="6" table:end-table="0"/>
          <table:target-range-address table:column="1" table:row="2" table:table="0"/>
          <office:change-info>
            <dc:creator> </dc:creator>
            <dc:date>2020-04-29T22:50:33.93</dc:date>
          </office:change-info>
          <table:dependencies>
            <table:dependence table:id="ct144"/>
            <table:dependence table:id="ct59"/>
            <table:dependence table:id="ct15"/>
          </table:dependencies>
        </table:movement>
        <table:movement table:id="ct15">
          <table:source-range-address table:column="1" table:row="2" table:table="0"/>
          <table:target-range-address table:column="0" table:row="4" table:table="0"/>
          <office:change-info>
            <dc:creator> </dc:creator>
            <dc:date>2020-04-29T22:51:16.15</dc:date>
          </office:change-info>
          <table:dependencies>
            <table:dependence table:id="ct169"/>
            <table:dependence table:id="ct148"/>
            <table:dependence table:id="ct144"/>
          </table:dependencies>
        </table:movement>
        <table:cell-content-change table:id="ct16">
          <table:cell-address table:column="1" table:row="1" table:table="3"/>
          <office:change-info>
            <dc:creator> </dc:creator>
            <dc:date>2020-04-29T22:51:27.88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4" table:table="3"/>
          <office:change-info>
            <dc:creator> </dc:creator>
            <dc:date>2020-04-29T22:51:43.15</dc:date>
          </office:change-info>
          <table:previous table:id="ct2">
            <table:change-track-table-cell office:value-type="string">
              <text:p>set service dhcp-server shared-network-name LAN1 authoritative enable</text:p>
            </table:change-track-table-cell>
          </table:previous>
        </table:cell-content-change>
        <table:cell-content-change table:id="ct18">
          <table:cell-address table:column="3" table:row="4" table:table="3"/>
          <office:change-info>
            <dc:creator> </dc:creator>
            <dc:date>2020-04-29T22:51:44.17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4" table:table="3"/>
          <office:change-info>
            <dc:creator> </dc:creator>
            <dc:date>2020-04-29T22:51:53.52</dc:date>
          </office:change-info>
          <table:previous table:id="ct18">
            <table:change-track-table-cell office:value-type="string">
              <text:p>LAN1 authoritative enable</text:p>
            </table:change-track-table-cell>
          </table:previous>
        </table:cell-content-change>
        <table:cell-content-change table:id="ct20">
          <table:cell-address table:column="2" table:row="4" table:table="3"/>
          <office:change-info>
            <dc:creator> </dc:creator>
            <dc:date>2020-04-29T22:52:01.06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1" table:table="3"/>
          <office:change-info>
            <dc:creator> </dc:creator>
            <dc:date>2020-04-29T22:52:13.18</dc:date>
          </office:change-info>
          <table:previous table:id="ct16">
            <table:change-track-table-cell office:value-type="string">
              <text:p>Network </text:p>
            </table:change-track-table-cell>
          </table:previous>
        </table:cell-content-change>
        <table:cell-content-change table:id="ct22">
          <table:cell-address table:column="0" table:row="6" table:table="3"/>
          <office:change-info>
            <dc:creator> </dc:creator>
            <dc:date>2020-04-29T22:52:24.10</dc:date>
          </office:change-info>
          <table:previous table:id="ct3">
            <table:change-track-table-cell office:value-type="string">
              <text:p>set service dhcp-server shared-network-name LAN1 subnet 192.168.1.0/24 default-router 192.168.1.1</text:p>
            </table:change-track-table-cell>
          </table:previous>
        </table:cell-content-change>
        <table:cell-content-change table:id="ct23">
          <table:cell-address table:column="0" table:row="5" table:table="3"/>
          <office:change-info>
            <dc:creator> </dc:creator>
            <dc:date>2020-04-29T22:52:25.50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3"/>
          <office:change-info>
            <dc:creator> </dc:creator>
            <dc:date>2020-04-29T22:52:52.62</dc:date>
          </office:change-info>
          <table:previous table:id="ct23">
            <table:change-track-table-cell office:value-type="string">
              <text:p>set service dhcp-server shared-network-name LAN1 subnet 192.168.1.0/24 default-router 192.168.1.1</text:p>
            </table:change-track-table-cell>
          </table:previous>
        </table:cell-content-change>
        <table:cell-content-change table:id="ct25">
          <table:cell-address table:column="3" table:row="5" table:table="3"/>
          <office:change-info>
            <dc:creator> </dc:creator>
            <dc:date>2020-04-29T22:52:55.23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5" table:table="3"/>
          <office:change-info>
            <dc:creator> </dc:creator>
            <dc:date>2020-04-29T22:53:02.41</dc:date>
          </office:change-info>
          <table:previous table:id="ct24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27">
          <table:cell-address table:column="2" table:row="5" table:table="3"/>
          <office:change-info>
            <dc:creator> </dc:creator>
            <dc:date>2020-04-29T22:55:46.49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5" table:table="3"/>
          <office:change-info>
            <dc:creator> </dc:creator>
            <dc:date>2020-04-29T22:55:47.42</dc:date>
          </office:change-info>
          <table:previous table:id="ct27">
            <table:change-track-table-cell office:value-type="string">
              <text:p>b5 </text:p>
            </table:change-track-table-cell>
          </table:previous>
        </table:cell-content-change>
        <table:cell-content-change table:id="ct29">
          <table:cell-address table:column="2" table:row="5" table:table="3"/>
          <office:change-info>
            <dc:creator> </dc:creator>
            <dc:date>2020-04-29T22:56:27.10</dc:date>
          </office:change-info>
          <table:previous table:id="ct28">
            <table:change-track-table-cell/>
          </table:previous>
        </table:cell-content-change>
        <table:cell-content-change table:id="ct30">
          <table:cell-address table:column="2" table:row="5" table:table="3"/>
          <office:change-info>
            <dc:creator> </dc:creator>
            <dc:date>2020-04-29T23:01:18.13</dc:date>
          </office:change-info>
          <table:previous table:id="ct29">
            <table:change-track-table-cell table:cell-address="DHCP.C6" table:formula="of:=DGET([.C5])" office:value-type="float" office:value="0"/>
          </table:previous>
        </table:cell-content-change>
        <table:cell-content-change table:id="ct31">
          <table:cell-address table:column="2" table:row="5" table:table="3"/>
          <office:change-info>
            <dc:creator> </dc:creator>
            <dc:date>2020-04-29T23:01:36.14</dc:date>
          </office:change-info>
          <table:previous table:id="ct30">
            <table:change-track-table-cell table:cell-address="DHCP.C6" table:formula="of:=vlan" office:value-type="float" office:value="0"/>
          </table:previous>
        </table:cell-content-change>
        <table:cell-content-change table:id="ct32">
          <table:cell-address table:column="2" table:row="5" table:table="3"/>
          <office:change-info>
            <dc:creator> </dc:creator>
            <dc:date>2020-04-29T23:02:12.22</dc:date>
          </office:change-info>
          <table:previous table:id="ct31">
            <table:change-track-table-cell table:cell-address="DHCP.C6" table:formula="of:=[Vlan.D3]" office:value-type="float" office:value="107"/>
          </table:previous>
        </table:cell-content-change>
        <table:cell-content-change table:id="ct33">
          <table:cell-address table:column="2" table:row="4" table:table="3"/>
          <office:change-info>
            <dc:creator> </dc:creator>
            <dc:date>2020-04-29T23:02:23.10</dc:date>
          </office:change-info>
          <table:previous table:id="ct20">
            <table:change-track-table-cell office:value-type="string">
              <text:p>LAN 1</text:p>
            </table:change-track-table-cell>
          </table:previous>
        </table:cell-content-change>
        <table:cell-content-change table:id="ct34">
          <table:cell-address table:column="2" table:row="4" table:table="3"/>
          <office:change-info>
            <dc:creator> </dc:creator>
            <dc:date>2020-04-29T23:02:38.49</dc:date>
          </office:change-info>
          <table:previous table:id="ct33">
            <table:change-track-table-cell office:value-type="string">
              <text:p>LAN </text:p>
            </table:change-track-table-cell>
          </table:previous>
        </table:cell-content-change>
        <table:cell-content-change table:id="ct35">
          <table:cell-address table:column="2" table:row="4" table:table="3"/>
          <office:change-info>
            <dc:creator> </dc:creator>
            <dc:date>2020-04-29T23:02:48.82</dc:date>
          </office:change-info>
          <table:previous table:id="ct34">
            <table:change-track-table-cell office:value-type="string">
              <text:p>=</text:p>
            </table:change-track-table-cell>
          </table:previous>
        </table:cell-content-change>
        <table:cell-content-change table:id="ct36">
          <table:cell-address table:column="1" table:row="7" table:table="3"/>
          <office:change-info>
            <dc:creator> </dc:creator>
            <dc:date>2020-04-29T23:02:57.27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7" table:table="3"/>
          <office:change-info>
            <dc:creator> </dc:creator>
            <dc:date>2020-04-29T23:03:02.62</dc:date>
          </office:change-info>
          <table:previous table:id="ct36">
            <table:change-track-table-cell office:value-type="string">
              <text:p>Lan </text:p>
            </table:change-track-table-cell>
          </table:previous>
        </table:cell-content-change>
        <table:cell-content-change table:id="ct38">
          <table:cell-address table:column="2" table:row="4" table:table="3"/>
          <office:change-info>
            <dc:creator> </dc:creator>
            <dc:date>2020-04-29T23:03:20.40</dc:date>
          </office:change-info>
          <table:previous table:id="ct35">
            <table:change-track-table-cell/>
          </table:previous>
        </table:cell-content-change>
        <table:cell-content-change table:id="ct39">
          <table:cell-address table:column="2" table:row="4" table:table="3"/>
          <office:change-info>
            <dc:creator> </dc:creator>
            <dc:date>2020-04-29T23:03:37.56</dc:date>
          </office:change-info>
          <table:previous table:id="ct38">
            <table:change-track-table-cell table:cell-address="DHCP.C5" table:formula="of:=[Vlan.D5]" office:value-type="float" office:value="7"/>
          </table:previous>
        </table:cell-content-change>
        <table:movement table:id="ct40">
          <table:source-range-address table:start-column="3" table:start-row="4" table:start-table="0" table:end-column="7" table:end-row="6" table:end-table="0"/>
          <table:target-range-address table:start-column="4" table:start-row="4" table:start-table="0" table:end-column="8" table:end-row="6" table:end-table="0"/>
          <office:change-info>
            <dc:creator> </dc:creator>
            <dc:date>2020-04-29T23:03:59.28</dc:date>
          </office:change-info>
          <table:dependencies>
            <table:dependence table:id="ct991"/>
            <table:dependence table:id="ct990"/>
            <table:dependence table:id="ct989"/>
            <table:dependence table:id="ct928"/>
            <table:dependence table:id="ct927"/>
            <table:dependence table:id="ct926"/>
            <table:dependence table:id="ct919"/>
            <table:dependence table:id="ct918"/>
            <table:dependence table:id="ct917"/>
            <table:dependence table:id="ct366"/>
            <table:dependence table:id="ct365"/>
            <table:dependence table:id="ct364"/>
            <table:dependence table:id="ct326"/>
            <table:dependence table:id="ct325"/>
            <table:dependence table:id="ct324"/>
            <table:dependence table:id="ct321"/>
            <table:dependence table:id="ct320"/>
            <table:dependence table:id="ct319"/>
            <table:dependence table:id="ct302"/>
            <table:dependence table:id="ct266"/>
            <table:dependence table:id="ct265"/>
            <table:dependence table:id="ct264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5"/>
            <table:dependence table:id="ct254"/>
            <table:dependence table:id="ct253"/>
            <table:dependence table:id="ct251"/>
            <table:dependence table:id="ct250"/>
            <table:dependence table:id="ct249"/>
            <table:dependence table:id="ct247"/>
            <table:dependence table:id="ct246"/>
            <table:dependence table:id="ct245"/>
            <table:dependence table:id="ct242"/>
            <table:dependence table:id="ct241"/>
            <table:dependence table:id="ct240"/>
            <table:dependence table:id="ct238"/>
            <table:dependence table:id="ct237"/>
            <table:dependence table:id="ct236"/>
            <table:dependence table:id="ct193"/>
            <table:dependence table:id="ct144"/>
            <table:dependence table:id="ct117"/>
            <table:dependence table:id="ct108"/>
            <table:dependence table:id="ct107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</table:dependencies>
          <table:deletions>
            <table:cell-content-deletion table:id="ct25">
              <table:change-track-table-cell office:value-type="string">
                <text:p><text:s/>subnet 192.168.1.0/24 default-router 192.168.1.1</text:p>
              </table:change-track-table-cell>
            </table:cell-content-deletion>
          </table:deletions>
        </table:movement>
        <table:movement table:id="ct41">
          <table:source-range-address table:start-column="1" table:start-row="4" table:start-table="0" table:end-column="1" table:end-row="6" table:end-table="0"/>
          <table:target-range-address table:start-column="3" table:start-row="4" table:start-table="0" table:end-column="3" table:end-row="6" table:end-table="0"/>
          <office:change-info>
            <dc:creator> </dc:creator>
            <dc:date>2020-04-29T23:04:09.57</dc:date>
          </office:change-info>
          <table:dependencies>
            <table:dependence table:id="ct173"/>
            <table:dependence table:id="ct172"/>
            <table:dependence table:id="ct171"/>
            <table:dependence table:id="ct144"/>
            <table:dependence table:id="ct116"/>
            <table:dependence table:id="ct48"/>
            <table:dependence table:id="ct47"/>
            <table:dependence table:id="ct46"/>
          </table:dependencies>
        </table:movement>
        <table:cell-content-change table:id="ct42">
          <table:cell-address table:column="11" table:row="0" table:table="2"/>
          <office:change-info>
            <dc:creator> </dc:creator>
            <dc:date>2020-04-29T23:04:50.48</dc:date>
          </office:change-info>
          <table:previous>
            <table:change-track-table-cell/>
          </table:previous>
        </table:cell-content-change>
        <table:cell-content-change table:id="ct43">
          <table:cell-address table:column="11" table:row="0" table:table="2"/>
          <office:change-info>
            <dc:creator> </dc:creator>
            <dc:date>2020-04-29T23:04:57.62</dc:date>
          </office:change-info>
          <table:previous table:id="ct42">
            <table:change-track-table-cell office:value-type="string">
              <text:p>Valn Nanme</text:p>
            </table:change-track-table-cell>
          </table:previous>
        </table:cell-content-change>
        <table:cell-content-change table:id="ct44">
          <table:cell-address table:column="11" table:row="2" table:table="2"/>
          <office:change-info>
            <dc:creator> </dc:creator>
            <dc:date>2020-04-29T23:05:01.37</dc:date>
          </office:change-info>
          <table:previous>
            <table:change-track-table-cell/>
          </table:previous>
        </table:cell-content-change>
        <table:cell-content-change table:id="ct45">
          <table:cell-address table:column="11" table:row="3" table:table="2"/>
          <office:change-info>
            <dc:creator> </dc:creator>
            <dc:date>2020-04-29T23:05:05.37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4" table:table="3"/>
          <office:change-info>
            <dc:creator> </dc:creator>
            <dc:date>2020-04-29T23:05:20.56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4" table:table="3"/>
          <office:change-info>
            <dc:creator> </dc:creator>
            <dc:date>2020-04-29T23:05:26.95</dc:date>
          </office:change-info>
          <table:previous table:id="ct46">
            <table:change-track-table-cell table:cell-address="DHCP.B5" table:formula="of:=[.I4]" office:value-type="float" office:value="0"/>
          </table:previous>
        </table:cell-content-change>
        <table:cell-content-change table:id="ct48">
          <table:cell-address table:column="1" table:row="5" table:table="3"/>
          <office:change-info>
            <dc:creator> </dc:creator>
            <dc:date>2020-04-29T23:05:40.75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7" table:table="3"/>
          <office:change-info>
            <dc:creator> </dc:creator>
            <dc:date>2020-04-29T23:05:45.50</dc:date>
          </office:change-info>
          <table:previous table:id="ct37">
            <table:change-track-table-cell office:value-type="string">
              <text:p>=</text:p>
            </table:change-track-table-cell>
          </table:previous>
        </table:cell-content-change>
        <table:cell-content-change table:id="ct50">
          <table:cell-address table:column="0" table:row="7" table:table="3"/>
          <office:change-info>
            <dc:creator> </dc:creator>
            <dc:date>2020-04-29T23:06:02.14</dc:date>
          </office:change-info>
          <table:previous table:id="ct4">
            <table:change-track-table-cell office:value-type="string">
              <text:p>set service dhcp-server shared-network-name LAN1 subnet 192.168.1.0/24 dns-server 192.168.1.1</text:p>
            </table:change-track-table-cell>
          </table:previous>
        </table:cell-content-change>
        <table:cell-content-change table:id="ct51">
          <table:cell-address table:column="3" table:row="7" table:table="3"/>
          <office:change-info>
            <dc:creator> </dc:creator>
            <dc:date>2020-04-29T23:06:08.79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7" table:table="3"/>
          <office:change-info>
            <dc:creator> </dc:creator>
            <dc:date>2020-04-29T23:06:22.17</dc:date>
          </office:change-info>
          <table:previous table:id="ct50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53">
          <table:cell-address table:column="1" table:row="7" table:table="3"/>
          <office:change-info>
            <dc:creator> </dc:creator>
            <dc:date>2020-04-29T23:06:26.22</dc:date>
          </office:change-info>
          <table:previous table:id="ct49">
            <table:change-track-table-cell/>
          </table:previous>
        </table:cell-content-change>
        <table:cell-content-change table:id="ct54">
          <table:cell-address table:column="1" table:row="7" table:table="3"/>
          <office:change-info>
            <dc:creator> </dc:creator>
            <dc:date>2020-04-29T23:06:40.55</dc:date>
          </office:change-info>
          <table:previous table:id="ct53">
            <table:change-track-table-cell table:cell-address="DHCP.B8" table:formula="of:=b#ref!" office:value-type="string"/>
          </table:previous>
        </table:cell-content-change>
        <table:cell-content-change table:id="ct55">
          <table:cell-address table:column="1" table:row="7" table:table="3"/>
          <office:change-info>
            <dc:creator> </dc:creator>
            <dc:date>2020-04-29T23:06:49.76</dc:date>
          </office:change-info>
          <table:previous table:id="ct54">
            <table:change-track-table-cell table:cell-address="DHCP.B8" table:formula="of:=[.B4]" office:value-type="float" office:value="0"/>
          </table:previous>
        </table:cell-content-change>
        <table:deletion table:id="ct56" table:type="row" table:position="7" table:table="0" table:multi-deletion-spanned="4">
          <office:change-info>
            <dc:creator> </dc:creator>
            <dc:date>2020-04-29T23:07:07.55</dc:date>
          </office:change-info>
        </table:deletion>
        <table:deletion table:id="ct57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6"/>
          </table:deletions>
        </table:deletion>
        <table:deletion table:id="ct58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7"/>
            <table:cell-content-deletion table:id="ct13">
              <table:change-track-table-cell/>
            </table:cell-content-deletion>
          </table:deletions>
        </table:deletion>
        <table:deletion table:id="ct59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8"/>
          </table:deletions>
          <table:cut-offs>
            <table:movement-cut-off table:id="ct14" table:start-position="1" table:end-position="0"/>
          </table:cut-offs>
        </table:deletion>
        <table:cell-content-change table:id="ct60">
          <table:cell-address table:column="0" table:row="8" table:table="3"/>
          <office:change-info>
            <dc:creator> </dc:creator>
            <dc:date>2020-04-29T23:07:27.36</dc:date>
          </office:change-info>
          <table:previous table:id="ct5">
            <table:change-track-table-cell office:value-type="string">
              <text:p>set service dhcp-server shared-network-name LAN1 subnet 192.168.1.0/24 lease 86400</text:p>
            </table:change-track-table-cell>
          </table:previous>
        </table:cell-content-change>
        <table:cell-content-change table:id="ct61">
          <table:cell-address table:column="3" table:row="8" table:table="3"/>
          <office:change-info>
            <dc:creator> </dc:creator>
            <dc:date>2020-04-29T23:07:29.15</dc:date>
          </office:change-info>
          <table:previous>
            <table:change-track-table-cell/>
          </table:previous>
        </table:cell-content-change>
        <table:cell-content-change table:id="ct62">
          <table:cell-address table:column="0" table:row="8" table:table="3"/>
          <office:change-info>
            <dc:creator> </dc:creator>
            <dc:date>2020-04-29T23:07:40.73</dc:date>
          </office:change-info>
          <table:previous table:id="ct6">
            <table:change-track-table-cell office:value-type="string">
              <text:p>set service dhcp-server shared-network-name LAN1 subnet 192.168.1.0/24 start 192.168.1.38 stop 192.168.1.243 </text:p>
            </table:change-track-table-cell>
          </table:previous>
        </table:cell-content-change>
        <table:cell-content-change table:id="ct63">
          <table:cell-address table:column="3" table:row="8" table:table="3"/>
          <office:change-info>
            <dc:creator> </dc:creator>
            <dc:date>2020-04-29T23:07:45.03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8" table:table="3"/>
          <office:change-info>
            <dc:creator> </dc:creator>
            <dc:date>2020-04-29T23:07:50.99</dc:date>
          </office:change-info>
          <table:previous table:id="ct60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65">
          <table:cell-address table:column="0" table:row="8" table:table="3"/>
          <office:change-info>
            <dc:creator> </dc:creator>
            <dc:date>2020-04-29T23:07:54.98</dc:date>
          </office:change-info>
          <table:previous table:id="ct62">
            <table:change-track-table-cell office:value-type="string">
              <text:p>set service dhcp-server shared-network-name LAN1 </text:p>
            </table:change-track-table-cell>
          </table:previous>
        </table:cell-content-change>
        <table:cell-content-change table:id="ct66">
          <table:cell-address table:column="0" table:row="8" table:table="3"/>
          <office:change-info>
            <dc:creator> </dc:creator>
            <dc:date>2020-04-29T23:07:57.84</dc:date>
          </office:change-info>
          <table:previous table:id="ct64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7">
          <table:cell-address table:column="0" table:row="7" table:table="3"/>
          <office:change-info>
            <dc:creator> </dc:creator>
            <dc:date>2020-04-29T23:08:01.18</dc:date>
          </office:change-info>
          <table:previous table:id="ct52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8">
          <table:cell-address table:column="0" table:row="5" table:table="3"/>
          <office:change-info>
            <dc:creator> </dc:creator>
            <dc:date>2020-04-29T23:08:03.76</dc:date>
          </office:change-info>
          <table:previous table:id="ct26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9">
          <table:cell-address table:column="0" table:row="4" table:table="3"/>
          <office:change-info>
            <dc:creator> </dc:creator>
            <dc:date>2020-04-29T23:08:05.81</dc:date>
          </office:change-info>
          <table:previous table:id="ct17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70">
          <table:cell-address table:column="1" table:row="8" table:table="3"/>
          <office:change-info>
            <dc:creator> </dc:creator>
            <dc:date>2020-04-29T23:08:18.97</dc:date>
          </office:change-info>
          <table:previous>
            <table:change-track-table-cell/>
          </table:previous>
        </table:cell-content-change>
        <table:cell-content-change table:id="ct71">
          <table:cell-address table:column="1" table:row="8" table:table="3"/>
          <office:change-info>
            <dc:creator> </dc:creator>
            <dc:date>2020-04-29T23:08:21.98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7" table:table="3"/>
          <office:change-info>
            <dc:creator> </dc:creator>
            <dc:date>2020-04-29T23:08:38.47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7" table:table="3"/>
          <office:change-info>
            <dc:creator> </dc:creator>
            <dc:date>2020-04-29T23:09:02.84</dc:date>
          </office:change-info>
          <table:previous table:id="ct72">
            <table:change-track-table-cell office:value-type="string">
              <text:p>c5</text:p>
            </table:change-track-table-cell>
          </table:previous>
        </table:cell-content-change>
        <table:cell-content-change table:id="ct74">
          <table:cell-address table:column="2" table:row="8" table:table="3"/>
          <office:change-info>
            <dc:creator> </dc:creator>
            <dc:date>2020-04-29T23:09:04.32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8" table:table="3"/>
          <office:change-info>
            <dc:creator> </dc:creator>
            <dc:date>2020-04-29T23:09:05.75</dc:date>
          </office:change-info>
          <table:previous>
            <table:change-track-table-cell/>
          </table:previous>
        </table:cell-content-change>
        <table:movement table:id="ct76">
          <table:source-range-address table:column="5" table:row="6" table:table="0"/>
          <table:target-range-address table:column="4" table:row="6" table:table="0"/>
          <office:change-info>
            <dc:creator> </dc:creator>
            <dc:date>2020-04-29T23:09:30.26</dc:date>
          </office:change-info>
          <table:dependencies>
            <table:dependence table:id="ct255"/>
            <table:dependence table:id="ct251"/>
            <table:dependence table:id="ct144"/>
            <table:dependence table:id="ct80"/>
          </table:dependencies>
          <table:deletions>
            <table:cell-content-deletion table:id="ct25">
              <table:change-track-table-cell office:value-type="string">
                <text:p><text:s/>subnet 192.168.1.0/24 default-router 192.168.1.1</text:p>
              </table:change-track-table-cell>
            </table:cell-content-deletion>
          </table:deletions>
        </table:movement>
        <table:cell-content-change table:id="ct77">
          <table:cell-address table:column="3" table:row="5" table:table="3"/>
          <office:change-info>
            <dc:creator> </dc:creator>
            <dc:date>2020-04-29T23:09:51.96</dc:date>
          </office:change-info>
          <table:previous>
            <table:change-track-table-cell office:value-type="string">
              <text:p><text:s/>subnet 192.168.1.0/24 default-router 192.168.1.1</text:p>
            </table:change-track-table-cell>
          </table:previous>
        </table:cell-content-change>
        <table:cell-content-change table:id="ct78">
          <table:cell-address table:column="5" table:row="5" table:table="3"/>
          <office:change-info>
            <dc:creator> </dc:creator>
            <dc:date>2020-04-29T23:09:55.19</dc:date>
          </office:change-info>
          <table:previous>
            <table:change-track-table-cell/>
          </table:previous>
        </table:cell-content-change>
        <table:cell-content-change table:id="ct79">
          <table:cell-address table:column="5" table:row="5" table:table="3"/>
          <office:change-info>
            <dc:creator> </dc:creator>
            <dc:date>2020-04-29T23:10:07.03</dc:date>
          </office:change-info>
          <table:previous table:id="ct78">
            <table:change-track-table-cell office:value-type="string">
              <text:p>192.168.1.0/24 default-router 192.168.1.1</text:p>
            </table:change-track-table-cell>
          </table:previous>
        </table:cell-content-change>
        <table:cell-content-change table:id="ct80">
          <table:cell-address table:column="4" table:row="5" table:table="3"/>
          <office:change-info>
            <dc:creator> </dc:creator>
            <dc:date>2020-04-29T23:10:07.85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5" table:table="3"/>
          <office:change-info>
            <dc:creator> </dc:creator>
            <dc:date>2020-04-29T23:10:22.20</dc:date>
          </office:change-info>
          <table:previous table:id="ct79">
            <table:change-track-table-cell office:value-type="string">
              <text:p>default-router 192.168.1.1</text:p>
            </table:change-track-table-cell>
          </table:previous>
        </table:cell-content-change>
        <table:cell-content-change table:id="ct82">
          <table:cell-address table:column="6" table:row="5" table:table="3"/>
          <office:change-info>
            <dc:creator> </dc:creator>
            <dc:date>2020-04-29T23:10:23.61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7" table:table="3"/>
          <office:change-info>
            <dc:creator> </dc:creator>
            <dc:date>2020-04-29T23:10:36.98</dc:date>
          </office:change-info>
          <table:previous table:id="ct51">
            <table:change-track-table-cell office:value-type="string">
              <text:p><text:s/>subnet 192.168.1.0/24 dns-server 192.168.1.1</text:p>
            </table:change-track-table-cell>
          </table:previous>
        </table:cell-content-change>
        <table:cell-content-change table:id="ct84">
          <table:cell-address table:column="5" table:row="7" table:table="3"/>
          <office:change-info>
            <dc:creator> </dc:creator>
            <dc:date>2020-04-29T23:10:38.36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8" table:table="3"/>
          <office:change-info>
            <dc:creator> </dc:creator>
            <dc:date>2020-04-29T23:10:45.62</dc:date>
          </office:change-info>
          <table:previous table:id="ct61">
            <table:change-track-table-cell office:value-type="string">
              <text:p><text:s/>subnet 192.168.1.0/24 lease 86400</text:p>
            </table:change-track-table-cell>
          </table:previous>
        </table:cell-content-change>
        <table:cell-content-change table:id="ct86">
          <table:cell-address table:column="5" table:row="8" table:table="3"/>
          <office:change-info>
            <dc:creator> </dc:creator>
            <dc:date>2020-04-29T23:10:46.37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8" table:table="3"/>
          <office:change-info>
            <dc:creator> </dc:creator>
            <dc:date>2020-04-29T23:10:57.67</dc:date>
          </office:change-info>
          <table:previous table:id="ct63">
            <table:change-track-table-cell office:value-type="string">
              <text:p>subnet 192.168.1.0/24 start 192.168.1.38 stop 192.168.1.243 </text:p>
            </table:change-track-table-cell>
          </table:previous>
        </table:cell-content-change>
        <table:cell-content-change table:id="ct88">
          <table:cell-address table:column="5" table:row="8" table:table="3"/>
          <office:change-info>
            <dc:creator> </dc:creator>
            <dc:date>2020-04-29T23:11:00.28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8" table:table="3"/>
          <office:change-info>
            <dc:creator> </dc:creator>
            <dc:date>2020-04-29T23:11:08.11</dc:date>
          </office:change-info>
          <table:previous table:id="ct88">
            <table:change-track-table-cell office:value-type="string">
              <text:p>start 192.168.1.38 stop 192.168.1.243</text:p>
            </table:change-track-table-cell>
          </table:previous>
        </table:cell-content-change>
        <table:cell-content-change table:id="ct90">
          <table:cell-address table:column="7" table:row="8" table:table="3"/>
          <office:change-info>
            <dc:creator> </dc:creator>
            <dc:date>2020-04-29T23:11:09.69</dc:date>
          </office:change-info>
          <table:previous>
            <table:change-track-table-cell/>
          </table:previous>
        </table:cell-content-change>
        <table:cell-content-change table:id="ct91">
          <table:cell-address table:column="7" table:row="8" table:table="3"/>
          <office:change-info>
            <dc:creator> </dc:creator>
            <dc:date>2020-04-29T23:11:15.91</dc:date>
          </office:change-info>
          <table:previous table:id="ct90">
            <table:change-track-table-cell office:value-type="string">
              <text:p>stop 192.168.1.243</text:p>
            </table:change-track-table-cell>
          </table:previous>
        </table:cell-content-change>
        <table:cell-content-change table:id="ct92">
          <table:cell-address table:column="8" table:row="8" table:table="3"/>
          <office:change-info>
            <dc:creator> </dc:creator>
            <dc:date>2020-04-29T23:11:17.10</dc:date>
          </office:change-info>
          <table:previous>
            <table:change-track-table-cell/>
          </table:previous>
        </table:cell-content-change>
        <table:cell-content-change table:id="ct93">
          <table:cell-address table:column="5" table:row="8" table:table="3"/>
          <office:change-info>
            <dc:creator> </dc:creator>
            <dc:date>2020-04-29T23:11:23.10</dc:date>
          </office:change-info>
          <table:previous table:id="ct89">
            <table:change-track-table-cell office:value-type="string">
              <text:p>start 192.168.1.38 </text:p>
            </table:change-track-table-cell>
          </table:previous>
        </table:cell-content-change>
        <table:cell-content-change table:id="ct94">
          <table:cell-address table:column="6" table:row="8" table:table="3"/>
          <office:change-info>
            <dc:creator> </dc:creator>
            <dc:date>2020-04-29T23:11:24</dc:date>
          </office:change-info>
          <table:previous>
            <table:change-track-table-cell/>
          </table:previous>
        </table:cell-content-change>
        <table:cell-content-change table:id="ct95">
          <table:cell-address table:column="4" table:row="7" table:table="3"/>
          <office:change-info>
            <dc:creator> </dc:creator>
            <dc:date>2020-04-29T23:12:08.79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8" table:table="3"/>
          <office:change-info>
            <dc:creator> </dc:creator>
            <dc:date>2020-04-29T23:12:09.97</dc:date>
          </office:change-info>
          <table:previous>
            <table:change-track-table-cell/>
          </table:previous>
        </table:cell-content-change>
        <table:cell-content-change table:id="ct97">
          <table:cell-address table:column="4" table:row="8" table:table="3"/>
          <office:change-info>
            <dc:creator> </dc:creator>
            <dc:date>2020-04-29T23:12:10.83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8" table:table="3"/>
          <office:change-info>
            <dc:creator> </dc:creator>
            <dc:date>2020-04-29T23:12:17.89</dc:date>
          </office:change-info>
          <table:previous table:id="ct87">
            <table:change-track-table-cell office:value-type="string">
              <text:p>subnet 192.168.1.0/24 <text:s/></text:p>
            </table:change-track-table-cell>
          </table:previous>
        </table:cell-content-change>
        <table:cell-content-change table:id="ct99">
          <table:cell-address table:column="3" table:row="8" table:table="3"/>
          <office:change-info>
            <dc:creator> </dc:creator>
            <dc:date>2020-04-29T23:12:21.98</dc:date>
          </office:change-info>
          <table:previous table:id="ct85">
            <table:change-track-table-cell office:value-type="string">
              <text:p><text:s/>Subnet 192.168.1.0/24</text:p>
            </table:change-track-table-cell>
          </table:previous>
        </table:cell-content-change>
        <table:cell-content-change table:id="ct100">
          <table:cell-address table:column="3" table:row="7" table:table="3"/>
          <office:change-info>
            <dc:creator> </dc:creator>
            <dc:date>2020-04-29T23:12:27.79</dc:date>
          </office:change-info>
          <table:previous table:id="ct83">
            <table:change-track-table-cell office:value-type="string">
              <text:p><text:s/>Subnet 192.168.1.0/24</text:p>
            </table:change-track-table-cell>
          </table:previous>
        </table:cell-content-change>
        <table:cell-content-change table:id="ct101">
          <table:cell-address table:column="5" table:row="7" table:table="3"/>
          <office:change-info>
            <dc:creator> </dc:creator>
            <dc:date>2020-04-29T23:12:42.96</dc:date>
          </office:change-info>
          <table:previous table:id="ct84">
            <table:change-track-table-cell office:value-type="string">
              <text:p><text:s/>dns-server 192.168.1.1</text:p>
            </table:change-track-table-cell>
          </table:previous>
        </table:cell-content-change>
        <table:cell-content-change table:id="ct102">
          <table:cell-address table:column="6" table:row="7" table:table="3"/>
          <office:change-info>
            <dc:creator> </dc:creator>
            <dc:date>2020-04-29T23:12:45.04</dc:date>
          </office:change-info>
          <table:previous>
            <table:change-track-table-cell/>
          </table:previous>
        </table:cell-content-change>
        <table:cell-content-change table:id="ct103">
          <table:cell-address table:column="6" table:row="7" table:table="3"/>
          <office:change-info>
            <dc:creator> </dc:creator>
            <dc:date>2020-04-29T23:12:55.21</dc:date>
          </office:change-info>
          <table:previous table:id="ct102">
            <table:change-track-table-cell office:value-type="string">
              <text:p>192.168.1.1</text:p>
            </table:change-track-table-cell>
          </table:previous>
        </table:cell-content-change>
        <table:cell-content-change table:id="ct104">
          <table:cell-address table:column="3" table:row="7" table:table="3"/>
          <office:change-info>
            <dc:creator> </dc:creator>
            <dc:date>2020-04-29T23:13:06</dc:date>
          </office:change-info>
          <table:previous table:id="ct100">
            <table:change-track-table-cell office:value-type="string">
              <text:p><text:s/>Subnet 4</text:p>
            </table:change-track-table-cell>
          </table:previous>
        </table:cell-content-change>
        <table:cell-content-change table:id="ct105">
          <table:cell-address table:column="3" table:row="8" table:table="3"/>
          <office:change-info>
            <dc:creator> </dc:creator>
            <dc:date>2020-04-29T23:13:08.93</dc:date>
          </office:change-info>
          <table:previous table:id="ct99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">
          <table:cell-address table:column="3" table:row="8" table:table="3"/>
          <office:change-info>
            <dc:creator> </dc:creator>
            <dc:date>2020-04-29T23:13:18.08</dc:date>
          </office:change-info>
          <table:previous table:id="ct98">
            <table:change-track-table-cell office:value-type="string">
              <text:p>subnet <text:s/></text:p>
            </table:change-track-table-cell>
          </table:previous>
        </table:cell-content-change>
        <table:cell-content-change table:id="ct107">
          <table:cell-address table:column="3" table:row="5" table:table="3"/>
          <office:change-info>
            <dc:creator> </dc:creator>
            <dc:date>2020-04-29T23:13:23.05</dc:date>
          </office:change-info>
          <table:previous table:id="ct7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8">
          <table:cell-address table:column="3" table:row="5" table:table="3"/>
          <office:change-info>
            <dc:creator> </dc:creator>
            <dc:date>2020-04-29T23:13:38.82</dc:date>
          </office:change-info>
          <table:previous table:id="ct10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9">
          <table:cell-address table:column="3" table:row="7" table:table="3"/>
          <office:change-info>
            <dc:creator> </dc:creator>
            <dc:date>2020-04-29T23:13:47.50</dc:date>
          </office:change-info>
          <table:previous table:id="ct104">
            <table:change-track-table-cell office:value-type="string">
              <text:p><text:s/>Subnet</text:p>
            </table:change-track-table-cell>
          </table:previous>
        </table:cell-content-change>
        <table:cell-content-change table:id="ct110">
          <table:cell-address table:column="3" table:row="8" table:table="3"/>
          <office:change-info>
            <dc:creator> </dc:creator>
            <dc:date>2020-04-29T23:13:48.38</dc:date>
          </office:change-info>
          <table:previous table:id="ct105">
            <table:change-track-table-cell office:value-type="string">
              <text:p><text:s/>Subnet</text:p>
            </table:change-track-table-cell>
          </table:previous>
        </table:cell-content-change>
        <table:cell-content-change table:id="ct111">
          <table:cell-address table:column="3" table:row="8" table:table="3"/>
          <office:change-info>
            <dc:creator> </dc:creator>
            <dc:date>2020-04-29T23:13:49.12</dc:date>
          </office:change-info>
          <table:previous table:id="ct106">
            <table:change-track-table-cell office:value-type="string">
              <text:p>Subnet <text:s/></text:p>
            </table:change-track-table-cell>
          </table:previous>
        </table:cell-content-change>
        <table:cell-content-change table:id="ct112">
          <table:cell-address table:column="2" table:row="1" table:table="3"/>
          <office:change-info>
            <dc:creator> </dc:creator>
            <dc:date>2020-04-29T23:14:15.99</dc:date>
          </office:change-info>
          <table:previous>
            <table:change-track-table-cell/>
          </table:previous>
        </table:cell-content-change>
        <table:cell-content-change table:id="ct113">
          <table:cell-address table:column="2" table:row="1" table:table="3"/>
          <office:change-info>
            <dc:creator> </dc:creator>
            <dc:date>2020-04-29T23:14:24.21</dc:date>
          </office:change-info>
          <table:previous table:id="ct112">
            <table:change-track-table-cell office:value-type="string">
              <text:p>Vlan Numer</text:p>
            </table:change-track-table-cell>
          </table:previous>
        </table:cell-content-change>
        <table:cell-content-change table:id="ct114">
          <table:cell-address table:column="4" table:row="1" table:table="3"/>
          <office:change-info>
            <dc:creator> </dc:creator>
            <dc:date>2020-04-29T23:14:40.88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8" table:table="3"/>
          <office:change-info>
            <dc:creator> </dc:creator>
            <dc:date>2020-04-29T23:14:46</dc:date>
          </office:change-info>
          <table:previous table:id="ct86">
            <table:change-track-table-cell office:value-type="string">
              <text:p><text:s/>lease 86400</text:p>
            </table:change-track-table-cell>
          </table:previous>
        </table:cell-content-change>
        <table:cell-content-change table:id="ct116">
          <table:cell-address table:column="1" table:row="4" table:table="3"/>
          <office:change-info>
            <dc:creator> </dc:creator>
            <dc:date>2020-04-29T23:15:06.41</dc:date>
          </office:change-info>
          <table:previous table:id="ct47">
            <table:change-track-table-cell table:cell-address="DHCP.B5" table:formula="of:=[Vlan.L3]" office:value-type="float" office:value="0"/>
          </table:previous>
        </table:cell-content-change>
        <table:cell-content-change table:id="ct117">
          <table:cell-address table:column="2" table:row="4" table:table="3"/>
          <office:change-info>
            <dc:creator> </dc:creator>
            <dc:date>2020-04-29T23:15:17.94</dc:date>
          </office:change-info>
          <table:previous table:id="ct39">
            <table:change-track-table-cell table:cell-address="DHCP.C5" table:formula="of:=[Vlan.D3]" office:value-type="float" office:value="107"/>
          </table:previous>
        </table:cell-content-change>
        <table:cell-content-change table:id="ct118">
          <table:cell-address table:column="10" table:row="4" table:table="3"/>
          <office:change-info>
            <dc:creator> </dc:creator>
            <dc:date>2020-04-29T23:17:02.02</dc:date>
          </office:change-info>
          <table:previous>
            <table:change-track-table-cell/>
          </table:previous>
        </table:cell-content-change>
        <table:cell-content-change table:id="ct119">
          <table:cell-address table:column="10" table:row="9" table:table="3"/>
          <office:change-info>
            <dc:creator> </dc:creator>
            <dc:date>2020-04-29T23:17:35.99</dc:date>
          </office:change-info>
          <table:previous>
            <table:change-track-table-cell/>
          </table:previous>
        </table:cell-content-change>
        <table:cell-content-change table:id="ct120">
          <table:cell-address table:column="10" table:row="3" table:table="3"/>
          <office:change-info>
            <dc:creator> </dc:creator>
            <dc:date>2020-04-29T23:18:03.25</dc:date>
          </office:change-info>
          <table:previous>
            <table:change-track-table-cell/>
          </table:previous>
        </table:cell-content-change>
        <table:cell-content-change table:id="ct121">
          <table:cell-address table:column="10" table:row="4" table:table="3"/>
          <office:change-info>
            <dc:creator> </dc:creator>
            <dc:date>2020-04-29T23:18:04.75</dc:date>
          </office:change-info>
          <table:previous>
            <table:change-track-table-cell/>
          </table:previous>
        </table:cell-content-change>
        <table:cell-content-change table:id="ct122">
          <table:cell-address table:column="10" table:row="5" table:table="3"/>
          <office:change-info>
            <dc:creator> </dc:creator>
            <dc:date>2020-04-29T23:18:05.71</dc:date>
          </office:change-info>
          <table:previous>
            <table:change-track-table-cell/>
          </table:previous>
        </table:cell-content-change>
        <table:cell-content-change table:id="ct123">
          <table:cell-address table:column="10" table:row="5" table:table="3"/>
          <office:change-info>
            <dc:creator> </dc:creator>
            <dc:date>2020-04-29T23:18:06.76</dc:date>
          </office:change-info>
          <table:previous>
            <table:change-track-table-cell/>
          </table:previous>
        </table:cell-content-change>
        <table:cell-content-change table:id="ct124">
          <table:cell-address table:column="10" table:row="6" table:table="3"/>
          <office:change-info>
            <dc:creator> </dc:creator>
            <dc:date>2020-04-29T23:18:07.46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7" table:table="3"/>
          <office:change-info>
            <dc:creator> </dc:creator>
            <dc:date>2020-04-29T23:18:08.36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8" table:table="3"/>
          <office:change-info>
            <dc:creator> </dc:creator>
            <dc:date>2020-04-29T23:18:09.14</dc:date>
          </office:change-info>
          <table:previous>
            <table:change-track-table-cell/>
          </table:previous>
        </table:cell-content-change>
        <table:cell-content-change table:id="ct127">
          <table:cell-address table:column="10" table:row="4" table:table="3"/>
          <office:change-info>
            <dc:creator> </dc:creator>
            <dc:date>2020-04-29T23:18:38.42</dc:date>
          </office:change-info>
          <table:previous table:id="ct118">
            <table:change-track-table-cell table:cell-address="DHCP.K5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movement table:id="ct128">
          <table:source-range-address table:column="11" table:row="2" table:table="0"/>
          <table:target-range-address table:column="11" table:row="4" table:table="0"/>
          <office:change-info>
            <dc:creator> </dc:creator>
            <dc:date>2020-04-29T23:18:46.50</dc:date>
          </office:change-info>
          <table:dependencies>
            <table:dependence table:id="ct890"/>
            <table:dependence table:id="ct144"/>
          </table:dependencies>
          <table:deletions>
            <table:cell-content-deletion table:id="ct121">
              <table:change-track-table-cell table:cell-address="DHCP.K5" table:formula="of:=CONCATENATE([.A4];&quot; &quot;;[.B4];&quot; &quot;;[.C4];&quot; &quot;;[.D4];[.E4];&quot;.&quot;;[.F4];[.G4])" office:value-type="string">
                <text:p>set service dhcp-server disabled false <text:s text:c="2"/>.</text:p>
              </table:change-track-table-cell>
            </table:cell-content-deletion>
          </table:deletions>
        </table:movement>
        <table:movement table:id="ct129">
          <table:source-range-address table:column="11" table:row="3" table:table="0"/>
          <table:target-range-address table:column="11" table:row="2" table:table="0"/>
          <office:change-info>
            <dc:creator> </dc:creator>
            <dc:date>2020-04-29T23:18:57.08</dc:date>
          </office:change-info>
          <table:dependencies>
            <table:dependence table:id="ct900"/>
            <table:dependence table:id="ct862"/>
            <table:dependence table:id="ct144"/>
          </table:dependencies>
        </table:movement>
        <table:cell-content-change table:id="ct130">
          <table:cell-address table:column="10" table:row="5" table:table="3"/>
          <office:change-info>
            <dc:creator> </dc:creator>
            <dc:date>2020-04-29T23:19:21.19</dc:date>
          </office:change-info>
          <table:previous table:id="ct122">
            <table:change-track-table-cell table:cell-address="DHCP.K6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1">
          <table:cell-address table:column="10" table:row="5" table:table="3"/>
          <office:change-info>
            <dc:creator> </dc:creator>
            <dc:date>2020-04-29T23:20:21.27</dc:date>
          </office:change-info>
          <table:previous table:id="ct123">
            <table:change-track-table-cell table:cell-address="DHCP.K6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2">
          <table:cell-address table:column="10" table:row="5" table:table="3"/>
          <office:change-info>
            <dc:creator> </dc:creator>
            <dc:date>2020-04-29T23:21:22.56</dc:date>
          </office:change-info>
          <table:previous table:id="ct131">
            <table:change-track-table-cell table:cell-address="DHCP.K6" table:formula="of:=CONCATENATE([.A6];&quot; &quot;;[.B6];&quot; &quot;;[.C6];&quot; &quot;;[.D6];[.E6];&quot;.&quot;;[.F6];[.G6])" office:value-type="string">
              <text:p>set service dhcp-server shared-network-name IoT 107 <text:s/>subnet 192.168.107.1/24.default-router 192.168.107.1</text:p>
            </table:change-track-table-cell>
          </table:previous>
        </table:cell-content-change>
        <table:cell-content-change table:id="ct133">
          <table:cell-address table:column="10" table:row="6" table:table="3"/>
          <office:change-info>
            <dc:creator> </dc:creator>
            <dc:date>2020-04-29T23:22:11.19</dc:date>
          </office:change-info>
          <table:previous table:id="ct124">
            <table:change-track-table-cell table:cell-address="DHCP.K7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movement table:id="ct134">
          <table:source-range-address table:start-column="0" table:start-row="8" table:start-table="0" table:end-column="10" table:end-row="10" table:end-table="0"/>
          <table:target-range-address table:start-column="0" table:start-row="7" table:start-table="0" table:end-column="10" table:end-row="9" table:end-table="0"/>
          <office:change-info>
            <dc:creator> </dc:creator>
            <dc:date>2020-04-29T23:22:58.14</dc:date>
          </office:change-info>
          <table:dependencies>
            <table:dependence table:id="ct906"/>
            <table:dependence table:id="ct144"/>
          </table:dependencies>
          <table:deletions>
            <table:cell-content-deletion table:id="ct103">
              <table:change-track-table-cell table:cell-address="DHCP.G8" table:formula="of:=[.G6]" office:value-type="string">
                <text:p>192.168.107.1</text:p>
              </table:change-track-table-cell>
            </table:cell-content-deletion>
            <table:cell-content-deletion table:id="ct96">
              <table:change-track-table-cell table:cell-address="DHCP.E9" table:formula="of:=[.E6]" office:value-type="string">
                <text:p>192.168.107.1/24</text:p>
              </table:change-track-table-cell>
            </table:cell-content-deletion>
            <table:cell-content-deletion table:id="ct95">
              <table:change-track-table-cell table:cell-address="DHCP.E8" table:formula="of:=[.E6]" office:value-type="string">
                <text:p>192.168.107.1/24</text:p>
              </table:change-track-table-cell>
            </table:cell-content-deletion>
            <table:cell-content-deletion table:id="ct115">
              <table:change-track-table-cell office:value-type="string">
                <text:p>lease 86400</text:p>
              </table:change-track-table-cell>
            </table:cell-content-deletion>
            <table:cell-content-deletion table:id="ct101">
              <table:change-track-table-cell office:value-type="string">
                <text:p><text:s/>dns-server </text:p>
              </table:change-track-table-cell>
            </table:cell-content-deletion>
            <table:cell-content-deletion table:id="ct74">
              <table:change-track-table-cell table:cell-address="DHCP.C9" table:formula="of:=[.C5]" office:value-type="float" office:value="107"/>
            </table:cell-content-deletion>
            <table:cell-content-deletion table:id="ct73">
              <table:change-track-table-cell table:cell-address="DHCP.C8" table:formula="of:=[.C5]" office:value-type="float" office:value="107"/>
            </table:cell-content-deletion>
            <table:cell-content-deletion table:id="ct70">
              <table:change-track-table-cell table:cell-address="DHCP.B9" table:formula="of:=[.B5]" office:value-type="string">
                <text:p>IoT</text:p>
              </table:change-track-table-cell>
            </table:cell-content-deletion>
            <table:cell-content-deletion table:id="ct110">
              <table:change-track-table-cell office:value-type="string">
                <text:p><text:s/>subnet </text:p>
              </table:change-track-table-cell>
            </table:cell-content-deletion>
            <table:cell-content-deletion table:id="ct109">
              <table:change-track-table-cell office:value-type="string">
                <text:p><text:s/>subnet </text:p>
              </table:change-track-table-cell>
            </table:cell-content-deletion>
            <table:cell-content-deletion table:id="ct55">
              <table:change-track-table-cell table:cell-address="DHCP.B8" table:formula="of:=[.B5]" office:value-type="string">
                <text:p>IoT</text:p>
              </table:change-track-table-cell>
            </table:cell-content-deletion>
            <table:cell-content-deletion table:id="ct66">
              <table:change-track-table-cell office:value-type="string">
                <text:p>set service dhcp-server shared-network-name</text:p>
              </table:change-track-table-cell>
            </table:cell-content-deletion>
            <table:cell-content-deletion table:id="ct67">
              <table:change-track-table-cell office:value-type="string">
                <text:p>set service dhcp-server shared-network-name</text:p>
              </table:change-track-table-cell>
            </table:cell-content-deletion>
            <table:cell-content-deletion table:id="ct22">
              <table:change-track-table-cell/>
            </table:cell-content-deletion>
            <table:cell-content-deletion table:id="ct13">
              <table:change-track-table-cell/>
            </table:cell-content-deletion>
          </table:deletions>
        </table:movement>
        <table:cell-content-change table:id="ct135">
          <table:cell-address table:column="10" table:row="9" table:table="3"/>
          <office:change-info>
            <dc:creator> </dc:creator>
            <dc:date>2020-04-29T23:23:15.78</dc:date>
          </office:change-info>
          <table:previous table:id="ct119">
            <table:change-track-table-cell table:cell-address="DHCP.K10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6">
          <table:cell-address table:column="10" table:row="7" table:table="3"/>
          <office:change-info>
            <dc:creator> </dc:creator>
            <dc:date>2020-04-29T23:23:42.54</dc:date>
          </office:change-info>
          <table:previous table:id="ct125">
            <table:change-track-table-cell table:cell-address="DHCP.K8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7">
          <table:cell-address table:column="10" table:row="8" table:table="3"/>
          <office:change-info>
            <dc:creator> </dc:creator>
            <dc:date>2020-04-29T23:24:24.01</dc:date>
          </office:change-info>
          <table:previous table:id="ct126">
            <table:change-track-table-cell table:cell-address="DHCP.K9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8">
          <table:cell-address table:column="12" table:row="0" table:table="2"/>
          <office:change-info>
            <dc:creator> </dc:creator>
            <dc:date>2020-04-29T23:25:02.04</dc:date>
          </office:change-info>
          <table:previous>
            <table:change-track-table-cell/>
          </table:previous>
        </table:cell-content-change>
        <table:cell-content-change table:id="ct139">
          <table:cell-address table:column="12" table:row="0" table:table="2"/>
          <office:change-info>
            <dc:creator> </dc:creator>
            <dc:date>2020-04-29T23:25:09.74</dc:date>
          </office:change-info>
          <table:previous table:id="ct138">
            <table:change-track-table-cell office:value-type="string">
              <text:p>DHCP RANF+</text:p>
            </table:change-track-table-cell>
          </table:previous>
        </table:cell-content-change>
        <table:cell-content-change table:id="ct140">
          <table:cell-address table:column="11" table:row="0" table:table="2"/>
          <office:change-info>
            <dc:creator> </dc:creator>
            <dc:date>2020-04-29T23:25:12.51</dc:date>
          </office:change-info>
          <table:previous table:id="ct43">
            <table:change-track-table-cell office:value-type="string">
              <text:p>Valn Name</text:p>
            </table:change-track-table-cell>
          </table:previous>
        </table:cell-content-change>
        <table:cell-content-change table:id="ct141">
          <table:cell-address table:column="11" table:row="2" table:table="2"/>
          <office:change-info>
            <dc:creator> </dc:creator>
            <dc:date>2020-04-29T23:25:12.51</dc:date>
          </office:change-info>
          <table:previous table:id="ct44">
            <table:change-track-table-cell office:value-type="string">
              <text:p>Joe</text:p>
            </table:change-track-table-cell>
          </table:previous>
        </table:cell-content-change>
        <table:cell-content-change table:id="ct142">
          <table:cell-address table:column="11" table:row="3" table:table="2"/>
          <office:change-info>
            <dc:creator> </dc:creator>
            <dc:date>2020-04-29T23:25:12.51</dc:date>
          </office:change-info>
          <table:previous table:id="ct45">
            <table:change-track-table-cell office:value-type="string">
              <text:p>Blow</text:p>
            </table:change-track-table-cell>
          </table:previous>
        </table:cell-content-change>
        <table:insertion table:id="ct143" table:type="table" table:position="3">
          <office:change-info>
            <dc:creator> </dc:creator>
            <dc:date>2020-04-29T23:25:23.30</dc:date>
          </office:change-info>
          <table:dependencies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664"/>
            <table:dependence table:id="ct663"/>
            <table:dependence table:id="ct662"/>
            <table:dependence table:id="ct661"/>
            <table:dependence table:id="ct660"/>
            <table:dependence table:id="ct659"/>
            <table:dependence table:id="ct658"/>
            <table:dependence table:id="ct657"/>
            <table:dependence table:id="ct656"/>
            <table:dependence table:id="ct655"/>
            <table:dependence table:id="ct654"/>
            <table:dependence table:id="ct653"/>
            <table:dependence table:id="ct652"/>
            <table:dependence table:id="ct563"/>
            <table:dependence table:id="ct562"/>
            <table:dependence table:id="ct561"/>
            <table:dependence table:id="ct560"/>
            <table:dependence table:id="ct559"/>
            <table:dependence table:id="ct558"/>
            <table:dependence table:id="ct557"/>
            <table:dependence table:id="ct556"/>
            <table:dependence table:id="ct555"/>
            <table:dependence table:id="ct554"/>
            <table:dependence table:id="ct553"/>
            <table:dependence table:id="ct552"/>
            <table:dependence table:id="ct551"/>
            <table:dependence table:id="ct550"/>
            <table:dependence table:id="ct549"/>
            <table:dependence table:id="ct548"/>
            <table:dependence table:id="ct547"/>
            <table:dependence table:id="ct546"/>
            <table:dependence table:id="ct545"/>
            <table:dependence table:id="ct544"/>
            <table:dependence table:id="ct543"/>
            <table:dependence table:id="ct542"/>
            <table:dependence table:id="ct541"/>
            <table:dependence table:id="ct540"/>
            <table:dependence table:id="ct539"/>
            <table:dependence table:id="ct538"/>
            <table:dependence table:id="ct537"/>
            <table:dependence table:id="ct536"/>
            <table:dependence table:id="ct535"/>
            <table:dependence table:id="ct534"/>
            <table:dependence table:id="ct533"/>
            <table:dependence table:id="ct532"/>
            <table:dependence table:id="ct531"/>
            <table:dependence table:id="ct530"/>
            <table:dependence table:id="ct529"/>
            <table:dependence table:id="ct528"/>
            <table:dependence table:id="ct527"/>
            <table:dependence table:id="ct526"/>
            <table:dependence table:id="ct525"/>
            <table:dependence table:id="ct524"/>
            <table:dependence table:id="ct523"/>
            <table:dependence table:id="ct522"/>
            <table:dependence table:id="ct521"/>
            <table:dependence table:id="ct520"/>
            <table:dependence table:id="ct519"/>
            <table:dependence table:id="ct518"/>
            <table:dependence table:id="ct517"/>
            <table:dependence table:id="ct516"/>
            <table:dependence table:id="ct515"/>
            <table:dependence table:id="ct514"/>
            <table:dependence table:id="ct513"/>
            <table:dependence table:id="ct512"/>
            <table:dependence table:id="ct511"/>
            <table:dependence table:id="ct510"/>
            <table:dependence table:id="ct509"/>
            <table:dependence table:id="ct508"/>
            <table:dependence table:id="ct507"/>
            <table:dependence table:id="ct506"/>
            <table:dependence table:id="ct505"/>
            <table:dependence table:id="ct504"/>
            <table:dependence table:id="ct503"/>
            <table:dependence table:id="ct502"/>
            <table:dependence table:id="ct501"/>
            <table:dependence table:id="ct500"/>
            <table:dependence table:id="ct499"/>
            <table:dependence table:id="ct498"/>
            <table:dependence table:id="ct497"/>
            <table:dependence table:id="ct496"/>
            <table:dependence table:id="ct495"/>
            <table:dependence table:id="ct494"/>
            <table:dependence table:id="ct493"/>
            <table:dependence table:id="ct492"/>
            <table:dependence table:id="ct491"/>
            <table:dependence table:id="ct490"/>
            <table:dependence table:id="ct489"/>
            <table:dependence table:id="ct488"/>
            <table:dependence table:id="ct487"/>
            <table:dependence table:id="ct486"/>
            <table:dependence table:id="ct485"/>
            <table:dependence table:id="ct484"/>
            <table:dependence table:id="ct483"/>
            <table:dependence table:id="ct482"/>
            <table:dependence table:id="ct481"/>
            <table:dependence table:id="ct480"/>
            <table:dependence table:id="ct479"/>
            <table:dependence table:id="ct478"/>
            <table:dependence table:id="ct477"/>
            <table:dependence table:id="ct476"/>
            <table:dependence table:id="ct475"/>
            <table:dependence table:id="ct474"/>
            <table:dependence table:id="ct473"/>
            <table:dependence table:id="ct472"/>
            <table:dependence table:id="ct471"/>
            <table:dependence table:id="ct470"/>
            <table:dependence table:id="ct469"/>
            <table:dependence table:id="ct468"/>
            <table:dependence table:id="ct467"/>
            <table:dependence table:id="ct466"/>
            <table:dependence table:id="ct465"/>
            <table:dependence table:id="ct464"/>
            <table:dependence table:id="ct463"/>
            <table:dependence table:id="ct462"/>
            <table:dependence table:id="ct461"/>
            <table:dependence table:id="ct460"/>
            <table:dependence table:id="ct459"/>
            <table:dependence table:id="ct458"/>
            <table:dependence table:id="ct457"/>
            <table:dependence table:id="ct456"/>
            <table:dependence table:id="ct455"/>
            <table:dependence table:id="ct454"/>
            <table:dependence table:id="ct453"/>
            <table:dependence table:id="ct452"/>
            <table:dependence table:id="ct451"/>
            <table:dependence table:id="ct450"/>
            <table:dependence table:id="ct449"/>
            <table:dependence table:id="ct448"/>
            <table:dependence table:id="ct447"/>
            <table:dependence table:id="ct446"/>
            <table:dependence table:id="ct445"/>
            <table:dependence table:id="ct444"/>
            <table:dependence table:id="ct443"/>
            <table:dependence table:id="ct442"/>
            <table:dependence table:id="ct441"/>
            <table:dependence table:id="ct440"/>
            <table:dependence table:id="ct439"/>
            <table:dependence table:id="ct438"/>
            <table:dependence table:id="ct437"/>
            <table:dependence table:id="ct436"/>
            <table:dependence table:id="ct435"/>
            <table:dependence table:id="ct434"/>
            <table:dependence table:id="ct433"/>
            <table:dependence table:id="ct432"/>
            <table:dependence table:id="ct431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5"/>
            <table:dependence table:id="ct424"/>
            <table:dependence table:id="ct423"/>
            <table:dependence table:id="ct422"/>
            <table:dependence table:id="ct421"/>
            <table:dependence table:id="ct420"/>
            <table:dependence table:id="ct419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413"/>
            <table:dependence table:id="ct412"/>
            <table:dependence table:id="ct411"/>
            <table:dependence table:id="ct410"/>
            <table:dependence table:id="ct409"/>
            <table:dependence table:id="ct408"/>
            <table:dependence table:id="ct407"/>
            <table:dependence table:id="ct406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400"/>
            <table:dependence table:id="ct399"/>
            <table:dependence table:id="ct398"/>
            <table:dependence table:id="ct397"/>
            <table:dependence table:id="ct396"/>
            <table:dependence table:id="ct395"/>
            <table:dependence table:id="ct394"/>
            <table:dependence table:id="ct393"/>
            <table:dependence table:id="ct392"/>
            <table:dependence table:id="ct391"/>
            <table:dependence table:id="ct390"/>
            <table:dependence table:id="ct389"/>
            <table:dependence table:id="ct388"/>
            <table:dependence table:id="ct387"/>
            <table:dependence table:id="ct386"/>
            <table:dependence table:id="ct385"/>
            <table:dependence table:id="ct384"/>
            <table:dependence table:id="ct383"/>
            <table:dependence table:id="ct382"/>
            <table:dependence table:id="ct381"/>
            <table:dependence table:id="ct380"/>
            <table:dependence table:id="ct379"/>
            <table:dependence table:id="ct378"/>
            <table:dependence table:id="ct377"/>
            <table:dependence table:id="ct376"/>
            <table:dependence table:id="ct362"/>
            <table:dependence table:id="ct361"/>
            <table:dependence table:id="ct360"/>
            <table:dependence table:id="ct359"/>
            <table:dependence table:id="ct358"/>
            <table:dependence table:id="ct357"/>
            <table:dependence table:id="ct349"/>
            <table:dependence table:id="ct348"/>
            <table:dependence table:id="ct347"/>
            <table:dependence table:id="ct346"/>
            <table:dependence table:id="ct345"/>
            <table:dependence table:id="ct344"/>
            <table:dependence table:id="ct343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7"/>
            <table:dependence table:id="ct336"/>
            <table:dependence table:id="ct335"/>
            <table:dependence table:id="ct334"/>
            <table:dependence table:id="ct333"/>
            <table:dependence table:id="ct332"/>
            <table:dependence table:id="ct331"/>
            <table:dependence table:id="ct330"/>
            <table:dependence table:id="ct329"/>
            <table:dependence table:id="ct328"/>
            <table:dependence table:id="ct327"/>
            <table:dependence table:id="ct301"/>
            <table:dependence table:id="ct300"/>
            <table:dependence table:id="ct299"/>
            <table:dependence table:id="ct298"/>
            <table:dependence table:id="ct297"/>
            <table:dependence table:id="ct296"/>
            <table:dependence table:id="ct295"/>
            <table:dependence table:id="ct294"/>
            <table:dependence table:id="ct293"/>
            <table:dependence table:id="ct292"/>
            <table:dependence table:id="ct291"/>
            <table:dependence table:id="ct290"/>
            <table:dependence table:id="ct289"/>
            <table:dependence table:id="ct288"/>
            <table:dependence table:id="ct287"/>
            <table:dependence table:id="ct286"/>
            <table:dependence table:id="ct284"/>
            <table:dependence table:id="ct232"/>
            <table:dependence table:id="ct144"/>
          </table:dependencies>
        </table:insertion>
        <table:movement table:id="ct144">
          <table:source-range-address table:start-column="0" table:start-row="0" table:start-table="0" table:end-column="1024" table:end-row="1048575" table:end-table="0"/>
          <table:target-range-address table:start-column="0" table:start-row="0" table:start-table="3" table:end-column="1023" table:end-row="1048574" table:end-table="3"/>
          <office:change-info>
            <dc:creator> </dc:creator>
            <dc:date>2020-04-29T23:26:04.36</dc:date>
          </office:change-info>
          <table:dependencies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  <table:dependence table:id="ct913"/>
            <table:dependence table:id="ct912"/>
            <table:dependence table:id="ct911"/>
            <table:dependence table:id="ct910"/>
            <table:dependence table:id="ct909"/>
            <table:dependence table:id="ct908"/>
            <table:dependence table:id="ct906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0"/>
            <table:dependence table:id="ct859"/>
            <table:dependence table:id="ct858"/>
            <table:dependence table:id="ct857"/>
            <table:dependence table:id="ct856"/>
            <table:dependence table:id="ct855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68"/>
            <table:dependence table:id="ct667"/>
            <table:dependence table:id="ct666"/>
            <table:dependence table:id="ct665"/>
            <table:dependence table:id="ct376"/>
            <table:dependence table:id="ct375"/>
            <table:dependence table:id="ct374"/>
            <table:dependence table:id="ct373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66"/>
            <table:dependence table:id="ct365"/>
            <table:dependence table:id="ct364"/>
            <table:dependence table:id="ct363"/>
            <table:dependence table:id="ct356"/>
            <table:dependence table:id="ct355"/>
            <table:dependence table:id="ct354"/>
            <table:dependence table:id="ct353"/>
            <table:dependence table:id="ct352"/>
            <table:dependence table:id="ct351"/>
            <table:dependence table:id="ct350"/>
            <table:dependence table:id="ct346"/>
            <table:dependence table:id="ct326"/>
            <table:dependence table:id="ct325"/>
            <table:dependence table:id="ct324"/>
            <table:dependence table:id="ct323"/>
            <table:dependence table:id="ct322"/>
            <table:dependence table:id="ct321"/>
            <table:dependence table:id="ct320"/>
            <table:dependence table:id="ct319"/>
            <table:dependence table:id="ct318"/>
            <table:dependence table:id="ct317"/>
            <table:dependence table:id="ct316"/>
            <table:dependence table:id="ct315"/>
            <table:dependence table:id="ct314"/>
            <table:dependence table:id="ct313"/>
            <table:dependence table:id="ct312"/>
            <table:dependence table:id="ct311"/>
            <table:dependence table:id="ct310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  <table:dependence table:id="ct303"/>
            <table:dependence table:id="ct285"/>
            <table:dependence table:id="ct283"/>
            <table:dependence table:id="ct282"/>
            <table:dependence table:id="ct281"/>
            <table:dependence table:id="ct280"/>
            <table:dependence table:id="ct279"/>
            <table:dependence table:id="ct278"/>
            <table:dependence table:id="ct277"/>
            <table:dependence table:id="ct276"/>
            <table:dependence table:id="ct275"/>
            <table:dependence table:id="ct274"/>
            <table:dependence table:id="ct273"/>
            <table:dependence table:id="ct272"/>
            <table:dependence table:id="ct271"/>
            <table:dependence table:id="ct270"/>
            <table:dependence table:id="ct269"/>
            <table:dependence table:id="ct268"/>
            <table:dependence table:id="ct267"/>
            <table:dependence table:id="ct266"/>
            <table:dependence table:id="ct265"/>
            <table:dependence table:id="ct264"/>
            <table:dependence table:id="ct263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6"/>
            <table:dependence table:id="ct255"/>
            <table:dependence table:id="ct254"/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  <table:dependence table:id="ct233"/>
            <table:dependence table:id="ct231"/>
            <table:dependence table:id="ct230"/>
            <table:dependence table:id="ct229"/>
            <table:dependence table:id="ct195"/>
            <table:dependence table:id="ct194"/>
            <table:dependence table:id="ct193"/>
            <table:dependence table:id="ct192"/>
            <table:dependence table:id="ct190"/>
            <table:dependence table:id="ct189"/>
            <table:dependence table:id="ct188"/>
            <table:dependence table:id="ct187"/>
            <table:dependence table:id="ct186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74"/>
            <table:dependence table:id="ct173"/>
            <table:dependence table:id="ct172"/>
            <table:dependence table:id="ct171"/>
            <table:dependence table:id="ct170"/>
            <table:dependence table:id="ct169"/>
            <table:dependence table:id="ct168"/>
            <table:dependence table:id="ct167"/>
            <table:dependence table:id="ct166"/>
            <table:dependence table:id="ct165"/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</table:dependencies>
        </table:movement>
        <table:cell-content-change table:id="ct145">
          <table:cell-address table:column="0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6">
          <table:cell-address table:column="0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3">
          <table:cell-address table:column="5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4">
          <table:cell-address table:column="5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5">
          <table:cell-address table:column="6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6">
          <table:cell-address table:column="6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7">
          <table:cell-address table:column="6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8">
          <table:cell-address table:column="6" table:row="4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9">
          <table:cell-address table:column="9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60">
          <table:cell-address table:column="9" table:row="2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0" table:table="0"/>
          <office:change-info>
            <dc:creator> </dc:creator>
            <dc:date>2020-04-29T23:28:56.52</dc:date>
          </office:change-info>
          <table:previous table:id="ct145">
            <table:change-track-table-cell office:value-type="string">
              <text:p>Won't Change Here</text:p>
            </table:change-track-table-cell>
          </table:previous>
        </table:cell-content-change>
        <table:cell-content-change table:id="ct162">
          <table:cell-address table:column="0" table:row="2" table:table="0"/>
          <office:change-info>
            <dc:creator> </dc:creator>
            <dc:date>2020-04-29T23:28:57.61</dc:date>
          </office:change-info>
          <table:previous table:id="ct146"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163">
          <table:cell-address table:column="0" table:row="2" table:table="0"/>
          <office:change-info>
            <dc:creator> </dc:creator>
            <dc:date>2020-04-29T23:29:03.72</dc:date>
          </office:change-info>
          <table:previous table:id="ct162">
            <table:change-track-table-cell/>
          </table:previous>
        </table:cell-content-change>
        <table:cell-content-change table:id="ct164">
          <table:cell-address table:column="0" table:row="3" table:table="0"/>
          <office:change-info>
            <dc:creator> </dc:creator>
            <dc:date>2020-04-29T23:29:05.90</dc:date>
          </office:change-info>
          <table:previous>
            <table:change-track-table-cell/>
          </table:previous>
        </table:cell-content-change>
        <table:cell-content-change table:id="ct165">
          <table:cell-address table:column="0" table:row="4" table:table="0"/>
          <office:change-info>
            <dc:creator> </dc:creator>
            <dc:date>2020-04-29T23:29:14.15</dc:date>
          </office:change-info>
          <table:previous>
            <table:change-track-table-cell/>
          </table:previous>
        </table:cell-content-change>
        <table:cell-content-change table:id="ct166">
          <table:cell-address table:column="0" table:row="5" table:table="0"/>
          <office:change-info>
            <dc:creator> </dc:creator>
            <dc:date>2020-04-29T23:29:20.56</dc:date>
          </office:change-info>
          <table:previous>
            <table:change-track-table-cell/>
          </table:previous>
        </table:cell-content-change>
        <table:cell-content-change table:id="ct167">
          <table:cell-address table:column="0" table:row="6" table:table="0"/>
          <office:change-info>
            <dc:creator> </dc:creator>
            <dc:date>2020-04-29T23:29:29.51</dc:date>
          </office:change-info>
          <table:previous>
            <table:change-track-table-cell/>
          </table:previous>
        </table:cell-content-change>
        <table:cell-content-change table:id="ct168">
          <table:cell-address table:column="1" table:row="0" table:table="0"/>
          <office:change-info>
            <dc:creator> </dc:creator>
            <dc:date>2020-04-29T23:29:41</dc:date>
          </office:change-info>
          <table:previous table:id="ct147">
            <table:change-track-table-cell office:value-type="string">
              <text:p>VLAN Will Change</text:p>
            </table:change-track-table-cell>
          </table:previous>
        </table:cell-content-change>
        <table:cell-content-change table:id="ct169">
          <table:cell-address table:column="1" table:row="2" table:table="0"/>
          <office:change-info>
            <dc:creator> </dc:creator>
            <dc:date>2020-04-29T23:29:44.26</dc:date>
          </office:change-info>
          <table:previous table:id="ct148">
            <table:change-track-table-cell office:value-type="float" office:value="10"/>
          </table:previous>
        </table:cell-content-change>
        <table:cell-content-change table:id="ct170">
          <table:cell-address table:column="1" table:row="3" table:table="0"/>
          <office:change-info>
            <dc:creator> </dc:creator>
            <dc:date>2020-04-29T23:29:49.57</dc:date>
          </office:change-info>
          <table:previous>
            <table:change-track-table-cell/>
          </table:previous>
        </table:cell-content-change>
        <table:cell-content-change table:id="ct171">
          <table:cell-address table:column="1" table:row="4" table:table="0"/>
          <office:change-info>
            <dc:creator> </dc:creator>
            <dc:date>2020-04-29T23:29:52.28</dc:date>
          </office:change-info>
          <table:previous>
            <table:change-track-table-cell/>
          </table:previous>
        </table:cell-content-change>
        <table:cell-content-change table:id="ct172">
          <table:cell-address table:column="1" table:row="5" table:table="0"/>
          <office:change-info>
            <dc:creator> </dc:creator>
            <dc:date>2020-04-29T23:29:53.9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6" table:table="0"/>
          <office:change-info>
            <dc:creator> </dc:creator>
            <dc:date>2020-04-29T23:29:59</dc:date>
          </office:change-info>
          <table:previous>
            <table:change-track-table-cell/>
          </table:previous>
        </table:cell-content-change>
        <table:cell-content-change table:id="ct174">
          <table:cell-address table:column="2" table:row="0" table:table="0"/>
          <office:change-info>
            <dc:creator> </dc:creator>
            <dc:date>2020-04-29T23:30:09.21</dc:date>
          </office:change-info>
          <table:previous table:id="ct149">
            <table:change-track-table-cell office:value-type="string">
              <text:p>Won't Change</text:p>
            </table:change-track-table-cell>
          </table:previous>
        </table:cell-content-change>
        <table:cell-content-change table:id="ct175">
          <table:cell-address table:column="3" table:row="2" table:table="0"/>
          <office:change-info>
            <dc:creator> </dc:creator>
            <dc:date>2020-04-29T23:30:11.50</dc:date>
          </office:change-info>
          <table:previous table:id="ct150">
            <table:change-track-table-cell office:value-type="string">
              <text:p>address</text:p>
            </table:change-track-table-cell>
          </table:previous>
        </table:cell-content-change>
        <table:cell-content-change table:id="ct176">
          <table:cell-address table:column="2" table:row="0" table:table="0"/>
          <office:change-info>
            <dc:creator> </dc:creator>
            <dc:date>2020-04-29T23:30:58.24</dc:date>
          </office:change-info>
          <table:previous table:id="ct174">
            <table:change-track-table-cell/>
          </table:previous>
        </table:cell-content-change>
        <table:cell-content-change table:id="ct177">
          <table:cell-address table:column="6" table:row="0" table:table="0"/>
          <office:change-info>
            <dc:creator> </dc:creator>
            <dc:date>2020-04-29T23:31:34.57</dc:date>
          </office:change-info>
          <table:previous table:id="ct155">
            <table:change-track-table-cell office:value-type="string">
              <text:p>Won't Change</text:p>
            </table:change-track-table-cell>
          </table:previous>
        </table:cell-content-change>
        <table:cell-content-change table:id="ct178">
          <table:cell-address table:column="6" table:row="0" table:table="0"/>
          <office:change-info>
            <dc:creator> </dc:creator>
            <dc:date>2020-04-29T23:33:30.99</dc:date>
          </office:change-info>
          <table:previous table:id="ct177">
            <table:change-track-table-cell office:value-type="string">
              <text:p>Netmask</text:p>
            </table:change-track-table-cell>
          </table:previous>
        </table:cell-content-change>
        <table:cell-content-change table:id="ct179">
          <table:cell-address table:column="5" table:row="0" table:table="0"/>
          <office:change-info>
            <dc:creator> </dc:creator>
            <dc:date>2020-04-29T23:33:33.94</dc:date>
          </office:change-info>
          <table:previous table:id="ct153">
            <table:change-track-table-cell office:value-type="string">
              <text:p>Network Will Change</text:p>
            </table:change-track-table-cell>
          </table:previous>
        </table:cell-content-change>
        <table:cell-content-change table:id="ct180">
          <table:cell-address table:column="4" table:row="0" table:table="0"/>
          <office:change-info>
            <dc:creator> </dc:creator>
            <dc:date>2020-04-29T23:33:51.26</dc:date>
          </office:change-info>
          <table:previous table:id="ct151">
            <table:change-track-table-cell office:value-type="string">
              <text:p>Won't Change</text:p>
            </table:change-track-table-cell>
          </table:previous>
        </table:cell-content-change>
        <table:cell-content-change table:id="ct181">
          <table:cell-address table:column="4" table:row="0" table:table="0"/>
          <office:change-info>
            <dc:creator> </dc:creator>
            <dc:date>2020-04-29T23:34:05.15</dc:date>
          </office:change-info>
          <table:previous table:id="ct180">
            <table:change-track-table-cell office:value-type="string">
              <text:p>Network class</text:p>
            </table:change-track-table-cell>
          </table:previous>
        </table:cell-content-change>
        <table:cell-content-change table:id="ct182">
          <table:cell-address table:column="4" table:row="2" table:table="0"/>
          <office:change-info>
            <dc:creator> </dc:creator>
            <dc:date>2020-04-29T23:34:10.83</dc:date>
          </office:change-info>
          <table:previous table:id="ct152">
            <table:change-track-table-cell office:value-type="string">
              <text:p>192.168.</text:p>
            </table:change-track-table-cell>
          </table:previous>
        </table:cell-content-change>
        <table:cell-content-change table:id="ct183">
          <table:cell-address table:column="3" table:row="2" table:table="0"/>
          <office:change-info>
            <dc:creator> </dc:creator>
            <dc:date>2020-04-29T23:34:12.03</dc:date>
          </office:change-info>
          <table:previous table:id="ct175">
            <table:change-track-table-cell/>
          </table:previous>
        </table:cell-content-change>
        <table:cell-content-change table:id="ct184">
          <table:cell-address table:column="4" table:row="2" table:table="0"/>
          <office:change-info>
            <dc:creator> </dc:creator>
            <dc:date>2020-04-29T23:34:20.19</dc:date>
          </office:change-info>
          <table:previous table:id="ct182">
            <table:change-track-table-cell/>
          </table:previous>
        </table:cell-content-change>
        <table:cell-content-change table:id="ct185">
          <table:cell-address table:column="4" table:row="0" table:table="0"/>
          <office:change-info>
            <dc:creator> </dc:creator>
            <dc:date>2020-04-29T23:34:21.84</dc:date>
          </office:change-info>
          <table:previous table:id="ct181">
            <table:change-track-table-cell/>
          </table:previous>
        </table:cell-content-change>
        <table:cell-content-change table:id="ct186">
          <table:cell-address table:column="5" table:row="0" table:table="0"/>
          <office:change-info>
            <dc:creator> </dc:creator>
            <dc:date>2020-04-29T23:34:23.76</dc:date>
          </office:change-info>
          <table:previous table:id="ct179">
            <table:change-track-table-cell office:value-type="string">
              <text:p>X</text:p>
            </table:change-track-table-cell>
          </table:previous>
        </table:cell-content-change>
        <table:cell-content-change table:id="ct187">
          <table:cell-address table:column="5" table:row="2" table:table="0"/>
          <office:change-info>
            <dc:creator> </dc:creator>
            <dc:date>2020-04-29T23:34:26.87</dc:date>
          </office:change-info>
          <table:previous table:id="ct154">
            <table:change-track-table-cell office:value-type="float" office:value="10"/>
          </table:previous>
        </table:cell-content-change>
        <table:cell-content-change table:id="ct188">
          <table:cell-address table:column="5" table:row="2" table:table="0"/>
          <office:change-info>
            <dc:creator> </dc:creator>
            <dc:date>2020-04-29T23:34:28.02</dc:date>
          </office:change-info>
          <table:previous table:id="ct187">
            <table:change-track-table-cell/>
          </table:previous>
        </table:cell-content-change>
        <table:cell-content-change table:id="ct189">
          <table:cell-address table:column="6" table:row="2" table:table="0"/>
          <office:change-info>
            <dc:creator> </dc:creator>
            <dc:date>2020-04-29T23:34:30.10</dc:date>
          </office:change-info>
          <table:previous table:id="ct156">
            <table:change-track-table-cell office:value-type="float" office:value="1"/>
          </table:previous>
        </table:cell-content-change>
        <table:cell-content-change table:id="ct190">
          <table:cell-address table:column="6" table:row="0" table:table="0"/>
          <office:change-info>
            <dc:creator> </dc:creator>
            <dc:date>2020-04-29T23:34:32.49</dc:date>
          </office:change-info>
          <table:previous table:id="ct178">
            <table:change-track-table-cell office:value-type="string">
              <text:p>Y</text:p>
            </table:change-track-table-cell>
          </table:previous>
        </table:cell-content-change>
        <table:movement table:id="ct191">
          <table:source-range-address table:start-column="7" table:start-row="0" table:start-table="0" table:end-column="7" table:end-row="2" table:end-table="0"/>
          <table:target-range-address table:start-column="6" table:start-row="2" table:start-table="0" table:end-column="6" table:end-row="4" table:end-table="0"/>
          <office:change-info>
            <dc:creator> </dc:creator>
            <dc:date>2020-04-29T23:34:35.96</dc:date>
          </office:change-info>
          <table:dependencies>
            <table:dependence table:id="ct987"/>
            <table:dependence table:id="ct924"/>
            <table:dependence table:id="ct322"/>
            <table:dependence table:id="ct317"/>
            <table:dependence table:id="ct316"/>
            <table:dependence table:id="ct303"/>
          </table:dependencies>
          <table:deletions>
            <table:cell-content-deletion table:id="ct189">
              <table:change-track-table-cell/>
            </table:cell-content-deletion>
          </table:deletions>
        </table:movement>
        <table:cell-content-change table:id="ct192">
          <table:cell-address table:column="6" table:row="2" table:table="0"/>
          <office:change-info>
            <dc:creator> </dc:creator>
            <dc:date>2020-04-29T23:34:44.76</dc:date>
          </office:change-info>
          <table:previous table:id="ct157">
            <table:change-track-table-cell office:value-type="string">
              <text:p>Netmask</text:p>
            </table:change-track-table-cell>
          </table:previous>
        </table:cell-content-change>
        <table:cell-content-change table:id="ct193">
          <table:cell-address table:column="6" table:row="4" table:table="0"/>
          <office:change-info>
            <dc:creator> </dc:creator>
            <dc:date>2020-04-29T23:34:47.83</dc:date>
          </office:change-info>
          <table:previous table:id="ct158">
            <table:change-track-table-cell office:value-type="string">
              <text:p>/24</text:p>
            </table:change-track-table-cell>
          </table:previous>
        </table:cell-content-change>
        <table:cell-content-change table:id="ct194">
          <table:cell-address table:column="6" table:row="0" table:table="0"/>
          <office:change-info>
            <dc:creator> </dc:creator>
            <dc:date>2020-04-29T23:34:48.93</dc:date>
          </office:change-info>
          <table:previous table:id="ct190">
            <table:change-track-table-cell/>
          </table:previous>
        </table:cell-content-change>
        <table:cell-content-change table:id="ct195">
          <table:cell-address table:column="6" table:row="2" table:table="0"/>
          <office:change-info>
            <dc:creator> </dc:creator>
            <dc:date>2020-04-29T23:34:48.93</dc:date>
          </office:change-info>
          <table:previous table:id="ct192">
            <table:change-track-table-cell/>
          </table:previous>
        </table:cell-content-change>
        <table:cell-content-change table:id="ct196">
          <table:cell-address table:column="3" table:row="2" table:table="2"/>
          <office:change-info>
            <dc:creator> </dc:creator>
            <dc:date>2020-04-29T23:35:38.88</dc:date>
          </office:change-info>
          <table:previous>
            <table:change-track-table-cell office:value-type="float" office:value="10"/>
          </table:previous>
        </table:cell-content-change>
        <table:cell-content-change table:id="ct197">
          <table:cell-address table:column="7" table:row="2" table:table="2"/>
          <office:change-info>
            <dc:creator> </dc:creator>
            <dc:date>2020-04-29T23:35:48.92</dc:date>
          </office:change-info>
          <table:previous>
            <table:change-track-table-cell office:value-type="float" office:value="10"/>
          </table:previous>
        </table:cell-content-change>
        <table:cell-content-change table:id="ct198">
          <table:cell-address table:column="7" table:row="3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1"/>
          </table:previous>
        </table:cell-content-change>
        <table:cell-content-change table:id="ct199">
          <table:cell-address table:column="7" table:row="4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2"/>
          </table:previous>
        </table:cell-content-change>
        <table:cell-content-change table:id="ct200">
          <table:cell-address table:column="7" table:row="5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3"/>
          </table:previous>
        </table:cell-content-change>
        <table:cell-content-change table:id="ct201">
          <table:cell-address table:column="7" table:row="6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4"/>
          </table:previous>
        </table:cell-content-change>
        <table:cell-content-change table:id="ct202">
          <table:cell-address table:column="7" table:row="7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5"/>
          </table:previous>
        </table:cell-content-change>
        <table:cell-content-change table:id="ct203">
          <table:cell-address table:column="7" table:row="8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6"/>
          </table:previous>
        </table:cell-content-change>
        <table:cell-content-change table:id="ct204">
          <table:cell-address table:column="7" table:row="9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7"/>
          </table:previous>
        </table:cell-content-change>
        <table:cell-content-change table:id="ct205">
          <table:cell-address table:column="7" table:row="10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8"/>
          </table:previous>
        </table:cell-content-change>
        <table:cell-content-change table:id="ct206">
          <table:cell-address table:column="7" table:row="11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9"/>
          </table:previous>
        </table:cell-content-change>
        <table:cell-content-change table:id="ct207">
          <table:cell-address table:column="7" table:row="12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0"/>
          </table:previous>
        </table:cell-content-change>
        <table:cell-content-change table:id="ct208">
          <table:cell-address table:column="7" table:row="13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1"/>
          </table:previous>
        </table:cell-content-change>
        <table:cell-content-change table:id="ct209">
          <table:cell-address table:column="7" table:row="14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2"/>
          </table:previous>
        </table:cell-content-change>
        <table:cell-content-change table:id="ct210">
          <table:cell-address table:column="7" table:row="15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3"/>
          </table:previous>
        </table:cell-content-change>
        <table:cell-content-change table:id="ct211">
          <table:cell-address table:column="7" table:row="16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4"/>
          </table:previous>
        </table:cell-content-change>
        <table:cell-content-change table:id="ct212">
          <table:cell-address table:column="7" table:row="17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5"/>
          </table:previous>
        </table:cell-content-change>
        <table:cell-content-change table:id="ct213">
          <table:cell-address table:column="3" table:row="2" table:table="2"/>
          <office:change-info>
            <dc:creator> </dc:creator>
            <dc:date>2020-04-29T23:37:10.88</dc:date>
          </office:change-info>
          <table:previous table:id="ct196">
            <table:change-track-table-cell table:cell-address="Vlan.D3" table:formula="of:=[Data.B3]" office:value-type="float" office:value="107"/>
          </table:previous>
        </table:cell-content-change>
        <table:cell-content-change table:id="ct214">
          <table:cell-address table:column="3" table:row="3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1"/>
          </table:previous>
        </table:cell-content-change>
        <table:cell-content-change table:id="ct215">
          <table:cell-address table:column="3" table:row="4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2"/>
          </table:previous>
        </table:cell-content-change>
        <table:cell-content-change table:id="ct216">
          <table:cell-address table:column="3" table:row="5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3"/>
          </table:previous>
        </table:cell-content-change>
        <table:cell-content-change table:id="ct217">
          <table:cell-address table:column="3" table:row="6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4"/>
          </table:previous>
        </table:cell-content-change>
        <table:cell-content-change table:id="ct218">
          <table:cell-address table:column="3" table:row="7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5"/>
          </table:previous>
        </table:cell-content-change>
        <table:cell-content-change table:id="ct219">
          <table:cell-address table:column="3" table:row="8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6"/>
          </table:previous>
        </table:cell-content-change>
        <table:cell-content-change table:id="ct220">
          <table:cell-address table:column="3" table:row="9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7"/>
          </table:previous>
        </table:cell-content-change>
        <table:cell-content-change table:id="ct221">
          <table:cell-address table:column="3" table:row="10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8"/>
          </table:previous>
        </table:cell-content-change>
        <table:cell-content-change table:id="ct222">
          <table:cell-address table:column="3" table:row="11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9"/>
          </table:previous>
        </table:cell-content-change>
        <table:cell-content-change table:id="ct223">
          <table:cell-address table:column="3" table:row="12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0"/>
          </table:previous>
        </table:cell-content-change>
        <table:cell-content-change table:id="ct224">
          <table:cell-address table:column="3" table:row="13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1"/>
          </table:previous>
        </table:cell-content-change>
        <table:cell-content-change table:id="ct225">
          <table:cell-address table:column="3" table:row="14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2"/>
          </table:previous>
        </table:cell-content-change>
        <table:cell-content-change table:id="ct226">
          <table:cell-address table:column="3" table:row="15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3"/>
          </table:previous>
        </table:cell-content-change>
        <table:cell-content-change table:id="ct227">
          <table:cell-address table:column="3" table:row="16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4"/>
          </table:previous>
        </table:cell-content-change>
        <table:cell-content-change table:id="ct228">
          <table:cell-address table:column="3" table:row="17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5"/>
          </table:previous>
        </table:cell-content-change>
        <table:cell-content-change table:id="ct229">
          <table:cell-address table:column="9" table:row="2" table:table="0"/>
          <office:change-info>
            <dc:creator> </dc:creator>
            <dc:date>2020-04-29T23:38:55.06</dc:date>
          </office:change-info>
          <table:previous table:id="ct160">
            <table:change-track-table-cell table:cell-address="Data.J3" table:formula="of:=CONCATENATE([.A3];&quot; &quot;;[.B3];&quot; &quot;;[.D3];&quot; &quot;;[.E3];[.F3];&quot;.&quot;;[.G3];[.G5])" office:value-type="string">
              <text:p>IoT 107 168 1071./24/24</text:p>
            </table:change-track-table-cell>
          </table:previous>
        </table:cell-content-change>
        <table:cell-content-change table:id="ct230">
          <table:cell-address table:column="9" table:row="2" table:table="0"/>
          <office:change-info>
            <dc:creator> </dc:creator>
            <dc:date>2020-04-29T23:39:43.94</dc:date>
          </office:change-info>
          <table:previous table:id="ct229">
            <table:change-track-table-cell table:cell-address="Data.J3" table:formula="of:=CONCATENATE([.E3],[.F3],e3)" office:value-type="string"/>
          </table:previous>
        </table:cell-content-change>
        <table:cell-content-change table:id="ct231">
          <table:cell-address table:column="9" table:row="2" table:table="0"/>
          <office:change-info>
            <dc:creator> </dc:creator>
            <dc:date>2020-04-29T23:40:01.02</dc:date>
          </office:change-info>
          <table:previous table:id="ct230">
            <table:change-track-table-cell table:cell-address="Data.J3" table:formula="of:=CONCATENATE([.A3];&quot; &quot;;[.B3];&quot; &quot;;[.D3];&quot; &quot;;[.E3];[.F3];&quot;.&quot;;[.G3];[.H3])" office:value-type="string">
              <text:p>IoT 107 168 1071./24192.168.107.1</text:p>
            </table:change-track-table-cell>
          </table:previous>
        </table:cell-content-change>
        <table:cell-content-change table:id="ct232">
          <table:cell-address table:column="4" table:row="1" table:table="3"/>
          <office:change-info>
            <dc:creator> </dc:creator>
            <dc:date>2020-04-29T23:40:43.34</dc:date>
          </office:change-info>
          <table:previous table:id="ct114">
            <table:change-track-table-cell office:value-type="string">
              <text:p>SubNet</text:p>
            </table:change-track-table-cell>
          </table:previous>
        </table:cell-content-change>
        <table:cell-content-change table:id="ct233">
          <table:cell-address table:column="9" table:row="0" table:table="0"/>
          <office:change-info>
            <dc:creator> </dc:creator>
            <dc:date>2020-04-29T23:40:57.69</dc:date>
          </office:change-info>
          <table:previous table:id="ct159">
            <table:change-track-table-cell office:value-type="string">
              <text:p>set interfaces ethernet eth4 vif 10 address 192.168.0.1/24</text:p>
            </table:change-track-table-cell>
          </table:previous>
        </table:cell-content-change>
        <table:cell-content-change table:id="ct234">
          <table:cell-address table:column="9" table:row="0" table:table="0"/>
          <office:change-info>
            <dc:creator> </dc:creator>
            <dc:date>2020-04-29T23:41:05.16</dc:date>
          </office:change-info>
          <table:previous table:id="ct233">
            <table:change-track-table-cell/>
          </table:previous>
        </table:cell-content-change>
        <table:cell-content-change table:id="ct235">
          <table:cell-address table:column="3" table:row="3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4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5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6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9">
          <table:cell-address table:column="4" table:row="3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4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5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2">
          <table:cell-address table:column="4" table:row="6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3">
          <table:cell-address table:column="4" table:row="2" table:table="0"/>
          <office:change-info>
            <dc:creator> </dc:creator>
            <dc:date>2020-04-29T23:41:34.17</dc:date>
          </office:change-info>
          <table:previous table:id="ct184">
            <table:change-track-table-cell office:value-type="float" office:value="10"/>
          </table:previous>
        </table:cell-content-change>
        <table:cell-content-change table:id="ct244">
          <table:cell-address table:column="4" table:row="3" table:table="0"/>
          <office:change-info>
            <dc:creator> </dc:creator>
            <dc:date>2020-04-29T23:41:38.53</dc:date>
          </office:change-info>
          <table:previous table:id="ct239">
            <table:change-track-table-cell office:value-type="float" office:value="11"/>
          </table:previous>
        </table:cell-content-change>
        <table:cell-content-change table:id="ct245">
          <table:cell-address table:column="4" table:row="4" table:table="0"/>
          <office:change-info>
            <dc:creator> </dc:creator>
            <dc:date>2020-04-29T23:41:38.53</dc:date>
          </office:change-info>
          <table:previous table:id="ct240">
            <table:change-track-table-cell office:value-type="float" office:value="12"/>
          </table:previous>
        </table:cell-content-change>
        <table:cell-content-change table:id="ct246">
          <table:cell-address table:column="4" table:row="5" table:table="0"/>
          <office:change-info>
            <dc:creator> </dc:creator>
            <dc:date>2020-04-29T23:41:38.53</dc:date>
          </office:change-info>
          <table:previous table:id="ct241">
            <table:change-track-table-cell office:value-type="float" office:value="13"/>
          </table:previous>
        </table:cell-content-change>
        <table:cell-content-change table:id="ct247">
          <table:cell-address table:column="4" table:row="6" table:table="0"/>
          <office:change-info>
            <dc:creator> </dc:creator>
            <dc:date>2020-04-29T23:41:38.53</dc:date>
          </office:change-info>
          <table:previous table:id="ct242">
            <table:change-track-table-cell office:value-type="float" office:value="14"/>
          </table:previous>
        </table:cell-content-change>
        <table:cell-content-change table:id="ct248">
          <table:cell-address table:column="5" table:row="3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4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5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3" table:table="0"/>
          <office:change-info>
            <dc:creator> </dc:creator>
            <dc:date>2020-04-29T23:41:51.71</dc:date>
          </office:change-info>
          <table:previous table:id="ct248">
            <table:change-track-table-cell office:value-type="float" office:value="2"/>
          </table:previous>
        </table:cell-content-change>
        <table:cell-content-change table:id="ct253">
          <table:cell-address table:column="5" table:row="4" table:table="0"/>
          <office:change-info>
            <dc:creator> </dc:creator>
            <dc:date>2020-04-29T23:41:52.75</dc:date>
          </office:change-info>
          <table:previous table:id="ct249">
            <table:change-track-table-cell office:value-type="float" office:value="3"/>
          </table:previous>
        </table:cell-content-change>
        <table:cell-content-change table:id="ct254">
          <table:cell-address table:column="5" table:row="5" table:table="0"/>
          <office:change-info>
            <dc:creator> </dc:creator>
            <dc:date>2020-04-29T23:41:53.38</dc:date>
          </office:change-info>
          <table:previous table:id="ct250">
            <table:change-track-table-cell office:value-type="float" office:value="4"/>
          </table:previous>
        </table:cell-content-change>
        <table:cell-content-change table:id="ct255">
          <table:cell-address table:column="5" table:row="6" table:table="0"/>
          <office:change-info>
            <dc:creator> </dc:creator>
            <dc:date>2020-04-29T23:41:54.32</dc:date>
          </office:change-info>
          <table:previous table:id="ct251">
            <table:change-track-table-cell office:value-type="float" office:value="5"/>
          </table:previous>
        </table:cell-content-change>
        <table:cell-content-change table:id="ct256">
          <table:cell-address table:column="6" table:row="3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57">
          <table:cell-address table:column="6" table:row="4" table:table="0"/>
          <office:change-info>
            <dc:creator> </dc:creator>
            <dc:date>2020-04-29T23:41:57.01</dc:date>
          </office:change-info>
          <table:previous table:id="ct193">
            <table:change-track-table-cell/>
          </table:previous>
        </table:cell-content-change>
        <table:cell-content-change table:id="ct258">
          <table:cell-address table:column="6" table:row="5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59">
          <table:cell-address table:column="6" table:row="6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60">
          <table:cell-address table:column="6" table:row="4" table:table="0"/>
          <office:change-info>
            <dc:creator> </dc:creator>
            <dc:date>2020-04-29T23:42:04</dc:date>
          </office:change-info>
          <table:previous table:id="ct257">
            <table:change-track-table-cell office:value-type="string">
              <text:p>/26</text:p>
            </table:change-track-table-cell>
          </table:previous>
        </table:cell-content-change>
        <table:cell-content-change table:id="ct261">
          <table:cell-address table:column="6" table:row="5" table:table="0"/>
          <office:change-info>
            <dc:creator> </dc:creator>
            <dc:date>2020-04-29T23:42:04</dc:date>
          </office:change-info>
          <table:previous table:id="ct258">
            <table:change-track-table-cell office:value-type="string">
              <text:p>/27</text:p>
            </table:change-track-table-cell>
          </table:previous>
        </table:cell-content-change>
        <table:cell-content-change table:id="ct262">
          <table:cell-address table:column="6" table:row="6" table:table="0"/>
          <office:change-info>
            <dc:creator> </dc:creator>
            <dc:date>2020-04-29T23:42:04</dc:date>
          </office:change-info>
          <table:previous table:id="ct259">
            <table:change-track-table-cell office:value-type="string">
              <text:p>/28</text:p>
            </table:change-track-table-cell>
          </table:previous>
        </table:cell-content-change>
        <table:cell-content-change table:id="ct263">
          <table:cell-address table:column="6" table:row="3" table:table="0"/>
          <office:change-info>
            <dc:creator> </dc:creator>
            <dc:date>2020-04-29T23:42:06.33</dc:date>
          </office:change-info>
          <table:previous table:id="ct256">
            <table:change-track-table-cell office:value-type="string">
              <text:p>/25</text:p>
            </table:change-track-table-cell>
          </table:previous>
        </table:cell-content-change>
        <table:cell-content-change table:id="ct264">
          <table:cell-address table:column="6" table:row="4" table:table="0"/>
          <office:change-info>
            <dc:creator> </dc:creator>
            <dc:date>2020-04-29T23:42:06.33</dc:date>
          </office:change-info>
          <table:previous table:id="ct260">
            <table:change-track-table-cell office:value-type="string">
              <text:p>/25</text:p>
            </table:change-track-table-cell>
          </table:previous>
        </table:cell-content-change>
        <table:cell-content-change table:id="ct265">
          <table:cell-address table:column="6" table:row="5" table:table="0"/>
          <office:change-info>
            <dc:creator> </dc:creator>
            <dc:date>2020-04-29T23:42:06.33</dc:date>
          </office:change-info>
          <table:previous table:id="ct261">
            <table:change-track-table-cell office:value-type="string">
              <text:p>/25</text:p>
            </table:change-track-table-cell>
          </table:previous>
        </table:cell-content-change>
        <table:cell-content-change table:id="ct266">
          <table:cell-address table:column="6" table:row="6" table:table="0"/>
          <office:change-info>
            <dc:creator> </dc:creator>
            <dc:date>2020-04-29T23:42:06.33</dc:date>
          </office:change-info>
          <table:previous table:id="ct262">
            <table:change-track-table-cell office:value-type="string">
              <text:p>/25</text:p>
            </table:change-track-table-cell>
          </table:previous>
        </table:cell-content-change>
        <table:cell-content-change table:id="ct267">
          <table:cell-address table:column="9" table:row="3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68">
          <table:cell-address table:column="9" table:row="4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69">
          <table:cell-address table:column="9" table:row="5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70">
          <table:cell-address table:column="9" table:row="6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71">
          <table:cell-address table:column="9" table:row="2" table:table="0"/>
          <office:change-info>
            <dc:creator> </dc:creator>
            <dc:date>2020-04-29T23:42:34.16</dc:date>
          </office:change-info>
          <table:previous table:id="ct231">
            <table:change-track-table-cell table:cell-address="Data.J3" table:formula="of:=CONCATENATE([.D3];&quot; &quot;;[.E3];[.F3];&quot;.&quot;;[.G3];[.H3])" office:value-type="string">
              <text:p>168 1071./24192.168.107.1</text:p>
            </table:change-track-table-cell>
          </table:previous>
        </table:cell-content-change>
        <table:cell-content-change table:id="ct272">
          <table:cell-address table:column="9" table:row="3" table:table="0"/>
          <office:change-info>
            <dc:creator> </dc:creator>
            <dc:date>2020-04-29T23:43:02.97</dc:date>
          </office:change-info>
          <table:previous table:id="ct267">
            <table:change-track-table-cell table:cell-address="Data.J4" table:formula="of:=CONCATENATE([.D4];&quot; &quot;;[.E4];[.F4];&quot;.&quot;;[.G4];[.H4])" office:value-type="string">
              <text:p>168 51./24192.168.5.1</text:p>
            </table:change-track-table-cell>
          </table:previous>
        </table:cell-content-change>
        <table:cell-content-change table:id="ct273">
          <table:cell-address table:column="9" table:row="3" table:table="0"/>
          <office:change-info>
            <dc:creator> </dc:creator>
            <dc:date>2020-04-29T23:43:21.99</dc:date>
          </office:change-info>
          <table:previous table:id="ct272">
            <table:change-track-table-cell table:cell-address="Data.J4" table:formula="of:=CONCATENATE([.E4];&quot; &quot;;[.F4];&quot;.&quot;[.G4];&quot; &quot;;[.H4];[.I4])" office:value-type="string"/>
          </table:previous>
        </table:cell-content-change>
        <table:cell-content-change table:id="ct274">
          <table:cell-address table:column="9" table:row="4" table:table="0"/>
          <office:change-info>
            <dc:creator> </dc:creator>
            <dc:date>2020-04-29T23:43:21.99</dc:date>
          </office:change-info>
          <table:previous table:id="ct268">
            <table:change-track-table-cell table:cell-address="Data.J5" table:formula="of:=CONCATENATE([.D5];&quot; &quot;;[.E5];[.F5];&quot;.&quot;;[.G5];[.H5])" office:value-type="string">
              <text:p>168 71./24192.168.7.1</text:p>
            </table:change-track-table-cell>
          </table:previous>
        </table:cell-content-change>
        <table:cell-content-change table:id="ct275">
          <table:cell-address table:column="9" table:row="5" table:table="0"/>
          <office:change-info>
            <dc:creator> </dc:creator>
            <dc:date>2020-04-29T23:43:21.99</dc:date>
          </office:change-info>
          <table:previous table:id="ct269">
            <table:change-track-table-cell table:cell-address="Data.J6" table:formula="of:=CONCATENATE([.D6];&quot; &quot;;[.E6];[.F6];&quot;.&quot;;[.G6];[.H6])" office:value-type="string">
              <text:p>168 221./24192.168.22.1</text:p>
            </table:change-track-table-cell>
          </table:previous>
        </table:cell-content-change>
        <table:cell-content-change table:id="ct276">
          <table:cell-address table:column="9" table:row="6" table:table="0"/>
          <office:change-info>
            <dc:creator> </dc:creator>
            <dc:date>2020-04-29T23:43:21.99</dc:date>
          </office:change-info>
          <table:previous table:id="ct270">
            <table:change-track-table-cell table:cell-address="Data.J7" table:formula="of:=CONCATENATE([.D7];&quot; &quot;;[.E7];[.F7];&quot;.&quot;;[.G7];[.H7])" office:value-type="string">
              <text:p>168 661./24192.168.66.1</text:p>
            </table:change-track-table-cell>
          </table:previous>
        </table:cell-content-change>
        <table:cell-content-change table:id="ct277">
          <table:cell-address table:column="9" table:row="2" table:table="0"/>
          <office:change-info>
            <dc:creator> </dc:creator>
            <dc:date>2020-04-29T23:43:38.52</dc:date>
          </office:change-info>
          <table:previous table:id="ct271">
            <table:change-track-table-cell table:cell-address="Data.J3" table:formula="of:=CONCATENATE([.D3];&quot; &quot;;[.E3];[.F3];&quot;.&quot;;[.G3])" office:value-type="string">
              <text:p>168 1071./24</text:p>
            </table:change-track-table-cell>
          </table:previous>
        </table:cell-content-change>
        <table:cell-content-change table:id="ct278">
          <table:cell-address table:column="9" table:row="2" table:table="0"/>
          <office:change-info>
            <dc:creator> </dc:creator>
            <dc:date>2020-04-29T23:44:04.13</dc:date>
          </office:change-info>
          <table:previous table:id="ct277">
            <table:change-track-table-cell table:cell-address="Data.J3" table:formula="of:=CONCATENATE([.D3];&quot; &quot;;[.E3];[.F3];&quot; &quot;;[.G3])" office:value-type="string">
              <text:p>168 1071 /24</text:p>
            </table:change-track-table-cell>
          </table:previous>
        </table:cell-content-change>
        <table:cell-content-change table:id="ct279">
          <table:cell-address table:column="9" table:row="2" table:table="0"/>
          <office:change-info>
            <dc:creator> </dc:creator>
            <dc:date>2020-04-29T23:44:27.14</dc:date>
          </office:change-info>
          <table:previous table:id="ct278">
            <table:change-track-table-cell table:cell-address="Data.J3" table:formula="of:=CONCATENATE([.E3];&quot; &quot;;[.F3],&quot;.&quot;[.G3];&quot;&quot;;[.H3])" office:value-type="string"/>
          </table:previous>
        </table:cell-content-change>
        <table:cell-content-change table:id="ct280">
          <table:cell-address table:column="9" table:row="3" table:table="0"/>
          <office:change-info>
            <dc:creator> </dc:creator>
            <dc:date>2020-04-29T23:44:35.19</dc:date>
          </office:change-info>
          <table:previous table:id="ct273">
            <table:change-track-table-cell table:cell-address="Data.J4" table:formula="of:=CONCATENATE([.D4];&quot; &quot;;[.E4];[.F4];&quot;.&quot;;[.G4])" office:value-type="string">
              <text:p>168 51./24</text:p>
            </table:change-track-table-cell>
          </table:previous>
        </table:cell-content-change>
        <table:cell-content-change table:id="ct281">
          <table:cell-address table:column="9" table:row="4" table:table="0"/>
          <office:change-info>
            <dc:creator> </dc:creator>
            <dc:date>2020-04-29T23:44:35.19</dc:date>
          </office:change-info>
          <table:previous table:id="ct274">
            <table:change-track-table-cell table:cell-address="Data.J5" table:formula="of:=CONCATENATE([.D5];&quot; &quot;;[.E5];[.F5];&quot;.&quot;;[.G5])" office:value-type="string">
              <text:p>168 71./24</text:p>
            </table:change-track-table-cell>
          </table:previous>
        </table:cell-content-change>
        <table:cell-content-change table:id="ct282">
          <table:cell-address table:column="9" table:row="5" table:table="0"/>
          <office:change-info>
            <dc:creator> </dc:creator>
            <dc:date>2020-04-29T23:44:35.19</dc:date>
          </office:change-info>
          <table:previous table:id="ct275">
            <table:change-track-table-cell table:cell-address="Data.J6" table:formula="of:=CONCATENATE([.D6];&quot; &quot;;[.E6];[.F6];&quot;.&quot;;[.G6])" office:value-type="string">
              <text:p>168 221./24</text:p>
            </table:change-track-table-cell>
          </table:previous>
        </table:cell-content-change>
        <table:cell-content-change table:id="ct283">
          <table:cell-address table:column="9" table:row="6" table:table="0"/>
          <office:change-info>
            <dc:creator> </dc:creator>
            <dc:date>2020-04-29T23:44:35.19</dc:date>
          </office:change-info>
          <table:previous table:id="ct276">
            <table:change-track-table-cell table:cell-address="Data.J7" table:formula="of:=CONCATENATE([.D7];&quot; &quot;;[.E7];[.F7];&quot;.&quot;;[.G7])" office:value-type="string">
              <text:p>168 661./24</text:p>
            </table:change-track-table-cell>
          </table:previous>
        </table:cell-content-change>
        <table:cell-content-change table:id="ct284">
          <table:cell-address table:column="1" table:row="4" table:table="3"/>
          <office:change-info>
            <dc:creator> </dc:creator>
            <dc:date>2020-04-29T23:45:12.61</dc:date>
          </office:change-info>
          <table:previous table:id="ct116">
            <table:change-track-table-cell table:cell-address="DHCP.B5" table:formula="of:=[Vlan.L4]" office:value-type="float" office:value="0"/>
          </table:previous>
        </table:cell-content-change>
        <table:deletion table:id="ct285" table:type="row" table:position="5" table:table="3">
          <office:change-info>
            <dc:creator> </dc:creator>
            <dc:date>2020-04-29T23:45:24.52</dc:date>
          </office:change-info>
          <table:deletions>
            <table:cell-content-deletion table:id="ct130">
              <table:change-track-table-cell/>
            </table:cell-content-deletion>
          </table:deletions>
        </table:deletion>
        <table:cell-content-change table:id="ct286">
          <table:cell-address table:column="1" table:row="4" table:table="3"/>
          <office:change-info>
            <dc:creator> </dc:creator>
            <dc:date>2020-04-29T23:45:29.04</dc:date>
          </office:change-info>
          <table:previous table:id="ct284">
            <table:change-track-table-cell table:cell-address="DHCP.B5" table:formula="of:=[Data.A3]" office:value-type="string">
              <text:p>IoT</text:p>
            </table:change-track-table-cell>
          </table:previous>
        </table:cell-content-change>
        <table:cell-content-change table:id="ct287">
          <table:cell-address table:column="1" table:row="5" table:table="3"/>
          <office:change-info>
            <dc:creator> </dc:creator>
            <dc:date>2020-04-29T23:45:29.04</dc:date>
          </office:change-info>
          <table:previous table:id="ct48">
            <table:change-track-table-cell table:cell-address="DHCP.B6" table:formula="of:=[.B5]" office:value-type="string">
              <text:p>IoT</text:p>
            </table:change-track-table-cell>
          </table:previous>
        </table:cell-content-change>
        <table:cell-content-change table:id="ct288">
          <table:cell-address table:column="1" table:row="6" table:table="3"/>
          <office:change-info>
            <dc:creator> </dc:creator>
            <dc:date>2020-04-29T23:45:29.04</dc:date>
          </office:change-info>
          <table:previous>
            <table:change-track-table-cell table:cell-address="DHCP.B7" table:formula="of:=[.B5]" office:value-type="string">
              <text:p>IoT</text:p>
            </table:change-track-table-cell>
          </table:previous>
        </table:cell-content-change>
        <table:cell-content-change table:id="ct289">
          <table:cell-address table:column="1" table:row="7" table:table="3"/>
          <office:change-info>
            <dc:creator> </dc:creator>
            <dc:date>2020-04-29T23:45:29.04</dc:date>
          </office:change-info>
          <table:previous>
            <table:change-track-table-cell table:cell-address="DHCP.B8" table:formula="of:=[.B5]" office:value-type="string">
              <text:p>IoT</text:p>
            </table:change-track-table-cell>
          </table:previous>
        </table:cell-content-change>
        <table:cell-content-change table:id="ct290">
          <table:cell-address table:column="1" table:row="8" table:table="3"/>
          <office:change-info>
            <dc:creator> </dc:creator>
            <dc:date>2020-04-29T23:45:29.04</dc:date>
          </office:change-info>
          <table:previous table:id="ct71">
            <table:change-track-table-cell table:cell-address="DHCP.B9" table:formula="of:=[.B5]" office:value-type="string">
              <text:p>IoT</text:p>
            </table:change-track-table-cell>
          </table:previous>
        </table:cell-content-change>
        <table:cell-content-change table:id="ct291">
          <table:cell-address table:column="2" table:row="4" table:table="3"/>
          <office:change-info>
            <dc:creator> </dc:creator>
            <dc:date>2020-04-29T23:45:50.49</dc:date>
          </office:change-info>
          <table:previous table:id="ct117">
            <table:change-track-table-cell table:cell-address="DHCP.C5" table:formula="of:=[Vlan.D4]" office:value-type="float" office:value="5"/>
          </table:previous>
        </table:cell-content-change>
        <table:cell-content-change table:id="ct292">
          <table:cell-address table:column="2" table:row="4" table:table="3"/>
          <office:change-info>
            <dc:creator> </dc:creator>
            <dc:date>2020-04-29T23:45:56.33</dc:date>
          </office:change-info>
          <table:previous table:id="ct291">
            <table:change-track-table-cell table:cell-address="DHCP.C5" table:formula="of:=[Data.B3]" office:value-type="float" office:value="107"/>
          </table:previous>
        </table:cell-content-change>
        <table:cell-content-change table:id="ct293">
          <table:cell-address table:column="2" table:row="5" table:table="3"/>
          <office:change-info>
            <dc:creator> </dc:creator>
            <dc:date>2020-04-29T23:45:56.33</dc:date>
          </office:change-info>
          <table:previous table:id="ct32">
            <table:change-track-table-cell table:cell-address="DHCP.C6" table:formula="of:=[.C5]" office:value-type="float" office:value="107"/>
          </table:previous>
        </table:cell-content-change>
        <table:cell-content-change table:id="ct294">
          <table:cell-address table:column="2" table:row="6" table:table="3"/>
          <office:change-info>
            <dc:creator> </dc:creator>
            <dc:date>2020-04-29T23:45:56.33</dc:date>
          </office:change-info>
          <table:previous>
            <table:change-track-table-cell table:cell-address="DHCP.C7" table:formula="of:=[.C5]" office:value-type="float" office:value="107"/>
          </table:previous>
        </table:cell-content-change>
        <table:cell-content-change table:id="ct295">
          <table:cell-address table:column="2" table:row="7" table:table="3"/>
          <office:change-info>
            <dc:creator> </dc:creator>
            <dc:date>2020-04-29T23:45:56.33</dc:date>
          </office:change-info>
          <table:previous>
            <table:change-track-table-cell table:cell-address="DHCP.C8" table:formula="of:=[.C5]" office:value-type="float" office:value="107"/>
          </table:previous>
        </table:cell-content-change>
        <table:cell-content-change table:id="ct296">
          <table:cell-address table:column="2" table:row="8" table:table="3"/>
          <office:change-info>
            <dc:creator> </dc:creator>
            <dc:date>2020-04-29T23:45:56.33</dc:date>
          </office:change-info>
          <table:previous table:id="ct75">
            <table:change-track-table-cell table:cell-address="DHCP.C9" table:formula="of:=[.C5]" office:value-type="float" office:value="107"/>
          </table:previous>
        </table:cell-content-change>
        <table:cell-content-change table:id="ct297">
          <table:cell-address table:column="4" table:row="5" table:table="3"/>
          <office:change-info>
            <dc:creator> </dc:creator>
            <dc:date>2020-04-29T23:46:14.18</dc:date>
          </office:change-info>
          <table:previous table:id="ct80">
            <table:change-track-table-cell office:value-type="string">
              <text:p>192.168.1.0/24 </text:p>
            </table:change-track-table-cell>
          </table:previous>
        </table:cell-content-change>
        <table:cell-content-change table:id="ct298">
          <table:cell-address table:column="4" table:row="5" table:table="3"/>
          <office:change-info>
            <dc:creator> </dc:creator>
            <dc:date>2020-04-29T23:46:21.36</dc:date>
          </office:change-info>
          <table:previous table:id="ct297">
            <table:change-track-table-cell table:cell-address="DHCP.E6" table:formula="of:=[Data.J3]" office:value-type="float" office:value="20"/>
          </table:previous>
        </table:cell-content-change>
        <table:cell-content-change table:id="ct299">
          <table:cell-address table:column="4" table:row="6" table:table="3"/>
          <office:change-info>
            <dc:creator> </dc:creator>
            <dc:date>2020-04-29T23:46:21.36</dc:date>
          </office:change-info>
          <table:previous>
            <table:change-track-table-cell table:cell-address="DHCP.E7" table:formula="of:=[.E6]" office:value-type="string">
              <text:p>192.168.107.1/24</text:p>
            </table:change-track-table-cell>
          </table:previous>
        </table:cell-content-change>
        <table:cell-content-change table:id="ct300">
          <table:cell-address table:column="4" table:row="7" table:table="3"/>
          <office:change-info>
            <dc:creator> </dc:creator>
            <dc:date>2020-04-29T23:46:21.36</dc:date>
          </office:change-info>
          <table:previous>
            <table:change-track-table-cell table:cell-address="DHCP.E8" table:formula="of:=[.E6]" office:value-type="string">
              <text:p>192.168.107.1/24</text:p>
            </table:change-track-table-cell>
          </table:previous>
        </table:cell-content-change>
        <table:cell-content-change table:id="ct301">
          <table:cell-address table:column="4" table:row="8" table:table="3"/>
          <office:change-info>
            <dc:creator> </dc:creator>
            <dc:date>2020-04-29T23:46:21.36</dc:date>
          </office:change-info>
          <table:previous table:id="ct97">
            <table:change-track-table-cell table:cell-address="DHCP.E9" table:formula="of:=[.E6]" office:value-type="string">
              <text:p>192.168.107.1/24</text:p>
            </table:change-track-table-cell>
          </table:previous>
        </table:cell-content-change>
        <table:movement table:id="ct302">
          <table:source-range-address table:start-column="8" table:start-row="0" table:start-table="0" table:end-column="8" table:end-row="6" table:end-table="0"/>
          <table:target-range-address table:start-column="9" table:start-row="0" table:start-table="0" table:end-column="9" table:end-row="6" table:end-table="0"/>
          <office:change-info>
            <dc:creator> </dc:creator>
            <dc:date>2020-04-29T23:46:47.68</dc:date>
          </office:change-info>
          <table:dependencies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</table:dependencies>
        </table:movement>
        <table:cell-content-change table:id="ct303">
          <table:cell-address table:column="7" table:row="0" table:table="0"/>
          <office:change-info>
            <dc:creator> </dc:creator>
            <dc:date>2020-04-29T23:47:00.25</dc:date>
          </office:change-info>
          <table:previous>
            <table:change-track-table-cell/>
          </table:previous>
        </table:cell-content-change>
        <table:cell-content-change table:id="ct304">
          <table:cell-address table:column="8" table:row="0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5">
          <table:cell-address table:column="8" table:row="2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6">
          <table:cell-address table:column="8" table:row="3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7">
          <table:cell-address table:column="8" table:row="4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8">
          <table:cell-address table:column="8" table:row="5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9">
          <table:cell-address table:column="8" table:row="6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10">
          <table:cell-address table:column="9" table:row="0" table:table="0"/>
          <office:change-info>
            <dc:creator> </dc:creator>
            <dc:date>2020-04-29T23:47:08.50</dc:date>
          </office:change-info>
          <table:previous table:id="ct234">
            <table:change-track-table-cell office:value-type="string">
              <text:p>Network/Submask</text:p>
            </table:change-track-table-cell>
          </table:previous>
        </table:cell-content-change>
        <table:cell-content-change table:id="ct311">
          <table:cell-address table:column="9" table:row="2" table:table="0"/>
          <office:change-info>
            <dc:creator> </dc:creator>
            <dc:date>2020-04-29T23:47:08.50</dc:date>
          </office:change-info>
          <table:previous table:id="ct279">
            <table:change-track-table-cell table:cell-address="Data.J3" table:formula="of:=CONCATENATE([.D3];&quot; &quot;;[.E3];&quot;.&quot;;[.F3];&quot;&quot;;[.G3])" office:value-type="string">
              <text:p>168 107.1/24</text:p>
            </table:change-track-table-cell>
          </table:previous>
        </table:cell-content-change>
        <table:cell-content-change table:id="ct312">
          <table:cell-address table:column="9" table:row="3" table:table="0"/>
          <office:change-info>
            <dc:creator> </dc:creator>
            <dc:date>2020-04-29T23:47:08.50</dc:date>
          </office:change-info>
          <table:previous table:id="ct280">
            <table:change-track-table-cell table:cell-address="Data.J4" table:formula="of:=CONCATENATE([.D4];&quot; &quot;;[.E4];&quot;.&quot;;[.F4];&quot;&quot;;[.G4])" office:value-type="string">
              <text:p>168 5.1/24</text:p>
            </table:change-track-table-cell>
          </table:previous>
        </table:cell-content-change>
        <table:cell-content-change table:id="ct313">
          <table:cell-address table:column="9" table:row="4" table:table="0"/>
          <office:change-info>
            <dc:creator> </dc:creator>
            <dc:date>2020-04-29T23:47:08.50</dc:date>
          </office:change-info>
          <table:previous table:id="ct281">
            <table:change-track-table-cell table:cell-address="Data.J5" table:formula="of:=CONCATENATE([.D5];&quot; &quot;;[.E5];&quot;.&quot;;[.F5];&quot;&quot;;[.G5])" office:value-type="string">
              <text:p>168 7.1/24</text:p>
            </table:change-track-table-cell>
          </table:previous>
        </table:cell-content-change>
        <table:cell-content-change table:id="ct314">
          <table:cell-address table:column="9" table:row="5" table:table="0"/>
          <office:change-info>
            <dc:creator> </dc:creator>
            <dc:date>2020-04-29T23:47:08.50</dc:date>
          </office:change-info>
          <table:previous table:id="ct282">
            <table:change-track-table-cell table:cell-address="Data.J6" table:formula="of:=CONCATENATE([.D6];&quot; &quot;;[.E6];&quot;.&quot;;[.F6];&quot;&quot;;[.G6])" office:value-type="string">
              <text:p>168 22.1/24</text:p>
            </table:change-track-table-cell>
          </table:previous>
        </table:cell-content-change>
        <table:cell-content-change table:id="ct315">
          <table:cell-address table:column="9" table:row="6" table:table="0"/>
          <office:change-info>
            <dc:creator> </dc:creator>
            <dc:date>2020-04-29T23:47:08.50</dc:date>
          </office:change-info>
          <table:previous table:id="ct283">
            <table:change-track-table-cell table:cell-address="Data.J7" table:formula="of:=CONCATENATE([.D7];&quot; &quot;;[.E7];&quot;.&quot;;[.F7];&quot;&quot;;[.G7])" office:value-type="string">
              <text:p>168 66.1/24</text:p>
            </table:change-track-table-cell>
          </table:previous>
        </table:cell-content-change>
        <table:cell-content-change table:id="ct316">
          <table:cell-address table:column="7" table:row="0" table:table="0"/>
          <office:change-info>
            <dc:creator> </dc:creator>
            <dc:date>2020-04-29T23:47:22.36</dc:date>
          </office:change-info>
          <table:previous table:id="ct303">
            <table:change-track-table-cell office:value-type="string">
              <text:p>N</text:p>
            </table:change-track-table-cell>
          </table:previous>
        </table:cell-content-change>
        <table:cell-content-change table:id="ct317">
          <table:cell-address table:column="7" table:row="2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18">
          <table:cell-address table:column="7" table:row="3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19">
          <table:cell-address table:column="7" table:row="4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0">
          <table:cell-address table:column="7" table:row="5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1">
          <table:cell-address table:column="7" table:row="6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2">
          <table:cell-address table:column="7" table:row="2" table:table="0"/>
          <office:change-info>
            <dc:creator> </dc:creator>
            <dc:date>2020-04-29T23:48:10.36</dc:date>
          </office:change-info>
          <table:previous table:id="ct317">
            <table:change-track-table-cell table:cell-address="Data.H3" table:formula="of:=CONCATENATE([.B3];&quot; &quot;;[.D3];&quot;.&quot;;[.E3];&quot;&quot;;[.F3])" office:value-type="string">
              <text:p>107 168.1071</text:p>
            </table:change-track-table-cell>
          </table:previous>
        </table:cell-content-change>
        <table:cell-content-change table:id="ct323">
          <table:cell-address table:column="7" table:row="3" table:table="0"/>
          <office:change-info>
            <dc:creator> </dc:creator>
            <dc:date>2020-04-29T23:48:16.68</dc:date>
          </office:change-info>
          <table:previous table:id="ct318">
            <table:change-track-table-cell table:cell-address="Data.H4" table:formula="of:=CONCATENATE([.B4];&quot; &quot;;[.D4];&quot;.&quot;;[.E4];&quot;&quot;;[.F4])" office:value-type="string">
              <text:p>5 168.51</text:p>
            </table:change-track-table-cell>
          </table:previous>
        </table:cell-content-change>
        <table:cell-content-change table:id="ct324">
          <table:cell-address table:column="7" table:row="4" table:table="0"/>
          <office:change-info>
            <dc:creator> </dc:creator>
            <dc:date>2020-04-29T23:48:16.68</dc:date>
          </office:change-info>
          <table:previous table:id="ct319">
            <table:change-track-table-cell table:cell-address="Data.H5" table:formula="of:=CONCATENATE([.B5];&quot; &quot;;[.D5];&quot;.&quot;;[.E5];&quot;&quot;;[.F5])" office:value-type="string">
              <text:p>7 168.71</text:p>
            </table:change-track-table-cell>
          </table:previous>
        </table:cell-content-change>
        <table:cell-content-change table:id="ct325">
          <table:cell-address table:column="7" table:row="5" table:table="0"/>
          <office:change-info>
            <dc:creator> </dc:creator>
            <dc:date>2020-04-29T23:48:16.68</dc:date>
          </office:change-info>
          <table:previous table:id="ct320">
            <table:change-track-table-cell table:cell-address="Data.H6" table:formula="of:=CONCATENATE([.B6];&quot; &quot;;[.D6];&quot;.&quot;;[.E6];&quot;&quot;;[.F6])" office:value-type="string">
              <text:p>22 168.221</text:p>
            </table:change-track-table-cell>
          </table:previous>
        </table:cell-content-change>
        <table:cell-content-change table:id="ct326">
          <table:cell-address table:column="7" table:row="6" table:table="0"/>
          <office:change-info>
            <dc:creator> </dc:creator>
            <dc:date>2020-04-29T23:48:16.68</dc:date>
          </office:change-info>
          <table:previous table:id="ct321">
            <table:change-track-table-cell table:cell-address="Data.H7" table:formula="of:=CONCATENATE([.B7];&quot; &quot;;[.D7];&quot;.&quot;;[.E7];&quot;&quot;;[.F7])" office:value-type="string">
              <text:p>66 168.661</text:p>
            </table:change-track-table-cell>
          </table:previous>
        </table:cell-content-change>
        <table:cell-content-change table:id="ct327">
          <table:cell-address table:column="6" table:row="5" table:table="3"/>
          <office:change-info>
            <dc:creator> </dc:creator>
            <dc:date>2020-04-29T23:48:36.60</dc:date>
          </office:change-info>
          <table:previous table:id="ct82">
            <table:change-track-table-cell office:value-type="string">
              <text:p>192.168.1.1</text:p>
            </table:change-track-table-cell>
          </table:previous>
        </table:cell-content-change>
        <table:cell-content-change table:id="ct328">
          <table:cell-address table:column="1" table:row="5" table:table="3"/>
          <office:change-info>
            <dc:creator> </dc:creator>
            <dc:date>2020-04-29T23:49:28.53</dc:date>
          </office:change-info>
          <table:previous table:id="ct287">
            <table:change-track-table-cell table:cell-address="DHCP.B6" table:formula="of:=[Data.A4]" office:value-type="string">
              <text:p>Guest</text:p>
            </table:change-track-table-cell>
          </table:previous>
        </table:cell-content-change>
        <table:cell-content-change table:id="ct329">
          <table:cell-address table:column="1" table:row="5" table:table="3"/>
          <office:change-info>
            <dc:creator> </dc:creator>
            <dc:date>2020-04-29T23:49:36.32</dc:date>
          </office:change-info>
          <table:previous table:id="ct328">
            <table:change-track-table-cell office:value-type="string">
              <text:p>b5</text:p>
            </table:change-track-table-cell>
          </table:previous>
        </table:cell-content-change>
        <table:cell-content-change table:id="ct330">
          <table:cell-address table:column="1" table:row="6" table:table="3"/>
          <office:change-info>
            <dc:creator> </dc:creator>
            <dc:date>2020-04-29T23:49:41.38</dc:date>
          </office:change-info>
          <table:previous table:id="ct288">
            <table:change-track-table-cell table:cell-address="DHCP.B7" table:formula="of:=[Data.A5]" office:value-type="string">
              <text:p>Voip</text:p>
            </table:change-track-table-cell>
          </table:previous>
        </table:cell-content-change>
        <table:cell-content-change table:id="ct331">
          <table:cell-address table:column="1" table:row="7" table:table="3"/>
          <office:change-info>
            <dc:creator> </dc:creator>
            <dc:date>2020-04-29T23:49:41.38</dc:date>
          </office:change-info>
          <table:previous table:id="ct289">
            <table:change-track-table-cell table:cell-address="DHCP.B8" table:formula="of:=[Data.A6]" office:value-type="string">
              <text:p>Production</text:p>
            </table:change-track-table-cell>
          </table:previous>
        </table:cell-content-change>
        <table:cell-content-change table:id="ct332">
          <table:cell-address table:column="1" table:row="8" table:table="3"/>
          <office:change-info>
            <dc:creator> </dc:creator>
            <dc:date>2020-04-29T23:49:41.38</dc:date>
          </office:change-info>
          <table:previous table:id="ct290">
            <table:change-track-table-cell table:cell-address="DHCP.B9" table:formula="of:=[Data.A7]" office:value-type="string">
              <text:p>Management</text:p>
            </table:change-track-table-cell>
          </table:previous>
        </table:cell-content-change>
        <table:cell-content-change table:id="ct333">
          <table:cell-address table:column="2" table:row="5" table:table="3"/>
          <office:change-info>
            <dc:creator> </dc:creator>
            <dc:date>2020-04-29T23:49:55.40</dc:date>
          </office:change-info>
          <table:previous table:id="ct293">
            <table:change-track-table-cell table:cell-address="DHCP.C6" table:formula="of:=[Data.B4]" office:value-type="float" office:value="5"/>
          </table:previous>
        </table:cell-content-change>
        <table:cell-content-change table:id="ct334">
          <table:cell-address table:column="2" table:row="6" table:table="3"/>
          <office:change-info>
            <dc:creator> </dc:creator>
            <dc:date>2020-04-29T23:50:03.22</dc:date>
          </office:change-info>
          <table:previous table:id="ct294">
            <table:change-track-table-cell table:cell-address="DHCP.C7" table:formula="of:=[Data.B5]" office:value-type="float" office:value="7"/>
          </table:previous>
        </table:cell-content-change>
        <table:cell-content-change table:id="ct335">
          <table:cell-address table:column="2" table:row="7" table:table="3"/>
          <office:change-info>
            <dc:creator> </dc:creator>
            <dc:date>2020-04-29T23:50:03.22</dc:date>
          </office:change-info>
          <table:previous table:id="ct295">
            <table:change-track-table-cell table:cell-address="DHCP.C8" table:formula="of:=[Data.B6]" office:value-type="float" office:value="22"/>
          </table:previous>
        </table:cell-content-change>
        <table:cell-content-change table:id="ct336">
          <table:cell-address table:column="2" table:row="8" table:table="3"/>
          <office:change-info>
            <dc:creator> </dc:creator>
            <dc:date>2020-04-29T23:50:03.22</dc:date>
          </office:change-info>
          <table:previous table:id="ct296">
            <table:change-track-table-cell table:cell-address="DHCP.C9" table:formula="of:=[Data.B7]" office:value-type="float" office:value="66"/>
          </table:previous>
        </table:cell-content-change>
        <table:cell-content-change table:id="ct337">
          <table:cell-address table:column="4" table:row="5" table:table="3"/>
          <office:change-info>
            <dc:creator> </dc:creator>
            <dc:date>2020-04-29T23:50:24.97</dc:date>
          </office:change-info>
          <table:previous table:id="ct298">
            <table:change-track-table-cell table:cell-address="DHCP.E6" table:formula="of:=[Data.J3]" office:value-type="float" office:value="20"/>
          </table:previous>
        </table:cell-content-change>
        <table:cell-content-change table:id="ct338">
          <table:cell-address table:column="4" table:row="5" table:table="3"/>
          <office:change-info>
            <dc:creator> </dc:creator>
            <dc:date>2020-04-29T23:50:31.76</dc:date>
          </office:change-info>
          <table:previous table:id="ct337">
            <table:change-track-table-cell table:cell-address="DHCP.E6" table:formula="of:=[Data.I3]" office:value-type="string">
              <text:p>192.168.107.1/24</text:p>
            </table:change-track-table-cell>
          </table:previous>
        </table:cell-content-change>
        <table:cell-content-change table:id="ct339">
          <table:cell-address table:column="4" table:row="6" table:table="3"/>
          <office:change-info>
            <dc:creator> </dc:creator>
            <dc:date>2020-04-29T23:50:31.76</dc:date>
          </office:change-info>
          <table:previous table:id="ct299">
            <table:change-track-table-cell table:cell-address="DHCP.E7" table:formula="of:=[Data.J4]" office:value-type="float" office:value="50"/>
          </table:previous>
        </table:cell-content-change>
        <table:cell-content-change table:id="ct340">
          <table:cell-address table:column="4" table:row="7" table:table="3"/>
          <office:change-info>
            <dc:creator> </dc:creator>
            <dc:date>2020-04-29T23:50:31.76</dc:date>
          </office:change-info>
          <table:previous table:id="ct300">
            <table:change-track-table-cell table:cell-address="DHCP.E8" table:formula="of:=[Data.J5]" office:value-type="float" office:value="10"/>
          </table:previous>
        </table:cell-content-change>
        <table:cell-content-change table:id="ct341">
          <table:cell-address table:column="4" table:row="8" table:table="3"/>
          <office:change-info>
            <dc:creator> </dc:creator>
            <dc:date>2020-04-29T23:50:31.76</dc:date>
          </office:change-info>
          <table:previous table:id="ct301">
            <table:change-track-table-cell table:cell-address="DHCP.E9" table:formula="of:=[Data.J6]" office:value-type="float" office:value="10"/>
          </table:previous>
        </table:cell-content-change>
        <table:cell-content-change table:id="ct342">
          <table:cell-address table:column="4" table:row="6" table:table="3"/>
          <office:change-info>
            <dc:creator> </dc:creator>
            <dc:date>2020-04-29T23:50:49.85</dc:date>
          </office:change-info>
          <table:previous table:id="ct339">
            <table:change-track-table-cell table:cell-address="DHCP.E7" table:formula="of:=[Data.I4]" office:value-type="string">
              <text:p>192.168.5.1/24</text:p>
            </table:change-track-table-cell>
          </table:previous>
        </table:cell-content-change>
        <table:cell-content-change table:id="ct343">
          <table:cell-address table:column="4" table:row="7" table:table="3"/>
          <office:change-info>
            <dc:creator> </dc:creator>
            <dc:date>2020-04-29T23:50:54.06</dc:date>
          </office:change-info>
          <table:previous table:id="ct340">
            <table:change-track-table-cell table:cell-address="DHCP.E8" table:formula="of:=[Data.I5]" office:value-type="string">
              <text:p>192.168.7.1/24</text:p>
            </table:change-track-table-cell>
          </table:previous>
        </table:cell-content-change>
        <table:cell-content-change table:id="ct344">
          <table:cell-address table:column="4" table:row="8" table:table="3"/>
          <office:change-info>
            <dc:creator> </dc:creator>
            <dc:date>2020-04-29T23:50:54.06</dc:date>
          </office:change-info>
          <table:previous table:id="ct341">
            <table:change-track-table-cell table:cell-address="DHCP.E9" table:formula="of:=[Data.I6]" office:value-type="string">
              <text:p>192.168.22.1/24</text:p>
            </table:change-track-table-cell>
          </table:previous>
        </table:cell-content-change>
        <table:cell-content-change table:id="ct345">
          <table:cell-address table:column="10" table:row="8" table:table="3"/>
          <office:change-info>
            <dc:creator> </dc:creator>
            <dc:date>2020-04-29T23:51:52.59</dc:date>
          </office:change-info>
          <table:previous table:id="ct137">
            <table:change-track-table-cell table:cell-address="DHCP.K9" table:formula="of:=CONCATENATE([.A9];&quot; &quot;;[.B9];&quot; &quot;;[.C9];&quot; &quot;;[.D9];[.E9];&quot; &quot;;[.F9];[.G9])" office:value-type="string">
              <text:p>set service dhcp-server shared-network-name IoT 107 <text:s/>subnet 192.168.107.1/24 start 192.168.107.20</text:p>
            </table:change-track-table-cell>
          </table:previous>
        </table:cell-content-change>
        <table:movement table:id="ct346">
          <table:source-range-address table:column="10" table:row="7" table:table="3"/>
          <table:target-range-address table:column="10" table:row="7" table:table="3"/>
          <office:change-info>
            <dc:creator> </dc:creator>
            <dc:date>2020-04-29T23:51:59.91</dc:date>
          </office:change-info>
          <table:deletions>
            <table:cell-content-deletion table:id="ct136">
              <table:change-track-table-cell table:cell-address="DHCP.K8" table:formula="of:=CONCATENATE([.A8];&quot; &quot;;[.B8];&quot; &quot;;[.C8];&quot; &quot;;[.D8];[.E8];&quot; &quot;;[.F8];[.G8])" office:value-type="string">
                <text:p>set service dhcp-server shared-network-name IoT 107 <text:s/>subnet 192.168.107.1/24 lease 86400</text:p>
              </table:change-track-table-cell>
            </table:cell-content-deletion>
          </table:deletions>
        </table:movement>
        <table:cell-content-change table:id="ct347">
          <table:cell-address table:column="10" table:row="8" table:table="3"/>
          <office:change-info>
            <dc:creator> </dc:creator>
            <dc:date>2020-04-29T23:52:04.54</dc:date>
          </office:change-info>
          <table:previous table:id="ct345">
            <table:change-track-table-cell table:cell-address="DHCP.K9" table:formula="of:=CONCATENATE([.A9];&quot; &quot;;[.B9];&quot; &quot;;[.C9];&quot; &quot;;[.D9];[.E9];&quot; &quot;;[.F9];g9h9;[.I9])" office:value-type="float" office:value="0"/>
          </table:previous>
        </table:cell-content-change>
        <table:cell-content-change table:id="ct348">
          <table:cell-address table:column="10" table:row="8" table:table="3"/>
          <office:change-info>
            <dc:creator> </dc:creator>
            <dc:date>2020-04-29T23:52:16.60</dc:date>
          </office:change-info>
          <table:previous table:id="ct347">
            <table:change-track-table-cell table:cell-address="DHCP.K9" table:formula="of:=CONCATENATE([.A9];&quot; &quot;;[.B9];&quot; &quot;;[.C9];&quot; &quot;;[.D9];[.E9];&quot; &quot;;[.F9];[.G9])" office:value-type="string">
              <text:p>set service dhcp-server shared-network-name IoT 107 <text:s/>subnet 192.168.107.1/24 start 192.168.107.20</text:p>
            </table:change-track-table-cell>
          </table:previous>
        </table:cell-content-change>
        <table:cell-content-change table:id="ct349">
          <table:cell-address table:column="10" table:row="8" table:table="3"/>
          <office:change-info>
            <dc:creator> </dc:creator>
            <dc:date>2020-04-29T23:52:39.91</dc:date>
          </office:change-info>
          <table:previous table:id="ct348">
            <table:change-track-table-cell table:cell-address="DHCP.K9" table:formula="of:=CONCATENATE([.A9];&quot; &quot;;[.B9];&quot; &quot;;[.C9];&quot; &quot;;[.D9];[.E9];&quot; &quot;;[.F9];g9h9;[.I9])" office:value-type="float" office:value="0"/>
          </table:previous>
        </table:cell-content-change>
        <table:cell-content-change table:id="ct350">
          <table:cell-address table:column="9" table:row="0" table:table="0"/>
          <office:change-info>
            <dc:creator> </dc:creator>
            <dc:date>2020-04-29T23:52:58.83</dc:date>
          </office:change-info>
          <table:previous table:id="ct310">
            <table:change-track-table-cell/>
          </table:previous>
        </table:cell-content-change>
        <table:cell-content-change table:id="ct351">
          <table:cell-address table:column="9" table:row="0" table:table="0"/>
          <office:change-info>
            <dc:creator> </dc:creator>
            <dc:date>2020-04-29T23:52:59.81</dc:date>
          </office:change-info>
          <table:previous table:id="ct350">
            <table:change-track-table-cell office:value-type="string">
              <text:p>Start DHCX</text:p>
            </table:change-track-table-cell>
          </table:previous>
        </table:cell-content-change>
        <table:cell-content-change table:id="ct352">
          <table:cell-address table:column="9" table:row="0" table:table="0"/>
          <office:change-info>
            <dc:creator> </dc:creator>
            <dc:date>2020-04-29T23:53:03.78</dc:date>
          </office:change-info>
          <table:previous table:id="ct351">
            <table:change-track-table-cell/>
          </table:previous>
        </table:cell-content-change>
        <table:cell-content-change table:id="ct353">
          <table:cell-address table:column="9" table:row="0" table:table="0"/>
          <office:change-info>
            <dc:creator> </dc:creator>
            <dc:date>2020-04-29T23:53:15.32</dc:date>
          </office:change-info>
          <table:previous table:id="ct352">
            <table:change-track-table-cell office:value-type="string">
              <text:p>Start DC</text:p>
            </table:change-track-table-cell>
          </table:previous>
        </table:cell-content-change>
        <table:cell-content-change table:id="ct354">
          <table:cell-address table:column="10" table:row="0" table:table="0"/>
          <office:change-info>
            <dc:creator> </dc:creator>
            <dc:date>2020-04-29T23:53:24.01</dc:date>
          </office:change-info>
          <table:previous>
            <table:change-track-table-cell/>
          </table:previous>
        </table:cell-content-change>
        <table:cell-content-change table:id="ct355">
          <table:cell-address table:column="9" table:row="2" table:table="0"/>
          <office:change-info>
            <dc:creator> </dc:creator>
            <dc:date>2020-04-29T23:53:34.78</dc:date>
          </office:change-info>
          <table:previous table:id="ct311">
            <table:change-track-table-cell/>
          </table:previous>
        </table:cell-content-change>
        <table:cell-content-change table:id="ct356">
          <table:cell-address table:column="10" table:row="2" table:table="0"/>
          <office:change-info>
            <dc:creator> </dc:creator>
            <dc:date>2020-04-29T23:53:52.82</dc:date>
          </office:change-info>
          <table:previous>
            <table:change-track-table-cell/>
          </table:previous>
        </table:cell-content-change>
        <table:cell-content-change table:id="ct357">
          <table:cell-address table:column="6" table:row="8" table:table="3"/>
          <office:change-info>
            <dc:creator> </dc:creator>
            <dc:date>2020-04-29T23:54:24.46</dc:date>
          </office:change-info>
          <table:previous table:id="ct94">
            <table:change-track-table-cell office:value-type="string">
              <text:p>192.168.1.38 </text:p>
            </table:change-track-table-cell>
          </table:previous>
        </table:cell-content-change>
        <table:cell-content-change table:id="ct358">
          <table:cell-address table:column="6" table:row="8" table:table="3"/>
          <office:change-info>
            <dc:creator> </dc:creator>
            <dc:date>2020-04-29T23:55:42.82</dc:date>
          </office:change-info>
          <table:previous table:id="ct357">
            <table:change-track-table-cell table:cell-address="DHCP.G9" table:formula="of:=CONCATENATE([.A5];&quot; &quot;;[.B5];&quot; &quot;;[.C5];&quot; &quot;;[.D5];[.E5];&quot;.&quot;;[.F5];[.G5])" office:value-type="string">
              <text:p>set service dhcp-server shared-network-name IoT 107 authoritative enable.</text:p>
            </table:change-track-table-cell>
          </table:previous>
        </table:cell-content-change>
        <table:cell-content-change table:id="ct359">
          <table:cell-address table:column="6" table:row="8" table:table="3"/>
          <office:change-info>
            <dc:creator> </dc:creator>
            <dc:date>2020-04-29T23:55:54.92</dc:date>
          </office:change-info>
          <table:previous table:id="ct358">
            <table:change-track-table-cell table:cell-address="DHCP.G9" table:formula="of:=CONCATENATE([Data.D3];[Data.E3];[Data.J3])" office:value-type="string">
              <text:p>16810720</text:p>
            </table:change-track-table-cell>
          </table:previous>
        </table:cell-content-change>
        <table:cell-content-change table:id="ct360">
          <table:cell-address table:column="6" table:row="8" table:table="3"/>
          <office:change-info>
            <dc:creator> </dc:creator>
            <dc:date>2020-04-29T23:56:03.08</dc:date>
          </office:change-info>
          <table:previous table:id="ct359">
            <table:change-track-table-cell table:cell-address="DHCP.G9" table:formula="of:=CONCATENATE([Firewall.C3];[Firewall.D3];&quot;.&quot;[Firewall.I3])" office:value-type="string"/>
          </table:previous>
        </table:cell-content-change>
        <table:cell-content-change table:id="ct361">
          <table:cell-address table:column="8" table:row="8" table:table="3"/>
          <office:change-info>
            <dc:creator> </dc:creator>
            <dc:date>2020-04-29T23:56:22.70</dc:date>
          </office:change-info>
          <table:previous table:id="ct92">
            <table:change-track-table-cell office:value-type="string">
              <text:p>192.168.1.243</text:p>
            </table:change-track-table-cell>
          </table:previous>
        </table:cell-content-change>
        <table:cell-content-change table:id="ct362">
          <table:cell-address table:column="8" table:row="8" table:table="3"/>
          <office:change-info>
            <dc:creator> </dc:creator>
            <dc:date>2020-04-29T23:56:44.01</dc:date>
          </office:change-info>
          <table:previous table:id="ct361">
            <table:change-track-table-cell table:cell-address="DHCP.I9" table:formula="of:=CONCATENATE([Data.D3];[Data.E3];&quot;.&quot;;[Data.J3])" office:value-type="string">
              <text:p>168107.20</text:p>
            </table:change-track-table-cell>
          </table:previous>
        </table:cell-content-change>
        <table:cell-content-change table:id="ct363">
          <table:cell-address table:column="3" table:row="3" table:table="0"/>
          <office:change-info>
            <dc:creator> </dc:creator>
            <dc:date>2020-04-29T23:57:25.33</dc:date>
          </office:change-info>
          <table:previous table:id="ct235">
            <table:change-track-table-cell office:value-type="string">
              <text:p>193.168.</text:p>
            </table:change-track-table-cell>
          </table:previous>
        </table:cell-content-change>
        <table:cell-content-change table:id="ct364">
          <table:cell-address table:column="3" table:row="4" table:table="0"/>
          <office:change-info>
            <dc:creator> </dc:creator>
            <dc:date>2020-04-29T23:57:26.33</dc:date>
          </office:change-info>
          <table:previous table:id="ct236">
            <table:change-track-table-cell office:value-type="string">
              <text:p>194.168.</text:p>
            </table:change-track-table-cell>
          </table:previous>
        </table:cell-content-change>
        <table:cell-content-change table:id="ct365">
          <table:cell-address table:column="3" table:row="5" table:table="0"/>
          <office:change-info>
            <dc:creator> </dc:creator>
            <dc:date>2020-04-29T23:57:27.12</dc:date>
          </office:change-info>
          <table:previous table:id="ct237">
            <table:change-track-table-cell office:value-type="string">
              <text:p>195.168.</text:p>
            </table:change-track-table-cell>
          </table:previous>
        </table:cell-content-change>
        <table:cell-content-change table:id="ct366">
          <table:cell-address table:column="3" table:row="6" table:table="0"/>
          <office:change-info>
            <dc:creator> </dc:creator>
            <dc:date>2020-04-29T23:57:27.97</dc:date>
          </office:change-info>
          <table:previous table:id="ct238">
            <table:change-track-table-cell office:value-type="string">
              <text:p>196.168.</text:p>
            </table:change-track-table-cell>
          </table:previous>
        </table:cell-content-change>
        <table:cell-content-change table:id="ct367">
          <table:cell-address table:column="10" table:row="2" table:table="0"/>
          <office:change-info>
            <dc:creator> </dc:creator>
            <dc:date>2020-04-29T23:58:13.17</dc:date>
          </office:change-info>
          <table:previous table:id="ct356">
            <table:change-track-table-cell office:value-type="float" office:value="50"/>
          </table:previous>
        </table:cell-content-change>
        <table:cell-content-change table:id="ct368">
          <table:cell-address table:column="9" table:row="3" table:table="0"/>
          <office:change-info>
            <dc:creator> </dc:creator>
            <dc:date>2020-04-29T23:58:43.82</dc:date>
          </office:change-info>
          <table:previous table:id="ct312">
            <table:change-track-table-cell/>
          </table:previous>
        </table:cell-content-change>
        <table:cell-content-change table:id="ct369">
          <table:cell-address table:column="10" table:row="3" table:table="0"/>
          <office:change-info>
            <dc:creator> </dc:creator>
            <dc:date>2020-04-29T23:58:47.57</dc:date>
          </office:change-info>
          <table:previous>
            <table:change-track-table-cell/>
          </table:previous>
        </table:cell-content-change>
        <table:cell-content-change table:id="ct370">
          <table:cell-address table:column="9" table:row="4" table:table="0"/>
          <office:change-info>
            <dc:creator> </dc:creator>
            <dc:date>2020-04-30T00:00:21.56</dc:date>
          </office:change-info>
          <table:previous table:id="ct313">
            <table:change-track-table-cell/>
          </table:previous>
        </table:cell-content-change>
        <table:cell-content-change table:id="ct371">
          <table:cell-address table:column="10" table:row="4" table:table="0"/>
          <office:change-info>
            <dc:creator> </dc:creator>
            <dc:date>2020-04-30T00:00:24.48</dc:date>
          </office:change-info>
          <table:previous>
            <table:change-track-table-cell/>
          </table:previous>
        </table:cell-content-change>
        <table:cell-content-change table:id="ct372">
          <table:cell-address table:column="9" table:row="5" table:table="0"/>
          <office:change-info>
            <dc:creator> </dc:creator>
            <dc:date>2020-04-30T00:00:47.90</dc:date>
          </office:change-info>
          <table:previous table:id="ct314">
            <table:change-track-table-cell/>
          </table:previous>
        </table:cell-content-change>
        <table:cell-content-change table:id="ct373">
          <table:cell-address table:column="10" table:row="5" table:table="0"/>
          <office:change-info>
            <dc:creator> </dc:creator>
            <dc:date>2020-04-30T00:01:10.25</dc:date>
          </office:change-info>
          <table:previous>
            <table:change-track-table-cell/>
          </table:previous>
        </table:cell-content-change>
        <table:cell-content-change table:id="ct374">
          <table:cell-address table:column="9" table:row="6" table:table="0"/>
          <office:change-info>
            <dc:creator> </dc:creator>
            <dc:date>2020-04-30T00:01:16.32</dc:date>
          </office:change-info>
          <table:previous table:id="ct315">
            <table:change-track-table-cell/>
          </table:previous>
        </table:cell-content-change>
        <table:cell-content-change table:id="ct375">
          <table:cell-address table:column="10" table:row="6" table:table="0"/>
          <office:change-info>
            <dc:creator> </dc:creator>
            <dc:date>2020-04-30T00:01:19.76</dc:date>
          </office:change-info>
          <table:previous>
            <table:change-track-table-cell/>
          </table:previous>
        </table:cell-content-change>
        <table:movement table:id="ct376">
          <table:source-range-address table:start-column="0" table:start-row="2" table:start-table="3" table:end-column="12" table:end-row="2" table:end-table="3"/>
          <table:target-range-address table:start-column="0" table:start-row="3" table:start-table="3" table:end-column="12" table:end-row="3" table:end-table="3"/>
          <office:change-info>
            <dc:creator> </dc:creator>
            <dc:date>2020-04-30T00:04:23.18</dc:date>
          </office:change-info>
        </table:movement>
        <table:cell-content-change table:id="ct377">
          <table:cell-address table:column="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5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3">
          <table:cell-address table:column="1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4">
          <table:cell-address table:column="1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5">
          <table:cell-address table:column="1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6">
          <table:cell-address table:column="1" table:row="15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8">
          <table:cell-address table:column="2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9">
          <table:cell-address table:column="2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0">
          <table:cell-address table:column="2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15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3">
          <table:cell-address table:column="3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4">
          <table:cell-address table:column="3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5">
          <table:cell-address table:column="3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6">
          <table:cell-address table:column="3" table:row="15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7">
          <table:cell-address table:column="3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8">
          <table:cell-address table:column="4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9">
          <table:cell-address table:column="4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0">
          <table:cell-address table:column="4" table:row="15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1">
          <table:cell-address table:column="4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2">
          <table:cell-address table:column="5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3">
          <table:cell-address table:column="5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4">
          <table:cell-address table:column="5" table:row="15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5">
          <table:cell-address table:column="5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6">
          <table:cell-address table:column="6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7">
          <table:cell-address table:column="6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8">
          <table:cell-address table:column="6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9">
          <table:cell-address table:column="7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0">
          <table:cell-address table:column="8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1">
          <table:cell-address table:column="1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2">
          <table:cell-address table:column="10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3">
          <table:cell-address table:column="10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4">
          <table:cell-address table:column="10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5">
          <table:cell-address table:column="10" table:row="15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6">
          <table:cell-address table:column="10" table:row="16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9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20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23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3">
          <table:cell-address table:column="1" table:row="20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4">
          <table:cell-address table:column="1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5">
          <table:cell-address table:column="1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6">
          <table:cell-address table:column="1" table:row="23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7">
          <table:cell-address table:column="1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3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2">
          <table:cell-address table:column="2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3">
          <table:cell-address table:column="3" table:row="20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4">
          <table:cell-address table:column="3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5">
          <table:cell-address table:column="3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6">
          <table:cell-address table:column="3" table:row="23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7">
          <table:cell-address table:column="3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8">
          <table:cell-address table:column="4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9">
          <table:cell-address table:column="4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23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2">
          <table:cell-address table:column="5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3">
          <table:cell-address table:column="5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4">
          <table:cell-address table:column="5" table:row="23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5">
          <table:cell-address table:column="5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6">
          <table:cell-address table:column="6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7">
          <table:cell-address table:column="6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8">
          <table:cell-address table:column="6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9">
          <table:cell-address table:column="7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0">
          <table:cell-address table:column="8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1">
          <table:cell-address table:column="10" table:row="19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2">
          <table:cell-address table:column="10" table:row="20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3">
          <table:cell-address table:column="10" table:row="21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4">
          <table:cell-address table:column="10" table:row="22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5">
          <table:cell-address table:column="10" table:row="23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6">
          <table:cell-address table:column="10" table:row="24" table:table="3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2" table:table="3"/>
          <office:change-info>
            <dc:creator> </dc:creator>
            <dc:date>2020-04-30T00:07:40.44</dc:date>
          </office:change-info>
          <table:previous table:id="ct383">
            <table:change-track-table-cell table:cell-address="DHCP.B13" table:formula="of:=[Data.A11]" office:value-type="float" office:value="0"/>
          </table:previous>
        </table:cell-content-change>
        <table:cell-content-change table:id="ct458">
          <table:cell-address table:column="1" table:row="20" table:table="3"/>
          <office:change-info>
            <dc:creator> </dc:creator>
            <dc:date>2020-04-30T00:07:45.53</dc:date>
          </office:change-info>
          <table:previous table:id="ct423">
            <table:change-track-table-cell table:cell-address="DHCP.B21" table:formula="of:=[Data.A19]" office:value-type="float" office:value="0"/>
          </table:previous>
        </table:cell-content-change>
        <table:cell-content-change table:id="ct459">
          <table:cell-address table:column="2" table:row="12" table:table="3"/>
          <office:change-info>
            <dc:creator> </dc:creator>
            <dc:date>2020-04-30T00:07:52.77</dc:date>
          </office:change-info>
          <table:previous table:id="ct388">
            <table:change-track-table-cell table:cell-address="DHCP.C13" table:formula="of:=[Data.B11]" office:value-type="float" office:value="0"/>
          </table:previous>
        </table:cell-content-change>
        <table:cell-content-change table:id="ct460">
          <table:cell-address table:column="2" table:row="20" table:table="3"/>
          <office:change-info>
            <dc:creator> </dc:creator>
            <dc:date>2020-04-30T00:07:58.39</dc:date>
          </office:change-info>
          <table:previous table:id="ct428">
            <table:change-track-table-cell table:cell-address="DHCP.C21" table:formula="of:=[Data.B19]" office:value-type="float" office:value="0"/>
          </table:previous>
        </table:cell-content-change>
        <table:cell-content-change table:id="ct461">
          <table:cell-address table:column="0" table:row="27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28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31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28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31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2">
          <table:cell-address table:column="2" table:row="28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3">
          <table:cell-address table:column="2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5">
          <table:cell-address table:column="2" table:row="31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6">
          <table:cell-address table:column="2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7">
          <table:cell-address table:column="3" table:row="28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8">
          <table:cell-address table:column="3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9">
          <table:cell-address table:column="3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0">
          <table:cell-address table:column="3" table:row="31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1">
          <table:cell-address table:column="3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2">
          <table:cell-address table:column="4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3">
          <table:cell-address table:column="4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4">
          <table:cell-address table:column="4" table:row="31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5">
          <table:cell-address table:column="4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6">
          <table:cell-address table:column="5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7">
          <table:cell-address table:column="5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8">
          <table:cell-address table:column="5" table:row="31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9">
          <table:cell-address table:column="5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0">
          <table:cell-address table:column="6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1">
          <table:cell-address table:column="6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2">
          <table:cell-address table:column="6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3">
          <table:cell-address table:column="7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4">
          <table:cell-address table:column="8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5">
          <table:cell-address table:column="10" table:row="27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6">
          <table:cell-address table:column="10" table:row="28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7">
          <table:cell-address table:column="10" table:row="29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8">
          <table:cell-address table:column="10" table:row="30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9">
          <table:cell-address table:column="10" table:row="31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500">
          <table:cell-address table:column="10" table:row="32" table:table="3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35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36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39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7">
          <table:cell-address table:column="1" table:row="36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8">
          <table:cell-address table:column="1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9">
          <table:cell-address table:column="1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0">
          <table:cell-address table:column="1" table:row="39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36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39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7">
          <table:cell-address table:column="3" table:row="36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8">
          <table:cell-address table:column="3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9">
          <table:cell-address table:column="3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0">
          <table:cell-address table:column="3" table:row="39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1">
          <table:cell-address table:column="3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2">
          <table:cell-address table:column="4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3">
          <table:cell-address table:column="4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4">
          <table:cell-address table:column="4" table:row="39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5">
          <table:cell-address table:column="4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6">
          <table:cell-address table:column="5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5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5" table:row="39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5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6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6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6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7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8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35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36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0" table:row="37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0" table:row="38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0" table:row="39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0" table:row="40" table:table="3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28" table:table="3"/>
          <office:change-info>
            <dc:creator> </dc:creator>
            <dc:date>2020-04-30T00:08:53.42</dc:date>
          </office:change-info>
          <table:previous table:id="ct467">
            <table:change-track-table-cell table:cell-address="DHCP.B29" table:formula="of:=[Data.A27]" office:value-type="float" office:value="0"/>
          </table:previous>
        </table:cell-content-change>
        <table:cell-content-change table:id="ct542">
          <table:cell-address table:column="1" table:row="36" table:table="3"/>
          <office:change-info>
            <dc:creator> </dc:creator>
            <dc:date>2020-04-30T00:08:57.85</dc:date>
          </office:change-info>
          <table:previous table:id="ct507">
            <table:change-track-table-cell table:cell-address="DHCP.B37" table:formula="of:=[Data.A35]" office:value-type="float" office:value="0"/>
          </table:previous>
        </table:cell-content-change>
        <table:cell-content-change table:id="ct543">
          <table:cell-address table:column="2" table:row="28" table:table="3"/>
          <office:change-info>
            <dc:creator> </dc:creator>
            <dc:date>2020-04-30T00:09:03.65</dc:date>
          </office:change-info>
          <table:previous table:id="ct472">
            <table:change-track-table-cell table:cell-address="DHCP.C29" table:formula="of:=[Data.B27]" office:value-type="float" office:value="0"/>
          </table:previous>
        </table:cell-content-change>
        <table:cell-content-change table:id="ct544">
          <table:cell-address table:column="2" table:row="36" table:table="3"/>
          <office:change-info>
            <dc:creator> </dc:creator>
            <dc:date>2020-04-30T00:09:09.30</dc:date>
          </office:change-info>
          <table:previous table:id="ct512">
            <table:change-track-table-cell table:cell-address="DHCP.C37" table:formula="of:=[Data.B35]" office:value-type="float" office:value="0"/>
          </table:previous>
        </table:cell-content-change>
        <table:cell-content-change table:id="ct545">
          <table:cell-address table:column="4" table:row="13" table:table="3"/>
          <office:change-info>
            <dc:creator> </dc:creator>
            <dc:date>2020-04-30T00:09:21.27</dc:date>
          </office:change-info>
          <table:previous table:id="ct398">
            <table:change-track-table-cell table:cell-address="DHCP.E14" table:formula="of:=[Data.I11]" office:value-type="float" office:value="0"/>
          </table:previous>
        </table:cell-content-change>
        <table:cell-content-change table:id="ct546">
          <table:cell-address table:column="4" table:row="21" table:table="3"/>
          <office:change-info>
            <dc:creator> </dc:creator>
            <dc:date>2020-04-30T00:09:25.50</dc:date>
          </office:change-info>
          <table:previous table:id="ct438">
            <table:change-track-table-cell table:cell-address="DHCP.E22" table:formula="of:=[Data.I19]" office:value-type="float" office:value="0"/>
          </table:previous>
        </table:cell-content-change>
        <table:cell-content-change table:id="ct547">
          <table:cell-address table:column="4" table:row="29" table:table="3"/>
          <office:change-info>
            <dc:creator> </dc:creator>
            <dc:date>2020-04-30T00:09:32.40</dc:date>
          </office:change-info>
          <table:previous table:id="ct482">
            <table:change-track-table-cell table:cell-address="DHCP.E30" table:formula="of:=[Data.I27]" office:value-type="float" office:value="0"/>
          </table:previous>
        </table:cell-content-change>
        <table:cell-content-change table:id="ct548">
          <table:cell-address table:column="4" table:row="37" table:table="3"/>
          <office:change-info>
            <dc:creator> </dc:creator>
            <dc:date>2020-04-30T00:09:36.76</dc:date>
          </office:change-info>
          <table:previous table:id="ct522">
            <table:change-track-table-cell table:cell-address="DHCP.E38" table:formula="of:=[Data.I35]" office:value-type="float" office:value="0"/>
          </table:previous>
        </table:cell-content-change>
        <table:cell-content-change table:id="ct549">
          <table:cell-address table:column="6" table:row="13" table:table="3"/>
          <office:change-info>
            <dc:creator> </dc:creator>
            <dc:date>2020-04-30T00:09:43.59</dc:date>
          </office:change-info>
          <table:previous table:id="ct406">
            <table:change-track-table-cell table:cell-address="DHCP.G14" table:formula="of:=[Data.H11]" office:value-type="float" office:value="0"/>
          </table:previous>
        </table:cell-content-change>
        <table:cell-content-change table:id="ct550">
          <table:cell-address table:column="6" table:row="21" table:table="3"/>
          <office:change-info>
            <dc:creator> </dc:creator>
            <dc:date>2020-04-30T00:09:50.66</dc:date>
          </office:change-info>
          <table:previous table:id="ct446">
            <table:change-track-table-cell table:cell-address="DHCP.G22" table:formula="of:=[Data.H19]" office:value-type="float" office:value="0"/>
          </table:previous>
        </table:cell-content-change>
        <table:cell-content-change table:id="ct551">
          <table:cell-address table:column="6" table:row="29" table:table="3"/>
          <office:change-info>
            <dc:creator> </dc:creator>
            <dc:date>2020-04-30T00:09:52.98</dc:date>
          </office:change-info>
          <table:previous table:id="ct490">
            <table:change-track-table-cell table:cell-address="DHCP.G30" table:formula="of:=[Data.H27]" office:value-type="float" office:value="0"/>
          </table:previous>
        </table:cell-content-change>
        <table:cell-content-change table:id="ct552">
          <table:cell-address table:column="6" table:row="29" table:table="3"/>
          <office:change-info>
            <dc:creator> </dc:creator>
            <dc:date>2020-04-30T00:10:01.20</dc:date>
          </office:change-info>
          <table:previous table:id="ct551">
            <table:change-track-table-cell/>
          </table:previous>
        </table:cell-content-change>
        <table:cell-content-change table:id="ct553">
          <table:cell-address table:column="6" table:row="29" table:table="3"/>
          <office:change-info>
            <dc:creator> </dc:creator>
            <dc:date>2020-04-30T00:10:05.37</dc:date>
          </office:change-info>
          <table:previous table:id="ct552">
            <table:change-track-table-cell table:cell-address="DHCP.G30" table:formula="of:=[Data.H13]" office:value-type="float" office:value="0"/>
          </table:previous>
        </table:cell-content-change>
        <table:cell-content-change table:id="ct554">
          <table:cell-address table:column="6" table:row="37" table:table="3"/>
          <office:change-info>
            <dc:creator> </dc:creator>
            <dc:date>2020-04-30T00:10:10.28</dc:date>
          </office:change-info>
          <table:previous table:id="ct530">
            <table:change-track-table-cell table:cell-address="DHCP.G38" table:formula="of:=[Data.H35]" office:value-type="float" office:value="0"/>
          </table:previous>
        </table:cell-content-change>
        <table:cell-content-change table:id="ct555">
          <table:cell-address table:column="6" table:row="16" table:table="3"/>
          <office:change-info>
            <dc:creator> </dc:creator>
            <dc:date>2020-04-30T00:10:30.14</dc:date>
          </office:change-info>
          <table:previous table:id="ct408">
            <table:change-track-table-cell table:cell-address="DHCP.G17" table:formula="of:=CONCATENATE([Data.D11];[Data.E11];&quot;.&quot;;[Data.J11])" office:value-type="string">
              <text:p>.</text:p>
            </table:change-track-table-cell>
          </table:previous>
        </table:cell-content-change>
        <table:cell-content-change table:id="ct556">
          <table:cell-address table:column="6" table:row="24" table:table="3"/>
          <office:change-info>
            <dc:creator> </dc:creator>
            <dc:date>2020-04-30T00:10:52.64</dc:date>
          </office:change-info>
          <table:previous table:id="ct448">
            <table:change-track-table-cell table:cell-address="DHCP.G25" table:formula="of:=CONCATENATE([Data.D19];[Data.E19];&quot;.&quot;;[Data.J19])" office:value-type="string">
              <text:p>.</text:p>
            </table:change-track-table-cell>
          </table:previous>
        </table:cell-content-change>
        <table:cell-content-change table:id="ct557">
          <table:cell-address table:column="6" table:row="16" table:table="3"/>
          <office:change-info>
            <dc:creator> </dc:creator>
            <dc:date>2020-04-30T00:11:04.72</dc:date>
          </office:change-info>
          <table:previous table:id="ct555">
            <table:change-track-table-cell table:cell-address="DHCP.G17" table:formula="of:=CONCATENATE([Data.D3];[Data.E3];&quot;.&quot;;[Data.J3])" office:value-type="string">
              <text:p>168107.20</text:p>
            </table:change-track-table-cell>
          </table:previous>
        </table:cell-content-change>
        <table:cell-content-change table:id="ct558">
          <table:cell-address table:column="6" table:row="32" table:table="3"/>
          <office:change-info>
            <dc:creator> </dc:creator>
            <dc:date>2020-04-30T00:11:18.41</dc:date>
          </office:change-info>
          <table:previous table:id="ct492">
            <table:change-track-table-cell table:cell-address="DHCP.G33" table:formula="of:=CONCATENATE([Data.D27];[Data.E27];&quot;.&quot;;[Data.J27])" office:value-type="string">
              <text:p>.</text:p>
            </table:change-track-table-cell>
          </table:previous>
        </table:cell-content-change>
        <table:cell-content-change table:id="ct559">
          <table:cell-address table:column="6" table:row="40" table:table="3"/>
          <office:change-info>
            <dc:creator> </dc:creator>
            <dc:date>2020-04-30T00:11:29.61</dc:date>
          </office:change-info>
          <table:previous table:id="ct532">
            <table:change-track-table-cell table:cell-address="DHCP.G41" table:formula="of:=CONCATENATE([Data.D35];[Data.E35];&quot;.&quot;;[Data.J35])" office:value-type="string">
              <text:p>.</text:p>
            </table:change-track-table-cell>
          </table:previous>
        </table:cell-content-change>
        <table:cell-content-change table:id="ct560">
          <table:cell-address table:column="8" table:row="16" table:table="3"/>
          <office:change-info>
            <dc:creator> </dc:creator>
            <dc:date>2020-04-30T00:11:42.11</dc:date>
          </office:change-info>
          <table:previous table:id="ct410">
            <table:change-track-table-cell table:cell-address="DHCP.I17" table:formula="of:=CONCATENATE([Data.D11];[Data.E11];&quot;.&quot;;[Data.K11])" office:value-type="string">
              <text:p>.</text:p>
            </table:change-track-table-cell>
          </table:previous>
        </table:cell-content-change>
        <table:cell-content-change table:id="ct561">
          <table:cell-address table:column="8" table:row="24" table:table="3"/>
          <office:change-info>
            <dc:creator> </dc:creator>
            <dc:date>2020-04-30T00:12:17.27</dc:date>
          </office:change-info>
          <table:previous table:id="ct450">
            <table:change-track-table-cell table:cell-address="DHCP.I25" table:formula="of:=CONCATENATE([Data.D19];[Data.E19];&quot;.&quot;;[Data.K19])" office:value-type="string">
              <text:p>.</text:p>
            </table:change-track-table-cell>
          </table:previous>
        </table:cell-content-change>
        <table:cell-content-change table:id="ct562">
          <table:cell-address table:column="8" table:row="32" table:table="3"/>
          <office:change-info>
            <dc:creator> </dc:creator>
            <dc:date>2020-04-30T00:12:29.24</dc:date>
          </office:change-info>
          <table:previous table:id="ct494">
            <table:change-track-table-cell table:cell-address="DHCP.I33" table:formula="of:=CONCATENATE([Data.D27];[Data.E27];&quot;.&quot;;[Data.K27])" office:value-type="string">
              <text:p>.</text:p>
            </table:change-track-table-cell>
          </table:previous>
        </table:cell-content-change>
        <table:cell-content-change table:id="ct563">
          <table:cell-address table:column="8" table:row="40" table:table="3"/>
          <office:change-info>
            <dc:creator> </dc:creator>
            <dc:date>2020-04-30T00:12:41.67</dc:date>
          </office:change-info>
          <table:previous table:id="ct534">
            <table:change-track-table-cell table:cell-address="DHCP.I41" table:formula="of:=CONCATENATE([Data.D35];[Data.E35];&quot;.&quot;;[Data.K35])" office:value-type="string">
              <text:p>.</text:p>
            </table:change-track-table-cell>
          </table:previous>
        </table:cell-content-change>
        <table:cell-content-change table:id="ct564">
          <table:cell-address table:column="2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5">
          <table:cell-address table:column="2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6">
          <table:cell-address table:column="2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7">
          <table:cell-address table:column="2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8">
          <table:cell-address table:column="2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9">
          <table:cell-address table:column="2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0">
          <table:cell-address table:column="2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1">
          <table:cell-address table:column="2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2">
          <table:cell-address table:column="2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3">
          <table:cell-address table:column="2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4">
          <table:cell-address table:column="2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5">
          <table:cell-address table:column="3" table:row="7" table:table="2"/>
          <office:change-info>
            <dc:creator> </dc:creator>
            <dc:date>2020-04-30T00:14:42.89</dc:date>
          </office:change-info>
          <table:previous table:id="ct218">
            <table:change-track-table-cell table:cell-address="Vlan.D8" table:formula="of:=[Data.B8]" office:value-type="float" office:value="0"/>
          </table:previous>
        </table:cell-content-change>
        <table:cell-content-change table:id="ct576">
          <table:cell-address table:column="3" table:row="8" table:table="2"/>
          <office:change-info>
            <dc:creator> </dc:creator>
            <dc:date>2020-04-30T00:14:42.89</dc:date>
          </office:change-info>
          <table:previous table:id="ct219">
            <table:change-track-table-cell table:cell-address="Vlan.D9" table:formula="of:=[Data.B9]" office:value-type="float" office:value="0"/>
          </table:previous>
        </table:cell-content-change>
        <table:cell-content-change table:id="ct577">
          <table:cell-address table:column="3" table:row="9" table:table="2"/>
          <office:change-info>
            <dc:creator> </dc:creator>
            <dc:date>2020-04-30T00:14:42.89</dc:date>
          </office:change-info>
          <table:previous table:id="ct220">
            <table:change-track-table-cell table:cell-address="Vlan.D10" table:formula="of:=[Data.B10]" office:value-type="float" office:value="0"/>
          </table:previous>
        </table:cell-content-change>
        <table:cell-content-change table:id="ct578">
          <table:cell-address table:column="3" table:row="10" table:table="2"/>
          <office:change-info>
            <dc:creator> </dc:creator>
            <dc:date>2020-04-30T00:14:42.89</dc:date>
          </office:change-info>
          <table:previous table:id="ct221">
            <table:change-track-table-cell table:cell-address="Vlan.D11" table:formula="of:=[Data.B11]" office:value-type="float" office:value="0"/>
          </table:previous>
        </table:cell-content-change>
        <table:cell-content-change table:id="ct579">
          <table:cell-address table:column="3" table:row="11" table:table="2"/>
          <office:change-info>
            <dc:creator> </dc:creator>
            <dc:date>2020-04-30T00:14:42.89</dc:date>
          </office:change-info>
          <table:previous table:id="ct222">
            <table:change-track-table-cell table:cell-address="Vlan.D12" table:formula="of:=[Data.B12]" office:value-type="float" office:value="0"/>
          </table:previous>
        </table:cell-content-change>
        <table:cell-content-change table:id="ct580">
          <table:cell-address table:column="3" table:row="12" table:table="2"/>
          <office:change-info>
            <dc:creator> </dc:creator>
            <dc:date>2020-04-30T00:14:42.89</dc:date>
          </office:change-info>
          <table:previous table:id="ct223">
            <table:change-track-table-cell table:cell-address="Vlan.D13" table:formula="of:=[Data.B13]" office:value-type="float" office:value="0"/>
          </table:previous>
        </table:cell-content-change>
        <table:cell-content-change table:id="ct581">
          <table:cell-address table:column="3" table:row="13" table:table="2"/>
          <office:change-info>
            <dc:creator> </dc:creator>
            <dc:date>2020-04-30T00:14:42.89</dc:date>
          </office:change-info>
          <table:previous table:id="ct224">
            <table:change-track-table-cell table:cell-address="Vlan.D14" table:formula="of:=[Data.B14]" office:value-type="float" office:value="0"/>
          </table:previous>
        </table:cell-content-change>
        <table:cell-content-change table:id="ct582">
          <table:cell-address table:column="3" table:row="14" table:table="2"/>
          <office:change-info>
            <dc:creator> </dc:creator>
            <dc:date>2020-04-30T00:14:42.89</dc:date>
          </office:change-info>
          <table:previous table:id="ct225">
            <table:change-track-table-cell table:cell-address="Vlan.D15" table:formula="of:=[Data.B15]" office:value-type="float" office:value="0"/>
          </table:previous>
        </table:cell-content-change>
        <table:cell-content-change table:id="ct583">
          <table:cell-address table:column="3" table:row="15" table:table="2"/>
          <office:change-info>
            <dc:creator> </dc:creator>
            <dc:date>2020-04-30T00:14:42.89</dc:date>
          </office:change-info>
          <table:previous table:id="ct226">
            <table:change-track-table-cell table:cell-address="Vlan.D16" table:formula="of:=[Data.B16]" office:value-type="float" office:value="0"/>
          </table:previous>
        </table:cell-content-change>
        <table:cell-content-change table:id="ct584">
          <table:cell-address table:column="3" table:row="16" table:table="2"/>
          <office:change-info>
            <dc:creator> </dc:creator>
            <dc:date>2020-04-30T00:14:42.89</dc:date>
          </office:change-info>
          <table:previous table:id="ct227">
            <table:change-track-table-cell table:cell-address="Vlan.D17" table:formula="of:=[Data.B17]" office:value-type="float" office:value="0"/>
          </table:previous>
        </table:cell-content-change>
        <table:cell-content-change table:id="ct585">
          <table:cell-address table:column="3" table:row="17" table:table="2"/>
          <office:change-info>
            <dc:creator> </dc:creator>
            <dc:date>2020-04-30T00:14:42.89</dc:date>
          </office:change-info>
          <table:previous table:id="ct228">
            <table:change-track-table-cell table:cell-address="Vlan.D18" table:formula="of:=[Data.B18]" office:value-type="float" office:value="0"/>
          </table:previous>
        </table:cell-content-change>
        <table:cell-content-change table:id="ct586">
          <table:cell-address table:column="4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7">
          <table:cell-address table:column="4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8">
          <table:cell-address table:column="4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9">
          <table:cell-address table:column="4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0">
          <table:cell-address table:column="4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1">
          <table:cell-address table:column="4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2">
          <table:cell-address table:column="4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3">
          <table:cell-address table:column="4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4">
          <table:cell-address table:column="4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5">
          <table:cell-address table:column="4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6">
          <table:cell-address table:column="4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7">
          <table:cell-address table:column="6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598">
          <table:cell-address table:column="6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599">
          <table:cell-address table:column="6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0">
          <table:cell-address table:column="6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1">
          <table:cell-address table:column="6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2">
          <table:cell-address table:column="6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3">
          <table:cell-address table:column="6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4">
          <table:cell-address table:column="6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5">
          <table:cell-address table:column="6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6">
          <table:cell-address table:column="6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7">
          <table:cell-address table:column="6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8">
          <table:cell-address table:column="7" table:row="7" table:table="2"/>
          <office:change-info>
            <dc:creator> </dc:creator>
            <dc:date>2020-04-30T00:14:42.89</dc:date>
          </office:change-info>
          <table:previous table:id="ct202">
            <table:change-track-table-cell table:cell-address="Vlan.H8" table:formula="of:=[.D8]" office:value-type="float" office:value="0"/>
          </table:previous>
        </table:cell-content-change>
        <table:cell-content-change table:id="ct609">
          <table:cell-address table:column="7" table:row="8" table:table="2"/>
          <office:change-info>
            <dc:creator> </dc:creator>
            <dc:date>2020-04-30T00:14:42.89</dc:date>
          </office:change-info>
          <table:previous table:id="ct203">
            <table:change-track-table-cell table:cell-address="Vlan.H9" table:formula="of:=[.D9]" office:value-type="float" office:value="0"/>
          </table:previous>
        </table:cell-content-change>
        <table:cell-content-change table:id="ct610">
          <table:cell-address table:column="7" table:row="9" table:table="2"/>
          <office:change-info>
            <dc:creator> </dc:creator>
            <dc:date>2020-04-30T00:14:42.89</dc:date>
          </office:change-info>
          <table:previous table:id="ct204">
            <table:change-track-table-cell table:cell-address="Vlan.H10" table:formula="of:=[.D10]" office:value-type="float" office:value="0"/>
          </table:previous>
        </table:cell-content-change>
        <table:cell-content-change table:id="ct611">
          <table:cell-address table:column="7" table:row="10" table:table="2"/>
          <office:change-info>
            <dc:creator> </dc:creator>
            <dc:date>2020-04-30T00:14:42.89</dc:date>
          </office:change-info>
          <table:previous table:id="ct205">
            <table:change-track-table-cell table:cell-address="Vlan.H11" table:formula="of:=[.D11]" office:value-type="float" office:value="0"/>
          </table:previous>
        </table:cell-content-change>
        <table:cell-content-change table:id="ct612">
          <table:cell-address table:column="7" table:row="11" table:table="2"/>
          <office:change-info>
            <dc:creator> </dc:creator>
            <dc:date>2020-04-30T00:14:42.89</dc:date>
          </office:change-info>
          <table:previous table:id="ct206">
            <table:change-track-table-cell table:cell-address="Vlan.H12" table:formula="of:=[.D12]" office:value-type="float" office:value="0"/>
          </table:previous>
        </table:cell-content-change>
        <table:cell-content-change table:id="ct613">
          <table:cell-address table:column="7" table:row="12" table:table="2"/>
          <office:change-info>
            <dc:creator> </dc:creator>
            <dc:date>2020-04-30T00:14:42.89</dc:date>
          </office:change-info>
          <table:previous table:id="ct207">
            <table:change-track-table-cell table:cell-address="Vlan.H13" table:formula="of:=[.D13]" office:value-type="float" office:value="0"/>
          </table:previous>
        </table:cell-content-change>
        <table:cell-content-change table:id="ct614">
          <table:cell-address table:column="7" table:row="13" table:table="2"/>
          <office:change-info>
            <dc:creator> </dc:creator>
            <dc:date>2020-04-30T00:14:42.89</dc:date>
          </office:change-info>
          <table:previous table:id="ct208">
            <table:change-track-table-cell table:cell-address="Vlan.H14" table:formula="of:=[.D14]" office:value-type="float" office:value="0"/>
          </table:previous>
        </table:cell-content-change>
        <table:cell-content-change table:id="ct615">
          <table:cell-address table:column="7" table:row="14" table:table="2"/>
          <office:change-info>
            <dc:creator> </dc:creator>
            <dc:date>2020-04-30T00:14:42.89</dc:date>
          </office:change-info>
          <table:previous table:id="ct209">
            <table:change-track-table-cell table:cell-address="Vlan.H15" table:formula="of:=[.D15]" office:value-type="float" office:value="0"/>
          </table:previous>
        </table:cell-content-change>
        <table:cell-content-change table:id="ct616">
          <table:cell-address table:column="7" table:row="15" table:table="2"/>
          <office:change-info>
            <dc:creator> </dc:creator>
            <dc:date>2020-04-30T00:14:42.89</dc:date>
          </office:change-info>
          <table:previous table:id="ct210">
            <table:change-track-table-cell table:cell-address="Vlan.H16" table:formula="of:=[.D16]" office:value-type="float" office:value="0"/>
          </table:previous>
        </table:cell-content-change>
        <table:cell-content-change table:id="ct617">
          <table:cell-address table:column="7" table:row="16" table:table="2"/>
          <office:change-info>
            <dc:creator> </dc:creator>
            <dc:date>2020-04-30T00:14:42.89</dc:date>
          </office:change-info>
          <table:previous table:id="ct211">
            <table:change-track-table-cell table:cell-address="Vlan.H17" table:formula="of:=[.D17]" office:value-type="float" office:value="0"/>
          </table:previous>
        </table:cell-content-change>
        <table:cell-content-change table:id="ct618">
          <table:cell-address table:column="7" table:row="17" table:table="2"/>
          <office:change-info>
            <dc:creator> </dc:creator>
            <dc:date>2020-04-30T00:14:42.89</dc:date>
          </office:change-info>
          <table:previous table:id="ct212">
            <table:change-track-table-cell table:cell-address="Vlan.H18" table:formula="of:=[.D18]" office:value-type="float" office:value="0"/>
          </table:previous>
        </table:cell-content-change>
        <table:cell-content-change table:id="ct619">
          <table:cell-address table:column="8" table:row="7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0">
          <table:cell-address table:column="8" table:row="8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1">
          <table:cell-address table:column="8" table:row="9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2">
          <table:cell-address table:column="8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3">
          <table:cell-address table:column="8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4">
          <table:cell-address table:column="8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5">
          <table:cell-address table:column="8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6">
          <table:cell-address table:column="8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7">
          <table:cell-address table:column="8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8">
          <table:cell-address table:column="8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9">
          <table:cell-address table:column="8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30">
          <table:cell-address table:column="9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1">
          <table:cell-address table:column="9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2">
          <table:cell-address table:column="9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3">
          <table:cell-address table:column="9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4">
          <table:cell-address table:column="9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5">
          <table:cell-address table:column="9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6">
          <table:cell-address table:column="9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7">
          <table:cell-address table:column="9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8">
          <table:cell-address table:column="9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9">
          <table:cell-address table:column="9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40">
          <table:cell-address table:column="9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41">
          <table:cell-address table:column="10" table:row="7" table:table="2"/>
          <office:change-info>
            <dc:creator> </dc:creator>
            <dc:date>2020-04-30T00:14:42.89</dc:date>
          </office:change-info>
          <table:previous>
            <table:change-track-table-cell table:cell-address="Vlan.K8" table:formula="of:=CONCATENATE([.C8];&quot; &quot;;[.D8];&quot; &quot;;[.E8];&quot; &quot;;[.G8];[.H8];&quot;.&quot;;[.I8];[.J8])" office:value-type="string">
              <text:p><text:s text:c="3"/>.</text:p>
            </table:change-track-table-cell>
          </table:previous>
        </table:cell-content-change>
        <table:cell-content-change table:id="ct642">
          <table:cell-address table:column="10" table:row="8" table:table="2"/>
          <office:change-info>
            <dc:creator> </dc:creator>
            <dc:date>2020-04-30T00:14:42.89</dc:date>
          </office:change-info>
          <table:previous>
            <table:change-track-table-cell table:cell-address="Vlan.K9" table:formula="of:=CONCATENATE([.C9];&quot; &quot;;[.D9];&quot; &quot;;[.E9];&quot; &quot;;[.G9];[.H9];&quot;.&quot;;[.I9];[.J9])" office:value-type="string">
              <text:p><text:s text:c="3"/>.</text:p>
            </table:change-track-table-cell>
          </table:previous>
        </table:cell-content-change>
        <table:cell-content-change table:id="ct643">
          <table:cell-address table:column="10" table:row="9" table:table="2"/>
          <office:change-info>
            <dc:creator> </dc:creator>
            <dc:date>2020-04-30T00:14:42.89</dc:date>
          </office:change-info>
          <table:previous>
            <table:change-track-table-cell table:cell-address="Vlan.K10" table:formula="of:=CONCATENATE([.C10];&quot; &quot;;[.D10];&quot; &quot;;[.E10];&quot; &quot;;[.G10];[.H10];&quot;.&quot;;[.I10];[.J10])" office:value-type="string">
              <text:p><text:s text:c="3"/>.</text:p>
            </table:change-track-table-cell>
          </table:previous>
        </table:cell-content-change>
        <table:cell-content-change table:id="ct644">
          <table:cell-address table:column="10" table:row="10" table:table="2"/>
          <office:change-info>
            <dc:creator> </dc:creator>
            <dc:date>2020-04-30T00:14:42.89</dc:date>
          </office:change-info>
          <table:previous>
            <table:change-track-table-cell table:cell-address="Vlan.K11" table:formula="of:=CONCATENATE([.C11];&quot; &quot;;[.D11];&quot; &quot;;[.E11];&quot; &quot;;[.G11];[.H11];&quot;.&quot;;[.I11];[.J11])" office:value-type="string">
              <text:p><text:s text:c="3"/>.</text:p>
            </table:change-track-table-cell>
          </table:previous>
        </table:cell-content-change>
        <table:cell-content-change table:id="ct645">
          <table:cell-address table:column="10" table:row="11" table:table="2"/>
          <office:change-info>
            <dc:creator> </dc:creator>
            <dc:date>2020-04-30T00:14:42.89</dc:date>
          </office:change-info>
          <table:previous>
            <table:change-track-table-cell table:cell-address="Vlan.K12" table:formula="of:=CONCATENATE([.C12];&quot; &quot;;[.D12];&quot; &quot;;[.E12];&quot; &quot;;[.G12];[.H12];&quot;.&quot;;[.I12];[.J12])" office:value-type="string">
              <text:p><text:s text:c="3"/>.</text:p>
            </table:change-track-table-cell>
          </table:previous>
        </table:cell-content-change>
        <table:cell-content-change table:id="ct646">
          <table:cell-address table:column="10" table:row="12" table:table="2"/>
          <office:change-info>
            <dc:creator> </dc:creator>
            <dc:date>2020-04-30T00:14:42.89</dc:date>
          </office:change-info>
          <table:previous>
            <table:change-track-table-cell table:cell-address="Vlan.K13" table:formula="of:=CONCATENATE([.C13];&quot; &quot;;[.D13];&quot; &quot;;[.E13];&quot; &quot;;[.G13];[.H13];&quot;.&quot;;[.I13];[.J13])" office:value-type="string">
              <text:p><text:s text:c="3"/>.</text:p>
            </table:change-track-table-cell>
          </table:previous>
        </table:cell-content-change>
        <table:cell-content-change table:id="ct647">
          <table:cell-address table:column="10" table:row="13" table:table="2"/>
          <office:change-info>
            <dc:creator> </dc:creator>
            <dc:date>2020-04-30T00:14:42.89</dc:date>
          </office:change-info>
          <table:previous>
            <table:change-track-table-cell table:cell-address="Vlan.K14" table:formula="of:=CONCATENATE([.C14];&quot; &quot;;[.D14];&quot; &quot;;[.E14];&quot; &quot;;[.G14];[.H14];&quot;.&quot;;[.I14];[.J14])" office:value-type="string">
              <text:p><text:s text:c="3"/>.</text:p>
            </table:change-track-table-cell>
          </table:previous>
        </table:cell-content-change>
        <table:cell-content-change table:id="ct648">
          <table:cell-address table:column="10" table:row="14" table:table="2"/>
          <office:change-info>
            <dc:creator> </dc:creator>
            <dc:date>2020-04-30T00:14:42.89</dc:date>
          </office:change-info>
          <table:previous>
            <table:change-track-table-cell table:cell-address="Vlan.K15" table:formula="of:=CONCATENATE([.C15];&quot; &quot;;[.D15];&quot; &quot;;[.E15];&quot; &quot;;[.G15];[.H15];&quot;.&quot;;[.I15];[.J15])" office:value-type="string">
              <text:p><text:s text:c="3"/>.</text:p>
            </table:change-track-table-cell>
          </table:previous>
        </table:cell-content-change>
        <table:cell-content-change table:id="ct649">
          <table:cell-address table:column="10" table:row="15" table:table="2"/>
          <office:change-info>
            <dc:creator> </dc:creator>
            <dc:date>2020-04-30T00:14:42.89</dc:date>
          </office:change-info>
          <table:previous>
            <table:change-track-table-cell table:cell-address="Vlan.K16" table:formula="of:=CONCATENATE([.C16];&quot; &quot;;[.D16];&quot; &quot;;[.E16];&quot; &quot;;[.G16];[.H16];&quot;.&quot;;[.I16];[.J16])" office:value-type="string">
              <text:p><text:s text:c="3"/>.</text:p>
            </table:change-track-table-cell>
          </table:previous>
        </table:cell-content-change>
        <table:cell-content-change table:id="ct650">
          <table:cell-address table:column="10" table:row="16" table:table="2"/>
          <office:change-info>
            <dc:creator> </dc:creator>
            <dc:date>2020-04-30T00:14:42.89</dc:date>
          </office:change-info>
          <table:previous>
            <table:change-track-table-cell table:cell-address="Vlan.K17" table:formula="of:=CONCATENATE([.C17];&quot; &quot;;[.D17];&quot; &quot;;[.E17];&quot; &quot;;[.G17];[.H17];&quot;.&quot;;[.I17];[.J17])" office:value-type="string">
              <text:p><text:s text:c="3"/>.</text:p>
            </table:change-track-table-cell>
          </table:previous>
        </table:cell-content-change>
        <table:cell-content-change table:id="ct651">
          <table:cell-address table:column="10" table:row="17" table:table="2"/>
          <office:change-info>
            <dc:creator> </dc:creator>
            <dc:date>2020-04-30T00:14:42.89</dc:date>
          </office:change-info>
          <table:previous>
            <table:change-track-table-cell table:cell-address="Vlan.K18" table:formula="of:=CONCATENATE([.C18];&quot; &quot;;[.D18];&quot; &quot;;[.E18];&quot; &quot;;[.G18];[.H18];&quot;.&quot;;[.I18];[.J18])" office:value-type="string">
              <text:p><text:s text:c="3"/>.</text:p>
            </table:change-track-table-cell>
          </table:previous>
        </table:cell-content-change>
        <table:cell-content-change table:id="ct652">
          <table:cell-address table:column="6" table:row="1" table:table="3"/>
          <office:change-info>
            <dc:creator> </dc:creator>
            <dc:date>2020-04-30T00:16:32.60</dc:date>
          </office:change-info>
          <table:previous>
            <table:change-track-table-cell/>
          </table:previous>
        </table:cell-content-change>
        <table:cell-content-change table:id="ct653">
          <table:cell-address table:column="8" table:row="1" table:table="3"/>
          <office:change-info>
            <dc:creator> </dc:creator>
            <dc:date>2020-04-30T00:16:33.73</dc:date>
          </office:change-info>
          <table:previous>
            <table:change-track-table-cell/>
          </table:previous>
        </table:cell-content-change>
        <table:cell-content-change table:id="ct654">
          <table:cell-address table:column="8" table:row="1" table:table="3"/>
          <office:change-info>
            <dc:creator> </dc:creator>
            <dc:date>2020-04-30T00:16:41.12</dc:date>
          </office:change-info>
          <table:previous table:id="ct653">
            <table:change-track-table-cell office:value-type="string">
              <text:p>DHCP Start</text:p>
            </table:change-track-table-cell>
          </table:previous>
        </table:cell-content-change>
        <table:cell-content-change table:id="ct655">
          <table:cell-address table:column="10" table:row="1" table:table="3"/>
          <office:change-info>
            <dc:creator> </dc:creator>
            <dc:date>2020-04-30T00:16:46.02</dc:date>
          </office:change-info>
          <table:previous>
            <table:change-track-table-cell/>
          </table:previous>
        </table:cell-content-change>
        <table:cell-content-change table:id="ct656">
          <table:cell-address table:column="0" table:row="1" table:table="3"/>
          <office:change-info>
            <dc:creator> </dc:creator>
            <dc:date>2020-04-30T00:18:01.12</dc:date>
          </office:change-info>
          <table:previous table:id="ct7">
            <table:change-track-table-cell office:value-type="string">
              <text:p>DHCP:....</text:p>
            </table:change-track-table-cell>
          </table:previous>
        </table:cell-content-change>
        <table:cell-content-change table:id="ct657">
          <table:cell-address table:column="0" table:row="1" table:table="3"/>
          <office:change-info>
            <dc:creator> </dc:creator>
            <dc:date>2020-04-30T00:18:15.44</dc:date>
          </office:change-info>
          <table:previous table:id="ct656">
            <table:change-track-table-cell/>
          </table:previous>
        </table:cell-content-change>
        <table:cell-content-change table:id="ct658">
          <table:cell-address table:column="0" table:row="1" table:table="3"/>
          <office:change-info>
            <dc:creator> </dc:creator>
            <dc:date>2020-04-30T00:18:32.30</dc:date>
          </office:change-info>
          <table:previous table:id="ct657">
            <table:change-track-table-cell office:value-type="string">
              <text:p>DHCP Creation</text:p>
            </table:change-track-table-cell>
          </table:previous>
        </table:cell-content-change>
        <table:cell-content-change table:id="ct659">
          <table:cell-address table:column="3" table:row="1" table:table="3"/>
          <office:change-info>
            <dc:creator> </dc:creator>
            <dc:date>2020-04-30T00:18:32.99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" table:table="3"/>
          <office:change-info>
            <dc:creator> </dc:creator>
            <dc:date>2020-04-30T00:18:35.54</dc:date>
          </office:change-info>
          <table:previous>
            <table:change-track-table-cell/>
          </table:previous>
        </table:cell-content-change>
        <table:cell-content-change table:id="ct661">
          <table:cell-address table:column="7" table:row="1" table:table="3"/>
          <office:change-info>
            <dc:creator> </dc:creator>
            <dc:date>2020-04-30T00:18:37.30</dc:date>
          </office:change-info>
          <table:previous>
            <table:change-track-table-cell/>
          </table:previous>
        </table:cell-content-change>
        <table:cell-content-change table:id="ct662">
          <table:cell-address table:column="3" table:row="0" table:table="3"/>
          <office:change-info>
            <dc:creator> </dc:creator>
            <dc:date>2020-04-30T00:18:59.38</dc:date>
          </office:change-info>
          <table:previous>
            <table:change-track-table-cell/>
          </table:previous>
        </table:cell-content-change>
        <table:cell-content-change table:id="ct663">
          <table:cell-address table:column="3" table:row="0" table:table="3"/>
          <office:change-info>
            <dc:creator> </dc:creator>
            <dc:date>2020-04-30T00:19:09.16</dc:date>
          </office:change-info>
          <table:previous table:id="ct662">
            <table:change-track-table-cell office:value-type="string">
              <text:p>DHCP Creator</text:p>
            </table:change-track-table-cell>
          </table:previous>
        </table:cell-content-change>
        <table:cell-content-change table:id="ct664">
          <table:cell-address table:column="0" table:row="0" table:table="3"/>
          <office:change-info>
            <dc:creator> </dc:creator>
            <dc:date>2020-04-30T00:19:09.93</dc:date>
          </office:change-info>
          <table:previous>
            <table:change-track-table-cell/>
          </table:previous>
        </table:cell-content-change>
        <table:cell-content-change table:id="ct665">
          <table:cell-address table:column="3" table:row="2" table:table="0"/>
          <office:change-info>
            <dc:creator> </dc:creator>
            <dc:date>2020-04-30T00:21:09.31</dc:date>
          </office:change-info>
          <table:previous table:id="ct183">
            <table:change-track-table-cell office:value-type="string">
              <text:p>192.168.</text:p>
            </table:change-track-table-cell>
          </table:previous>
        </table:cell-content-change>
        <table:cell-content-change table:id="ct666">
          <table:cell-address table:column="6" table:row="2" table:table="0"/>
          <office:change-info>
            <dc:creator> </dc:creator>
            <dc:date>2020-04-30T00:21:17.46</dc:date>
          </office:change-info>
          <table:previous table:id="ct195">
            <table:change-track-table-cell office:value-type="string">
              <text:p>/24</text:p>
            </table:change-track-table-cell>
          </table:previous>
        </table:cell-content-change>
        <table:cell-content-change table:id="ct667">
          <table:cell-address table:column="5" table:row="2" table:table="0"/>
          <office:change-info>
            <dc:creator> </dc:creator>
            <dc:date>2020-04-30T00:21:24.80</dc:date>
          </office:change-info>
          <table:previous table:id="ct188">
            <table:change-track-table-cell office:value-type="float" office:value="1"/>
          </table:previous>
        </table:cell-content-change>
        <table:cell-content-change table:id="ct668">
          <table:cell-address table:column="9" table:row="2" table:table="0"/>
          <office:change-info>
            <dc:creator> </dc:creator>
            <dc:date>2020-04-30T00:21:31.63</dc:date>
          </office:change-info>
          <table:previous table:id="ct355">
            <table:change-track-table-cell office:value-type="float" office:value="20"/>
          </table:previous>
        </table:cell-content-change>
        <table:cell-content-change table:id="ct669">
          <table:cell-address table:column="6" table:row="2" table:table="2"/>
          <office:change-info>
            <dc:creator> </dc:creator>
            <dc:date>2020-04-30T00:22:06.20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70">
          <table:cell-address table:column="6" table:row="2" table:table="2"/>
          <office:change-info>
            <dc:creator> </dc:creator>
            <dc:date>2020-04-30T00:22:28.36</dc:date>
          </office:change-info>
          <table:previous table:id="ct669">
            <table:change-track-table-cell table:cell-address="Vlan.G3" table:formula="of:=[Data.I3]" office:value-type="string">
              <text:p>192.168.107.1/24</text:p>
            </table:change-track-table-cell>
          </table:previous>
        </table:cell-content-change>
        <table:cell-content-change table:id="ct671">
          <table:cell-address table:column="6" table:row="2" table:table="2"/>
          <office:change-info>
            <dc:creator> </dc:creator>
            <dc:date>2020-04-30T00:22:36</dc:date>
          </office:change-info>
          <table:previous table:id="ct670">
            <table:change-track-table-cell table:cell-address="Vlan.G3" table:formula="of:=data.data.c3" office:value-type="float" office:value="0"/>
          </table:previous>
        </table:cell-content-change>
        <table:cell-content-change table:id="ct672">
          <table:cell-address table:column="8" table:row="2" table:table="2"/>
          <office:change-info>
            <dc:creator> </dc:creator>
            <dc:date>2020-04-30T00:22:54.84</dc:date>
          </office:change-info>
          <table:previous>
            <table:change-track-table-cell office:value-type="float" office:value="1"/>
          </table:previous>
        </table:cell-content-change>
        <table:cell-content-change table:id="ct673">
          <table:cell-address table:column="9" table:row="2" table:table="2"/>
          <office:change-info>
            <dc:creator> </dc:creator>
            <dc:date>2020-04-30T00:23:09.71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74">
          <table:cell-address table:column="3" table:row="2" table:table="0"/>
          <office:change-info>
            <dc:creator> </dc:creator>
            <dc:date>2020-04-30T00:23:51.83</dc:date>
          </office:change-info>
          <table:previous table:id="ct665">
            <table:change-track-table-cell office:value-type="float" office:value="172.55"/>
          </table:previous>
        </table:cell-content-change>
        <table:cell-content-change table:id="ct675">
          <table:cell-address table:column="3" table:row="2" table:table="0"/>
          <office:change-info>
            <dc:creator> </dc:creator>
            <dc:date>2020-04-30T00:24:06.42</dc:date>
          </office:change-info>
          <table:previous table:id="ct674">
            <table:change-track-table-cell office:value-type="string">
              <text:p>172.55.</text:p>
            </table:change-track-table-cell>
          </table:previous>
        </table:cell-content-change>
        <table:cell-content-change table:id="ct676">
          <table:cell-address table:column="5" table:row="2" table:table="0"/>
          <office:change-info>
            <dc:creator> </dc:creator>
            <dc:date>2020-04-30T00:24:08.92</dc:date>
          </office:change-info>
          <table:previous table:id="ct667">
            <table:change-track-table-cell office:value-type="float" office:value="23"/>
          </table:previous>
        </table:cell-content-change>
        <table:cell-content-change table:id="ct677">
          <table:cell-address table:column="6" table:row="2" table:table="0"/>
          <office:change-info>
            <dc:creator> </dc:creator>
            <dc:date>2020-04-30T00:24:11.37</dc:date>
          </office:change-info>
          <table:previous table:id="ct666">
            <table:change-track-table-cell office:value-type="string">
              <text:p>/19</text:p>
            </table:change-track-table-cell>
          </table:previous>
        </table:cell-content-change>
        <table:cell-content-change table:id="ct678">
          <table:cell-address table:column="9" table:row="2" table:table="0"/>
          <office:change-info>
            <dc:creator> </dc:creator>
            <dc:date>2020-04-30T00:24:18</dc:date>
          </office:change-info>
          <table:previous table:id="ct668">
            <table:change-track-table-cell office:value-type="float" office:value="25"/>
          </table:previous>
        </table:cell-content-change>
        <table:cell-content-change table:id="ct679">
          <table:cell-address table:column="6" table:row="2" table:table="2"/>
          <office:change-info>
            <dc:creator> </dc:creator>
            <dc:date>2020-04-30T00:24:37.46</dc:date>
          </office:change-info>
          <table:previous table:id="ct671">
            <table:change-track-table-cell table:cell-address="Vlan.G3" table:formula="of:=[Data.D3]" office:value-type="float" office:value="168"/>
          </table:previous>
        </table:cell-content-change>
        <table:cell-content-change table:id="ct680">
          <table:cell-address table:column="6" table:row="3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1">
          <table:cell-address table:column="6" table:row="4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2">
          <table:cell-address table:column="6" table:row="5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3">
          <table:cell-address table:column="6" table:row="6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4">
          <table:cell-address table:column="8" table:row="2" table:table="2"/>
          <office:change-info>
            <dc:creator> </dc:creator>
            <dc:date>2020-04-30T00:24:54.54</dc:date>
          </office:change-info>
          <table:previous table:id="ct672">
            <table:change-track-table-cell table:cell-address="Vlan.I3" table:formula="of:=[Data.F3]" office:value-type="float" office:value="1"/>
          </table:previous>
        </table:cell-content-change>
        <table:cell-content-change table:id="ct685">
          <table:cell-address table:column="8" table:row="3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6">
          <table:cell-address table:column="8" table:row="4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7">
          <table:cell-address table:column="8" table:row="5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8">
          <table:cell-address table:column="8" table:row="6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9">
          <table:cell-address table:column="9" table:row="2" table:table="2"/>
          <office:change-info>
            <dc:creator> </dc:creator>
            <dc:date>2020-04-30T00:25:01.15</dc:date>
          </office:change-info>
          <table:previous table:id="ct673">
            <table:change-track-table-cell table:cell-address="Vlan.J3" table:formula="of:=[Data.G3]" office:value-type="string">
              <text:p>/24</text:p>
            </table:change-track-table-cell>
          </table:previous>
        </table:cell-content-change>
        <table:cell-content-change table:id="ct690">
          <table:cell-address table:column="9" table:row="3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1">
          <table:cell-address table:column="9" table:row="4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2">
          <table:cell-address table:column="9" table:row="5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3">
          <table:cell-address table:column="9" table:row="6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4">
          <table:cell-address table:column="4" table:row="0" table:table="2"/>
          <office:change-info>
            <dc:creator> </dc:creator>
            <dc:date>2020-04-30T00:25:22.72</dc:date>
          </office:change-info>
          <table:previous>
            <table:change-track-table-cell office:value-type="string">
              <text:p>Won't Change</text:p>
            </table:change-track-table-cell>
          </table:previous>
        </table:cell-content-change>
        <table:cell-content-change table:id="ct695">
          <table:cell-address table:column="3" table:row="0" table:table="2"/>
          <office:change-info>
            <dc:creator> </dc:creator>
            <dc:date>2020-04-30T00:25:33.40</dc:date>
          </office:change-info>
          <table:previous>
            <table:change-track-table-cell office:value-type="string">
              <text:p>VLAN Will Change</text:p>
            </table:change-track-table-cell>
          </table:previous>
        </table:cell-content-change>
        <table:cell-content-change table:id="ct696">
          <table:cell-address table:column="4" table:row="0" table:table="2"/>
          <office:change-info>
            <dc:creator> </dc:creator>
            <dc:date>2020-04-30T00:25:53.44</dc:date>
          </office:change-info>
          <table:previous table:id="ct694">
            <table:change-track-table-cell office:value-type="string">
              <text:p>Auto Change</text:p>
            </table:change-track-table-cell>
          </table:previous>
        </table:cell-content-change>
        <table:cell-content-change table:id="ct697">
          <table:cell-address table:column="6" table:row="0" table:table="2"/>
          <office:change-info>
            <dc:creator> </dc:creator>
            <dc:date>2020-04-30T00:26:06.90</dc:date>
          </office:change-info>
          <table:previous>
            <table:change-track-table-cell office:value-type="string">
              <text:p>Won't Change</text:p>
            </table:change-track-table-cell>
          </table:previous>
        </table:cell-content-change>
        <table:insertion table:id="ct698" table:type="table" table:position="1">
          <office:change-info>
            <dc:creator> </dc:creator>
            <dc:date>2020-04-30T00:31:32.28</dc:date>
          </office:change-info>
          <table:dependencies>
            <table:dependence table:id="ct905"/>
            <table:dependence table:id="ct904"/>
            <table:dependence table:id="ct903"/>
            <table:dependence table:id="ct902"/>
            <table:dependence table:id="ct901"/>
            <table:dependence table:id="ct854"/>
            <table:dependence table:id="ct853"/>
            <table:dependence table:id="ct852"/>
            <table:dependence table:id="ct851"/>
            <table:dependence table:id="ct850"/>
            <table:dependence table:id="ct849"/>
            <table:dependence table:id="ct848"/>
            <table:dependence table:id="ct847"/>
            <table:dependence table:id="ct846"/>
            <table:dependence table:id="ct845"/>
            <table:dependence table:id="ct844"/>
            <table:dependence table:id="ct843"/>
            <table:dependence table:id="ct842"/>
            <table:dependence table:id="ct841"/>
            <table:dependence table:id="ct840"/>
            <table:dependence table:id="ct838"/>
            <table:dependence table:id="ct836"/>
            <table:dependence table:id="ct835"/>
            <table:dependence table:id="ct834"/>
            <table:dependence table:id="ct833"/>
            <table:dependence table:id="ct832"/>
            <table:dependence table:id="ct831"/>
            <table:dependence table:id="ct830"/>
            <table:dependence table:id="ct829"/>
            <table:dependence table:id="ct828"/>
            <table:dependence table:id="ct827"/>
            <table:dependence table:id="ct826"/>
            <table:dependence table:id="ct825"/>
            <table:dependence table:id="ct824"/>
            <table:dependence table:id="ct823"/>
            <table:dependence table:id="ct822"/>
            <table:dependence table:id="ct821"/>
            <table:dependence table:id="ct820"/>
            <table:dependence table:id="ct819"/>
            <table:dependence table:id="ct818"/>
            <table:dependence table:id="ct817"/>
            <table:dependence table:id="ct816"/>
            <table:dependence table:id="ct815"/>
            <table:dependence table:id="ct814"/>
            <table:dependence table:id="ct813"/>
            <table:dependence table:id="ct812"/>
            <table:dependence table:id="ct811"/>
            <table:dependence table:id="ct810"/>
            <table:dependence table:id="ct809"/>
            <table:dependence table:id="ct808"/>
            <table:dependence table:id="ct807"/>
            <table:dependence table:id="ct806"/>
            <table:dependence table:id="ct805"/>
            <table:dependence table:id="ct804"/>
            <table:dependence table:id="ct803"/>
            <table:dependence table:id="ct802"/>
            <table:dependence table:id="ct801"/>
            <table:dependence table:id="ct800"/>
            <table:dependence table:id="ct799"/>
            <table:dependence table:id="ct798"/>
            <table:dependence table:id="ct797"/>
            <table:dependence table:id="ct796"/>
            <table:dependence table:id="ct795"/>
            <table:dependence table:id="ct794"/>
            <table:dependence table:id="ct793"/>
            <table:dependence table:id="ct792"/>
            <table:dependence table:id="ct791"/>
            <table:dependence table:id="ct790"/>
            <table:dependence table:id="ct789"/>
            <table:dependence table:id="ct788"/>
            <table:dependence table:id="ct787"/>
            <table:dependence table:id="ct786"/>
            <table:dependence table:id="ct785"/>
            <table:dependence table:id="ct784"/>
            <table:dependence table:id="ct783"/>
            <table:dependence table:id="ct782"/>
            <table:dependence table:id="ct781"/>
            <table:dependence table:id="ct780"/>
            <table:dependence table:id="ct779"/>
            <table:dependence table:id="ct778"/>
            <table:dependence table:id="ct777"/>
            <table:dependence table:id="ct776"/>
            <table:dependence table:id="ct775"/>
            <table:dependence table:id="ct774"/>
            <table:dependence table:id="ct773"/>
            <table:dependence table:id="ct772"/>
            <table:dependence table:id="ct771"/>
            <table:dependence table:id="ct770"/>
            <table:dependence table:id="ct769"/>
            <table:dependence table:id="ct768"/>
            <table:dependence table:id="ct767"/>
            <table:dependence table:id="ct766"/>
            <table:dependence table:id="ct765"/>
            <table:dependence table:id="ct764"/>
            <table:dependence table:id="ct763"/>
            <table:dependence table:id="ct762"/>
            <table:dependence table:id="ct761"/>
            <table:dependence table:id="ct760"/>
            <table:dependence table:id="ct759"/>
            <table:dependence table:id="ct758"/>
            <table:dependence table:id="ct757"/>
            <table:dependence table:id="ct756"/>
            <table:dependence table:id="ct755"/>
            <table:dependence table:id="ct754"/>
            <table:dependence table:id="ct753"/>
            <table:dependence table:id="ct752"/>
            <table:dependence table:id="ct751"/>
            <table:dependence table:id="ct750"/>
            <table:dependence table:id="ct749"/>
            <table:dependence table:id="ct748"/>
            <table:dependence table:id="ct747"/>
            <table:dependence table:id="ct746"/>
            <table:dependence table:id="ct745"/>
            <table:dependence table:id="ct744"/>
            <table:dependence table:id="ct743"/>
            <table:dependence table:id="ct742"/>
            <table:dependence table:id="ct741"/>
            <table:dependence table:id="ct740"/>
            <table:dependence table:id="ct739"/>
            <table:dependence table:id="ct738"/>
            <table:dependence table:id="ct737"/>
            <table:dependence table:id="ct736"/>
            <table:dependence table:id="ct735"/>
            <table:dependence table:id="ct734"/>
            <table:dependence table:id="ct733"/>
            <table:dependence table:id="ct732"/>
            <table:dependence table:id="ct731"/>
            <table:dependence table:id="ct730"/>
            <table:dependence table:id="ct729"/>
            <table:dependence table:id="ct728"/>
            <table:dependence table:id="ct727"/>
            <table:dependence table:id="ct726"/>
            <table:dependence table:id="ct725"/>
            <table:dependence table:id="ct724"/>
            <table:dependence table:id="ct723"/>
            <table:dependence table:id="ct722"/>
            <table:dependence table:id="ct721"/>
            <table:dependence table:id="ct720"/>
            <table:dependence table:id="ct719"/>
            <table:dependence table:id="ct718"/>
            <table:dependence table:id="ct717"/>
            <table:dependence table:id="ct716"/>
            <table:dependence table:id="ct715"/>
            <table:dependence table:id="ct714"/>
            <table:dependence table:id="ct713"/>
            <table:dependence table:id="ct712"/>
            <table:dependence table:id="ct711"/>
            <table:dependence table:id="ct710"/>
            <table:dependence table:id="ct709"/>
            <table:dependence table:id="ct708"/>
            <table:dependence table:id="ct707"/>
            <table:dependence table:id="ct706"/>
            <table:dependence table:id="ct705"/>
            <table:dependence table:id="ct704"/>
            <table:dependence table:id="ct703"/>
            <table:dependence table:id="ct702"/>
            <table:dependence table:id="ct701"/>
            <table:dependence table:id="ct700"/>
            <table:dependence table:id="ct699"/>
          </table:dependencies>
        </table:insertion>
        <table:cell-content-change table:id="ct699">
          <table:cell-address table:column="0" table:row="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0">
          <table:cell-address table:column="0" table:row="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1">
          <table:cell-address table:column="0" table:row="4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2">
          <table:cell-address table:column="0" table:row="5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3">
          <table:cell-address table:column="0" table:row="6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4">
          <table:cell-address table:column="0" table:row="7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5">
          <table:cell-address table:column="0" table:row="8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6">
          <table:cell-address table:column="0" table:row="9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7">
          <table:cell-address table:column="0" table:row="10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8">
          <table:cell-address table:column="0" table:row="1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9">
          <table:cell-address table:column="0" table:row="1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0">
          <table:cell-address table:column="0" table:row="14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1">
          <table:cell-address table:column="0" table:row="15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2">
          <table:cell-address table:column="0" table:row="16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3">
          <table:cell-address table:column="0" table:row="17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4">
          <table:cell-address table:column="0" table:row="18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5">
          <table:cell-address table:column="0" table:row="19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6">
          <table:cell-address table:column="0" table:row="20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7">
          <table:cell-address table:column="0" table:row="2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8">
          <table:cell-address table:column="0" table:row="2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movement table:id="ct719">
          <table:source-range-address table:start-column="3" table:start-row="1" table:start-table="1" table:end-column="3" table:end-row="22" table:end-table="1"/>
          <table:target-range-address table:start-column="2" table:start-row="2" table:start-table="1" table:end-column="2" table:end-row="23" table:end-table="1"/>
          <office:change-info>
            <dc:creator> </dc:creator>
            <dc:date>2020-04-30T00:32:17.86</dc:date>
          </office:change-info>
          <table:dependencies>
            <table:dependence table:id="ct838"/>
            <table:dependence table:id="ct827"/>
            <table:dependence table:id="ct825"/>
            <table:dependence table:id="ct824"/>
            <table:dependence table:id="ct823"/>
            <table:dependence table:id="ct822"/>
            <table:dependence table:id="ct821"/>
            <table:dependence table:id="ct820"/>
            <table:dependence table:id="ct819"/>
            <table:dependence table:id="ct818"/>
            <table:dependence table:id="ct817"/>
            <table:dependence table:id="ct816"/>
            <table:dependence table:id="ct815"/>
            <table:dependence table:id="ct814"/>
            <table:dependence table:id="ct776"/>
            <table:dependence table:id="ct775"/>
            <table:dependence table:id="ct774"/>
            <table:dependence table:id="ct773"/>
            <table:dependence table:id="ct772"/>
            <table:dependence table:id="ct771"/>
            <table:dependence table:id="ct770"/>
            <table:dependence table:id="ct769"/>
            <table:dependence table:id="ct768"/>
            <table:dependence table:id="ct725"/>
          </table:dependencies>
        </table:movement>
        <table:cell-content-change table:id="ct720">
          <table:cell-address table:column="0" table:row="2" table:table="1"/>
          <office:change-info>
            <dc:creator> </dc:creator>
            <dc:date>2020-04-30T00:41:06.18</dc:date>
          </office:change-info>
          <table:previous table:id="ct699">
            <table:change-track-table-cell office:value-type="string">
              <text:p>set firewall name WAN_IN default-action drop</text:p>
            </table:change-track-table-cell>
          </table:previous>
        </table:cell-content-change>
        <table:cell-content-change table:id="ct721">
          <table:cell-address table:column="4" table:row="2" table:table="1"/>
          <office:change-info>
            <dc:creator> </dc:creator>
            <dc:date>2020-04-30T00:41:07.05</dc:date>
          </office:change-info>
          <table:previous>
            <table:change-track-table-cell/>
          </table:previous>
        </table:cell-content-change>
        <table:cell-content-change table:id="ct722">
          <table:cell-address table:column="4" table:row="2" table:table="1"/>
          <office:change-info>
            <dc:creator> </dc:creator>
            <dc:date>2020-04-30T00:41:15.83</dc:date>
          </office:change-info>
          <table:previous table:id="ct721">
            <table:change-track-table-cell office:value-type="string">
              <text:p><text:s/>WAN_IN default-action drop</text:p>
            </table:change-track-table-cell>
          </table:previous>
        </table:cell-content-change>
        <table:cell-content-change table:id="ct723">
          <table:cell-address table:column="3" table:row="0" table:table="1"/>
          <office:change-info>
            <dc:creator> </dc:creator>
            <dc:date>2020-04-30T00:41:24.08</dc:date>
          </office:change-info>
          <table:previous>
            <table:change-track-table-cell/>
          </table:previous>
        </table:cell-content-change>
        <table:cell-content-change table:id="ct724">
          <table:cell-address table:column="3" table:row="0" table:table="1"/>
          <office:change-info>
            <dc:creator> </dc:creator>
            <dc:date>2020-04-30T00:41:28.37</dc:date>
          </office:change-info>
          <table:previous table:id="ct723">
            <table:change-track-table-cell office:value-type="string">
              <text:p>Vlan Nme</text:p>
            </table:change-track-table-cell>
          </table:previous>
        </table:cell-content-change>
        <table:cell-content-change table:id="ct725">
          <table:cell-address table:column="3" table:row="2" table:table="1"/>
          <office:change-info>
            <dc:creator> </dc:creator>
            <dc:date>2020-04-30T00:41:51.51</dc:date>
          </office:change-info>
          <table:previous>
            <table:change-track-table-cell/>
          </table:previous>
        </table:cell-content-change>
        <table:cell-content-change table:id="ct726">
          <table:cell-address table:column="7" table:row="0" table:table="1"/>
          <office:change-info>
            <dc:creator> </dc:creator>
            <dc:date>2020-04-30T00:43:04.56</dc:date>
          </office:change-info>
          <table:previous>
            <table:change-track-table-cell/>
          </table:previous>
        </table:cell-content-change>
        <table:cell-content-change table:id="ct727">
          <table:cell-address table:column="7" table:row="2" table:table="1"/>
          <office:change-info>
            <dc:creator> </dc:creator>
            <dc:date>2020-04-30T00:43:45.56</dc:date>
          </office:change-info>
          <table:previous>
            <table:change-track-table-cell/>
          </table:previous>
        </table:cell-content-change>
        <table:cell-content-change table:id="ct728">
          <table:cell-address table:column="7" table:row="2" table:table="1"/>
          <office:change-info>
            <dc:creator> </dc:creator>
            <dc:date>2020-04-30T00:44:35.38</dc:date>
          </office:change-info>
          <table:previous table:id="ct727">
            <table:change-track-table-cell table:cell-address="Firewall.H3" table:formula="of:=CONCATENATE([.A4];&quot; &quot;;[.D4];&quot; &quot;;[.E4];&quot; &quot;;[.F4];[.G4];&quot;.&quot;;[.H4];[.I4])" office:value-type="string">
              <text:p>set firewall name <text:s/>IoT _IN description ' IoT to internal'.set firewall name IoT_IN description '</text:p>
            </table:change-track-table-cell>
          </table:previous>
        </table:cell-content-change>
        <table:cell-content-change table:id="ct729">
          <table:cell-address table:column="7" table:row="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0">
          <table:cell-address table:column="7" table:row="4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1">
          <table:cell-address table:column="7" table:row="5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2">
          <table:cell-address table:column="7" table:row="6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3">
          <table:cell-address table:column="7" table:row="7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4">
          <table:cell-address table:column="7" table:row="8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5">
          <table:cell-address table:column="7" table:row="9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6">
          <table:cell-address table:column="7" table:row="10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7">
          <table:cell-address table:column="7" table:row="11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8">
          <table:cell-address table:column="7" table:row="12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9">
          <table:cell-address table:column="7" table:row="1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0">
          <table:cell-address table:column="7" table:row="14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1">
          <table:cell-address table:column="7" table:row="15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2">
          <table:cell-address table:column="7" table:row="16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3">
          <table:cell-address table:column="7" table:row="17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4">
          <table:cell-address table:column="7" table:row="18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5">
          <table:cell-address table:column="7" table:row="19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6">
          <table:cell-address table:column="7" table:row="20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7">
          <table:cell-address table:column="7" table:row="21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8">
          <table:cell-address table:column="7" table:row="22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2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50">
          <table:cell-address table:column="0" table:row="3" table:table="1"/>
          <office:change-info>
            <dc:creator> </dc:creator>
            <dc:date>2020-04-30T00:45:07.44</dc:date>
          </office:change-info>
          <table:previous table:id="ct700">
            <table:change-track-table-cell office:value-type="string">
              <text:p>set firewall name WAN_IN description 'WAN to internal'</text:p>
            </table:change-track-table-cell>
          </table:previous>
        </table:cell-content-change>
        <table:cell-content-change table:id="ct751">
          <table:cell-address table:column="4" table:row="3" table:table="1"/>
          <office:change-info>
            <dc:creator> </dc:creator>
            <dc:date>2020-04-30T00:45:08.48</dc:date>
          </office:change-info>
          <table:previous>
            <table:change-track-table-cell/>
          </table:previous>
        </table:cell-content-change>
        <table:cell-content-change table:id="ct752">
          <table:cell-address table:column="4" table:row="3" table:table="1"/>
          <office:change-info>
            <dc:creator> </dc:creator>
            <dc:date>2020-04-30T00:45:20.69</dc:date>
          </office:change-info>
          <table:previous table:id="ct751">
            <table:change-track-table-cell office:value-type="string">
              <text:p>WAN_IN description 'WAN to internal'</text:p>
            </table:change-track-table-cell>
          </table:previous>
        </table:cell-content-change>
        <table:cell-content-change table:id="ct753">
          <table:cell-address table:column="4" table:row="2" table:table="1"/>
          <office:change-info>
            <dc:creator> </dc:creator>
            <dc:date>2020-04-30T00:45:22.74</dc:date>
          </office:change-info>
          <table:previous table:id="ct722">
            <table:change-track-table-cell office:value-type="string">
              <text:p><text:s/>_IN default-action drop</text:p>
            </table:change-track-table-cell>
          </table:previous>
        </table:cell-content-change>
        <table:cell-content-change table:id="ct754">
          <table:cell-address table:column="0" table:row="4" table:table="1"/>
          <office:change-info>
            <dc:creator> </dc:creator>
            <dc:date>2020-04-30T00:45:36.03</dc:date>
          </office:change-info>
          <table:previous table:id="ct701">
            <table:change-track-table-cell office:value-type="string">
              <text:p>set firewall name WAN_IN rule 10 action accept</text:p>
            </table:change-track-table-cell>
          </table:previous>
        </table:cell-content-change>
        <table:cell-content-change table:id="ct755">
          <table:cell-address table:column="4" table:row="4" table:table="1"/>
          <office:change-info>
            <dc:creator> </dc:creator>
            <dc:date>2020-04-30T00:45:36.99</dc:date>
          </office:change-info>
          <table:previous>
            <table:change-track-table-cell/>
          </table:previous>
        </table:cell-content-change>
        <table:cell-content-change table:id="ct756">
          <table:cell-address table:column="0" table:row="5" table:table="1"/>
          <office:change-info>
            <dc:creator> </dc:creator>
            <dc:date>2020-04-30T00:45:44.17</dc:date>
          </office:change-info>
          <table:previous table:id="ct702">
            <table:change-track-table-cell office:value-type="string">
              <text:p>set firewall name WAN_IN rule 10 description 'Allow established/related'</text:p>
            </table:change-track-table-cell>
          </table:previous>
        </table:cell-content-change>
        <table:cell-content-change table:id="ct757">
          <table:cell-address table:column="4" table:row="5" table:table="1"/>
          <office:change-info>
            <dc:creator> </dc:creator>
            <dc:date>2020-04-30T00:45:45</dc:date>
          </office:change-info>
          <table:previous>
            <table:change-track-table-cell/>
          </table:previous>
        </table:cell-content-change>
        <table:cell-content-change table:id="ct758">
          <table:cell-address table:column="0" table:row="6" table:table="1"/>
          <office:change-info>
            <dc:creator> </dc:creator>
            <dc:date>2020-04-30T00:45:52.51</dc:date>
          </office:change-info>
          <table:previous table:id="ct703">
            <table:change-track-table-cell office:value-type="string">
              <text:p>set firewall name WAN_IN rule 10 state established enable</text:p>
            </table:change-track-table-cell>
          </table:previous>
        </table:cell-content-change>
        <table:cell-content-change table:id="ct759">
          <table:cell-address table:column="4" table:row="6" table:table="1"/>
          <office:change-info>
            <dc:creator> </dc:creator>
            <dc:date>2020-04-30T00:45:53.77</dc:date>
          </office:change-info>
          <table:previous>
            <table:change-track-table-cell/>
          </table:previous>
        </table:cell-content-change>
        <table:cell-content-change table:id="ct760">
          <table:cell-address table:column="0" table:row="7" table:table="1"/>
          <office:change-info>
            <dc:creator> </dc:creator>
            <dc:date>2020-04-30T00:45:58.57</dc:date>
          </office:change-info>
          <table:previous table:id="ct704">
            <table:change-track-table-cell office:value-type="string">
              <text:p>set firewall name WAN_IN rule 10 state related enable</text:p>
            </table:change-track-table-cell>
          </table:previous>
        </table:cell-content-change>
        <table:cell-content-change table:id="ct761">
          <table:cell-address table:column="4" table:row="7" table:table="1"/>
          <office:change-info>
            <dc:creator> </dc:creator>
            <dc:date>2020-04-30T00:45:59.37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8" table:table="1"/>
          <office:change-info>
            <dc:creator> </dc:creator>
            <dc:date>2020-04-30T00:46:05.44</dc:date>
          </office:change-info>
          <table:previous table:id="ct705">
            <table:change-track-table-cell office:value-type="string">
              <text:p>set firewall name WAN_IN rule 20 action drop</text:p>
            </table:change-track-table-cell>
          </table:previous>
        </table:cell-content-change>
        <table:cell-content-change table:id="ct763">
          <table:cell-address table:column="4" table:row="8" table:table="1"/>
          <office:change-info>
            <dc:creator> </dc:creator>
            <dc:date>2020-04-30T00:46:06.22</dc:date>
          </office:change-info>
          <table:previous>
            <table:change-track-table-cell/>
          </table:previous>
        </table:cell-content-change>
        <table:cell-content-change table:id="ct764">
          <table:cell-address table:column="0" table:row="9" table:table="1"/>
          <office:change-info>
            <dc:creator> </dc:creator>
            <dc:date>2020-04-30T00:46:12.02</dc:date>
          </office:change-info>
          <table:previous table:id="ct706">
            <table:change-track-table-cell office:value-type="string">
              <text:p>set firewall name WAN_IN rule 20 description 'Drop invalid state'</text:p>
            </table:change-track-table-cell>
          </table:previous>
        </table:cell-content-change>
        <table:cell-content-change table:id="ct765">
          <table:cell-address table:column="4" table:row="9" table:table="1"/>
          <office:change-info>
            <dc:creator> </dc:creator>
            <dc:date>2020-04-30T00:46:12.82</dc:date>
          </office:change-info>
          <table:previous>
            <table:change-track-table-cell/>
          </table:previous>
        </table:cell-content-change>
        <table:cell-content-change table:id="ct766">
          <table:cell-address table:column="0" table:row="10" table:table="1"/>
          <office:change-info>
            <dc:creator> </dc:creator>
            <dc:date>2020-04-30T00:46:20.82</dc:date>
          </office:change-info>
          <table:previous table:id="ct707">
            <table:change-track-table-cell office:value-type="string">
              <text:p>set firewall name WAN_IN rule 20 state invalid enable</text:p>
            </table:change-track-table-cell>
          </table:previous>
        </table:cell-content-change>
        <table:cell-content-change table:id="ct767">
          <table:cell-address table:column="4" table:row="10" table:table="1"/>
          <office:change-info>
            <dc:creator> </dc:creator>
            <dc:date>2020-04-30T00:46:21.56</dc:date>
          </office:change-info>
          <table:previous>
            <table:change-track-table-cell/>
          </table:previous>
        </table:cell-content-change>
        <table:cell-content-change table:id="ct768">
          <table:cell-address table:column="3" table:row="3" table:table="1"/>
          <office:change-info>
            <dc:creator> </dc:creator>
            <dc:date>2020-04-30T00:46:28.91</dc:date>
          </office:change-info>
          <table:previous>
            <table:change-track-table-cell/>
          </table:previous>
        </table:cell-content-change>
        <table:cell-content-change table:id="ct769">
          <table:cell-address table:column="3" table:row="3" table:table="1"/>
          <office:change-info>
            <dc:creator> </dc:creator>
            <dc:date>2020-04-30T00:46:36.95</dc:date>
          </office:change-info>
          <table:previous table:id="ct768">
            <table:change-track-table-cell table:cell-address="Firewall.D4" table:formula="of:=[.A3]" office:value-type="string">
              <text:p>set firewall name</text:p>
            </table:change-track-table-cell>
          </table:previous>
        </table:cell-content-change>
        <table:cell-content-change table:id="ct770">
          <table:cell-address table:column="3" table:row="4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1">
          <table:cell-address table:column="3" table:row="5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2">
          <table:cell-address table:column="3" table:row="6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3">
          <table:cell-address table:column="3" table:row="7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4">
          <table:cell-address table:column="3" table:row="8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5">
          <table:cell-address table:column="3" table:row="9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10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4" table:table="1"/>
          <office:change-info>
            <dc:creator> </dc:creator>
            <dc:date>2020-04-30T00:46:59.90</dc:date>
          </office:change-info>
          <table:previous table:id="ct755">
            <table:change-track-table-cell office:value-type="string">
              <text:p>WAN_IN rule 10 action accept</text:p>
            </table:change-track-table-cell>
          </table:previous>
        </table:cell-content-change>
        <table:cell-content-change table:id="ct778">
          <table:cell-address table:column="4" table:row="5" table:table="1"/>
          <office:change-info>
            <dc:creator> </dc:creator>
            <dc:date>2020-04-30T00:47:04.72</dc:date>
          </office:change-info>
          <table:previous table:id="ct757">
            <table:change-track-table-cell office:value-type="string">
              <text:p>WAN_IN rule 10 description 'Allow established/related'</text:p>
            </table:change-track-table-cell>
          </table:previous>
        </table:cell-content-change>
        <table:cell-content-change table:id="ct779">
          <table:cell-address table:column="4" table:row="6" table:table="1"/>
          <office:change-info>
            <dc:creator> </dc:creator>
            <dc:date>2020-04-30T00:47:08.81</dc:date>
          </office:change-info>
          <table:previous table:id="ct759">
            <table:change-track-table-cell office:value-type="string">
              <text:p>WAN_IN rule 10 state established enable</text:p>
            </table:change-track-table-cell>
          </table:previous>
        </table:cell-content-change>
        <table:cell-content-change table:id="ct780">
          <table:cell-address table:column="4" table:row="7" table:table="1"/>
          <office:change-info>
            <dc:creator> </dc:creator>
            <dc:date>2020-04-30T00:47:11.62</dc:date>
          </office:change-info>
          <table:previous table:id="ct761">
            <table:change-track-table-cell office:value-type="string">
              <text:p>WAN_IN rule 10 state related enable</text:p>
            </table:change-track-table-cell>
          </table:previous>
        </table:cell-content-change>
        <table:cell-content-change table:id="ct781">
          <table:cell-address table:column="4" table:row="8" table:table="1"/>
          <office:change-info>
            <dc:creator> </dc:creator>
            <dc:date>2020-04-30T00:47:14.52</dc:date>
          </office:change-info>
          <table:previous table:id="ct763">
            <table:change-track-table-cell office:value-type="string">
              <text:p>WAN_IN rule 20 action drop</text:p>
            </table:change-track-table-cell>
          </table:previous>
        </table:cell-content-change>
        <table:cell-content-change table:id="ct782">
          <table:cell-address table:column="4" table:row="9" table:table="1"/>
          <office:change-info>
            <dc:creator> </dc:creator>
            <dc:date>2020-04-30T00:47:17.42</dc:date>
          </office:change-info>
          <table:previous table:id="ct765">
            <table:change-track-table-cell office:value-type="string">
              <text:p>WAN_IN rule 20 description 'Drop invalid state'</text:p>
            </table:change-track-table-cell>
          </table:previous>
        </table:cell-content-change>
        <table:cell-content-change table:id="ct783">
          <table:cell-address table:column="4" table:row="10" table:table="1"/>
          <office:change-info>
            <dc:creator> </dc:creator>
            <dc:date>2020-04-30T00:47:23.79</dc:date>
          </office:change-info>
          <table:previous table:id="ct767">
            <table:change-track-table-cell office:value-type="string">
              <text:p>WAN_IN rule 20 state invalid enable</text:p>
            </table:change-track-table-cell>
          </table:previous>
        </table:cell-content-change>
        <table:cell-content-change table:id="ct784">
          <table:cell-address table:column="4" table:row="3" table:table="1"/>
          <office:change-info>
            <dc:creator> </dc:creator>
            <dc:date>2020-04-30T00:48:14.98</dc:date>
          </office:change-info>
          <table:previous table:id="ct752">
            <table:change-track-table-cell office:value-type="string">
              <text:p>_IN description 'WAN to internal'</text:p>
            </table:change-track-table-cell>
          </table:previous>
        </table:cell-content-change>
        <table:cell-content-change table:id="ct785">
          <table:cell-address table:column="6" table:row="3" table:table="1"/>
          <office:change-info>
            <dc:creator> </dc:creator>
            <dc:date>2020-04-30T00:48:16.35</dc:date>
          </office:change-info>
          <table:previous>
            <table:change-track-table-cell/>
          </table:previous>
        </table:cell-content-change>
        <table:cell-content-change table:id="ct786">
          <table:cell-address table:column="6" table:row="3" table:table="1"/>
          <office:change-info>
            <dc:creator> </dc:creator>
            <dc:date>2020-04-30T00:48:24.21</dc:date>
          </office:change-info>
          <table:previous table:id="ct785">
            <table:change-track-table-cell office:value-type="string">
              <text:p>WAN to internal'</text:p>
            </table:change-track-table-cell>
          </table:previous>
        </table:cell-content-change>
        <table:cell-content-change table:id="ct787">
          <table:cell-address table:column="5" table:row="3" table:table="1"/>
          <office:change-info>
            <dc:creator> </dc:creator>
            <dc:date>2020-04-30T00:48:27.63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12" table:table="1"/>
          <office:change-info>
            <dc:creator> </dc:creator>
            <dc:date>2020-04-30T00:48:43.93</dc:date>
          </office:change-info>
          <table:previous table:id="ct708">
            <table:change-track-table-cell office:value-type="string">
              <text:p>set firewall name WAN_LOCAL default-action drop</text:p>
            </table:change-track-table-cell>
          </table:previous>
        </table:cell-content-change>
        <table:cell-content-change table:id="ct789">
          <table:cell-address table:column="4" table:row="12" table:table="1"/>
          <office:change-info>
            <dc:creator> </dc:creator>
            <dc:date>2020-04-30T00:48:44.72</dc:date>
          </office:change-info>
          <table:previous>
            <table:change-track-table-cell/>
          </table:previous>
        </table:cell-content-change>
        <table:cell-content-change table:id="ct790">
          <table:cell-address table:column="4" table:row="13" table:table="1"/>
          <office:change-info>
            <dc:creator> </dc:creator>
            <dc:date>2020-04-30T00:48:51.16</dc:date>
          </office:change-info>
          <table:previous>
            <table:change-track-table-cell/>
          </table:previous>
        </table:cell-content-change>
        <table:cell-content-change table:id="ct791">
          <table:cell-address table:column="0" table:row="13" table:table="1"/>
          <office:change-info>
            <dc:creator> </dc:creator>
            <dc:date>2020-04-30T00:49:02.70</dc:date>
          </office:change-info>
          <table:previous table:id="ct709">
            <table:change-track-table-cell office:value-type="string">
              <text:p>set firewall name WAN_LOCAL description 'WAN to router'</text:p>
            </table:change-track-table-cell>
          </table:previous>
        </table:cell-content-change>
        <table:cell-content-change table:id="ct792">
          <table:cell-address table:column="0" table:row="14" table:table="1"/>
          <office:change-info>
            <dc:creator> </dc:creator>
            <dc:date>2020-04-30T00:49:10.06</dc:date>
          </office:change-info>
          <table:previous table:id="ct710">
            <table:change-track-table-cell office:value-type="string">
              <text:p>set firewall name WAN_LOCAL rule 10 action accept</text:p>
            </table:change-track-table-cell>
          </table:previous>
        </table:cell-content-change>
        <table:cell-content-change table:id="ct793">
          <table:cell-address table:column="4" table:row="14" table:table="1"/>
          <office:change-info>
            <dc:creator> </dc:creator>
            <dc:date>2020-04-30T00:49:10.76</dc:date>
          </office:change-info>
          <table:previous>
            <table:change-track-table-cell/>
          </table:previous>
        </table:cell-content-change>
        <table:cell-content-change table:id="ct794">
          <table:cell-address table:column="0" table:row="15" table:table="1"/>
          <office:change-info>
            <dc:creator> </dc:creator>
            <dc:date>2020-04-30T00:49:17.21</dc:date>
          </office:change-info>
          <table:previous table:id="ct711">
            <table:change-track-table-cell office:value-type="string">
              <text:p>set firewall name WAN_LOCAL rule 10 description 'Allow established/related'</text:p>
            </table:change-track-table-cell>
          </table:previous>
        </table:cell-content-change>
        <table:cell-content-change table:id="ct795">
          <table:cell-address table:column="4" table:row="15" table:table="1"/>
          <office:change-info>
            <dc:creator> </dc:creator>
            <dc:date>2020-04-30T00:49:17.90</dc:date>
          </office:change-info>
          <table:previous>
            <table:change-track-table-cell/>
          </table:previous>
        </table:cell-content-change>
        <table:cell-content-change table:id="ct796">
          <table:cell-address table:column="0" table:row="16" table:table="1"/>
          <office:change-info>
            <dc:creator> </dc:creator>
            <dc:date>2020-04-30T00:49:23.63</dc:date>
          </office:change-info>
          <table:previous table:id="ct712">
            <table:change-track-table-cell office:value-type="string">
              <text:p>set firewall name WAN_LOCAL rule 10 state established enable</text:p>
            </table:change-track-table-cell>
          </table:previous>
        </table:cell-content-change>
        <table:cell-content-change table:id="ct797">
          <table:cell-address table:column="4" table:row="16" table:table="1"/>
          <office:change-info>
            <dc:creator> </dc:creator>
            <dc:date>2020-04-30T00:49:24.30</dc:date>
          </office:change-info>
          <table:previous>
            <table:change-track-table-cell/>
          </table:previous>
        </table:cell-content-change>
        <table:cell-content-change table:id="ct798">
          <table:cell-address table:column="0" table:row="17" table:table="1"/>
          <office:change-info>
            <dc:creator> </dc:creator>
            <dc:date>2020-04-30T00:49:31.74</dc:date>
          </office:change-info>
          <table:previous table:id="ct713">
            <table:change-track-table-cell office:value-type="string">
              <text:p>set firewall name WAN_LOCAL rule 10 state related enable</text:p>
            </table:change-track-table-cell>
          </table:previous>
        </table:cell-content-change>
        <table:cell-content-change table:id="ct799">
          <table:cell-address table:column="4" table:row="17" table:table="1"/>
          <office:change-info>
            <dc:creator> </dc:creator>
            <dc:date>2020-04-30T00:49:32.28</dc:date>
          </office:change-info>
          <table:previous>
            <table:change-track-table-cell/>
          </table:previous>
        </table:cell-content-change>
        <table:cell-content-change table:id="ct800">
          <table:cell-address table:column="0" table:row="18" table:table="1"/>
          <office:change-info>
            <dc:creator> </dc:creator>
            <dc:date>2020-04-30T00:49:37.31</dc:date>
          </office:change-info>
          <table:previous table:id="ct714">
            <table:change-track-table-cell office:value-type="string">
              <text:p>set firewall name WAN_LOCAL rule 20 action drop</text:p>
            </table:change-track-table-cell>
          </table:previous>
        </table:cell-content-change>
        <table:cell-content-change table:id="ct801">
          <table:cell-address table:column="4" table:row="18" table:table="1"/>
          <office:change-info>
            <dc:creator> </dc:creator>
            <dc:date>2020-04-30T00:49:37.70</dc:date>
          </office:change-info>
          <table:previous>
            <table:change-track-table-cell/>
          </table:previous>
        </table:cell-content-change>
        <table:cell-content-change table:id="ct802">
          <table:cell-address table:column="0" table:row="19" table:table="1"/>
          <office:change-info>
            <dc:creator> </dc:creator>
            <dc:date>2020-04-30T00:49:43.25</dc:date>
          </office:change-info>
          <table:previous table:id="ct715">
            <table:change-track-table-cell office:value-type="string">
              <text:p>set firewall name WAN_LOCAL rule 20 description 'Drop invalid state'</text:p>
            </table:change-track-table-cell>
          </table:previous>
        </table:cell-content-change>
        <table:cell-content-change table:id="ct803">
          <table:cell-address table:column="4" table:row="19" table:table="1"/>
          <office:change-info>
            <dc:creator> </dc:creator>
            <dc:date>2020-04-30T00:49:43.62</dc:date>
          </office:change-info>
          <table:previous>
            <table:change-track-table-cell/>
          </table:previous>
        </table:cell-content-change>
        <table:cell-content-change table:id="ct804">
          <table:cell-address table:column="0" table:row="20" table:table="1"/>
          <office:change-info>
            <dc:creator> </dc:creator>
            <dc:date>2020-04-30T00:49:48.52</dc:date>
          </office:change-info>
          <table:previous table:id="ct716">
            <table:change-track-table-cell office:value-type="string">
              <text:p>set firewall name WAN_LOCAL rule 20 state invalid enable</text:p>
            </table:change-track-table-cell>
          </table:previous>
        </table:cell-content-change>
        <table:cell-content-change table:id="ct805">
          <table:cell-address table:column="4" table:row="20" table:table="1"/>
          <office:change-info>
            <dc:creator> </dc:creator>
            <dc:date>2020-04-30T00:49:49.52</dc:date>
          </office:change-info>
          <table:previous>
            <table:change-track-table-cell/>
          </table:previous>
        </table:cell-content-change>
        <table:cell-content-change table:id="ct806">
          <table:cell-address table:column="0" table:row="22" table:table="1"/>
          <office:change-info>
            <dc:creator> </dc:creator>
            <dc:date>2020-04-30T00:50:04.89</dc:date>
          </office:change-info>
          <table:previous table:id="ct717">
            <table:change-track-table-cell office:value-type="string">
              <text:p>set interfaces ethernet eth0 firewall in name WAN_IN</text:p>
            </table:change-track-table-cell>
          </table:previous>
        </table:cell-content-change>
        <table:cell-content-change table:id="ct807">
          <table:cell-address table:column="4" table:row="22" table:table="1"/>
          <office:change-info>
            <dc:creator> </dc:creator>
            <dc:date>2020-04-30T00:50:05.79</dc:date>
          </office:change-info>
          <table:previous>
            <table:change-track-table-cell/>
          </table:previous>
        </table:cell-content-change>
        <table:cell-content-change table:id="ct808">
          <table:cell-address table:column="0" table:row="23" table:table="1"/>
          <office:change-info>
            <dc:creator> </dc:creator>
            <dc:date>2020-04-30T00:50:11.49</dc:date>
          </office:change-info>
          <table:previous table:id="ct718">
            <table:change-track-table-cell office:value-type="string">
              <text:p>set interfaces ethernet eth0 firewall local name WAN_LOCAL </text:p>
            </table:change-track-table-cell>
          </table:previous>
        </table:cell-content-change>
        <table:cell-content-change table:id="ct809">
          <table:cell-address table:column="4" table:row="23" table:table="1"/>
          <office:change-info>
            <dc:creator> </dc:creator>
            <dc:date>2020-04-30T00:50:11.89</dc:date>
          </office:change-info>
          <table:previous>
            <table:change-track-table-cell/>
          </table:previous>
        </table:cell-content-change>
        <table:cell-content-change table:id="ct810">
          <table:cell-address table:column="4" table:row="23" table:table="1"/>
          <office:change-info>
            <dc:creator> </dc:creator>
            <dc:date>2020-04-30T00:50:17.89</dc:date>
          </office:change-info>
          <table:previous table:id="ct809">
            <table:change-track-table-cell office:value-type="string">
              <text:p><text:s/>WAN_LOCAL </text:p>
            </table:change-track-table-cell>
          </table:previous>
        </table:cell-content-change>
        <table:cell-content-change table:id="ct811">
          <table:cell-address table:column="0" table:row="23" table:table="1"/>
          <office:change-info>
            <dc:creator> </dc:creator>
            <dc:date>2020-04-30T00:50:21.17</dc:date>
          </office:change-info>
          <table:previous table:id="ct808">
            <table:change-track-table-cell office:value-type="string">
              <text:p>set interfaces ethernet eth0 firewall local name</text:p>
            </table:change-track-table-cell>
          </table:previous>
        </table:cell-content-change>
        <table:cell-content-change table:id="ct812">
          <table:cell-address table:column="4" table:row="23" table:table="1"/>
          <office:change-info>
            <dc:creator> </dc:creator>
            <dc:date>2020-04-30T00:50:24.44</dc:date>
          </office:change-info>
          <table:previous table:id="ct810">
            <table:change-track-table-cell office:value-type="string">
              <text:p>WAN_LOCAL </text:p>
            </table:change-track-table-cell>
          </table:previous>
        </table:cell-content-change>
        <table:cell-content-change table:id="ct813">
          <table:cell-address table:column="4" table:row="22" table:table="1"/>
          <office:change-info>
            <dc:creator> </dc:creator>
            <dc:date>2020-04-30T00:50:28.97</dc:date>
          </office:change-info>
          <table:previous table:id="ct807">
            <table:change-track-table-cell office:value-type="string">
              <text:p>WAN_IN</text:p>
            </table:change-track-table-cell>
          </table:previous>
        </table:cell-content-change>
        <table:cell-content-change table:id="ct814">
          <table:cell-address table:column="3" table:row="12" table:table="1"/>
          <office:change-info>
            <dc:creator> </dc:creator>
            <dc:date>2020-04-30T00:50:38.97</dc:date>
          </office:change-info>
          <table:previous>
            <table:change-track-table-cell/>
          </table:previous>
        </table:cell-content-change>
        <table:cell-content-change table:id="ct815">
          <table:cell-address table:column="3" table:row="12" table:table="1"/>
          <office:change-info>
            <dc:creator> </dc:creator>
            <dc:date>2020-04-30T00:50:47.84</dc:date>
          </office:change-info>
          <table:previous table:id="ct814">
            <table:change-track-table-cell table:cell-address="Firewall.D13" table:formula="of:=[.D12]" office:value-type="float" office:value="0"/>
          </table:previous>
        </table:cell-content-change>
        <table:cell-content-change table:id="ct816">
          <table:cell-address table:column="3" table:row="13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7">
          <table:cell-address table:column="3" table:row="14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8">
          <table:cell-address table:column="3" table:row="15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9">
          <table:cell-address table:column="3" table:row="16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0">
          <table:cell-address table:column="3" table:row="17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1">
          <table:cell-address table:column="3" table:row="18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2">
          <table:cell-address table:column="3" table:row="19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3">
          <table:cell-address table:column="3" table:row="20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4">
          <table:cell-address table:column="3" table:row="21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5">
          <table:cell-address table:column="3" table:row="22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6">
          <table:cell-address table:column="3" table:row="23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7">
          <table:cell-address table:column="3" table:row="21" table:table="1"/>
          <office:change-info>
            <dc:creator> </dc:creator>
            <dc:date>2020-04-30T00:50:59.67</dc:date>
          </office:change-info>
          <table:previous table:id="ct824">
            <table:change-track-table-cell table:cell-address="Firewall.D22" table:formula="of:=[.D12]" office:value-type="float" office:value="0"/>
          </table:previous>
        </table:cell-content-change>
        <table:cell-content-change table:id="ct828">
          <table:cell-address table:column="4" table:row="12" table:table="1"/>
          <office:change-info>
            <dc:creator> </dc:creator>
            <dc:date>2020-04-30T00:51:12.31</dc:date>
          </office:change-info>
          <table:previous table:id="ct789">
            <table:change-track-table-cell office:value-type="string">
              <text:p>WAN_LOCAL default-action drop</text:p>
            </table:change-track-table-cell>
          </table:previous>
        </table:cell-content-change>
        <table:cell-content-change table:id="ct829">
          <table:cell-address table:column="4" table:row="13" table:table="1"/>
          <office:change-info>
            <dc:creator> </dc:creator>
            <dc:date>2020-04-30T00:51:19.13</dc:date>
          </office:change-info>
          <table:previous table:id="ct790">
            <table:change-track-table-cell office:value-type="string">
              <text:p>WAN_LOCAL description 'WAN to router'</text:p>
            </table:change-track-table-cell>
          </table:previous>
        </table:cell-content-change>
        <table:cell-content-change table:id="ct830">
          <table:cell-address table:column="4" table:row="14" table:table="1"/>
          <office:change-info>
            <dc:creator> </dc:creator>
            <dc:date>2020-04-30T00:51:21.74</dc:date>
          </office:change-info>
          <table:previous table:id="ct793">
            <table:change-track-table-cell office:value-type="string">
              <text:p>WAN_LOCAL rule 10 action accept</text:p>
            </table:change-track-table-cell>
          </table:previous>
        </table:cell-content-change>
        <table:cell-content-change table:id="ct831">
          <table:cell-address table:column="4" table:row="15" table:table="1"/>
          <office:change-info>
            <dc:creator> </dc:creator>
            <dc:date>2020-04-30T00:51:24.95</dc:date>
          </office:change-info>
          <table:previous table:id="ct795">
            <table:change-track-table-cell office:value-type="string">
              <text:p>WAN_LOCAL rule 10 description 'Allow established/related'</text:p>
            </table:change-track-table-cell>
          </table:previous>
        </table:cell-content-change>
        <table:cell-content-change table:id="ct832">
          <table:cell-address table:column="4" table:row="16" table:table="1"/>
          <office:change-info>
            <dc:creator> </dc:creator>
            <dc:date>2020-04-30T00:51:28.54</dc:date>
          </office:change-info>
          <table:previous table:id="ct797">
            <table:change-track-table-cell office:value-type="string">
              <text:p>WAN_LOCAL rule 10 state established enable</text:p>
            </table:change-track-table-cell>
          </table:previous>
        </table:cell-content-change>
        <table:cell-content-change table:id="ct833">
          <table:cell-address table:column="4" table:row="17" table:table="1"/>
          <office:change-info>
            <dc:creator> </dc:creator>
            <dc:date>2020-04-30T00:51:33.67</dc:date>
          </office:change-info>
          <table:previous table:id="ct799">
            <table:change-track-table-cell office:value-type="string">
              <text:p>WAN_LOCAL rule 10 state related enable</text:p>
            </table:change-track-table-cell>
          </table:previous>
        </table:cell-content-change>
        <table:cell-content-change table:id="ct834">
          <table:cell-address table:column="4" table:row="18" table:table="1"/>
          <office:change-info>
            <dc:creator> </dc:creator>
            <dc:date>2020-04-30T00:51:37.73</dc:date>
          </office:change-info>
          <table:previous table:id="ct801">
            <table:change-track-table-cell office:value-type="string">
              <text:p>WAN_LOCAL rule 20 action drop</text:p>
            </table:change-track-table-cell>
          </table:previous>
        </table:cell-content-change>
        <table:cell-content-change table:id="ct835">
          <table:cell-address table:column="4" table:row="19" table:table="1"/>
          <office:change-info>
            <dc:creator> </dc:creator>
            <dc:date>2020-04-30T00:51:41.56</dc:date>
          </office:change-info>
          <table:previous table:id="ct803">
            <table:change-track-table-cell office:value-type="string">
              <text:p>WAN_LOCAL rule 20 description 'Drop invalid state'</text:p>
            </table:change-track-table-cell>
          </table:previous>
        </table:cell-content-change>
        <table:cell-content-change table:id="ct836">
          <table:cell-address table:column="4" table:row="20" table:table="1"/>
          <office:change-info>
            <dc:creator> </dc:creator>
            <dc:date>2020-04-30T00:51:45.11</dc:date>
          </office:change-info>
          <table:previous table:id="ct805">
            <table:change-track-table-cell office:value-type="string">
              <text:p>WAN_LOCAL rule 20 state invalid enable</text:p>
            </table:change-track-table-cell>
          </table:previous>
        </table:cell-content-change>
        <table:insertion table:id="ct837" table:type="column" table:position="0" table:table="1">
          <office:change-info>
            <dc:creator> </dc:creator>
            <dc:date>2020-04-30T00:52:27.62</dc:date>
          </office:change-info>
          <table:dependencies>
            <table:dependence table:id="ct851"/>
            <table:dependence table:id="ct849"/>
            <table:dependence table:id="ct842"/>
            <table:dependence table:id="ct840"/>
            <table:dependence table:id="ct838"/>
          </table:dependencies>
        </table:insertion>
        <table:movement table:id="ct838">
          <table:source-range-address table:start-column="2" table:start-row="0" table:start-table="1" table:end-column="2" table:end-row="23" table:end-table="1"/>
          <table:target-range-address table:start-column="0" table:start-row="0" table:start-table="1" table:end-column="0" table:end-row="23" table:end-table="1"/>
          <office:change-info>
            <dc:creator> </dc:creator>
            <dc:date>2020-04-30T00:52:40.27</dc:date>
          </office:change-info>
          <table:dependencies>
            <table:dependence table:id="ct844"/>
            <table:dependence table:id="ct843"/>
            <table:dependence table:id="ct841"/>
          </table:dependencies>
        </table:movement>
        <table:insertion table:id="ct839" table:type="column" table:position="1" table:table="1">
          <office:change-info>
            <dc:creator> </dc:creator>
            <dc:date>2020-04-30T00:53:01.69</dc:date>
          </office:change-info>
          <table:dependencies>
            <table:dependence table:id="ct905"/>
            <table:dependence table:id="ct904"/>
            <table:dependence table:id="ct903"/>
            <table:dependence table:id="ct902"/>
            <table:dependence table:id="ct901"/>
            <table:dependence table:id="ct853"/>
            <table:dependence table:id="ct852"/>
            <table:dependence table:id="ct850"/>
          </table:dependencies>
        </table:insertion>
        <table:cell-content-change table:id="ct840">
          <table:cell-address table:column="0" table:row="22" table:table="1"/>
          <office:change-info>
            <dc:creator> </dc:creator>
            <dc:date>2020-04-30T00:53:41.31</dc:date>
          </office:change-info>
          <table:previous table:id="ct806">
            <table:change-track-table-cell office:value-type="string">
              <text:p>set interfaces ethernet eth0 firewall in name </text:p>
            </table:change-track-table-cell>
          </table:previous>
        </table:cell-content-change>
        <table:cell-content-change table:id="ct841">
          <table:cell-address table:column="2" table:row="22" table:table="1"/>
          <office:change-info>
            <dc:creator> </dc:creator>
            <dc:date>2020-04-30T00:53:42.35</dc:date>
          </office:change-info>
          <table:previous>
            <table:change-track-table-cell/>
          </table:previous>
        </table:cell-content-change>
        <table:cell-content-change table:id="ct842">
          <table:cell-address table:column="0" table:row="23" table:table="1"/>
          <office:change-info>
            <dc:creator> </dc:creator>
            <dc:date>2020-04-30T00:53:48.73</dc:date>
          </office:change-info>
          <table:previous table:id="ct811">
            <table:change-track-table-cell office:value-type="string">
              <text:p>set interfaces ethernet eth0 firewall local name </text:p>
            </table:change-track-table-cell>
          </table:previous>
        </table:cell-content-change>
        <table:cell-content-change table:id="ct843">
          <table:cell-address table:column="2" table:row="23" table:table="1"/>
          <office:change-info>
            <dc:creator> </dc:creator>
            <dc:date>2020-04-30T00:53:49.94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22" table:table="1"/>
          <office:change-info>
            <dc:creator> </dc:creator>
            <dc:date>2020-04-30T00:53:57.01</dc:date>
          </office:change-info>
          <table:previous table:id="ct841">
            <table:change-track-table-cell office:value-type="string">
              <text:p>firewall in name </text:p>
            </table:change-track-table-cell>
          </table:previous>
        </table:cell-content-change>
        <table:cell-content-change table:id="ct845">
          <table:cell-address table:column="7" table:row="22" table:table="1"/>
          <office:change-info>
            <dc:creator> </dc:creator>
            <dc:date>2020-04-30T00:54:53.28</dc:date>
          </office:change-info>
          <table:previous table:id="ct748">
            <table:change-track-table-cell table:cell-address="Firewall.H23" table:formula="of:=CONCATENATE([.A23];[.D23];[.E23])" office:value-type="string">
              <text:p>set interfaces ethernet IoT_IN</text:p>
            </table:change-track-table-cell>
          </table:previous>
        </table:cell-content-change>
        <table:cell-content-change table:id="ct846">
          <table:cell-address table:column="7" table:row="23" table:table="1"/>
          <office:change-info>
            <dc:creator> </dc:creator>
            <dc:date>2020-04-30T00:55:09.20</dc:date>
          </office:change-info>
          <table:previous table:id="ct749">
            <table:change-track-table-cell table:cell-address="Firewall.H24" table:formula="of:=CONCATENATE([.A24];[.D24];[.E24])" office:value-type="string">
              <text:p>set interfaces ethernet IoT_LOCAL </text:p>
            </table:change-track-table-cell>
          </table:previous>
        </table:cell-content-change>
        <table:cell-content-change table:id="ct847">
          <table:cell-address table:column="7" table:row="22" table:table="1"/>
          <office:change-info>
            <dc:creator> </dc:creator>
            <dc:date>2020-04-30T00:55:24.57</dc:date>
          </office:change-info>
          <table:previous table:id="ct845">
            <table:change-track-table-cell table:cell-address="Firewall.H23" table:formula="of:=CONCATENATE([.A23];[.C23];[.D23];[.E23])" office:value-type="string">
              <text:p>set interfaces ethernet <text:s/>firewall in name IoT_IN</text:p>
            </table:change-track-table-cell>
          </table:previous>
        </table:cell-content-change>
        <table:cell-content-change table:id="ct848">
          <table:cell-address table:column="7" table:row="23" table:table="1"/>
          <office:change-info>
            <dc:creator> </dc:creator>
            <dc:date>2020-04-30T00:55:32.39</dc:date>
          </office:change-info>
          <table:previous table:id="ct846">
            <table:change-track-table-cell table:cell-address="Firewall.H24" table:formula="of:=CONCATENATE([.A24];[.C24];[.D24];[.E24])" office:value-type="string">
              <text:p>set interfaces ethernet <text:s/>firewall local name IoT_LOCAL </text:p>
            </table:change-track-table-cell>
          </table:previous>
        </table:cell-content-change>
        <table:cell-content-change table:id="ct849">
          <table:cell-address table:column="0" table:row="22" table:table="1"/>
          <office:change-info>
            <dc:creator> </dc:creator>
            <dc:date>2020-04-30T00:55:47.70</dc:date>
          </office:change-info>
          <table:previous table:id="ct840">
            <table:change-track-table-cell office:value-type="string">
              <text:p>set interfaces ethernet eth0 </text:p>
            </table:change-track-table-cell>
          </table:previous>
        </table:cell-content-change>
        <table:cell-content-change table:id="ct850">
          <table:cell-address table:column="1" table:row="22" table:table="1"/>
          <office:change-info>
            <dc:creator> </dc:creator>
            <dc:date>2020-04-30T00:55:49.44</dc:date>
          </office:change-info>
          <table:previous>
            <table:change-track-table-cell/>
          </table:previous>
        </table:cell-content-change>
        <table:cell-content-change table:id="ct851">
          <table:cell-address table:column="0" table:row="23" table:table="1"/>
          <office:change-info>
            <dc:creator> </dc:creator>
            <dc:date>2020-04-30T00:55:56.34</dc:date>
          </office:change-info>
          <table:previous table:id="ct842">
            <table:change-track-table-cell office:value-type="string">
              <text:p>set interfaces ethernet eth0</text:p>
            </table:change-track-table-cell>
          </table:previous>
        </table:cell-content-change>
        <table:cell-content-change table:id="ct852">
          <table:cell-address table:column="1" table:row="23" table:table="1"/>
          <office:change-info>
            <dc:creator> </dc:creator>
            <dc:date>2020-04-30T00:55:58.72</dc:date>
          </office:change-info>
          <table:previous>
            <table:change-track-table-cell/>
          </table:previous>
        </table:cell-content-change>
        <table:cell-content-change table:id="ct853">
          <table:cell-address table:column="1" table:row="0" table:table="1"/>
          <office:change-info>
            <dc:creator> </dc:creator>
            <dc:date>2020-04-30T00:56:21.48</dc:date>
          </office:change-info>
          <table:previous>
            <table:change-track-table-cell/>
          </table:previous>
        </table:cell-content-change>
        <table:cell-content-change table:id="ct854">
          <table:cell-address table:column="5" table:row="0" table:table="1"/>
          <office:change-info>
            <dc:creator> </dc:creator>
            <dc:date>2020-04-30T00:56:33.02</dc:date>
          </office:change-info>
          <table:previous>
            <table:change-track-table-cell/>
          </table:previous>
        </table:cell-content-change>
        <table:cell-content-change table:id="ct855">
          <table:cell-address table:column="11" table:row="0" table:table="0"/>
          <office:change-info>
            <dc:creator> </dc:creator>
            <dc:date>2020-04-30T00:56:58.76</dc:date>
          </office:change-info>
          <table:previous>
            <table:change-track-table-cell/>
          </table:previous>
        </table:cell-content-change>
        <table:cell-content-change table:id="ct856">
          <table:cell-address table:column="11" table:row="2" table:table="0"/>
          <office:change-info>
            <dc:creator> </dc:creator>
            <dc:date>2020-04-30T00:59:07.86</dc:date>
          </office:change-info>
          <table:previous>
            <table:change-track-table-cell/>
          </table:previous>
        </table:cell-content-change>
        <table:cell-content-change table:id="ct857">
          <table:cell-address table:column="11" table:row="2" table:table="0"/>
          <office:change-info>
            <dc:creator> </dc:creator>
            <dc:date>2020-04-30T00:59:13.84</dc:date>
          </office:change-info>
          <table:previous table:id="ct856">
            <table:change-track-table-cell office:value-type="string">
              <text:p>eth</text:p>
            </table:change-track-table-cell>
          </table:previous>
        </table:cell-content-change>
        <table:cell-content-change table:id="ct858">
          <table:cell-address table:column="11" table:row="2" table:table="0"/>
          <office:change-info>
            <dc:creator> </dc:creator>
            <dc:date>2020-04-30T00:59:15.69</dc:date>
          </office:change-info>
          <table:previous table:id="ct857">
            <table:change-track-table-cell office:value-type="string">
              <text:p>switch</text:p>
            </table:change-track-table-cell>
          </table:previous>
        </table:cell-content-change>
        <table:cell-content-change table:id="ct859">
          <table:cell-address table:column="11" table:row="2" table:table="0"/>
          <office:change-info>
            <dc:creator> </dc:creator>
            <dc:date>2020-04-30T01:00:21.11</dc:date>
          </office:change-info>
          <table:previous table:id="ct858">
            <table:change-track-table-cell office:value-type="string">
              <text:p>eth</text:p>
            </table:change-track-table-cell>
          </table:previous>
        </table:cell-content-change>
        <table:cell-content-change table:id="ct860">
          <table:cell-address table:column="11" table:row="0" table:table="0"/>
          <office:change-info>
            <dc:creator> </dc:creator>
            <dc:date>2020-04-30T01:00:32.84</dc:date>
          </office:change-info>
          <table:previous table:id="ct855">
            <table:change-track-table-cell office:value-type="string">
              <text:p>Interface Firewall</text:p>
            </table:change-track-table-cell>
          </table:previous>
        </table:cell-content-change>
        <table:movement table:id="ct861">
          <table:source-range-address table:start-column="12" table:start-row="0" table:start-table="0" table:end-column="12" table:end-row="2" table:end-table="0"/>
          <table:target-range-address table:start-column="11" table:start-row="0" table:start-table="0" table:end-column="11" table:end-row="2" table:end-table="0"/>
          <office:change-info>
            <dc:creator> </dc:creator>
            <dc:date>2020-04-30T01:00:36.68</dc:date>
          </office:change-info>
          <table:dependencies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</table:dependencies>
        </table:movement>
        <table:cell-content-change table:id="ct862">
          <table:cell-address table:column="11" table:row="3" table:table="0"/>
          <office:change-info>
            <dc:creator> </dc:creator>
            <dc:date>2020-04-30T01:00:45.52</dc:date>
          </office:change-info>
          <table:previous>
            <table:change-track-table-cell/>
          </table:previous>
        </table:cell-content-change>
        <table:cell-content-change table:id="ct863">
          <table:cell-address table:column="11" table:row="4" table:table="0"/>
          <office:change-info>
            <dc:creator> </dc:creator>
            <dc:date>2020-04-30T01:00:46.42</dc:date>
          </office:change-info>
          <table:previous>
            <table:change-track-table-cell/>
          </table:previous>
        </table:cell-content-change>
        <table:cell-content-change table:id="ct864">
          <table:cell-address table:column="11" table:row="5" table:table="0"/>
          <office:change-info>
            <dc:creator> </dc:creator>
            <dc:date>2020-04-30T01:00:47.19</dc:date>
          </office:change-info>
          <table:previous>
            <table:change-track-table-cell/>
          </table:previous>
        </table:cell-content-change>
        <table:cell-content-change table:id="ct865">
          <table:cell-address table:column="11" table:row="6" table:table="0"/>
          <office:change-info>
            <dc:creator> </dc:creator>
            <dc:date>2020-04-30T01:00:47.96</dc:date>
          </office:change-info>
          <table:previous>
            <table:change-track-table-cell/>
          </table:previous>
        </table:cell-content-change>
        <table:cell-content-change table:id="ct866">
          <table:cell-address table:column="12" table:row="0" table:table="0"/>
          <office:change-info>
            <dc:creator> </dc:creator>
            <dc:date>2020-04-30T01:01:05.44</dc:date>
          </office:change-info>
          <table:previous>
            <table:change-track-table-cell/>
          </table:previous>
        </table:cell-content-change>
        <table:cell-content-change table:id="ct867">
          <table:cell-address table:column="12" table:row="2" table:table="0"/>
          <office:change-info>
            <dc:creator> </dc:creator>
            <dc:date>2020-04-30T01:01:38.49</dc:date>
          </office:change-info>
          <table:previous>
            <table:change-track-table-cell/>
          </table:previous>
        </table:cell-content-change>
        <table:cell-content-change table:id="ct868">
          <table:cell-address table:column="12" table:row="2" table:table="0"/>
          <office:change-info>
            <dc:creator> </dc:creator>
            <dc:date>2020-04-30T01:01:52.48</dc:date>
          </office:change-info>
          <table:previous table:id="ct867">
            <table:change-track-table-cell table:cell-address="Data.M3" table:formula="of:=;[.E3];&quot;.&quot;:[.L3]" office:value-type="string"/>
          </table:previous>
        </table:cell-content-change>
        <table:cell-content-change table:id="ct869">
          <table:cell-address table:column="12" table:row="2" table:table="0"/>
          <office:change-info>
            <dc:creator> </dc:creator>
            <dc:date>2020-04-30T01:02:16.49</dc:date>
          </office:change-info>
          <table:previous table:id="ct868">
            <table:change-track-table-cell table:cell-address="Data.M3" table:formula="of:=([.E3]~&quot;.&quot;:[.L3])" office:value-type="float" office:value="0"/>
          </table:previous>
        </table:cell-content-change>
        <table:cell-content-change table:id="ct870">
          <table:cell-address table:column="12" table:row="2" table:table="0"/>
          <office:change-info>
            <dc:creator> </dc:creator>
            <dc:date>2020-04-30T01:02:27.86</dc:date>
          </office:change-info>
          <table:previous table:id="ct869">
            <table:change-track-table-cell table:cell-address="Data.M3" table:formula="of:=;[.E3:.L3]" office:value-type="string"/>
          </table:previous>
        </table:cell-content-change>
        <table:cell-content-change table:id="ct871">
          <table:cell-address table:column="12" table:row="2" table:table="0"/>
          <office:change-info>
            <dc:creator> </dc:creator>
            <dc:date>2020-04-30T01:02:31.40</dc:date>
          </office:change-info>
          <table:previous table:id="ct870">
            <table:change-track-table-cell/>
          </table:previous>
        </table:cell-content-change>
        <table:cell-content-change table:id="ct872">
          <table:cell-address table:column="12" table:row="2" table:table="0"/>
          <office:change-info>
            <dc:creator> </dc:creator>
            <dc:date>2020-04-30T01:02:37.62</dc:date>
          </office:change-info>
          <table:previous table:id="ct871">
            <table:change-track-table-cell table:cell-address="Data.M3" table:formula="of:=;[.L3]" office:value-type="string"/>
          </table:previous>
        </table:cell-content-change>
        <table:cell-content-change table:id="ct873">
          <table:cell-address table:column="12" table:row="2" table:table="0"/>
          <office:change-info>
            <dc:creator> </dc:creator>
            <dc:date>2020-04-30T01:02:46.57</dc:date>
          </office:change-info>
          <table:previous table:id="ct872">
            <table:change-track-table-cell table:cell-address="Data.M3" table:formula="of:=[.L3]" office:value-type="string">
              <text:p>switch0</text:p>
            </table:change-track-table-cell>
          </table:previous>
        </table:cell-content-change>
        <table:cell-content-change table:id="ct874">
          <table:cell-address table:column="12" table:row="2" table:table="0"/>
          <office:change-info>
            <dc:creator> </dc:creator>
            <dc:date>2020-04-30T01:02:54.53</dc:date>
          </office:change-info>
          <table:previous table:id="ct873">
            <table:change-track-table-cell table:cell-address="Data.M3" table:formula="of:=[.L3];&quot;.&quot;" office:value-type="string"/>
          </table:previous>
        </table:cell-content-change>
        <table:cell-content-change table:id="ct875">
          <table:cell-address table:column="12" table:row="2" table:table="0"/>
          <office:change-info>
            <dc:creator> </dc:creator>
            <dc:date>2020-04-30T01:03:54.23</dc:date>
          </office:change-info>
          <table:previous table:id="ct874">
            <table:change-track-table-cell table:cell-address="Data.M3" table:formula="of:=[.L3];&quot;.&quot;;" office:value-type="string"/>
          </table:previous>
        </table:cell-content-change>
        <table:cell-content-change table:id="ct876">
          <table:cell-address table:column="0" table:row="11" table:table="0"/>
          <office:change-info>
            <dc:creator> </dc:creator>
            <dc:date>2020-04-30T01:04:21.70</dc:date>
          </office:change-info>
          <table:previous>
            <table:change-track-table-cell/>
          </table:previous>
        </table:cell-content-change>
        <table:cell-content-change table:id="ct877">
          <table:cell-address table:column="0" table:row="12" table:table="0"/>
          <office:change-info>
            <dc:creator> </dc:creator>
            <dc:date>2020-04-30T01:04:22.57</dc:date>
          </office:change-info>
          <table:previous>
            <table:change-track-table-cell/>
          </table:previous>
        </table:cell-content-change>
        <table:cell-content-change table:id="ct878">
          <table:cell-address table:column="0" table:row="13" table:table="0"/>
          <office:change-info>
            <dc:creator> </dc:creator>
            <dc:date>2020-04-30T01:04:22.94</dc:date>
          </office:change-info>
          <table:previous>
            <table:change-track-table-cell/>
          </table:previous>
        </table:cell-content-change>
        <table:cell-content-change table:id="ct879">
          <table:cell-address table:column="0" table:row="14" table:table="0"/>
          <office:change-info>
            <dc:creator> </dc:creator>
            <dc:date>2020-04-30T01:04:26.44</dc:date>
          </office:change-info>
          <table:previous>
            <table:change-track-table-cell/>
          </table:previous>
        </table:cell-content-change>
        <table:cell-content-change table:id="ct880">
          <table:cell-address table:column="0" table:row="15" table:table="0"/>
          <office:change-info>
            <dc:creator> </dc:creator>
            <dc:date>2020-04-30T01:04:26.95</dc:date>
          </office:change-info>
          <table:previous>
            <table:change-track-table-cell/>
          </table:previous>
        </table:cell-content-change>
        <table:cell-content-change table:id="ct881">
          <table:cell-address table:column="0" table:row="16" table:table="0"/>
          <office:change-info>
            <dc:creator> </dc:creator>
            <dc:date>2020-04-30T01:04:27.44</dc:date>
          </office:change-info>
          <table:previous>
            <table:change-track-table-cell/>
          </table:previous>
        </table:cell-content-change>
        <table:cell-content-change table:id="ct882">
          <table:cell-address table:column="0" table:row="17" table:table="0"/>
          <office:change-info>
            <dc:creator> </dc:creator>
            <dc:date>2020-04-30T01:04:27.88</dc:date>
          </office:change-info>
          <table:previous>
            <table:change-track-table-cell/>
          </table:previous>
        </table:cell-content-change>
        <table:cell-content-change table:id="ct883">
          <table:cell-address table:column="0" table:row="11" table:table="0"/>
          <office:change-info>
            <dc:creator> </dc:creator>
            <dc:date>2020-04-30T01:05:32.66</dc:date>
          </office:change-info>
          <table:previous table:id="ct876">
            <table:change-track-table-cell office:value-type="string">
              <text:p>a</text:p>
            </table:change-track-table-cell>
          </table:previous>
        </table:cell-content-change>
        <table:cell-content-change table:id="ct884">
          <table:cell-address table:column="0" table:row="12" table:table="0"/>
          <office:change-info>
            <dc:creator> </dc:creator>
            <dc:date>2020-04-30T01:05:32.66</dc:date>
          </office:change-info>
          <table:previous table:id="ct877">
            <table:change-track-table-cell office:value-type="string">
              <text:p>b</text:p>
            </table:change-track-table-cell>
          </table:previous>
        </table:cell-content-change>
        <table:cell-content-change table:id="ct885">
          <table:cell-address table:column="0" table:row="13" table:table="0"/>
          <office:change-info>
            <dc:creator> </dc:creator>
            <dc:date>2020-04-30T01:05:32.66</dc:date>
          </office:change-info>
          <table:previous table:id="ct878">
            <table:change-track-table-cell office:value-type="string">
              <text:p>c</text:p>
            </table:change-track-table-cell>
          </table:previous>
        </table:cell-content-change>
        <table:cell-content-change table:id="ct886">
          <table:cell-address table:column="0" table:row="14" table:table="0"/>
          <office:change-info>
            <dc:creator> </dc:creator>
            <dc:date>2020-04-30T01:05:32.66</dc:date>
          </office:change-info>
          <table:previous table:id="ct879">
            <table:change-track-table-cell office:value-type="string">
              <text:p>d</text:p>
            </table:change-track-table-cell>
          </table:previous>
        </table:cell-content-change>
        <table:cell-content-change table:id="ct887">
          <table:cell-address table:column="0" table:row="15" table:table="0"/>
          <office:change-info>
            <dc:creator> </dc:creator>
            <dc:date>2020-04-30T01:05:32.66</dc:date>
          </office:change-info>
          <table:previous table:id="ct880">
            <table:change-track-table-cell office:value-type="string">
              <text:p>e</text:p>
            </table:change-track-table-cell>
          </table:previous>
        </table:cell-content-change>
        <table:cell-content-change table:id="ct888">
          <table:cell-address table:column="0" table:row="16" table:table="0"/>
          <office:change-info>
            <dc:creator> </dc:creator>
            <dc:date>2020-04-30T01:05:32.66</dc:date>
          </office:change-info>
          <table:previous table:id="ct881">
            <table:change-track-table-cell office:value-type="string">
              <text:p>f</text:p>
            </table:change-track-table-cell>
          </table:previous>
        </table:cell-content-change>
        <table:cell-content-change table:id="ct889">
          <table:cell-address table:column="0" table:row="17" table:table="0"/>
          <office:change-info>
            <dc:creator> </dc:creator>
            <dc:date>2020-04-30T01:05:32.66</dc:date>
          </office:change-info>
          <table:previous table:id="ct882">
            <table:change-track-table-cell office:value-type="string">
              <text:p>Guest</text:p>
            </table:change-track-table-cell>
          </table:previous>
        </table:cell-content-change>
        <table:cell-content-change table:id="ct890">
          <table:cell-address table:column="11" table:row="2" table:table="0"/>
          <office:change-info>
            <dc:creator> </dc:creator>
            <dc:date>2020-04-30T01:05:36.03</dc:date>
          </office:change-info>
          <table:previous table:id="ct859">
            <table:change-track-table-cell office:value-type="string">
              <text:p>eth0</text:p>
            </table:change-track-table-cell>
          </table:previous>
        </table:cell-content-change>
        <table:cell-content-change table:id="ct891">
          <table:cell-address table:column="12" table:row="2" table:table="0"/>
          <office:change-info>
            <dc:creator> </dc:creator>
            <dc:date>2020-04-30T01:05:51.28</dc:date>
          </office:change-info>
          <table:previous table:id="ct875">
            <table:change-track-table-cell/>
          </table:previous>
        </table:cell-content-change>
        <table:cell-content-change table:id="ct892">
          <table:cell-address table:column="12" table:row="2" table:table="0"/>
          <office:change-info>
            <dc:creator> </dc:creator>
            <dc:date>2020-04-30T01:05:59.24</dc:date>
          </office:change-info>
          <table:previous table:id="ct891">
            <table:change-track-table-cell table:cell-address="Data.M3" table:formula="of:=[.L3];[.J3]" office:value-type="string"/>
          </table:previous>
        </table:cell-content-change>
        <table:cell-content-change table:id="ct893">
          <table:cell-address table:column="12" table:row="2" table:table="0"/>
          <office:change-info>
            <dc:creator> </dc:creator>
            <dc:date>2020-04-30T01:06:03.48</dc:date>
          </office:change-info>
          <table:previous table:id="ct892">
            <table:change-track-table-cell table:cell-address="Data.M3" table:formula="of:=[.L3];" office:value-type="string"/>
          </table:previous>
        </table:cell-content-change>
        <table:cell-content-change table:id="ct894">
          <table:cell-address table:column="12" table:row="2" table:table="0"/>
          <office:change-info>
            <dc:creator> </dc:creator>
            <dc:date>2020-04-30T01:06:35.96</dc:date>
          </office:change-info>
          <table:previous table:id="ct893">
            <table:change-track-table-cell table:cell-address="Data.M3" table:formula="of:=[.L3]" office:value-type="string">
              <text:p>switch0</text:p>
            </table:change-track-table-cell>
          </table:previous>
        </table:cell-content-change>
        <table:cell-content-change table:id="ct895">
          <table:cell-address table:column="12" table:row="2" table:table="0"/>
          <office:change-info>
            <dc:creator> </dc:creator>
            <dc:date>2020-04-30T01:07:03.84</dc:date>
          </office:change-info>
          <table:previous table:id="ct894">
            <table:change-track-table-cell table:cell-address="Data.M3" table:formula="of:=CONCATENATE([.D3];&quot; &quot;;[.E3];&quot;.&quot;;[.F3])" office:value-type="string">
              <text:p>168 107.1</text:p>
            </table:change-track-table-cell>
          </table:previous>
        </table:cell-content-change>
        <table:cell-content-change table:id="ct896">
          <table:cell-address table:column="12" table:row="3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7">
          <table:cell-address table:column="12" table:row="4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8">
          <table:cell-address table:column="12" table:row="5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9">
          <table:cell-address table:column="12" table:row="6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900">
          <table:cell-address table:column="11" table:row="3" table:table="0"/>
          <office:change-info>
            <dc:creator> </dc:creator>
            <dc:date>2020-04-30T01:07:18.21</dc:date>
          </office:change-info>
          <table:previous table:id="ct862">
            <table:change-track-table-cell office:value-type="string">
              <text:p>eth0</text:p>
            </table:change-track-table-cell>
          </table:previous>
        </table:cell-content-change>
        <table:cell-content-change table:id="ct901">
          <table:cell-address table:column="1" table:row="22" table:table="1"/>
          <office:change-info>
            <dc:creator> </dc:creator>
            <dc:date>2020-04-30T01:07:58.37</dc:date>
          </office:change-info>
          <table:previous table:id="ct850">
            <table:change-track-table-cell office:value-type="string">
              <text:p>eth0 </text:p>
            </table:change-track-table-cell>
          </table:previous>
        </table:cell-content-change>
        <table:cell-content-change table:id="ct902">
          <table:cell-address table:column="1" table:row="22" table:table="1"/>
          <office:change-info>
            <dc:creator> </dc:creator>
            <dc:date>2020-04-30T01:08:11.87</dc:date>
          </office:change-info>
          <table:previous table:id="ct901">
            <table:change-track-table-cell table:cell-address="Firewall.B23" table:formula="of:=[Vlan.H3]" office:value-type="float" office:value="107"/>
          </table:previous>
        </table:cell-content-change>
        <table:cell-content-change table:id="ct903">
          <table:cell-address table:column="1" table:row="22" table:table="1"/>
          <office:change-info>
            <dc:creator> </dc:creator>
            <dc:date>2020-04-30T01:08:15.79</dc:date>
          </office:change-info>
          <table:previous table:id="ct902">
            <table:change-track-table-cell table:cell-address="Firewall.B23" table:formula="of:=[Data.M3]" office:value-type="string">
              <text:p>switch0.107</text:p>
            </table:change-track-table-cell>
          </table:previous>
        </table:cell-content-change>
        <table:cell-content-change table:id="ct904">
          <table:cell-address table:column="1" table:row="23" table:table="1"/>
          <office:change-info>
            <dc:creator> </dc:creator>
            <dc:date>2020-04-30T01:08:15.79</dc:date>
          </office:change-info>
          <table:previous table:id="ct852">
            <table:change-track-table-cell office:value-type="string">
              <text:p>eth0 </text:p>
            </table:change-track-table-cell>
          </table:previous>
        </table:cell-content-change>
        <table:cell-content-change table:id="ct905">
          <table:cell-address table:column="1" table:row="23" table:table="1"/>
          <office:change-info>
            <dc:creator> </dc:creator>
            <dc:date>2020-04-30T01:08:20.20</dc:date>
          </office:change-info>
          <table:previous table:id="ct904">
            <table:change-track-table-cell table:cell-address="Firewall.B24" table:formula="of:=[Data.M4]" office:value-type="string">
              <text:p>switch0.5</text:p>
            </table:change-track-table-cell>
          </table:previous>
        </table:cell-content-change>
        <table:insertion table:id="ct906" table:type="column" table:position="2" table:table="0">
          <office:change-info>
            <dc:creator> </dc:creator>
            <dc:date>2020-04-30T01:46:05.31</dc:date>
          </office:change-info>
          <table:dependencies>
            <table:dependence table:id="ct923"/>
            <table:dependence table:id="ct922"/>
            <table:dependence table:id="ct921"/>
            <table:dependence table:id="ct920"/>
            <table:dependence table:id="ct913"/>
            <table:dependence table:id="ct912"/>
            <table:dependence table:id="ct911"/>
            <table:dependence table:id="ct907"/>
          </table:dependencies>
        </table:insertion>
        <table:movement table:id="ct907">
          <table:source-range-address table:column="3" table:row="0" table:table="0"/>
          <table:target-range-address table:column="2" table:row="0" table:table="0"/>
          <office:change-info>
            <dc:creator> </dc:creator>
            <dc:date>2020-04-30T01:46:13.57</dc:date>
          </office:change-info>
          <table:dependencies>
            <table:dependence table:id="ct908"/>
          </table:dependencies>
        </table:movement>
        <table:cell-content-change table:id="ct908">
          <table:cell-address table:column="3" table:row="0" table:table="0"/>
          <office:change-info>
            <dc:creator> </dc:creator>
            <dc:date>2020-04-30T01:46:18.45</dc:date>
          </office:change-info>
          <table:previous>
            <table:change-track-table-cell/>
          </table:previous>
        </table:cell-content-change>
        <table:cell-content-change table:id="ct909">
          <table:cell-address table:column="4" table:row="0" table:table="0"/>
          <office:change-info>
            <dc:creator> </dc:creator>
            <dc:date>2020-04-30T01:46:20.84</dc:date>
          </office:change-info>
          <table:previous table:id="ct185">
            <table:change-track-table-cell office:value-type="string">
              <text:p>X</text:p>
            </table:change-track-table-cell>
          </table:previous>
        </table:cell-content-change>
        <table:cell-content-change table:id="ct910">
          <table:cell-address table:column="5" table:row="0" table:table="0"/>
          <office:change-info>
            <dc:creator> </dc:creator>
            <dc:date>2020-04-30T01:46:27.07</dc:date>
          </office:change-info>
          <table:previous table:id="ct186">
            <table:change-track-table-cell office:value-type="string">
              <text:p>Y</text:p>
            </table:change-track-table-cell>
          </table:previous>
        </table:cell-content-change>
        <table:cell-content-change table:id="ct911">
          <table:cell-address table:column="2" table:row="2" table:table="0"/>
          <office:change-info>
            <dc:creator> </dc:creator>
            <dc:date>2020-04-30T01:46:34.39</dc:date>
          </office:change-info>
          <table:previous>
            <table:change-track-table-cell/>
          </table:previous>
        </table:cell-content-change>
        <table:cell-content-change table:id="ct912">
          <table:cell-address table:column="2" table:row="2" table:table="0"/>
          <office:change-info>
            <dc:creator> </dc:creator>
            <dc:date>2020-04-30T01:47:24.67</dc:date>
          </office:change-info>
          <table:previous table:id="ct911">
            <table:change-track-table-cell office:value-type="float" office:value="192"/>
          </table:previous>
        </table:cell-content-change>
        <table:cell-content-change table:id="ct913">
          <table:cell-address table:column="2" table:row="2" table:table="0"/>
          <office:change-info>
            <dc:creator> </dc:creator>
            <dc:date>2020-04-30T01:47:30.03</dc:date>
          </office:change-info>
          <table:previous table:id="ct912">
            <table:change-track-table-cell office:value-type="string">
              <text:p>192.'</text:p>
            </table:change-track-table-cell>
          </table:previous>
        </table:cell-content-change>
        <table:cell-content-change table:id="ct914">
          <table:cell-address table:column="3" table:row="2" table:table="0"/>
          <office:change-info>
            <dc:creator> </dc:creator>
            <dc:date>2020-04-30T01:47:54.61</dc:date>
          </office:change-info>
          <table:previous table:id="ct675">
            <table:change-track-table-cell office:value-type="string">
              <text:p>192.168.</text:p>
            </table:change-track-table-cell>
          </table:previous>
        </table:cell-content-change>
        <table:cell-content-change table:id="ct915">
          <table:cell-address table:column="3" table:row="2" table:table="0"/>
          <office:change-info>
            <dc:creator> </dc:creator>
            <dc:date>2020-04-30T01:47:58.91</dc:date>
          </office:change-info>
          <table:previous table:id="ct914">
            <table:change-track-table-cell office:value-type="float" office:value="0.168"/>
          </table:previous>
        </table:cell-content-change>
        <table:cell-content-change table:id="ct916">
          <table:cell-address table:column="3" table:row="3" table:table="0"/>
          <office:change-info>
            <dc:creator> </dc:creator>
            <dc:date>2020-04-30T01:48:11.64</dc:date>
          </office:change-info>
          <table:previous table:id="ct363">
            <table:change-track-table-cell office:value-type="string">
              <text:p>192.168.</text:p>
            </table:change-track-table-cell>
          </table:previous>
        </table:cell-content-change>
        <table:cell-content-change table:id="ct917">
          <table:cell-address table:column="3" table:row="4" table:table="0"/>
          <office:change-info>
            <dc:creator> </dc:creator>
            <dc:date>2020-04-30T01:48:15.21</dc:date>
          </office:change-info>
          <table:previous table:id="ct364">
            <table:change-track-table-cell office:value-type="string">
              <text:p>192.168.</text:p>
            </table:change-track-table-cell>
          </table:previous>
        </table:cell-content-change>
        <table:cell-content-change table:id="ct918">
          <table:cell-address table:column="3" table:row="5" table:table="0"/>
          <office:change-info>
            <dc:creator> </dc:creator>
            <dc:date>2020-04-30T01:48:15.21</dc:date>
          </office:change-info>
          <table:previous table:id="ct365">
            <table:change-track-table-cell office:value-type="string">
              <text:p>192.168.</text:p>
            </table:change-track-table-cell>
          </table:previous>
        </table:cell-content-change>
        <table:cell-content-change table:id="ct919">
          <table:cell-address table:column="3" table:row="6" table:table="0"/>
          <office:change-info>
            <dc:creator> </dc:creator>
            <dc:date>2020-04-30T01:48:15.21</dc:date>
          </office:change-info>
          <table:previous table:id="ct366">
            <table:change-track-table-cell office:value-type="string">
              <text:p>192.168.</text:p>
            </table:change-track-table-cell>
          </table:previous>
        </table:cell-content-change>
        <table:cell-content-change table:id="ct920">
          <table:cell-address table:column="2" table:row="3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1">
          <table:cell-address table:column="2" table:row="4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2">
          <table:cell-address table:column="2" table:row="5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3">
          <table:cell-address table:column="2" table:row="6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4">
          <table:cell-address table:column="7" table:row="2" table:table="0"/>
          <office:change-info>
            <dc:creator> </dc:creator>
            <dc:date>2020-04-30T01:48:44.98</dc:date>
          </office:change-info>
          <table:previous table:id="ct322">
            <table:change-track-table-cell table:cell-address="Data.H3" table:formula="of:=CONCATENATE([.D3];&quot; &quot;;[.E3];&quot;.&quot;;[.F3])" office:value-type="string">
              <text:p>168 107.1</text:p>
            </table:change-track-table-cell>
          </table:previous>
        </table:cell-content-change>
        <table:cell-content-change table:id="ct925">
          <table:cell-address table:column="7" table:row="3" table:table="0"/>
          <office:change-info>
            <dc:creator> </dc:creator>
            <dc:date>2020-04-30T01:48:59.28</dc:date>
          </office:change-info>
          <table:previous table:id="ct323">
            <table:change-track-table-cell table:cell-address="Data.H4" table:formula="of:=CONCATENATE([.D4];&quot; &quot;;[.E4];&quot;.&quot;;[.F4])" office:value-type="string">
              <text:p>168 5.1</text:p>
            </table:change-track-table-cell>
          </table:previous>
        </table:cell-content-change>
        <table:cell-content-change table:id="ct926">
          <table:cell-address table:column="7" table:row="4" table:table="0"/>
          <office:change-info>
            <dc:creator> </dc:creator>
            <dc:date>2020-04-30T01:48:59.28</dc:date>
          </office:change-info>
          <table:previous table:id="ct324">
            <table:change-track-table-cell table:cell-address="Data.H5" table:formula="of:=CONCATENATE([.D5];&quot; &quot;;[.E5];&quot;.&quot;;[.F5])" office:value-type="string">
              <text:p>168 7.1</text:p>
            </table:change-track-table-cell>
          </table:previous>
        </table:cell-content-change>
        <table:cell-content-change table:id="ct927">
          <table:cell-address table:column="7" table:row="5" table:table="0"/>
          <office:change-info>
            <dc:creator> </dc:creator>
            <dc:date>2020-04-30T01:48:59.28</dc:date>
          </office:change-info>
          <table:previous table:id="ct325">
            <table:change-track-table-cell table:cell-address="Data.H6" table:formula="of:=CONCATENATE([.D6];&quot; &quot;;[.E6];&quot;.&quot;;[.F6])" office:value-type="string">
              <text:p>168 22.1</text:p>
            </table:change-track-table-cell>
          </table:previous>
        </table:cell-content-change>
        <table:cell-content-change table:id="ct928">
          <table:cell-address table:column="7" table:row="6" table:table="0"/>
          <office:change-info>
            <dc:creator> </dc:creator>
            <dc:date>2020-04-30T01:48:59.28</dc:date>
          </office:change-info>
          <table:previous table:id="ct326">
            <table:change-track-table-cell table:cell-address="Data.H7" table:formula="of:=CONCATENATE([.D7];&quot; &quot;;[.E7];&quot;.&quot;;[.F7])" office:value-type="string">
              <text:p>168 66.1</text:p>
            </table:change-track-table-cell>
          </table:previous>
        </table:cell-content-change>
        <table:cell-content-change table:id="ct929">
          <table:cell-address table:column="8" table:row="2" table:table="0"/>
          <office:change-info>
            <dc:creator> </dc:creator>
            <dc:date>2020-04-30T01:49:19.98</dc:date>
          </office:change-info>
          <table:previous table:id="ct305">
            <table:change-track-table-cell table:cell-address="Data.I3" table:formula="of:=CONCATENATE([.D3];&quot; &quot;;[.E3];&quot;.&quot;;[.F3];&quot;&quot;;[.G3])" office:value-type="string">
              <text:p>168 107.1/24</text:p>
            </table:change-track-table-cell>
          </table:previous>
        </table:cell-content-change>
        <table:cell-content-change table:id="ct930">
          <table:cell-address table:column="8" table:row="2" table:table="0"/>
          <office:change-info>
            <dc:creator> </dc:creator>
            <dc:date>2020-04-30T01:49:32.82</dc:date>
          </office:change-info>
          <table:previous table:id="ct929">
            <table:change-track-table-cell table:cell-address="Data.I3" table:formula="of:=CONCATENATE([.B3];&quot;.&quot;[.D3];&quot; &quot;;[.E3];&quot;.&quot;;[.F3];&quot;&quot;;[.G3])" office:value-type="string"/>
          </table:previous>
        </table:cell-content-change>
        <table:cell-content-change table:id="ct931">
          <table:cell-address table:column="8" table:row="2" table:table="0"/>
          <office:change-info>
            <dc:creator> </dc:creator>
            <dc:date>2020-04-30T01:49:49.65</dc:date>
          </office:change-info>
          <table:previous table:id="ct930">
            <table:change-track-table-cell table:cell-address="Data.I3" table:formula="of:=CONCATENATE([.B3];&quot;.&quot;;[.D3];&quot; &quot;;[.E3];&quot;.&quot;;[.F3];&quot;&quot;;[.G3])" office:value-type="string">
              <text:p>107.168 107.1/24</text:p>
            </table:change-track-table-cell>
          </table:previous>
        </table:cell-content-change>
        <table:cell-content-change table:id="ct932">
          <table:cell-address table:column="8" table:row="3" table:table="0"/>
          <office:change-info>
            <dc:creator> </dc:creator>
            <dc:date>2020-04-30T01:49:55.25</dc:date>
          </office:change-info>
          <table:previous table:id="ct306">
            <table:change-track-table-cell table:cell-address="Data.I4" table:formula="of:=CONCATENATE([.D4];&quot; &quot;;[.E4];&quot;.&quot;;[.F4];&quot;&quot;;[.G4])" office:value-type="string">
              <text:p>168 5.1/24</text:p>
            </table:change-track-table-cell>
          </table:previous>
        </table:cell-content-change>
        <table:cell-content-change table:id="ct933">
          <table:cell-address table:column="8" table:row="4" table:table="0"/>
          <office:change-info>
            <dc:creator> </dc:creator>
            <dc:date>2020-04-30T01:49:55.25</dc:date>
          </office:change-info>
          <table:previous table:id="ct307">
            <table:change-track-table-cell table:cell-address="Data.I5" table:formula="of:=CONCATENATE([.D5];&quot; &quot;;[.E5];&quot;.&quot;;[.F5];&quot;&quot;;[.G5])" office:value-type="string">
              <text:p>168 7.1/24</text:p>
            </table:change-track-table-cell>
          </table:previous>
        </table:cell-content-change>
        <table:cell-content-change table:id="ct934">
          <table:cell-address table:column="8" table:row="5" table:table="0"/>
          <office:change-info>
            <dc:creator> </dc:creator>
            <dc:date>2020-04-30T01:49:55.25</dc:date>
          </office:change-info>
          <table:previous table:id="ct308">
            <table:change-track-table-cell table:cell-address="Data.I6" table:formula="of:=CONCATENATE([.D6];&quot; &quot;;[.E6];&quot;.&quot;;[.F6];&quot;&quot;;[.G6])" office:value-type="string">
              <text:p>168 22.1/24</text:p>
            </table:change-track-table-cell>
          </table:previous>
        </table:cell-content-change>
        <table:cell-content-change table:id="ct935">
          <table:cell-address table:column="8" table:row="6" table:table="0"/>
          <office:change-info>
            <dc:creator> </dc:creator>
            <dc:date>2020-04-30T01:49:55.25</dc:date>
          </office:change-info>
          <table:previous table:id="ct309">
            <table:change-track-table-cell table:cell-address="Data.I7" table:formula="of:=CONCATENATE([.D7];&quot; &quot;;[.E7];&quot;.&quot;;[.F7];&quot;&quot;;[.G7])" office:value-type="string">
              <text:p>168 66.1/24</text:p>
            </table:change-track-table-cell>
          </table:previous>
        </table:cell-content-change>
        <table:cell-content-change table:id="ct936">
          <table:cell-address table:column="6" table:row="2" table:table="2"/>
          <office:change-info>
            <dc:creator> </dc:creator>
            <dc:date>2020-04-30T01:51:07.99</dc:date>
          </office:change-info>
          <table:previous table:id="ct679">
            <table:change-track-table-cell table:cell-address="Vlan.G3" table:formula="of:=[Data.D3]" office:value-type="float" office:value="168"/>
          </table:previous>
        </table:cell-content-change>
        <table:movement table:id="ct937">
          <table:source-range-address table:column="6" table:row="2" table:table="2"/>
          <table:target-range-address table:column="6" table:row="2" table:table="2"/>
          <office:change-info>
            <dc:creator> </dc:creator>
            <dc:date>2020-04-30T01:51:14.55</dc:date>
          </office:change-info>
          <table:dependencies>
            <table:dependence table:id="ct941"/>
            <table:dependence table:id="ct939"/>
            <table:dependence table:id="ct938"/>
          </table:dependencies>
          <table:deletions>
            <table:cell-content-deletion table:id="ct936">
              <table:change-track-table-cell table:cell-address="Vlan.G3" table:formula="of:=CONCATENATE([.A3];&quot; &quot;;[.D3];&quot; &quot;;[.E3];&quot; &quot;;[.G3];[.H3];&quot;.&quot;;[.I3];[.J3])" office:value-type="string">
                <text:p>set interfaces ethernet <text:s/>107 address 168107.1/24</text:p>
              </table:change-track-table-cell>
            </table:cell-content-deletion>
          </table:deletions>
        </table:movement>
        <table:cell-content-change table:id="ct938">
          <table:cell-address table:column="6" table:row="2" table:table="2"/>
          <office:change-info>
            <dc:creator> </dc:creator>
            <dc:date>2020-04-30T01:52:02.54</dc:date>
          </office:change-info>
          <table:previous>
            <table:change-track-table-cell table:cell-address="Vlan.G3" table:formula="of:=CONCATENATE([.A3];&quot; &quot;;[.D3];&quot; &quot;;[.E3];&quot; &quot;;[.G3];[.H3];&quot;.&quot;;[.I3];[.J3])" office:value-type="string">
              <text:p>set interfaces ethernet <text:s/>107 address 168107.1/24</text:p>
            </table:change-track-table-cell>
          </table:previous>
        </table:cell-content-change>
        <table:cell-content-change table:id="ct939">
          <table:cell-address table:column="6" table:row="2" table:table="2"/>
          <office:change-info>
            <dc:creator> </dc:creator>
            <dc:date>2020-04-30T01:52:21.86</dc:date>
          </office:change-info>
          <table:previous table:id="ct938">
            <table:change-track-table-cell table:cell-address="Vlan.G3" table:formula="of:=CONCATENATE([Data.C3:.D3])" office:value-type="float" office:value="0"/>
          </table:previous>
        </table:cell-content-change>
        <table:insertion table:id="ct940" table:type="column" table:position="5" table:table="2">
          <office:change-info>
            <dc:creator> </dc:creator>
            <dc:date>2020-04-30T01:53:18.71</dc:date>
          </office:change-info>
          <table:dependencies>
            <table:dependence table:id="ct954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</table:dependencies>
        </table:insertion>
        <table:cell-content-change table:id="ct941">
          <table:cell-address table:column="6" table:row="2" table:table="2"/>
          <office:change-info>
            <dc:creator> </dc:creator>
            <dc:date>2020-04-30T01:53:33.12</dc:date>
          </office:change-info>
          <table:previous table:id="ct939">
            <table:change-track-table-cell table:cell-address="Vlan.G3" table:formula="of:=CONCATENATE([Data.C3];[.G3])" office:value-type="string">
              <text:p>192168</text:p>
            </table:change-track-table-cell>
          </table:previous>
        </table:cell-content-change>
        <table:cell-content-change table:id="ct942">
          <table:cell-address table:column="5" table:row="2" table:table="2"/>
          <office:change-info>
            <dc:creator> </dc:creator>
            <dc:date>2020-04-30T01:53:48.40</dc:date>
          </office:change-info>
          <table:previous>
            <table:change-track-table-cell/>
          </table:previous>
        </table:cell-content-change>
        <table:cell-content-change table:id="ct943">
          <table:cell-address table:column="5" table:row="2" table:table="2"/>
          <office:change-info>
            <dc:creator> </dc:creator>
            <dc:date>2020-04-30T01:53:54.99</dc:date>
          </office:change-info>
          <table:previous table:id="ct942">
            <table:change-track-table-cell table:cell-address="Vlan.F3" table:formula="of:=[Data.C3]" office:value-type="float" office:value="192"/>
          </table:previous>
        </table:cell-content-change>
        <table:cell-content-change table:id="ct944">
          <table:cell-address table:column="5" table:row="3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5">
          <table:cell-address table:column="5" table:row="4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6">
          <table:cell-address table:column="5" table:row="5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7">
          <table:cell-address table:column="5" table:row="6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8">
          <table:cell-address table:column="10" table:row="2" table:table="2"/>
          <office:change-info>
            <dc:creator> </dc:creator>
            <dc:date>2020-04-30T01:54:33.33</dc:date>
          </office:change-info>
          <table:previous>
            <table:change-track-table-cell table:cell-address="Vlan.K3" table:formula="of:=CONCATENATE([.A3];&quot; &quot;;[.D3];&quot; &quot;;[.E3];&quot; &quot;;[.G3];[.H3];&quot;.&quot;;[.I3];[.J3])" office:value-type="string">
              <text:p>set interfaces ethernet <text:s/>107 address 168107.1/24</text:p>
            </table:change-track-table-cell>
          </table:previous>
        </table:cell-content-change>
        <table:cell-content-change table:id="ct949">
          <table:cell-address table:column="10" table:row="2" table:table="2"/>
          <office:change-info>
            <dc:creator> </dc:creator>
            <dc:date>2020-04-30T01:55:11.76</dc:date>
          </office:change-info>
          <table:previous table:id="ct948">
            <table:change-track-table-cell table:cell-address="Vlan.K3" table:formula="of:=CONCATENATE([.A3];&quot; &quot;;[.D3];&quot; &quot;;[.E3];&quot; &quot;;[.G3];&quot;.&quot;;[.H3];&quot;.&quot;;[.I3];[.J3])" office:value-type="string">
              <text:p>set interfaces ethernet <text:s/>107 address 168.107.1/24</text:p>
            </table:change-track-table-cell>
          </table:previous>
        </table:cell-content-change>
        <table:cell-content-change table:id="ct950">
          <table:cell-address table:column="10" table:row="3" table:table="2"/>
          <office:change-info>
            <dc:creator> </dc:creator>
            <dc:date>2020-04-30T01:55:17.09</dc:date>
          </office:change-info>
          <table:previous>
            <table:change-track-table-cell table:cell-address="Vlan.K4" table:formula="of:=CONCATENATE([.A4];&quot; &quot;;[.D4];&quot; &quot;;[.E4];&quot; &quot;;[.G4];[.H4];&quot;.&quot;;[.I4];[.J4])" office:value-type="string">
              <text:p>set interfaces ethernet <text:s/>5 address 1685.1/24</text:p>
            </table:change-track-table-cell>
          </table:previous>
        </table:cell-content-change>
        <table:cell-content-change table:id="ct951">
          <table:cell-address table:column="10" table:row="4" table:table="2"/>
          <office:change-info>
            <dc:creator> </dc:creator>
            <dc:date>2020-04-30T01:55:17.09</dc:date>
          </office:change-info>
          <table:previous>
            <table:change-track-table-cell table:cell-address="Vlan.K5" table:formula="of:=CONCATENATE([.A5];&quot; &quot;;[.D5];&quot; &quot;;[.E5];&quot; &quot;;[.G5];[.H5];&quot;.&quot;;[.I5];[.J5])" office:value-type="string">
              <text:p>set interfaces ethernet <text:s/>7 address 1687.1/24</text:p>
            </table:change-track-table-cell>
          </table:previous>
        </table:cell-content-change>
        <table:cell-content-change table:id="ct952">
          <table:cell-address table:column="10" table:row="5" table:table="2"/>
          <office:change-info>
            <dc:creator> </dc:creator>
            <dc:date>2020-04-30T01:55:17.09</dc:date>
          </office:change-info>
          <table:previous>
            <table:change-track-table-cell table:cell-address="Vlan.K6" table:formula="of:=CONCATENATE([.A6];&quot; &quot;;[.D6];&quot; &quot;;[.E6];&quot; &quot;;[.G6];[.H6];&quot;.&quot;;[.I6];[.J6])" office:value-type="string">
              <text:p>set interfaces ethernet <text:s/>22 address 16822.1/24</text:p>
            </table:change-track-table-cell>
          </table:previous>
        </table:cell-content-change>
        <table:cell-content-change table:id="ct953">
          <table:cell-address table:column="10" table:row="6" table:table="2"/>
          <office:change-info>
            <dc:creator> </dc:creator>
            <dc:date>2020-04-30T01:55:17.09</dc:date>
          </office:change-info>
          <table:previous>
            <table:change-track-table-cell table:cell-address="Vlan.K7" table:formula="of:=CONCATENATE([.A7];&quot; &quot;;[.D7];&quot; &quot;;[.E7];&quot; &quot;;[.G7];[.H7];&quot;.&quot;;[.I7];[.J7])" office:value-type="string">
              <text:p>set interfaces ethernet <text:s text:c="2"/>66 address 16866.1/24</text:p>
            </table:change-track-table-cell>
          </table:previous>
        </table:cell-content-change>
        <table:cell-content-change table:id="ct954">
          <table:cell-address table:column="5" table:row="0" table:table="2"/>
          <office:change-info>
            <dc:creator> </dc:creator>
            <dc:date>2020-04-30T01:56:00.28</dc:date>
          </office:change-info>
          <table:previous>
            <table:change-track-table-cell/>
          </table:previous>
        </table:cell-content-change>
        <table:cell-content-change table:id="ct955">
          <table:cell-address table:column="6" table:row="0" table:table="2"/>
          <office:change-info>
            <dc:creator> </dc:creator>
            <dc:date>2020-04-30T01:56:09.92</dc:date>
          </office:change-info>
          <table:previous table:id="ct697">
            <table:change-track-table-cell office:value-type="string">
              <text:p>IP Auto Change</text:p>
            </table:change-track-table-cell>
          </table:previous>
        </table:cell-content-change>
        <table:cell-content-change table:id="ct956">
          <table:cell-address table:column="7" table:row="0" table:table="2"/>
          <office:change-info>
            <dc:creator> </dc:creator>
            <dc:date>2020-04-30T01:56:40.81</dc:date>
          </office:change-info>
          <table:previous>
            <table:change-track-table-cell office:value-type="string">
              <text:p>Network Will Change</text:p>
            </table:change-track-table-cell>
          </table:previous>
        </table:cell-content-change>
        <table:cell-content-change table:id="ct957">
          <table:cell-address table:column="6" table:row="0" table:table="2"/>
          <office:change-info>
            <dc:creator> </dc:creator>
            <dc:date>2020-04-30T01:56:51.68</dc:date>
          </office:change-info>
          <table:previous table:id="ct955">
            <table:change-track-table-cell office:value-type="string">
              <text:p>Class Auto Change</text:p>
            </table:change-track-table-cell>
          </table:previous>
        </table:cell-content-change>
        <table:cell-content-change table:id="ct958">
          <table:cell-address table:column="9" table:row="0" table:table="2"/>
          <office:change-info>
            <dc:creator> </dc:creator>
            <dc:date>2020-04-30T01:56:59.10</dc:date>
          </office:change-info>
          <table:previous>
            <table:change-track-table-cell office:value-type="string">
              <text:p>Netmask</text:p>
            </table:change-track-table-cell>
          </table:previous>
        </table:cell-content-change>
        <table:insertion table:id="ct959" table:type="column" table:position="0" table:table="2">
          <office:change-info>
            <dc:creator> </dc:creator>
            <dc:date>2020-04-30T01:57:51.61</dc:date>
          </office:change-info>
          <table:dependencies>
            <table:dependence table:id="ct972"/>
            <table:dependence table:id="ct971"/>
            <table:dependence table:id="ct970"/>
            <table:dependence table:id="ct968"/>
            <table:dependence table:id="ct967"/>
            <table:dependence table:id="ct960"/>
          </table:dependencies>
        </table:insertion>
        <table:movement table:id="ct960">
          <table:source-range-address table:start-column="2" table:start-row="0" table:start-table="2" table:end-column="2" table:end-row="6" table:end-table="2"/>
          <table:target-range-address table:start-column="0" table:start-row="0" table:start-table="2" table:end-column="0" table:end-row="6" table:end-table="2"/>
          <office:change-info>
            <dc:creator> </dc:creator>
            <dc:date>2020-04-30T01:57:58.19</dc:date>
          </office:change-info>
          <table:dependencies>
            <table:dependence table:id="ct966"/>
            <table:dependence table:id="ct965"/>
            <table:dependence table:id="ct964"/>
            <table:dependence table:id="ct963"/>
            <table:dependence table:id="ct962"/>
          </table:dependencies>
        </table:movement>
        <table:insertion table:id="ct961" table:type="column" table:position="1" table:table="2">
          <office:change-info>
            <dc:creator> </dc:creator>
            <dc:date>2020-04-30T01:58:12.05</dc:date>
          </office:change-info>
          <table:dependencies>
            <table:dependence table:id="ct986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69"/>
          </table:dependencies>
        </table:insertion>
        <table:cell-content-change table:id="ct962">
          <table:cell-address table:column="2" table:row="2" table:table="2"/>
          <office:change-info>
            <dc:creator> </dc:creator>
            <dc:date>2020-04-30T01:58:26.12</dc:date>
          </office:change-info>
          <table:previous>
            <table:change-track-table-cell/>
          </table:previous>
        </table:cell-content-change>
        <table:cell-content-change table:id="ct963">
          <table:cell-address table:column="2" table:row="6" table:table="2"/>
          <office:change-info>
            <dc:creator> </dc:creator>
            <dc:date>2020-04-30T01:58:31.08</dc:date>
          </office:change-info>
          <table:previous>
            <table:change-track-table-cell/>
          </table:previous>
        </table:cell-content-change>
        <table:cell-content-change table:id="ct964">
          <table:cell-address table:column="2" table:row="3" table:table="2"/>
          <office:change-info>
            <dc:creator> </dc:creator>
            <dc:date>2020-04-30T01:58:33.52</dc:date>
          </office:change-info>
          <table:previous>
            <table:change-track-table-cell/>
          </table:previous>
        </table:cell-content-change>
        <table:cell-content-change table:id="ct965">
          <table:cell-address table:column="2" table:row="4" table:table="2"/>
          <office:change-info>
            <dc:creator> </dc:creator>
            <dc:date>2020-04-30T01:58:34.31</dc:date>
          </office:change-info>
          <table:previous>
            <table:change-track-table-cell/>
          </table:previous>
        </table:cell-content-change>
        <table:cell-content-change table:id="ct966">
          <table:cell-address table:column="2" table:row="5" table:table="2"/>
          <office:change-info>
            <dc:creator> </dc:creator>
            <dc:date>2020-04-30T01:58:34.92</dc:date>
          </office:change-info>
          <table:previous>
            <table:change-track-table-cell/>
          </table:previous>
        </table:cell-content-change>
        <table:cell-content-change table:id="ct967">
          <table:cell-address table:column="0" table:row="2" table:table="2"/>
          <office:change-info>
            <dc:creator> </dc:creator>
            <dc:date>2020-04-30T01:58:44.8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68">
          <table:cell-address table:column="0" table:row="3" table:table="2"/>
          <office:change-info>
            <dc:creator> </dc:creator>
            <dc:date>2020-04-30T01:58:48.65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69">
          <table:cell-address table:column="1" table:row="4" table:table="2"/>
          <office:change-info>
            <dc:creator> </dc:creator>
            <dc:date>2020-04-30T01:58:50.28</dc:date>
          </office:change-info>
          <table:previous>
            <table:change-track-table-cell/>
          </table:previous>
        </table:cell-content-change>
        <table:cell-content-change table:id="ct970">
          <table:cell-address table:column="0" table:row="4" table:table="2"/>
          <office:change-info>
            <dc:creator> </dc:creator>
            <dc:date>2020-04-30T01:58:55.9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1">
          <table:cell-address table:column="0" table:row="5" table:table="2"/>
          <office:change-info>
            <dc:creator> </dc:creator>
            <dc:date>2020-04-30T01:58:59.3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2">
          <table:cell-address table:column="0" table:row="6" table:table="2"/>
          <office:change-info>
            <dc:creator> </dc:creator>
            <dc:date>2020-04-30T01:59:08.46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3">
          <table:cell-address table:column="1" table:row="4" table:table="2"/>
          <office:change-info>
            <dc:creator> </dc:creator>
            <dc:date>2020-04-30T01:59:10.39</dc:date>
          </office:change-info>
          <table:previous table:id="ct969"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4">
          <table:cell-address table:column="1" table:row="2" table:table="2"/>
          <office:change-info>
            <dc:creator> </dc:creator>
            <dc:date>2020-04-30T01:59:25.28</dc:date>
          </office:change-info>
          <table:previous>
            <table:change-track-table-cell/>
          </table:previous>
        </table:cell-content-change>
        <table:cell-content-change table:id="ct975">
          <table:cell-address table:column="1" table:row="2" table:table="2"/>
          <office:change-info>
            <dc:creator> </dc:creator>
            <dc:date>2020-04-30T01:59:31.65</dc:date>
          </office:change-info>
          <table:previous table:id="ct974">
            <table:change-track-table-cell table:cell-address="Vlan.B3" table:formula="of:=[Data.L3]" office:value-type="string">
              <text:p>switch0</text:p>
            </table:change-track-table-cell>
          </table:previous>
        </table:cell-content-change>
        <table:cell-content-change table:id="ct976">
          <table:cell-address table:column="1" table:row="3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77">
          <table:cell-address table:column="1" table:row="4" table:table="2"/>
          <office:change-info>
            <dc:creator> </dc:creator>
            <dc:date>2020-04-30T01:59:31.65</dc:date>
          </office:change-info>
          <table:previous table:id="ct973">
            <table:change-track-table-cell/>
          </table:previous>
        </table:cell-content-change>
        <table:cell-content-change table:id="ct978">
          <table:cell-address table:column="1" table:row="5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79">
          <table:cell-address table:column="1" table:row="6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80">
          <table:cell-address table:column="10" table:row="2" table:table="2"/>
          <office:change-info>
            <dc:creator> </dc:creator>
            <dc:date>2020-04-30T02:00:07.69</dc:date>
          </office:change-info>
          <table:previous table:id="ct949">
            <table:change-track-table-cell table:cell-address="Vlan.K3" table:formula="of:=CONCATENATE([.A3];&quot; &quot;;[.D3];&quot; &quot;;[.E3];&quot; &quot;;[.F3];&quot;.&quot;;[.G3];&quot;.&quot;;[.H3];&quot;.&quot;;[.I3];[.J3])" office:value-type="string">
              <text:p>set interfaces ethernet <text:s/>107 address 192.168.107.1/24</text:p>
            </table:change-track-table-cell>
          </table:previous>
        </table:cell-content-change>
        <table:cell-content-change table:id="ct981">
          <table:cell-address table:column="10" table:row="2" table:table="2"/>
          <office:change-info>
            <dc:creator> </dc:creator>
            <dc:date>2020-04-30T02:01:21.30</dc:date>
          </office:change-info>
          <table:previous table:id="ct980">
            <table:change-track-table-cell table:cell-address="Vlan.K3" table:formula="of:=CONCATENATE([.A3];&quot; &quot;;[.B3];&quot; &quot;;[.D3];&quot; &quot;;[.E3];&quot; &quot;;[.F3];&quot;.&quot;;[.G3];&quot;.&quot;;[.H3];&quot;.&quot;;[.I3];[.J3])" office:value-type="string">
              <text:p>set interfaces ethernet <text:s/>switch0 107 address 192.168.107.1/24</text:p>
            </table:change-track-table-cell>
          </table:previous>
        </table:cell-content-change>
        <table:cell-content-change table:id="ct982">
          <table:cell-address table:column="10" table:row="3" table:table="2"/>
          <office:change-info>
            <dc:creator> </dc:creator>
            <dc:date>2020-04-30T02:04:18.61</dc:date>
          </office:change-info>
          <table:previous table:id="ct950">
            <table:change-track-table-cell table:cell-address="Vlan.K4" table:formula="of:=CONCATENATE([.A4];&quot; &quot;;[.D4];&quot; &quot;;[.E4];&quot; &quot;;[.F4];&quot;.&quot;;[.G4];&quot;.&quot;;[.H4];&quot;.&quot;;[.I4];[.J4])" office:value-type="string">
              <text:p>set interfaces ethernet <text:s/>5 address 192.168.5.1/24</text:p>
            </table:change-track-table-cell>
          </table:previous>
        </table:cell-content-change>
        <table:cell-content-change table:id="ct983">
          <table:cell-address table:column="10" table:row="4" table:table="2"/>
          <office:change-info>
            <dc:creator> </dc:creator>
            <dc:date>2020-04-30T02:04:18.61</dc:date>
          </office:change-info>
          <table:previous table:id="ct951">
            <table:change-track-table-cell table:cell-address="Vlan.K5" table:formula="of:=CONCATENATE([.A5];&quot; &quot;;[.D5];&quot; &quot;;[.E5];&quot; &quot;;[.F5];&quot;.&quot;;[.G5];&quot;.&quot;;[.H5];&quot;.&quot;;[.I5];[.J5])" office:value-type="string">
              <text:p>set interfaces ethernet <text:s/>7 address 192.168.7.1/24</text:p>
            </table:change-track-table-cell>
          </table:previous>
        </table:cell-content-change>
        <table:cell-content-change table:id="ct984">
          <table:cell-address table:column="10" table:row="5" table:table="2"/>
          <office:change-info>
            <dc:creator> </dc:creator>
            <dc:date>2020-04-30T02:04:18.61</dc:date>
          </office:change-info>
          <table:previous table:id="ct952">
            <table:change-track-table-cell table:cell-address="Vlan.K6" table:formula="of:=CONCATENATE([.A6];&quot; &quot;;[.D6];&quot; &quot;;[.E6];&quot; &quot;;[.F6];&quot;.&quot;;[.G6];&quot;.&quot;;[.H6];&quot;.&quot;;[.I6];[.J6])" office:value-type="string">
              <text:p>set interfaces ethernet <text:s/>22 address 192.168.22.1/24</text:p>
            </table:change-track-table-cell>
          </table:previous>
        </table:cell-content-change>
        <table:cell-content-change table:id="ct985">
          <table:cell-address table:column="10" table:row="6" table:table="2"/>
          <office:change-info>
            <dc:creator> </dc:creator>
            <dc:date>2020-04-30T02:04:18.61</dc:date>
          </office:change-info>
          <table:previous table:id="ct953">
            <table:change-track-table-cell table:cell-address="Vlan.K7" table:formula="of:=CONCATENATE([.A7];&quot; &quot;;[.D7];&quot; &quot;;[.E7];&quot; &quot;;[.F7];&quot;.&quot;;[.G7];&quot;.&quot;;[.H7];&quot;.&quot;;[.I7];[.J7])" office:value-type="string">
              <text:p>set interfaces ethernet <text:s text:c="2"/>66 address 192.168.66.1/24</text:p>
            </table:change-track-table-cell>
          </table:previous>
        </table:cell-content-change>
        <table:cell-content-change table:id="ct986">
          <table:cell-address table:column="1" table:row="0" table:table="2"/>
          <office:change-info>
            <dc:creator> </dc:creator>
            <dc:date>2020-04-30T02:04:41.71</dc:date>
          </office:change-info>
          <table:previous>
            <table:change-track-table-cell/>
          </table:previous>
        </table:cell-content-change>
        <table:cell-content-change table:id="ct987">
          <table:cell-address table:column="7" table:row="2" table:table="0"/>
          <office:change-info>
            <dc:creator> </dc:creator>
            <dc:date>2020-04-30T03:40:38.91</dc:date>
          </office:change-info>
          <table:previous table:id="ct924">
            <table:change-track-table-cell table:cell-address="Data.H3" table:formula="of:=CONCATENATE([.C3];&quot;.&quot;;[.D3];&quot; &quot;;[.E3];&quot;.&quot;;[.F3])" office:value-type="string">
              <text:p>192.168 107.1</text:p>
            </table:change-track-table-cell>
          </table:previous>
        </table:cell-content-change>
        <table:cell-content-change table:id="ct988">
          <table:cell-address table:column="7" table:row="3" table:table="0"/>
          <office:change-info>
            <dc:creator> </dc:creator>
            <dc:date>2020-04-30T03:40:42.99</dc:date>
          </office:change-info>
          <table:previous table:id="ct925">
            <table:change-track-table-cell table:cell-address="Data.H4" table:formula="of:=CONCATENATE([.C4];&quot;.&quot;;[.D4];&quot; &quot;;[.E4];&quot;.&quot;;[.F4])" office:value-type="string">
              <text:p>192.168 5.1</text:p>
            </table:change-track-table-cell>
          </table:previous>
        </table:cell-content-change>
        <table:cell-content-change table:id="ct989">
          <table:cell-address table:column="7" table:row="4" table:table="0"/>
          <office:change-info>
            <dc:creator> </dc:creator>
            <dc:date>2020-04-30T03:40:42.99</dc:date>
          </office:change-info>
          <table:previous table:id="ct926">
            <table:change-track-table-cell table:cell-address="Data.H5" table:formula="of:=CONCATENATE([.C5];&quot;.&quot;;[.D5];&quot; &quot;;[.E5];&quot;.&quot;;[.F5])" office:value-type="string">
              <text:p>192.168 7.1</text:p>
            </table:change-track-table-cell>
          </table:previous>
        </table:cell-content-change>
        <table:cell-content-change table:id="ct990">
          <table:cell-address table:column="7" table:row="5" table:table="0"/>
          <office:change-info>
            <dc:creator> </dc:creator>
            <dc:date>2020-04-30T03:40:42.99</dc:date>
          </office:change-info>
          <table:previous table:id="ct927">
            <table:change-track-table-cell table:cell-address="Data.H6" table:formula="of:=CONCATENATE([.C6];&quot;.&quot;;[.D6];&quot; &quot;;[.E6];&quot;.&quot;;[.F6])" office:value-type="string">
              <text:p>192.168 22.1</text:p>
            </table:change-track-table-cell>
          </table:previous>
        </table:cell-content-change>
        <table:cell-content-change table:id="ct991">
          <table:cell-address table:column="7" table:row="6" table:table="0"/>
          <office:change-info>
            <dc:creator> </dc:creator>
            <dc:date>2020-04-30T03:40:42.99</dc:date>
          </office:change-info>
          <table:previous table:id="ct928">
            <table:change-track-table-cell table:cell-address="Data.H7" table:formula="of:=CONCATENATE([.C7];&quot;.&quot;;[.D7];&quot; &quot;;[.E7];&quot;.&quot;;[.F7])" office:value-type="string">
              <text:p>192.168 66.1</text:p>
            </table:change-track-table-cell>
          </table:previous>
        </table:cell-content-change>
        <table:cell-content-change table:id="ct992">
          <table:cell-address table:column="8" table:row="2" table:table="0"/>
          <office:change-info>
            <dc:creator> </dc:creator>
            <dc:date>2020-04-30T03:40:55.39</dc:date>
          </office:change-info>
          <table:previous table:id="ct931">
            <table:change-track-table-cell table:cell-address="Data.I3" table:formula="of:=CONCATENATE([.C3];&quot;.&quot;;[.D3];&quot; &quot;;[.E3];&quot;.&quot;;[.F3];&quot;&quot;;[.G3])" office:value-type="string">
              <text:p>192.168 107.1/24</text:p>
            </table:change-track-table-cell>
          </table:previous>
        </table:cell-content-change>
        <table:cell-content-change table:id="ct993">
          <table:cell-address table:column="8" table:row="3" table:table="0"/>
          <office:change-info>
            <dc:creator> </dc:creator>
            <dc:date>2020-04-30T03:41:10.51</dc:date>
          </office:change-info>
          <table:previous table:id="ct932">
            <table:change-track-table-cell table:cell-address="Data.I4" table:formula="of:=CONCATENATE([.C4];&quot;.&quot;;[.D4];&quot; &quot;;[.E4];&quot;.&quot;;[.F4];&quot;&quot;;[.G4])" office:value-type="string">
              <text:p>192.168 5.1/24</text:p>
            </table:change-track-table-cell>
          </table:previous>
        </table:cell-content-change>
        <table:cell-content-change table:id="ct994">
          <table:cell-address table:column="8" table:row="4" table:table="0"/>
          <office:change-info>
            <dc:creator> </dc:creator>
            <dc:date>2020-04-30T03:41:10.51</dc:date>
          </office:change-info>
          <table:previous table:id="ct933">
            <table:change-track-table-cell table:cell-address="Data.I5" table:formula="of:=CONCATENATE([.C5];&quot;.&quot;;[.D5];&quot; &quot;;[.E5];&quot;.&quot;;[.F5];&quot;&quot;;[.G5])" office:value-type="string">
              <text:p>192.168 7.1/24</text:p>
            </table:change-track-table-cell>
          </table:previous>
        </table:cell-content-change>
        <table:cell-content-change table:id="ct995">
          <table:cell-address table:column="8" table:row="5" table:table="0"/>
          <office:change-info>
            <dc:creator> </dc:creator>
            <dc:date>2020-04-30T03:41:10.51</dc:date>
          </office:change-info>
          <table:previous table:id="ct934">
            <table:change-track-table-cell table:cell-address="Data.I6" table:formula="of:=CONCATENATE([.C6];&quot;.&quot;;[.D6];&quot; &quot;;[.E6];&quot;.&quot;;[.F6];&quot;&quot;;[.G6])" office:value-type="string">
              <text:p>192.168 22.1/24</text:p>
            </table:change-track-table-cell>
          </table:previous>
        </table:cell-content-change>
        <table:cell-content-change table:id="ct996">
          <table:cell-address table:column="8" table:row="6" table:table="0"/>
          <office:change-info>
            <dc:creator> </dc:creator>
            <dc:date>2020-04-30T03:41:10.51</dc:date>
          </office:change-info>
          <table:previous table:id="ct935">
            <table:change-track-table-cell table:cell-address="Data.I7" table:formula="of:=CONCATENATE([.C7];&quot;.&quot;;[.D7];&quot; &quot;;[.E7];&quot;.&quot;;[.F7];&quot;&quot;;[.G7])" office:value-type="string">
              <text:p>192.168 66.1/24</text:p>
            </table:change-track-table-cell>
          </table:previous>
        </table:cell-content-change>
        <table:cell-content-change table:id="ct997">
          <table:cell-address table:column="6" table:row="8" table:table="3"/>
          <office:change-info>
            <dc:creator> </dc:creator>
            <dc:date>2020-04-30T03:42:22.33</dc:date>
          </office:change-info>
          <table:previous table:id="ct360">
            <table:change-track-table-cell table:cell-address="DHCP.G9" table:formula="of:=CONCATENATE([Data.D3];[Data.E3];&quot;.&quot;;[Data.J3])" office:value-type="string">
              <text:p>168107.20</text:p>
            </table:change-track-table-cell>
          </table:previous>
        </table:cell-content-change>
        <table:cell-content-change table:id="ct998">
          <table:cell-address table:column="6" table:row="8" table:table="3"/>
          <office:change-info>
            <dc:creator> </dc:creator>
            <dc:date>2020-04-30T03:42:37.86</dc:date>
          </office:change-info>
          <table:previous table:id="ct997">
            <table:change-track-table-cell table:cell-address="DHCP.G9" table:formula="of:=CONCATENATE([Data.C3];&quot;.&quot;;[Data.D3];[Data.E3];&quot;.&quot;;[Data.J3])" office:value-type="string">
              <text:p>192.168107.20</text:p>
            </table:change-track-table-cell>
          </table:previous>
        </table:cell-content-change>
        <table:cell-content-change table:id="ct999">
          <table:cell-address table:column="8" table:row="8" table:table="3"/>
          <office:change-info>
            <dc:creator> </dc:creator>
            <dc:date>2020-04-30T03:43:04.76</dc:date>
          </office:change-info>
          <table:previous table:id="ct362">
            <table:change-track-table-cell table:cell-address="DHCP.I9" table:formula="of:=CONCATENATE([Data.D3];[Data.E3];&quot;.&quot;;[Data.K3])" office:value-type="string">
              <text:p>168107.70</text:p>
            </table:change-track-table-cell>
          </table:previous>
        </table:cell-content-change>
        <table:cell-content-change table:id="ct1000">
          <table:cell-address table:column="6" table:row="16" table:table="3"/>
          <office:change-info>
            <dc:creator> </dc:creator>
            <dc:date>2020-04-30T03:43:20.03</dc:date>
          </office:change-info>
          <table:previous table:id="ct557">
            <table:change-track-table-cell table:cell-address="DHCP.G17" table:formula="of:=CONCATENATE([Data.D4];[Data.E4];&quot;.&quot;;[Data.J4])" office:value-type="string">
              <text:p>1685.50</text:p>
            </table:change-track-table-cell>
          </table:previous>
        </table:cell-content-change>
        <table:cell-content-change table:id="ct1001">
          <table:cell-address table:column="6" table:row="16" table:table="3"/>
          <office:change-info>
            <dc:creator> </dc:creator>
            <dc:date>2020-04-30T03:43:47.60</dc:date>
          </office:change-info>
          <table:previous table:id="ct1000">
            <table:change-track-table-cell table:cell-address="DHCP.G17" table:formula="of:=CONCATENATE([Data.C11];&quot;.&quot;;[Data.D11];&quot;.&quot;;[Data.E11];&quot;.&quot;;[Data.J11])" office:value-type="string">
              <text:p>...</text:p>
            </table:change-track-table-cell>
          </table:previous>
        </table:cell-content-change>
        <table:cell-content-change table:id="ct1002">
          <table:cell-address table:column="6" table:row="16" table:table="3"/>
          <office:change-info>
            <dc:creator> </dc:creator>
            <dc:date>2020-04-30T03:44:22.60</dc:date>
          </office:change-info>
          <table:previous table:id="ct1001">
            <table:change-track-table-cell table:cell-address="DHCP.G17" table:formula="of:=CONCATENATE([Data.C4];&quot;.&quot;;[Data.D4]&quot;.&quot;;[Data.E4];&quot;.&quot;;[Data.J4])" office:value-type="float" office:value="0"/>
          </table:previous>
        </table:cell-content-change>
        <table:cell-content-change table:id="ct1003">
          <table:cell-address table:column="6" table:row="24" table:table="3"/>
          <office:change-info>
            <dc:creator> </dc:creator>
            <dc:date>2020-04-30T03:44:29.62</dc:date>
          </office:change-info>
          <table:previous table:id="ct556">
            <table:change-track-table-cell table:cell-address="DHCP.G25" table:formula="of:=CONCATENATE([Data.D5];[Data.E5];&quot;.&quot;;[Data.J5])" office:value-type="string">
              <text:p>1687.10</text:p>
            </table:change-track-table-cell>
          </table:previous>
        </table:cell-content-change>
        <table:cell-content-change table:id="ct1004">
          <table:cell-address table:column="6" table:row="32" table:table="3"/>
          <office:change-info>
            <dc:creator> </dc:creator>
            <dc:date>2020-04-30T03:44:32.07</dc:date>
          </office:change-info>
          <table:previous table:id="ct558">
            <table:change-track-table-cell table:cell-address="DHCP.G33" table:formula="of:=CONCATENATE([Data.D6];[Data.E6];&quot;.&quot;;[Data.J6])" office:value-type="string">
              <text:p>16822.10</text:p>
            </table:change-track-table-cell>
          </table:previous>
        </table:cell-content-change>
        <table:cell-content-change table:id="ct1005">
          <table:cell-address table:column="6" table:row="40" table:table="3"/>
          <office:change-info>
            <dc:creator> </dc:creator>
            <dc:date>2020-04-30T03:44:34.35</dc:date>
          </office:change-info>
          <table:previous table:id="ct559">
            <table:change-track-table-cell table:cell-address="DHCP.G41" table:formula="of:=CONCATENATE([Data.D7];[Data.E7];&quot;.&quot;;[Data.J7])" office:value-type="string">
              <text:p>16866.20</text:p>
            </table:change-track-table-cell>
          </table:previous>
        </table:cell-content-change>
        <table:cell-content-change table:id="ct1006">
          <table:cell-address table:column="8" table:row="16" table:table="3"/>
          <office:change-info>
            <dc:creator> </dc:creator>
            <dc:date>2020-04-30T03:44:38.40</dc:date>
          </office:change-info>
          <table:previous table:id="ct560">
            <table:change-track-table-cell table:cell-address="DHCP.I17" table:formula="of:=CONCATENATE([Data.D4];[Data.E4];&quot;.&quot;;[Data.K4])" office:value-type="string">
              <text:p>1685.250</text:p>
            </table:change-track-table-cell>
          </table:previous>
        </table:cell-content-change>
        <table:cell-content-change table:id="ct1007">
          <table:cell-address table:column="8" table:row="24" table:table="3"/>
          <office:change-info>
            <dc:creator> </dc:creator>
            <dc:date>2020-04-30T03:44:40.84</dc:date>
          </office:change-info>
          <table:previous table:id="ct561">
            <table:change-track-table-cell table:cell-address="DHCP.I25" table:formula="of:=CONCATENATE([Data.D5];[Data.E5];&quot;.&quot;;[Data.K5])" office:value-type="string">
              <text:p>1687.254</text:p>
            </table:change-track-table-cell>
          </table:previous>
        </table:cell-content-change>
        <table:cell-content-change table:id="ct1008">
          <table:cell-address table:column="8" table:row="32" table:table="3"/>
          <office:change-info>
            <dc:creator> </dc:creator>
            <dc:date>2020-04-30T03:44:42.88</dc:date>
          </office:change-info>
          <table:previous table:id="ct562">
            <table:change-track-table-cell table:cell-address="DHCP.I33" table:formula="of:=CONCATENATE([Data.D6];[Data.E6];&quot;.&quot;;[Data.K6])" office:value-type="string">
              <text:p>16822.243</text:p>
            </table:change-track-table-cell>
          </table:previous>
        </table:cell-content-change>
        <table:cell-content-change table:id="ct1009">
          <table:cell-address table:column="8" table:row="40" table:table="3"/>
          <office:change-info>
            <dc:creator> </dc:creator>
            <dc:date>2020-04-30T03:44:45.17</dc:date>
          </office:change-info>
          <table:previous table:id="ct563">
            <table:change-track-table-cell table:cell-address="DHCP.I41" table:formula="of:=CONCATENATE([Data.D7];[Data.E7];&quot;.&quot;;[Data.K7])" office:value-type="string">
              <text:p>16866.100</text:p>
            </table:change-track-table-cell>
          </table:previous>
        </table:cell-content-change>
        <table:cell-content-change table:id="ct1010">
          <table:cell-address table:column="8" table:row="16" table:table="3"/>
          <office:change-info>
            <dc:creator> </dc:creator>
            <dc:date>2020-04-30T03:45:04.15</dc:date>
          </office:change-info>
          <table:previous table:id="ct1006">
            <table:change-track-table-cell table:cell-address="DHCP.I17" table:formula="of:=CONCATENATE([Data.C11];&quot;.&quot;;[Data.D11];&quot;.&quot;;[Data.E11];&quot;.&quot;;[Data.K11])" office:value-type="string">
              <text:p>...</text:p>
            </table:change-track-table-cell>
          </table:previous>
        </table:cell-content-change>
        <table:cell-content-change table:id="ct1011">
          <table:cell-address table:column="8" table:row="24" table:table="3"/>
          <office:change-info>
            <dc:creator> </dc:creator>
            <dc:date>2020-04-30T03:45:22.35</dc:date>
          </office:change-info>
          <table:previous table:id="ct1007">
            <table:change-track-table-cell table:cell-address="DHCP.I25" table:formula="of:=CONCATENATE([Data.C19];&quot;.&quot;;[Data.D19];&quot;.&quot;;[Data.E19];&quot;.&quot;;[Data.K19])" office:value-type="string">
              <text:p>...</text:p>
            </table:change-track-table-cell>
          </table:previous>
        </table:cell-content-change>
        <table:cell-content-change table:id="ct1012">
          <table:cell-address table:column="6" table:row="24" table:table="3"/>
          <office:change-info>
            <dc:creator> </dc:creator>
            <dc:date>2020-04-30T03:45:42.25</dc:date>
          </office:change-info>
          <table:previous table:id="ct1003">
            <table:change-track-table-cell table:cell-address="DHCP.G25" table:formula="of:=CONCATENATE([Data.C19];&quot;.&quot;;[Data.D19];&quot;.&quot;;[Data.E19];&quot;.&quot;;[Data.J19])" office:value-type="string">
              <text:p>...</text:p>
            </table:change-track-table-cell>
          </table:previous>
        </table:cell-content-change>
        <table:cell-content-change table:id="ct1013">
          <table:cell-address table:column="6" table:row="32" table:table="3"/>
          <office:change-info>
            <dc:creator> </dc:creator>
            <dc:date>2020-04-30T03:46:11.66</dc:date>
          </office:change-info>
          <table:previous table:id="ct1004">
            <table:change-track-table-cell table:cell-address="DHCP.G33" table:formula="of:=CONCATENATE([Data.C27];&quot;.&quot;;[Data.D27];&quot;.&quot;;[Data.E27];&quot;.&quot;;[Data.J27])" office:value-type="string">
              <text:p>...</text:p>
            </table:change-track-table-cell>
          </table:previous>
        </table:cell-content-change>
        <table:cell-content-change table:id="ct1014">
          <table:cell-address table:column="8" table:row="32" table:table="3"/>
          <office:change-info>
            <dc:creator> </dc:creator>
            <dc:date>2020-04-30T03:46:28.89</dc:date>
          </office:change-info>
          <table:previous table:id="ct1008">
            <table:change-track-table-cell table:cell-address="DHCP.I33" table:formula="of:=CONCATENATE([Data.C27];&quot;.&quot;;[Data.D27];&quot;.&quot;;[Data.E27];&quot;.&quot;;[Data.K27])" office:value-type="string">
              <text:p>...</text:p>
            </table:change-track-table-cell>
          </table:previous>
        </table:cell-content-change>
        <table:cell-content-change table:id="ct1015">
          <table:cell-address table:column="6" table:row="40" table:table="3"/>
          <office:change-info>
            <dc:creator> </dc:creator>
            <dc:date>2020-04-30T03:46:50.18</dc:date>
          </office:change-info>
          <table:previous table:id="ct1005">
            <table:change-track-table-cell table:cell-address="DHCP.G41" table:formula="of:=CONCATENATE([Data.C35];&quot;.&quot;;[Data.D35];&quot;.&quot;;[Data.E35];&quot;.&quot;;[Data.J35])" office:value-type="string">
              <text:p>...</text:p>
            </table:change-track-table-cell>
          </table:previous>
        </table:cell-content-change>
        <table:cell-content-change table:id="ct1016">
          <table:cell-address table:column="8" table:row="40" table:table="3"/>
          <office:change-info>
            <dc:creator> </dc:creator>
            <dc:date>2020-04-30T03:47:12.28</dc:date>
          </office:change-info>
          <table:previous table:id="ct1009">
            <table:change-track-table-cell table:cell-address="DHCP.I41" table:formula="of:=CONCATENATE([Data.C35];&quot;.&quot;;[Data.D35];&quot;.&quot;;[Data.E35];&quot;.&quot;;[Data.K35])" office:value-type="string">
              <text:p>...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th0&quot;;&quot;eth1&quot;;&quot;eth2&quot;;&quot;eth3&quot;;&quot;eth4&quot;;&quot;eth5&quot;;&quot;switch0&quot;;&quot;switch1&quot;;&quot;switch2&quot;;&quot;switch3&quot;;&quot;switch4&quot;)" table:allow-empty-cell="true" table:display-list="unsorted" table:base-cell-address="Data.K3"/>
        <table:content-validation table:name="val2" table:condition="of:cell-content-is-in-list(&quot;eth0&quot;;&quot;eth1&quot;;&quot;eth2&quot;;&quot;eth3&quot;;&quot;eth4&quot;;&quot;eth5&quot;;&quot;switch0&quot;;&quot;switch1&quot;;&quot;switch2&quot;;&quot;switch3&quot;;&quot;switch4&quot;)" table:allow-empty-cell="true" table:display-list="unsorted" table:base-cell-address="Data.L3"/>
      </table:content-validations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2" table:default-cell-style-name="ce3"/>
        <table:table-column table:style-name="co13" table:default-cell-style-name="ce5"/>
        <table:table-column table:style-name="co14" table:default-cell-style-name="ce3"/>
        <table:table-column table:style-name="co24" table:default-cell-style-name="ce5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8" table:number-columns-repeated="3" table:default-cell-style-name="Default"/>
        <table:table-row table:style-name="ro7">
          <table:table-cell table:style-name="ce1" office:value-type="string">
            <text:p>Vlan Name</text:p>
          </table:table-cell>
          <table:table-cell table:style-name="ce1" office:value-type="string">
            <text:p>Vlan ID</text:p>
          </table:table-cell>
          <table:table-cell table:style-name="ce3" office:value-type="string">
            <text:p>Subnet</text:p>
          </table:table-cell>
          <table:table-cell table:style-name="Default" office:value-type="string">
            <text:p>X</text:p>
          </table:table-cell>
          <table:table-cell office:value-type="string">
            <text:p>Y</text:p>
          </table:table-cell>
          <table:table-cell table:style-name="ce5" office:value-type="string">
            <text:p>Z</text:p>
          </table:table-cell>
          <table:table-cell office:value-type="string">
            <text:p>Netmask</text:p>
          </table:table-cell>
          <table:table-cell table:style-name="Default" office:value-type="string">
            <text:p>Network/Submask</text:p>
          </table:table-cell>
          <table:table-cell table:style-name="Default" office:value-type="string">
            <text:p>Network/Submask</text:p>
          </table:table-cell>
          <table:table-cell office:value-type="string">
            <text:p>Start Dhcp</text:p>
          </table:table-cell>
          <table:table-cell office:value-type="string">
            <text:p>Stop Dhcp</text:p>
          </table:table-cell>
          <table:table-cell office:value-type="string">
            <text:p>Interface</text:p>
          </table:table-cell>
          <table:table-cell office:value-type="string">
            <text:p>Interface+Vlan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/>
          <table:table-cell table:style-name="ce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IoT</text:p>
          </table:table-cell>
          <table:table-cell table:style-name="ce1" office:value-type="float" office:value="107">
            <text:p>107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table:formula="of:=[.B3]"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/24</text:p>
          </table:table-cell>
          <table:table-cell table:formula="of:=CONCATENATE([.C3];&quot;.&quot;;[.D3];&quot;.&quot;;[.E3];&quot;.&quot;;[.F3])" office:value-type="string" office:string-value="192.168.107.1">
            <text:p>192.168.107.1</text:p>
          </table:table-cell>
          <table:table-cell table:formula="of:=CONCATENATE([.C3];&quot;.&quot;;[.D3];&quot;.&quot;;[.E3];&quot;.&quot;;[.F3];&quot;&quot;;[.G3])" office:value-type="string" office:string-value="192.168.107.1/24">
            <text:p>192.168.107.1/2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content-validation-name="val1" office:value-type="string">
            <text:p>switch0</text:p>
          </table:table-cell>
          <table:table-cell table:formula="of:=CONCATENATE([.L3];&quot;.&quot;;[.E3])" office:value-type="string" office:string-value="switch0.107">
            <text:p>switch0.107</text:p>
          </table:table-cell>
        </table:table-row>
        <table:table-row table:style-name="ro7">
          <table:table-cell office:value-type="string">
            <text:p>Guest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table:formula="of:=[.B4]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/24</text:p>
          </table:table-cell>
          <table:table-cell table:formula="of:=CONCATENATE([.C4];&quot;.&quot;;[.D4];&quot;.&quot;;[.E4];&quot;.&quot;;[.F4])" office:value-type="string" office:string-value="192.168.5.1">
            <text:p>192.168.5.1</text:p>
          </table:table-cell>
          <table:table-cell table:formula="of:=CONCATENATE([.C4];&quot;.&quot;;[.D4];&quot;.&quot;;[.E4];&quot;.&quot;;[.F4];&quot;&quot;;[.G4])" office:value-type="string" office:string-value="192.168.5.1/24">
            <text:p>192.168.5.1/24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content-validation-name="val2" office:value-type="string">
            <text:p>switch0</text:p>
          </table:table-cell>
          <table:table-cell table:formula="of:=CONCATENATE([.L4];&quot;.&quot;;[.E4])" office:value-type="string" office:string-value="switch0.5">
            <text:p>switch0.5</text:p>
          </table:table-cell>
        </table:table-row>
        <table:table-row table:style-name="ro7">
          <table:table-cell office:value-type="string">
            <text:p>Voip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table:formula="of:=[.B5]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/24</text:p>
          </table:table-cell>
          <table:table-cell table:formula="of:=CONCATENATE([.C5];&quot;.&quot;;[.D5];&quot;.&quot;;[.E5];&quot;.&quot;;[.F5])" office:value-type="string" office:string-value="192.168.7.1">
            <text:p>192.168.7.1</text:p>
          </table:table-cell>
          <table:table-cell table:formula="of:=CONCATENATE([.C5];&quot;.&quot;;[.D5];&quot;.&quot;;[.E5];&quot;.&quot;;[.F5];&quot;&quot;;[.G5])" office:value-type="string" office:string-value="192.168.7.1/24">
            <text:p>192.168.7.1/24</text:p>
          </table:table-cell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  <table:table-cell table:content-validation-name="val2" office:value-type="string">
            <text:p>eth0</text:p>
          </table:table-cell>
          <table:table-cell table:formula="of:=CONCATENATE([.L5];&quot;.&quot;;[.E5])" office:value-type="string" office:string-value="eth0.7">
            <text:p>eth0.7</text:p>
          </table:table-cell>
        </table:table-row>
        <table:table-row table:style-name="ro7">
          <table:table-cell office:value-type="string">
            <text:p>Production</text:p>
          </table:table-cell>
          <table:table-cell office:value-type="float" office:value="22">
            <text:p>22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table:formula="of:=[.B6]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/24</text:p>
          </table:table-cell>
          <table:table-cell table:formula="of:=CONCATENATE([.C6];&quot;.&quot;;[.D6];&quot;.&quot;;[.E6];&quot;.&quot;;[.F6])" office:value-type="string" office:string-value="192.168.22.1">
            <text:p>192.168.22.1</text:p>
          </table:table-cell>
          <table:table-cell table:formula="of:=CONCATENATE([.C6];&quot;.&quot;;[.D6];&quot;.&quot;;[.E6];&quot;.&quot;;[.F6];&quot;&quot;;[.G6])" office:value-type="string" office:string-value="192.168.22.1/24">
            <text:p>192.168.22.1/24</text:p>
          </table:table-cell>
          <table:table-cell office:value-type="float" office:value="10">
            <text:p>10</text:p>
          </table:table-cell>
          <table:table-cell office:value-type="float" office:value="243">
            <text:p>243</text:p>
          </table:table-cell>
          <table:table-cell table:content-validation-name="val2" office:value-type="string">
            <text:p>eth0</text:p>
          </table:table-cell>
          <table:table-cell table:formula="of:=CONCATENATE([.L6];&quot;.&quot;;[.E6])" office:value-type="string" office:string-value="eth0.22">
            <text:p>eth0.22</text:p>
          </table:table-cell>
        </table:table-row>
        <table:table-row table:style-name="ro7">
          <table:table-cell office:value-type="string">
            <text:p>Management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table:formula="of:=[.B7]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/24</text:p>
          </table:table-cell>
          <table:table-cell table:formula="of:=CONCATENATE([.C7];&quot;.&quot;;[.D7];&quot;.&quot;;[.E7];&quot;.&quot;;[.F7])" office:value-type="string" office:string-value="192.168.66.1">
            <text:p>192.168.66.1</text:p>
          </table:table-cell>
          <table:table-cell table:formula="of:=CONCATENATE([.C7];&quot;.&quot;;[.D7];&quot;.&quot;;[.E7];&quot;.&quot;;[.F7];&quot;&quot;;[.G7])" office:value-type="string" office:string-value="192.168.66.1/24">
            <text:p>192.168.66.1/2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eth0</text:p>
          </table:table-cell>
          <table:table-cell table:formula="of:=CONCATENATE([.L7];&quot;.&quot;;[.E7])" office:value-type="string" office:string-value="eth0.66">
            <text:p>eth0.66</text:p>
          </table:table-cell>
        </table:table-row>
      </table:table>
      <table:table table:name="Firewall" table:style-name="ta4" table:print="false">
        <office:forms form:automatic-focus="false" form:apply-design-mode="false"/>
        <table:table-column table:style-name="co29" table:default-cell-style-name="ce6"/>
        <table:table-column table:style-name="co30" table:default-cell-style-name="ce6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number-columns-repeated="2" table:default-cell-style-name="Default"/>
        <table:table-row table:style-name="ro8">
          <table:table-cell table:style-name="Default"/>
          <table:table-cell table:style-name="Default" office:value-type="string">
            <text:p>Interface</text:p>
          </table:table-cell>
          <table:table-cell/>
          <table:table-cell office:value-type="string">
            <text:p>Vlan Name</text:p>
          </table:table-cell>
          <table:table-cell/>
          <table:table-cell office:value-type="string">
            <text:p>Vlan Name</text:p>
          </table:table-cell>
          <table:table-cell/>
          <table:table-cell office:value-type="string">
            <text:p>Command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8">
          <table:table-cell office:value-type="string">
            <text:p>set firewall name</text:p>
          </table:table-cell>
          <table:table-cell table:number-columns-repeated="2"/>
          <table:table-cell table:formula="of:=[Data.A3]" office:value-type="string" office:string-value="IoT">
            <text:p>IoT</text:p>
          </table:table-cell>
          <table:table-cell office:value-type="string">
            <text:p>_IN default-action drop</text:p>
          </table:table-cell>
          <table:table-cell table:number-columns-repeated="2"/>
          <table:table-cell table:formula="of:=CONCATENATE([.A3];[.D3];[.E3])" office:value-type="string" office:string-value="set firewall nameIoT_IN default-action drop">
            <text:p>set firewall nameIoT_IN default-action drop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3]" office:value-type="string" office:string-value="IoT">
            <text:p>IoT</text:p>
          </table:table-cell>
          <table:table-cell office:value-type="string">
            <text:p>_IN description '</text:p>
          </table:table-cell>
          <table:table-cell table:formula="of:=[.D3]" office:value-type="string" office:string-value="IoT">
            <text:p>IoT</text:p>
          </table:table-cell>
          <table:table-cell office:value-type="string">
            <text:p><text:s/>to internal'</text:p>
          </table:table-cell>
          <table:table-cell table:formula="of:=CONCATENATE([.A4];[.D4];[.E4])" office:value-type="string" office:string-value="set firewall name IoT_IN description '">
            <text:p>set firewall name IoT_IN description '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4]" office:value-type="string" office:string-value="IoT">
            <text:p>IoT</text:p>
          </table:table-cell>
          <table:table-cell office:value-type="string">
            <text:p>_IN rule 10 action accept</text:p>
          </table:table-cell>
          <table:table-cell table:number-columns-repeated="2"/>
          <table:table-cell table:formula="of:=CONCATENATE([.A5];[.D5];[.E5])" office:value-type="string" office:string-value="set firewall name IoT_IN rule 10 action accept">
            <text:p>set firewall name IoT_IN rule 10 action accept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5]" office:value-type="string" office:string-value="IoT">
            <text:p>IoT</text:p>
          </table:table-cell>
          <table:table-cell office:value-type="string">
            <text:p>_IN rule 10 description 'Allow established/related'</text:p>
          </table:table-cell>
          <table:table-cell table:number-columns-repeated="2"/>
          <table:table-cell table:formula="of:=CONCATENATE([.A6];[.D6];[.E6])" office:value-type="string" office:string-value="set firewall name IoT_IN rule 10 description 'Allow established/related'">
            <text:p>set firewall name IoT_IN rule 10 description 'Allow established/related'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6]" office:value-type="string" office:string-value="IoT">
            <text:p>IoT</text:p>
          </table:table-cell>
          <table:table-cell office:value-type="string">
            <text:p>_IN rule 10 state established enable</text:p>
          </table:table-cell>
          <table:table-cell table:number-columns-repeated="2"/>
          <table:table-cell table:formula="of:=CONCATENATE([.A7];[.D7];[.E7])" office:value-type="string" office:string-value="set firewall name IoT_IN rule 10 state established enable">
            <text:p>set firewall name IoT_IN rule 10 state established enable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7]" office:value-type="string" office:string-value="IoT">
            <text:p>IoT</text:p>
          </table:table-cell>
          <table:table-cell office:value-type="string">
            <text:p>_IN rule 10 state related enable</text:p>
          </table:table-cell>
          <table:table-cell table:number-columns-repeated="2"/>
          <table:table-cell table:formula="of:=CONCATENATE([.A8];[.D8];[.E8])" office:value-type="string" office:string-value="set firewall name IoT_IN rule 10 state related enable">
            <text:p>set firewall name IoT_IN rule 10 state related enable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8]" office:value-type="string" office:string-value="IoT">
            <text:p>IoT</text:p>
          </table:table-cell>
          <table:table-cell office:value-type="string">
            <text:p>_IN rule 20 action drop</text:p>
          </table:table-cell>
          <table:table-cell table:number-columns-repeated="2"/>
          <table:table-cell table:formula="of:=CONCATENATE([.A9];[.D9];[.E9])" office:value-type="string" office:string-value="set firewall name IoT_IN rule 20 action drop">
            <text:p>set firewall name IoT_IN rule 20 action drop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9]" office:value-type="string" office:string-value="IoT">
            <text:p>IoT</text:p>
          </table:table-cell>
          <table:table-cell office:value-type="string">
            <text:p>_IN rule 20 description 'Drop invalid state'</text:p>
          </table:table-cell>
          <table:table-cell table:number-columns-repeated="2"/>
          <table:table-cell table:formula="of:=CONCATENATE([.A10];[.D10];[.E10])" office:value-type="string" office:string-value="set firewall name IoT_IN rule 20 description 'Drop invalid state'">
            <text:p>set firewall name IoT_IN rule 20 description 'Drop invalid state'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10]" office:value-type="string" office:string-value="IoT">
            <text:p>IoT</text:p>
          </table:table-cell>
          <table:table-cell office:value-type="string">
            <text:p>_IN rule 20 state invalid enable</text:p>
          </table:table-cell>
          <table:table-cell table:number-columns-repeated="2"/>
          <table:table-cell table:formula="of:=CONCATENATE([.A11];[.D11];[.E11])" office:value-type="string" office:string-value="set firewall name IoT_IN rule 20 state invalid enable">
            <text:p>set firewall name IoT_IN rule 20 state invalid enable</text:p>
          </table:table-cell>
        </table:table-row>
        <table:table-row table:style-name="ro2">
          <table:table-cell table:style-name="ce7"/>
          <table:table-cell table:style-name="ce7"/>
          <table:table-cell/>
          <table:table-cell table:number-columns-repeated="2"/>
          <table:table-cell table:number-columns-repeated="2"/>
          <table:table-cell table:formula="of:=CONCATENATE([.A12];[.D12];[.E12])">
            <text:p/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3]" office:value-type="string" office:string-value="IoT">
            <text:p>IoT</text:p>
          </table:table-cell>
          <table:table-cell office:value-type="string">
            <text:p>_LOCAL default-action drop</text:p>
          </table:table-cell>
          <table:table-cell table:number-columns-repeated="2"/>
          <table:table-cell table:formula="of:=CONCATENATE([.A13];[.D13];[.E13])" office:value-type="string" office:string-value="set firewall name IoT_LOCAL default-action drop">
            <text:p>set firewall name IoT_LOCAL default-action drop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4]" office:value-type="string" office:string-value="IoT">
            <text:p>IoT</text:p>
          </table:table-cell>
          <table:table-cell office:value-type="string">
            <text:p>_LOCAL description 'WAN to router'</text:p>
          </table:table-cell>
          <table:table-cell table:number-columns-repeated="2"/>
          <table:table-cell table:formula="of:=CONCATENATE([.A14];[.D14];[.E14])" office:value-type="string" office:string-value="set firewall name IoT_LOCAL description 'WAN to router'">
            <text:p>set firewall name IoT_LOCAL description 'WAN to router'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5]" office:value-type="string" office:string-value="IoT">
            <text:p>IoT</text:p>
          </table:table-cell>
          <table:table-cell office:value-type="string">
            <text:p>_LOCAL rule 10 action accept</text:p>
          </table:table-cell>
          <table:table-cell table:number-columns-repeated="2"/>
          <table:table-cell table:formula="of:=CONCATENATE([.A15];[.D15];[.E15])" office:value-type="string" office:string-value="set firewall name IoT_LOCAL rule 10 action accept">
            <text:p>set firewall name IoT_LOCAL rule 10 action accept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6]" office:value-type="string" office:string-value="IoT">
            <text:p>IoT</text:p>
          </table:table-cell>
          <table:table-cell office:value-type="string">
            <text:p>_LOCAL rule 10 description 'Allow established/related'</text:p>
          </table:table-cell>
          <table:table-cell table:number-columns-repeated="2"/>
          <table:table-cell table:formula="of:=CONCATENATE([.A16];[.D16];[.E16])" office:value-type="string" office:string-value="set firewall name IoT_LOCAL rule 10 description 'Allow established/related'">
            <text:p>set firewall name IoT_LOCAL rule 10 description 'Allow established/related'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7]" office:value-type="string" office:string-value="IoT">
            <text:p>IoT</text:p>
          </table:table-cell>
          <table:table-cell office:value-type="string">
            <text:p>_LOCAL rule 10 state established enable</text:p>
          </table:table-cell>
          <table:table-cell table:number-columns-repeated="2"/>
          <table:table-cell table:formula="of:=CONCATENATE([.A17];[.D17];[.E17])" office:value-type="string" office:string-value="set firewall name IoT_LOCAL rule 10 state established enable">
            <text:p>set firewall name IoT_LOCAL rule 10 state established enable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8]" office:value-type="string" office:string-value="IoT">
            <text:p>IoT</text:p>
          </table:table-cell>
          <table:table-cell office:value-type="string">
            <text:p>_LOCAL rule 10 state related enable</text:p>
          </table:table-cell>
          <table:table-cell table:number-columns-repeated="2"/>
          <table:table-cell table:formula="of:=CONCATENATE([.A18];[.D18];[.E18])" office:value-type="string" office:string-value="set firewall name IoT_LOCAL rule 10 state related enable">
            <text:p>set firewall name IoT_LOCAL rule 10 state related enable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9]" office:value-type="string" office:string-value="IoT">
            <text:p>IoT</text:p>
          </table:table-cell>
          <table:table-cell office:value-type="string">
            <text:p>_LOCAL rule 20 action drop</text:p>
          </table:table-cell>
          <table:table-cell table:number-columns-repeated="2"/>
          <table:table-cell table:formula="of:=CONCATENATE([.A19];[.D19];[.E19])" office:value-type="string" office:string-value="set firewall name IoT_LOCAL rule 20 action drop">
            <text:p>set firewall name IoT_LOCAL rule 20 action drop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10]" office:value-type="string" office:string-value="IoT">
            <text:p>IoT</text:p>
          </table:table-cell>
          <table:table-cell office:value-type="string">
            <text:p>_LOCAL rule 20 description 'Drop invalid state'</text:p>
          </table:table-cell>
          <table:table-cell table:number-columns-repeated="2"/>
          <table:table-cell table:formula="of:=CONCATENATE([.A20];[.D20];[.E20])" office:value-type="string" office:string-value="set firewall name IoT_LOCAL rule 20 description 'Drop invalid state'">
            <text:p>set firewall name IoT_LOCAL rule 20 description 'Drop invalid state'</text:p>
          </table:table-cell>
        </table:table-row>
        <table:table-row table:style-name="ro8">
          <table:table-cell office:value-type="string">
            <text:p>set firewall name </text:p>
          </table:table-cell>
          <table:table-cell table:number-columns-repeated="2"/>
          <table:table-cell table:formula="of:=[.D11]" office:value-type="string" office:string-value="IoT">
            <text:p>IoT</text:p>
          </table:table-cell>
          <table:table-cell office:value-type="string">
            <text:p>_LOCAL rule 20 state invalid enable</text:p>
          </table:table-cell>
          <table:table-cell table:number-columns-repeated="2"/>
          <table:table-cell table:formula="of:=CONCATENATE([.A21];[.D21];[.E21])" office:value-type="string" office:string-value="set firewall name IoT_LOCAL rule 20 state invalid enable">
            <text:p>set firewall name IoT_LOCAL rule 20 state invalid enable</text:p>
          </table:table-cell>
        </table:table-row>
        <table:table-row table:style-name="ro2">
          <table:table-cell table:style-name="ce7"/>
          <table:table-cell table:style-name="ce7"/>
          <table:table-cell/>
          <table:table-cell table:number-columns-repeated="2"/>
          <table:table-cell table:number-columns-repeated="2"/>
          <table:table-cell table:formula="of:=CONCATENATE([.A22];[.D22];[.E22])">
            <text:p/>
          </table:table-cell>
        </table:table-row>
        <table:table-row table:style-name="ro8">
          <table:table-cell office:value-type="string">
            <text:p>set interfaces ethernet </text:p>
          </table:table-cell>
          <table:table-cell table:formula="of:=[Data.M3]" office:value-type="string" office:string-value="switch0.107">
            <text:p>switch0.107</text:p>
          </table:table-cell>
          <table:table-cell office:value-type="string">
            <text:p><text:s/>firewall in name </text:p>
          </table:table-cell>
          <table:table-cell table:formula="of:=[.D13]" office:value-type="string" office:string-value="IoT">
            <text:p>IoT</text:p>
          </table:table-cell>
          <table:table-cell office:value-type="string">
            <text:p>_IN</text:p>
          </table:table-cell>
          <table:table-cell table:number-columns-repeated="2"/>
          <table:table-cell table:formula="of:=CONCATENATE([.A23];[.B23];[.C23];[.D23];[.E23])" office:value-type="string" office:string-value="set interfaces ethernet switch0.107 firewall in name IoT_IN">
            <text:p>set interfaces ethernet switch0.107 firewall in name IoT_IN</text:p>
          </table:table-cell>
        </table:table-row>
        <table:table-row table:style-name="ro8">
          <table:table-cell office:value-type="string">
            <text:p>set interfaces ethernet </text:p>
          </table:table-cell>
          <table:table-cell table:formula="of:=[Data.M3]" office:value-type="string" office:string-value="switch0.107">
            <text:p>switch0.107</text:p>
          </table:table-cell>
          <table:table-cell office:value-type="string">
            <text:p><text:s/>firewall local name </text:p>
          </table:table-cell>
          <table:table-cell table:formula="of:=[.D14]" office:value-type="string" office:string-value="IoT">
            <text:p>IoT</text:p>
          </table:table-cell>
          <table:table-cell office:value-type="string">
            <text:p>_LOCAL </text:p>
          </table:table-cell>
          <table:table-cell table:number-columns-repeated="2"/>
          <table:table-cell table:formula="of:=CONCATENATE([.A24];[.B24];[.C24];[.D24];[.E24])" office:value-type="string" office:string-value="set interfaces ethernet switch0.107 firewall local name IoT_LOCAL ">
            <text:p>set interfaces ethernet switch0.107 firewall local name IoT_LOCAL </text:p>
          </table:table-cell>
        </table:table-row>
      </table:table>
      <table:table table:name="Vlan" table:style-name="ta3">
        <office:forms form:automatic-focus="false" form:apply-design-mode="false"/>
        <table:table-column table:style-name="co15" table:number-columns-repeated="11"/>
        <table:table-row table:style-name="ro1">
          <table:table-cell office:value-type="string">
            <text:p>Won't Change Here</text:p>
          </table:table-cell>
          <table:table-cell office:value-type="string">
            <text:p>Interface</text:p>
          </table:table-cell>
          <table:table-cell office:value-type="string">
            <text:p>VLAN Auto Change</text:p>
          </table:table-cell>
          <table:table-cell office:value-type="string">
            <text:p>Won't Change</text:p>
          </table:table-cell>
          <table:table-cell office:value-type="string">
            <text:p>Network Auto Change</text:p>
          </table:table-cell>
          <table:table-cell table:number-columns-repeated="2" office:value-type="string">
            <text:p>Will Auto Change</text:p>
          </table:table-cell>
          <table:table-cell office:value-type="string">
            <text:p>Won't Change</text:p>
          </table:table-cell>
          <table:table-cell office:value-type="string">
            <text:p>Netmask Auto Change</text:p>
          </table:table-cell>
          <table:table-cell office:value-type="string">
            <text:p>set interfaces ethernet eth4 vif 10 address 192.168.0.1/24</text:p>
          </table:table-cell>
        </table:table-row>
        <table:table-row table:style-name="ro1"/>
        <table:table-row table:style-name="ro1">
          <table:table-cell office:value-type="string">
            <text:p>set interfaces ethernet </text:p>
          </table:table-cell>
          <table:table-cell table:formula="of:=[Data.L3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B3]" office:value-type="float" office:value="107">
            <text:p>107</text:p>
          </table:table-cell>
          <table:table-cell office:value-type="string">
            <text:p>address</text:p>
          </table:table-cell>
          <table:table-cell table:formula="of:=[Data.C3]" office:value-type="float" office:value="192">
            <text:p>192</text:p>
          </table:table-cell>
          <table:table-cell table:formula="of:=[Data.D3]" office:value-type="float" office:value="168">
            <text:p>168</text:p>
          </table:table-cell>
          <table:table-cell table:formula="of:=[.D3]" office:value-type="float" office:value="107">
            <text:p>107</text:p>
          </table:table-cell>
          <table:table-cell table:formula="of:=[Data.F3]" office:value-type="float" office:value="1">
            <text:p>1</text:p>
          </table:table-cell>
          <table:table-cell table:formula="of:=[Data.G3]" office:value-type="string" office:string-value="/24">
            <text:p>/24</text:p>
          </table:table-cell>
          <table:table-cell table:formula="of:=CONCATENATE([.A3];&quot; &quot;;[.B3];&quot; &quot;;[.C3];&quot; &quot;;[.D3];&quot; &quot;;[.E3];&quot; &quot;;[.F3];&quot;.&quot;;[.G3];&quot;.&quot;;[.H3];&quot;.&quot;;[.I3];[.J3])" office:value-type="string" office:string-value="set interfaces ethernet  switch0 vif 107 address 192.168.107.1/24">
            <text:p>set interfaces ethernet <text:s/>switch0 vif 107 address 192.168.107.1/24</text:p>
          </table:table-cell>
        </table:table-row>
        <table:table-row table:style-name="ro1">
          <table:table-cell office:value-type="string">
            <text:p>set interfaces ethernet </text:p>
          </table:table-cell>
          <table:table-cell table:formula="of:=[Data.L4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B4]" office:value-type="float" office:value="5">
            <text:p>5</text:p>
          </table:table-cell>
          <table:table-cell office:value-type="string">
            <text:p>address</text:p>
          </table:table-cell>
          <table:table-cell table:formula="of:=[Data.C4]" office:value-type="float" office:value="192">
            <text:p>192</text:p>
          </table:table-cell>
          <table:table-cell table:formula="of:=[Data.D4]" office:value-type="float" office:value="168">
            <text:p>168</text:p>
          </table:table-cell>
          <table:table-cell table:formula="of:=[.D4]" office:value-type="float" office:value="5">
            <text:p>5</text:p>
          </table:table-cell>
          <table:table-cell table:formula="of:=[Data.F4]" office:value-type="float" office:value="1">
            <text:p>1</text:p>
          </table:table-cell>
          <table:table-cell table:formula="of:=[Data.G4]" office:value-type="string" office:string-value="/24">
            <text:p>/24</text:p>
          </table:table-cell>
          <table:table-cell table:formula="of:=CONCATENATE([.A4];&quot; &quot;;[.B4];&quot; &quot;;[.C4];&quot; &quot;;[.D4];&quot; &quot;;[.E4];&quot; &quot;;[.F4];&quot;.&quot;;[.G4];&quot;.&quot;;[.H4];&quot;.&quot;;[.I4];[.J4])" office:value-type="string" office:string-value="set interfaces ethernet  switch0 vif 5 address 192.168.5.1/24">
            <text:p>set interfaces ethernet <text:s/>switch0 vif 5 address 192.168.5.1/24</text:p>
          </table:table-cell>
        </table:table-row>
        <table:table-row table:style-name="ro1">
          <table:table-cell office:value-type="string">
            <text:p>set interfaces ethernet </text:p>
          </table:table-cell>
          <table:table-cell table:formula="of:=[Data.L5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B5]" office:value-type="float" office:value="7">
            <text:p>7</text:p>
          </table:table-cell>
          <table:table-cell office:value-type="string">
            <text:p>address</text:p>
          </table:table-cell>
          <table:table-cell table:formula="of:=[Data.C5]" office:value-type="float" office:value="192">
            <text:p>192</text:p>
          </table:table-cell>
          <table:table-cell table:formula="of:=[Data.D5]" office:value-type="float" office:value="168">
            <text:p>168</text:p>
          </table:table-cell>
          <table:table-cell table:formula="of:=[.D5]" office:value-type="float" office:value="7">
            <text:p>7</text:p>
          </table:table-cell>
          <table:table-cell table:formula="of:=[Data.F5]" office:value-type="float" office:value="1">
            <text:p>1</text:p>
          </table:table-cell>
          <table:table-cell table:formula="of:=[Data.G5]" office:value-type="string" office:string-value="/24">
            <text:p>/24</text:p>
          </table:table-cell>
          <table:table-cell table:formula="of:=CONCATENATE([.A5];&quot; &quot;;[.B5];&quot; &quot;;[.C5];&quot; &quot;;[.D5];&quot; &quot;;[.E5];&quot; &quot;;[.F5];&quot;.&quot;;[.G5];&quot;.&quot;;[.H5];&quot;.&quot;;[.I5];[.J5])" office:value-type="string" office:string-value="set interfaces ethernet  eth0 vif 7 address 192.168.7.1/24">
            <text:p>set interfaces ethernet <text:s/>eth0 vif 7 address 192.168.7.1/24</text:p>
          </table:table-cell>
        </table:table-row>
        <table:table-row table:style-name="ro1">
          <table:table-cell office:value-type="string">
            <text:p>set interfaces ethernet </text:p>
          </table:table-cell>
          <table:table-cell table:formula="of:=[Data.L6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B6]" office:value-type="float" office:value="22">
            <text:p>22</text:p>
          </table:table-cell>
          <table:table-cell office:value-type="string">
            <text:p>address</text:p>
          </table:table-cell>
          <table:table-cell table:formula="of:=[Data.C6]" office:value-type="float" office:value="192">
            <text:p>192</text:p>
          </table:table-cell>
          <table:table-cell table:formula="of:=[Data.D6]" office:value-type="float" office:value="168">
            <text:p>168</text:p>
          </table:table-cell>
          <table:table-cell table:formula="of:=[.D6]" office:value-type="float" office:value="22">
            <text:p>22</text:p>
          </table:table-cell>
          <table:table-cell table:formula="of:=[Data.F6]" office:value-type="float" office:value="1">
            <text:p>1</text:p>
          </table:table-cell>
          <table:table-cell table:formula="of:=[Data.G6]" office:value-type="string" office:string-value="/24">
            <text:p>/24</text:p>
          </table:table-cell>
          <table:table-cell table:formula="of:=CONCATENATE([.A6];&quot; &quot;;[.B6];&quot; &quot;;[.C6];&quot; &quot;;[.D6];&quot; &quot;;[.E6];&quot; &quot;;[.F6];&quot;.&quot;;[.G6];&quot;.&quot;;[.H6];&quot;.&quot;;[.I6];[.J6])" office:value-type="string" office:string-value="set interfaces ethernet  eth0 vif 22 address 192.168.22.1/24">
            <text:p>set interfaces ethernet <text:s/>eth0 vif 22 address 192.168.22.1/24</text:p>
          </table:table-cell>
        </table:table-row>
        <table:table-row table:style-name="ro1">
          <table:table-cell office:value-type="string">
            <text:p>set interfaces ethernet <text:s/></text:p>
          </table:table-cell>
          <table:table-cell table:formula="of:=[Data.L7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B7]" office:value-type="float" office:value="66">
            <text:p>66</text:p>
          </table:table-cell>
          <table:table-cell office:value-type="string">
            <text:p>address</text:p>
          </table:table-cell>
          <table:table-cell table:formula="of:=[Data.C7]" office:value-type="float" office:value="192">
            <text:p>192</text:p>
          </table:table-cell>
          <table:table-cell table:formula="of:=[Data.D7]" office:value-type="float" office:value="168">
            <text:p>168</text:p>
          </table:table-cell>
          <table:table-cell table:formula="of:=[.D7]" office:value-type="float" office:value="66">
            <text:p>66</text:p>
          </table:table-cell>
          <table:table-cell table:formula="of:=[Data.F7]" office:value-type="float" office:value="1">
            <text:p>1</text:p>
          </table:table-cell>
          <table:table-cell table:formula="of:=[Data.G7]" office:value-type="string" office:string-value="/24">
            <text:p>/24</text:p>
          </table:table-cell>
          <table:table-cell table:formula="of:=CONCATENATE([.A7];&quot; &quot;;[.B7];&quot; &quot;;[.C7];&quot; &quot;;[.D7];&quot; &quot;;[.E7];&quot; &quot;;[.F7];&quot;.&quot;;[.G7];&quot;.&quot;;[.H7];&quot;.&quot;;[.I7];[.J7])" office:value-type="string" office:string-value="set interfaces ethernet   eth0 vif 66 address 192.168.66.1/24">
            <text:p>set interfaces ethernet <text:s text:c="2"/>eth0 vif 66 address 192.168.66.1/24</text:p>
          </table:table-cell>
        </table:table-row>
      </table:table>
      <table:table table:name="DHCP" table:style-name="ta5" table:print="false">
        <office:forms form:automatic-focus="false" form:apply-design-mode="false"/>
        <table:table-column table:style-name="co33" table:default-cell-style-name="ce6"/>
        <table:table-column table:style-name="co11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8" table:number-columns-repeated="4" table:default-cell-style-name="Default"/>
        <table:table-row table:style-name="ro2">
          <table:table-cell table:style-name="Default" office:value-type="string">
            <text:p>DHCP Creator</text:p>
          </table:table-cell>
          <table:table-cell table:number-columns-repeated="10"/>
        </table:table-row>
        <table:table-row table:style-name="ro7">
          <table:table-cell table:style-name="ce8" office:value-type="string">
            <text:p>Won't Change Here</text:p>
          </table:table-cell>
          <table:table-cell office:value-type="string">
            <text:p>Network Name</text:p>
          </table:table-cell>
          <table:table-cell office:value-type="string">
            <text:p>Vlan Number</text:p>
          </table:table-cell>
          <table:table-cell office:value-type="string">
            <text:p>Won't Change Here</text:p>
          </table:table-cell>
          <table:table-cell office:value-type="string">
            <text:p>Network/Submask</text:p>
          </table:table-cell>
          <table:table-cell office:value-type="string">
            <text:p>Won't Change Here</text:p>
          </table:table-cell>
          <table:table-cell office:value-type="string">
            <text:p>DHCP Start</text:p>
          </table:table-cell>
          <table:table-cell office:value-type="string">
            <text:p>Won't Change Here</text:p>
          </table:table-cell>
          <table:table-cell office:value-type="string">
            <text:p>DHCP Stop</text:p>
          </table:table-cell>
          <table:table-cell/>
          <table:table-cell office:value-type="string">
            <text:p>Command</text:p>
          </table:table-cell>
        </table:table-row>
        <table:table-row table:style-name="ro2">
          <table:table-cell table:style-name="Default"/>
          <table:table-cell table:number-columns-repeated="10"/>
        </table:table-row>
        <table:table-row table:style-name="ro8">
          <table:table-cell office:value-type="string">
            <text:p>set service dhcp-server disabled false</text:p>
          </table:table-cell>
          <table:table-cell table:number-columns-repeated="6"/>
          <table:table-cell table:number-columns-repeated="3"/>
          <table:table-cell table:formula="of:=CONCATENATE([.A4];&quot; &quot;;[.B4];&quot; &quot;;[.C4];&quot; &quot;;[.D4];[.E4];&quot;.&quot;;[.F4];[.G4])" office:value-type="string" office:string-value="set service dhcp-server disabled false   .">
            <text:p>set service dhcp-server disabled false <text:s text:c="2"/>.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Data.A3]" office:value-type="string" office:string-value="IoT">
            <text:p>IoT</text:p>
          </table:table-cell>
          <table:table-cell table:formula="of:=[Data.B3]" office:value-type="float" office:value="107">
            <text:p>107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3"/>
          <table:table-cell table:formula="of:=CONCATENATE([.A5];&quot; &quot;;[.B5];&quot; &quot;;[.C5];&quot; &quot;;[.D5];[.E5];&quot;.&quot;;[.F5];[.G5])" office:value-type="string" office:string-value="set service dhcp-server shared-network-name IoT 107 authoritative enable.">
            <text:p>set service dhcp-server shared-network-name IoT 107 authoritative enable.</text:p>
          </table:table-cell>
        </table:table-row>
        <table:table-row table:style-name="ro2">
          <table:table-cell table:style-name="Default" office:value-type="string">
            <text:p>set service dhcp-server shared-network-name</text:p>
          </table:table-cell>
          <table:table-cell table:formula="of:=[.B5]" office:value-type="string" office:string-value="IoT">
            <text:p>IoT</text:p>
          </table:table-cell>
          <table:table-cell table:formula="of:=[.C5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Data.I3]" office:value-type="string" office:string-value="192.168.107.1/24">
            <text:p>192.168.107.1/24</text:p>
          </table:table-cell>
          <table:table-cell office:value-type="string">
            <text:p>default-router </text:p>
          </table:table-cell>
          <table:table-cell table:formula="of:=[Data.H3]" office:value-type="string" office:string-value="192.168.107.1">
            <text:p>192.168.107.1</text:p>
          </table:table-cell>
          <table:table-cell table:number-columns-repeated="3"/>
          <table:table-cell table:formula="of:=CONCATENATE([.A6];&quot; &quot;;[.B6];&quot; &quot;;[.C6];&quot; &quot;;[.D6];[.E6];&quot; &quot;;[.F6];[.G6])" office:value-type="string" office:string-value="set service dhcp-server shared-network-name IoT 107  subnet 192.168.107.1/24 default-router 192.168.107.1">
            <text:p>set service dhcp-server shared-network-name IoT 107 <text:s/>subnet 192.168.107.1/24 default-router 192.168.107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6]" office:value-type="string" office:string-value="IoT">
            <text:p>IoT</text:p>
          </table:table-cell>
          <table:table-cell table:formula="of:=[.C6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6]" office:value-type="string" office:string-value="192.168.107.1/24">
            <text:p>192.168.107.1/24</text:p>
          </table:table-cell>
          <table:table-cell office:value-type="string">
            <text:p><text:s/>dns-server </text:p>
          </table:table-cell>
          <table:table-cell table:formula="of:=[.G6]" office:value-type="string" office:string-value="192.168.107.1">
            <text:p>192.168.107.1</text:p>
          </table:table-cell>
          <table:table-cell table:number-columns-repeated="3"/>
          <table:table-cell table:formula="of:=CONCATENATE([.A7];&quot; &quot;;[.B7];&quot; &quot;;[.C7];&quot; &quot;;[.D7];[.E7];&quot; &quot;;[.F7];[.G7])" office:value-type="string" office:string-value="set service dhcp-server shared-network-name IoT 107  subnet 192.168.107.1/24  dns-server 192.168.107.1">
            <text:p>set service dhcp-server shared-network-name IoT 107 <text:s/>subnet 192.168.107.1/24 <text:s/>dns-server 192.168.107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7]" office:value-type="string" office:string-value="IoT">
            <text:p>IoT</text:p>
          </table:table-cell>
          <table:table-cell table:formula="of:=[.C7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7]" office:value-type="string" office:string-value="192.168.107.1/24">
            <text:p>192.168.107.1/24</text:p>
          </table:table-cell>
          <table:table-cell office:value-type="string">
            <text:p>lease 86400</text:p>
          </table:table-cell>
          <table:table-cell/>
          <table:table-cell table:number-columns-repeated="3"/>
          <table:table-cell table:formula="of:=CONCATENATE([.A8];&quot; &quot;;[.B8];&quot; &quot;;[.C8];&quot; &quot;;[.D8];[.E8];&quot; &quot;;[.F8];[.G8])" office:value-type="string" office:string-value="set service dhcp-server shared-network-name IoT 107  subnet 192.168.107.1/24 lease 86400">
            <text:p>set service dhcp-server shared-network-name IoT 107 <text:s/>subnet 192.168.107.1/24 lease 86400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8]" office:value-type="string" office:string-value="IoT">
            <text:p>IoT</text:p>
          </table:table-cell>
          <table:table-cell table:formula="of:=[.C8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8]" office:value-type="string" office:string-value="192.168.107.1/24">
            <text:p>192.168.107.1/24</text:p>
          </table:table-cell>
          <table:table-cell office:value-type="string">
            <text:p>start </text:p>
          </table:table-cell>
          <table:table-cell table:formula="of:=CONCATENATE([Data.C3];&quot;.&quot;;[Data.D3];&quot;.&quot;;[Data.E3];&quot;.&quot;;[Data.J3])" office:value-type="string" office:string-value="192.168.107.20">
            <text:p>192.168.107.20</text:p>
          </table:table-cell>
          <table:table-cell office:value-type="string">
            <text:p>stop </text:p>
          </table:table-cell>
          <table:table-cell table:formula="of:=CONCATENATE([Data.C3];&quot;.&quot;;[Data.D3];&quot;.&quot;;[Data.E3];&quot;.&quot;;[Data.K3])" office:value-type="string" office:string-value="192.168.107.70">
            <text:p>192.168.107.70</text:p>
          </table:table-cell>
          <table:table-cell/>
          <table:table-cell table:formula="of:=CONCATENATE([.A9];&quot; &quot;;[.B9];&quot; &quot;;[.C9];&quot; &quot;;[.D9];[.E9];&quot; &quot;;[.F9];[.G9];[.H9];[.I9])" office:value-type="string" office:string-value="set service dhcp-server shared-network-name IoT 107  subnet 192.168.107.1/24 start 192.168.107.20stop 192.168.107.70">
            <text:p>set service dhcp-server shared-network-name IoT 107 <text:s/>subnet 192.168.107.1/24 start 192.168.107.20stop 192.168.107.70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8">
          <table:table-cell office:value-type="string">
            <text:p>set service dhcp-server disabled false</text:p>
          </table:table-cell>
          <table:table-cell table:number-columns-repeated="6"/>
          <table:table-cell table:number-columns-repeated="3"/>
          <table:table-cell table:formula="of:=CONCATENATE([.A12];&quot; &quot;;[.B12];&quot; &quot;;[.C12];&quot; &quot;;[.D12];[.E12];&quot;.&quot;;[.F12];[.G12])" office:value-type="string" office:string-value="set service dhcp-server disabled false   .">
            <text:p>set service dhcp-server disabled false <text:s text:c="2"/>.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Data.A4]" office:value-type="string" office:string-value="Guest">
            <text:p>Guest</text:p>
          </table:table-cell>
          <table:table-cell table:formula="of:=[Data.B4]" office:value-type="float" office:value="5">
            <text:p>5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3"/>
          <table:table-cell table:formula="of:=CONCATENATE([.A13];&quot; &quot;;[.B13];&quot; &quot;;[.C13];&quot; &quot;;[.D13];[.E13];&quot;.&quot;;[.F13];[.G13])" office:value-type="string" office:string-value="set service dhcp-server shared-network-name Guest 5 authoritative enable.">
            <text:p>set service dhcp-server shared-network-name Guest 5 authoritative enable.</text:p>
          </table:table-cell>
        </table:table-row>
        <table:table-row table:style-name="ro2">
          <table:table-cell table:style-name="Default" office:value-type="string">
            <text:p>set service dhcp-server shared-network-name</text:p>
          </table:table-cell>
          <table:table-cell table:formula="of:=[.B13]" office:value-type="string" office:string-value="Guest">
            <text:p>Guest</text:p>
          </table:table-cell>
          <table:table-cell table:formula="of:=[.C13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Data.I4]" office:value-type="string" office:string-value="192.168.5.1/24">
            <text:p>192.168.5.1/24</text:p>
          </table:table-cell>
          <table:table-cell office:value-type="string">
            <text:p>default-router </text:p>
          </table:table-cell>
          <table:table-cell table:formula="of:=[Data.H4]" office:value-type="string" office:string-value="192.168.5.1">
            <text:p>192.168.5.1</text:p>
          </table:table-cell>
          <table:table-cell table:number-columns-repeated="3"/>
          <table:table-cell table:formula="of:=CONCATENATE([.A14];&quot; &quot;;[.B14];&quot; &quot;;[.C14];&quot; &quot;;[.D14];[.E14];&quot; &quot;;[.F14];[.G14])" office:value-type="string" office:string-value="set service dhcp-server shared-network-name Guest 5  subnet 192.168.5.1/24 default-router 192.168.5.1">
            <text:p>set service dhcp-server shared-network-name Guest 5 <text:s/>subnet 192.168.5.1/24 default-router 192.168.5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14]" office:value-type="string" office:string-value="Guest">
            <text:p>Guest</text:p>
          </table:table-cell>
          <table:table-cell table:formula="of:=[.C14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4]" office:value-type="string" office:string-value="192.168.5.1/24">
            <text:p>192.168.5.1/24</text:p>
          </table:table-cell>
          <table:table-cell office:value-type="string">
            <text:p><text:s/>dns-server </text:p>
          </table:table-cell>
          <table:table-cell table:formula="of:=[.G14]" office:value-type="string" office:string-value="192.168.5.1">
            <text:p>192.168.5.1</text:p>
          </table:table-cell>
          <table:table-cell table:number-columns-repeated="3"/>
          <table:table-cell table:formula="of:=CONCATENATE([.A15];&quot; &quot;;[.B15];&quot; &quot;;[.C15];&quot; &quot;;[.D15];[.E15];&quot; &quot;;[.F15];[.G15])" office:value-type="string" office:string-value="set service dhcp-server shared-network-name Guest 5  subnet 192.168.5.1/24  dns-server 192.168.5.1">
            <text:p>set service dhcp-server shared-network-name Guest 5 <text:s/>subnet 192.168.5.1/24 <text:s/>dns-server 192.168.5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15]" office:value-type="string" office:string-value="Guest">
            <text:p>Guest</text:p>
          </table:table-cell>
          <table:table-cell table:formula="of:=[.C15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5]" office:value-type="string" office:string-value="192.168.5.1/24">
            <text:p>192.168.5.1/24</text:p>
          </table:table-cell>
          <table:table-cell office:value-type="string">
            <text:p>lease 86400</text:p>
          </table:table-cell>
          <table:table-cell/>
          <table:table-cell table:number-columns-repeated="3"/>
          <table:table-cell table:formula="of:=CONCATENATE([.A16];&quot; &quot;;[.B16];&quot; &quot;;[.C16];&quot; &quot;;[.D16];[.E16];&quot; &quot;;[.F16];[.G16])" office:value-type="string" office:string-value="set service dhcp-server shared-network-name Guest 5  subnet 192.168.5.1/24 lease 86400">
            <text:p>set service dhcp-server shared-network-name Guest 5 <text:s/>subnet 192.168.5.1/24 lease 86400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16]" office:value-type="string" office:string-value="Guest">
            <text:p>Guest</text:p>
          </table:table-cell>
          <table:table-cell table:formula="of:=[.C16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6]" office:value-type="string" office:string-value="192.168.5.1/24">
            <text:p>192.168.5.1/24</text:p>
          </table:table-cell>
          <table:table-cell office:value-type="string">
            <text:p>start </text:p>
          </table:table-cell>
          <table:table-cell table:formula="of:=CONCATENATE([Data.C4];&quot;.&quot;;[Data.D4];&quot;.&quot;;[Data.E4];&quot;.&quot;;[Data.J4])" office:value-type="string" office:string-value="192.168.5.50">
            <text:p>192.168.5.50</text:p>
          </table:table-cell>
          <table:table-cell office:value-type="string">
            <text:p>stop </text:p>
          </table:table-cell>
          <table:table-cell table:formula="of:=CONCATENATE([Data.C4];&quot;.&quot;;[Data.D4];&quot;.&quot;;[Data.E4];&quot;.&quot;;[Data.K4])" office:value-type="string" office:string-value="192.168.5.250">
            <text:p>192.168.5.250</text:p>
          </table:table-cell>
          <table:table-cell/>
          <table:table-cell table:formula="of:=CONCATENATE([.A17];&quot; &quot;;[.B17];&quot; &quot;;[.C17];&quot; &quot;;[.D17];[.E17];&quot; &quot;;[.F17];[.G17];[.H17];[.I17])" office:value-type="string" office:string-value="set service dhcp-server shared-network-name Guest 5  subnet 192.168.5.1/24 start 192.168.5.50stop 192.168.5.250">
            <text:p>set service dhcp-server shared-network-name Guest 5 <text:s/>subnet 192.168.5.1/24 start 192.168.5.50stop 192.168.5.250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8">
          <table:table-cell office:value-type="string">
            <text:p>set service dhcp-server disabled false</text:p>
          </table:table-cell>
          <table:table-cell table:number-columns-repeated="6"/>
          <table:table-cell table:number-columns-repeated="3"/>
          <table:table-cell table:formula="of:=CONCATENATE([.A20];&quot; &quot;;[.B20];&quot; &quot;;[.C20];&quot; &quot;;[.D20];[.E20];&quot;.&quot;;[.F20];[.G20])" office:value-type="string" office:string-value="set service dhcp-server disabled false   .">
            <text:p>set service dhcp-server disabled false <text:s text:c="2"/>.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Data.A5]" office:value-type="string" office:string-value="Voip">
            <text:p>Voip</text:p>
          </table:table-cell>
          <table:table-cell table:formula="of:=[Data.B5]" office:value-type="float" office:value="7">
            <text:p>7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3"/>
          <table:table-cell table:formula="of:=CONCATENATE([.A21];&quot; &quot;;[.B21];&quot; &quot;;[.C21];&quot; &quot;;[.D21];[.E21];&quot;.&quot;;[.F21];[.G21])" office:value-type="string" office:string-value="set service dhcp-server shared-network-name Voip 7 authoritative enable.">
            <text:p>set service dhcp-server shared-network-name Voip 7 authoritative enable.</text:p>
          </table:table-cell>
        </table:table-row>
        <table:table-row table:style-name="ro2">
          <table:table-cell table:style-name="Default" office:value-type="string">
            <text:p>set service dhcp-server shared-network-name</text:p>
          </table:table-cell>
          <table:table-cell table:formula="of:=[.B21]" office:value-type="string" office:string-value="Voip">
            <text:p>Voip</text:p>
          </table:table-cell>
          <table:table-cell table:formula="of:=[.C21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Data.I5]" office:value-type="string" office:string-value="192.168.7.1/24">
            <text:p>192.168.7.1/24</text:p>
          </table:table-cell>
          <table:table-cell office:value-type="string">
            <text:p>default-router </text:p>
          </table:table-cell>
          <table:table-cell table:formula="of:=[Data.H5]" office:value-type="string" office:string-value="192.168.7.1">
            <text:p>192.168.7.1</text:p>
          </table:table-cell>
          <table:table-cell table:number-columns-repeated="3"/>
          <table:table-cell table:formula="of:=CONCATENATE([.A22];&quot; &quot;;[.B22];&quot; &quot;;[.C22];&quot; &quot;;[.D22];[.E22];&quot; &quot;;[.F22];[.G22])" office:value-type="string" office:string-value="set service dhcp-server shared-network-name Voip 7  subnet 192.168.7.1/24 default-router 192.168.7.1">
            <text:p>set service dhcp-server shared-network-name Voip 7 <text:s/>subnet 192.168.7.1/24 default-router 192.168.7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22]" office:value-type="string" office:string-value="Voip">
            <text:p>Voip</text:p>
          </table:table-cell>
          <table:table-cell table:formula="of:=[.C22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22]" office:value-type="string" office:string-value="192.168.7.1/24">
            <text:p>192.168.7.1/24</text:p>
          </table:table-cell>
          <table:table-cell office:value-type="string">
            <text:p><text:s/>dns-server </text:p>
          </table:table-cell>
          <table:table-cell table:formula="of:=[.G22]" office:value-type="string" office:string-value="192.168.7.1">
            <text:p>192.168.7.1</text:p>
          </table:table-cell>
          <table:table-cell table:number-columns-repeated="3"/>
          <table:table-cell table:formula="of:=CONCATENATE([.A23];&quot; &quot;;[.B23];&quot; &quot;;[.C23];&quot; &quot;;[.D23];[.E23];&quot; &quot;;[.F23];[.G23])" office:value-type="string" office:string-value="set service dhcp-server shared-network-name Voip 7  subnet 192.168.7.1/24  dns-server 192.168.7.1">
            <text:p>set service dhcp-server shared-network-name Voip 7 <text:s/>subnet 192.168.7.1/24 <text:s/>dns-server 192.168.7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23]" office:value-type="string" office:string-value="Voip">
            <text:p>Voip</text:p>
          </table:table-cell>
          <table:table-cell table:formula="of:=[.C23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23]" office:value-type="string" office:string-value="192.168.7.1/24">
            <text:p>192.168.7.1/24</text:p>
          </table:table-cell>
          <table:table-cell office:value-type="string">
            <text:p>lease 86400</text:p>
          </table:table-cell>
          <table:table-cell/>
          <table:table-cell table:number-columns-repeated="3"/>
          <table:table-cell table:formula="of:=CONCATENATE([.A24];&quot; &quot;;[.B24];&quot; &quot;;[.C24];&quot; &quot;;[.D24];[.E24];&quot; &quot;;[.F24];[.G24])" office:value-type="string" office:string-value="set service dhcp-server shared-network-name Voip 7  subnet 192.168.7.1/24 lease 86400">
            <text:p>set service dhcp-server shared-network-name Voip 7 <text:s/>subnet 192.168.7.1/24 lease 86400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24]" office:value-type="string" office:string-value="Voip">
            <text:p>Voip</text:p>
          </table:table-cell>
          <table:table-cell table:formula="of:=[.C24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24]" office:value-type="string" office:string-value="192.168.7.1/24">
            <text:p>192.168.7.1/24</text:p>
          </table:table-cell>
          <table:table-cell office:value-type="string">
            <text:p>start </text:p>
          </table:table-cell>
          <table:table-cell table:formula="of:=CONCATENATE([Data.C5];&quot;.&quot;;[Data.D5];&quot;.&quot;;[Data.E5];&quot;.&quot;;[Data.J5])" office:value-type="string" office:string-value="192.168.7.10">
            <text:p>192.168.7.10</text:p>
          </table:table-cell>
          <table:table-cell office:value-type="string">
            <text:p>stop </text:p>
          </table:table-cell>
          <table:table-cell table:formula="of:=CONCATENATE([Data.C5];&quot;.&quot;;[Data.D5];&quot;.&quot;;[Data.E5];&quot;.&quot;;[Data.K5])" office:value-type="string" office:string-value="192.168.7.254">
            <text:p>192.168.7.254</text:p>
          </table:table-cell>
          <table:table-cell/>
          <table:table-cell table:formula="of:=CONCATENATE([.A25];&quot; &quot;;[.B25];&quot; &quot;;[.C25];&quot; &quot;;[.D25];[.E25];&quot; &quot;;[.F25];[.G25];[.H25];[.I25])" office:value-type="string" office:string-value="set service dhcp-server shared-network-name Voip 7  subnet 192.168.7.1/24 start 192.168.7.10stop 192.168.7.254">
            <text:p>set service dhcp-server shared-network-name Voip 7 <text:s/>subnet 192.168.7.1/24 start 192.168.7.10stop 192.168.7.254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8">
          <table:table-cell office:value-type="string">
            <text:p>set service dhcp-server disabled false</text:p>
          </table:table-cell>
          <table:table-cell table:number-columns-repeated="6"/>
          <table:table-cell table:number-columns-repeated="3"/>
          <table:table-cell table:formula="of:=CONCATENATE([.A28];&quot; &quot;;[.B28];&quot; &quot;;[.C28];&quot; &quot;;[.D28];[.E28];&quot;.&quot;;[.F28];[.G28])" office:value-type="string" office:string-value="set service dhcp-server disabled false   .">
            <text:p>set service dhcp-server disabled false <text:s text:c="2"/>.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Data.A6]" office:value-type="string" office:string-value="Production">
            <text:p>Production</text:p>
          </table:table-cell>
          <table:table-cell table:formula="of:=[Data.B6]" office:value-type="float" office:value="22">
            <text:p>22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3"/>
          <table:table-cell table:formula="of:=CONCATENATE([.A29];&quot; &quot;;[.B29];&quot; &quot;;[.C29];&quot; &quot;;[.D29];[.E29];&quot;.&quot;;[.F29];[.G29])" office:value-type="string" office:string-value="set service dhcp-server shared-network-name Production 22 authoritative enable.">
            <text:p>set service dhcp-server shared-network-name Production 22 authoritative enable.</text:p>
          </table:table-cell>
        </table:table-row>
        <table:table-row table:style-name="ro2">
          <table:table-cell table:style-name="Default" office:value-type="string">
            <text:p>set service dhcp-server shared-network-name</text:p>
          </table:table-cell>
          <table:table-cell table:formula="of:=[.B29]" office:value-type="string" office:string-value="Production">
            <text:p>Production</text:p>
          </table:table-cell>
          <table:table-cell table:formula="of:=[.C29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Data.I6]" office:value-type="string" office:string-value="192.168.22.1/24">
            <text:p>192.168.22.1/24</text:p>
          </table:table-cell>
          <table:table-cell office:value-type="string">
            <text:p>default-router </text:p>
          </table:table-cell>
          <table:table-cell table:formula="of:=[Data.H6]" office:value-type="string" office:string-value="192.168.22.1">
            <text:p>192.168.22.1</text:p>
          </table:table-cell>
          <table:table-cell table:number-columns-repeated="3"/>
          <table:table-cell table:formula="of:=CONCATENATE([.A30];&quot; &quot;;[.B30];&quot; &quot;;[.C30];&quot; &quot;;[.D30];[.E30];&quot; &quot;;[.F30];[.G30])" office:value-type="string" office:string-value="set service dhcp-server shared-network-name Production 22  subnet 192.168.22.1/24 default-router 192.168.22.1">
            <text:p>set service dhcp-server shared-network-name Production 22 <text:s/>subnet 192.168.22.1/24 default-router 192.168.22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30]" office:value-type="string" office:string-value="Production">
            <text:p>Production</text:p>
          </table:table-cell>
          <table:table-cell table:formula="of:=[.C30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30]" office:value-type="string" office:string-value="192.168.22.1/24">
            <text:p>192.168.22.1/24</text:p>
          </table:table-cell>
          <table:table-cell office:value-type="string">
            <text:p><text:s/>dns-server </text:p>
          </table:table-cell>
          <table:table-cell table:formula="of:=[.G30]" office:value-type="string" office:string-value="192.168.22.1">
            <text:p>192.168.22.1</text:p>
          </table:table-cell>
          <table:table-cell table:number-columns-repeated="3"/>
          <table:table-cell table:formula="of:=CONCATENATE([.A31];&quot; &quot;;[.B31];&quot; &quot;;[.C31];&quot; &quot;;[.D31];[.E31];&quot; &quot;;[.F31];[.G31])" office:value-type="string" office:string-value="set service dhcp-server shared-network-name Production 22  subnet 192.168.22.1/24  dns-server 192.168.22.1">
            <text:p>set service dhcp-server shared-network-name Production 22 <text:s/>subnet 192.168.22.1/24 <text:s/>dns-server 192.168.22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31]" office:value-type="string" office:string-value="Production">
            <text:p>Production</text:p>
          </table:table-cell>
          <table:table-cell table:formula="of:=[.C31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31]" office:value-type="string" office:string-value="192.168.22.1/24">
            <text:p>192.168.22.1/24</text:p>
          </table:table-cell>
          <table:table-cell office:value-type="string">
            <text:p>lease 86400</text:p>
          </table:table-cell>
          <table:table-cell/>
          <table:table-cell table:number-columns-repeated="3"/>
          <table:table-cell table:formula="of:=CONCATENATE([.A32];&quot; &quot;;[.B32];&quot; &quot;;[.C32];&quot; &quot;;[.D32];[.E32];&quot; &quot;;[.F32];[.G32])" office:value-type="string" office:string-value="set service dhcp-server shared-network-name Production 22  subnet 192.168.22.1/24 lease 86400">
            <text:p>set service dhcp-server shared-network-name Production 22 <text:s/>subnet 192.168.22.1/24 lease 86400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32]" office:value-type="string" office:string-value="Production">
            <text:p>Production</text:p>
          </table:table-cell>
          <table:table-cell table:formula="of:=[.C32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32]" office:value-type="string" office:string-value="192.168.22.1/24">
            <text:p>192.168.22.1/24</text:p>
          </table:table-cell>
          <table:table-cell office:value-type="string">
            <text:p>start </text:p>
          </table:table-cell>
          <table:table-cell table:formula="of:=CONCATENATE([Data.C6];&quot;.&quot;;[Data.D6];&quot;.&quot;;[Data.E6];&quot;.&quot;;[Data.J6])" office:value-type="string" office:string-value="192.168.22.10">
            <text:p>192.168.22.10</text:p>
          </table:table-cell>
          <table:table-cell office:value-type="string">
            <text:p>stop </text:p>
          </table:table-cell>
          <table:table-cell table:formula="of:=CONCATENATE([Data.C6];&quot;.&quot;;[Data.D6];&quot;.&quot;;[Data.E6];&quot;.&quot;;[Data.K6])" office:value-type="string" office:string-value="192.168.22.243">
            <text:p>192.168.22.243</text:p>
          </table:table-cell>
          <table:table-cell/>
          <table:table-cell table:formula="of:=CONCATENATE([.A33];&quot; &quot;;[.B33];&quot; &quot;;[.C33];&quot; &quot;;[.D33];[.E33];&quot; &quot;;[.F33];[.G33];[.H33];[.I33])" office:value-type="string" office:string-value="set service dhcp-server shared-network-name Production 22  subnet 192.168.22.1/24 start 192.168.22.10stop 192.168.22.243">
            <text:p>set service dhcp-server shared-network-name Production 22 <text:s/>subnet 192.168.22.1/24 start 192.168.22.10stop 192.168.22.243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8">
          <table:table-cell office:value-type="string">
            <text:p>set service dhcp-server disabled false</text:p>
          </table:table-cell>
          <table:table-cell table:number-columns-repeated="6"/>
          <table:table-cell table:number-columns-repeated="3"/>
          <table:table-cell table:formula="of:=CONCATENATE([.A36];&quot; &quot;;[.B36];&quot; &quot;;[.C36];&quot; &quot;;[.D36];[.E36];&quot;.&quot;;[.F36];[.G36])" office:value-type="string" office:string-value="set service dhcp-server disabled false   .">
            <text:p>set service dhcp-server disabled false <text:s text:c="2"/>.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Data.A7]" office:value-type="string" office:string-value="Management">
            <text:p>Management</text:p>
          </table:table-cell>
          <table:table-cell table:formula="of:=[Data.B7]" office:value-type="float" office:value="66">
            <text:p>66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3"/>
          <table:table-cell table:formula="of:=CONCATENATE([.A37];&quot; &quot;;[.B37];&quot; &quot;;[.C37];&quot; &quot;;[.D37];[.E37];&quot;.&quot;;[.F37];[.G37])" office:value-type="string" office:string-value="set service dhcp-server shared-network-name Management 66 authoritative enable.">
            <text:p>set service dhcp-server shared-network-name Management 66 authoritative enable.</text:p>
          </table:table-cell>
        </table:table-row>
        <table:table-row table:style-name="ro2">
          <table:table-cell table:style-name="Default" office:value-type="string">
            <text:p>set service dhcp-server shared-network-name</text:p>
          </table:table-cell>
          <table:table-cell table:formula="of:=[.B37]" office:value-type="string" office:string-value="Management">
            <text:p>Management</text:p>
          </table:table-cell>
          <table:table-cell table:formula="of:=[.C37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Data.I7]" office:value-type="string" office:string-value="192.168.66.1/24">
            <text:p>192.168.66.1/24</text:p>
          </table:table-cell>
          <table:table-cell office:value-type="string">
            <text:p>default-router </text:p>
          </table:table-cell>
          <table:table-cell table:formula="of:=[Data.H7]" office:value-type="string" office:string-value="192.168.66.1">
            <text:p>192.168.66.1</text:p>
          </table:table-cell>
          <table:table-cell table:number-columns-repeated="3"/>
          <table:table-cell table:formula="of:=CONCATENATE([.A38];&quot; &quot;;[.B38];&quot; &quot;;[.C38];&quot; &quot;;[.D38];[.E38];&quot; &quot;;[.F38];[.G38])" office:value-type="string" office:string-value="set service dhcp-server shared-network-name Management 66  subnet 192.168.66.1/24 default-router 192.168.66.1">
            <text:p>set service dhcp-server shared-network-name Management 66 <text:s/>subnet 192.168.66.1/24 default-router 192.168.66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38]" office:value-type="string" office:string-value="Management">
            <text:p>Management</text:p>
          </table:table-cell>
          <table:table-cell table:formula="of:=[.C38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38]" office:value-type="string" office:string-value="192.168.66.1/24">
            <text:p>192.168.66.1/24</text:p>
          </table:table-cell>
          <table:table-cell office:value-type="string">
            <text:p><text:s/>dns-server </text:p>
          </table:table-cell>
          <table:table-cell table:formula="of:=[.G38]" office:value-type="string" office:string-value="192.168.66.1">
            <text:p>192.168.66.1</text:p>
          </table:table-cell>
          <table:table-cell table:number-columns-repeated="3"/>
          <table:table-cell table:formula="of:=CONCATENATE([.A39];&quot; &quot;;[.B39];&quot; &quot;;[.C39];&quot; &quot;;[.D39];[.E39];&quot; &quot;;[.F39];[.G39])" office:value-type="string" office:string-value="set service dhcp-server shared-network-name Management 66  subnet 192.168.66.1/24  dns-server 192.168.66.1">
            <text:p>set service dhcp-server shared-network-name Management 66 <text:s/>subnet 192.168.66.1/24 <text:s/>dns-server 192.168.66.1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39]" office:value-type="string" office:string-value="Management">
            <text:p>Management</text:p>
          </table:table-cell>
          <table:table-cell table:formula="of:=[.C39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39]" office:value-type="string" office:string-value="192.168.66.1/24">
            <text:p>192.168.66.1/24</text:p>
          </table:table-cell>
          <table:table-cell office:value-type="string">
            <text:p>lease 86400</text:p>
          </table:table-cell>
          <table:table-cell/>
          <table:table-cell table:number-columns-repeated="3"/>
          <table:table-cell table:formula="of:=CONCATENATE([.A40];&quot; &quot;;[.B40];&quot; &quot;;[.C40];&quot; &quot;;[.D40];[.E40];&quot; &quot;;[.F40];[.G40])" office:value-type="string" office:string-value="set service dhcp-server shared-network-name Management 66  subnet 192.168.66.1/24 lease 86400">
            <text:p>set service dhcp-server shared-network-name Management 66 <text:s/>subnet 192.168.66.1/24 lease 86400</text:p>
          </table:table-cell>
        </table:table-row>
        <table:table-row table:style-name="ro8">
          <table:table-cell office:value-type="string">
            <text:p>set service dhcp-server shared-network-name</text:p>
          </table:table-cell>
          <table:table-cell table:formula="of:=[.B40]" office:value-type="string" office:string-value="Management">
            <text:p>Management</text:p>
          </table:table-cell>
          <table:table-cell table:formula="of:=[.C40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40]" office:value-type="string" office:string-value="192.168.66.1/24">
            <text:p>192.168.66.1/24</text:p>
          </table:table-cell>
          <table:table-cell office:value-type="string">
            <text:p>start </text:p>
          </table:table-cell>
          <table:table-cell table:formula="of:=CONCATENATE([Data.C7];&quot;.&quot;;[Data.D7];&quot;.&quot;;[Data.E7];&quot;.&quot;;[Data.J7])" office:value-type="string" office:string-value="192.168.66.20">
            <text:p>192.168.66.20</text:p>
          </table:table-cell>
          <table:table-cell office:value-type="string">
            <text:p>stop </text:p>
          </table:table-cell>
          <table:table-cell table:formula="of:=CONCATENATE([Data.C7];&quot;.&quot;;[Data.D7];&quot;.&quot;;[Data.E7];&quot;.&quot;;[Data.K7])" office:value-type="string" office:string-value="192.168.66.100">
            <text:p>192.168.66.100</text:p>
          </table:table-cell>
          <table:table-cell/>
          <table:table-cell table:formula="of:=CONCATENATE([.A41];&quot; &quot;;[.B41];&quot; &quot;;[.C41];&quot; &quot;;[.D41];[.E41];&quot; &quot;;[.F41];[.G41];[.H41];[.I41])" office:value-type="string" office:string-value="set service dhcp-server shared-network-name Management 66  subnet 192.168.66.1/24 start 192.168.66.20stop 192.168.66.100">
            <text:p>set service dhcp-server shared-network-name Management 66 <text:s/>subnet 192.168.66.1/24 start 192.168.66.20stop 192.168.66.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020-04-29</text:date>, <text:time>23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4-29T23:47:25.99</dc:date>
    <meta:editing-duration>PT2H57M40S</meta:editing-duration>
    <meta:editing-cycles>7</meta:editing-cycles>
    <meta:document-statistic meta:table-count="4" meta:cell-count="502" meta:object-count="0"/>
  </office:meta>
</office:document-meta>
</file>